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25.9.0 -->
  <office:font-face-decls>
    <style:font-face style:name="Times New Roman" svg:font-family="Times New Roman" style:font-pitch="variable" style:font-family-generic="roman"/>
    <style:font-face style:name="Calibri" svg:font-family="Calibri" style:font-pitch="variable" style:font-family-generic="swiss"/>
    <style:font-face style:name="Calibri Light" svg:font-family="Calibri Light" style:font-pitch="variable" style:font-family-generic="swiss"/>
  </office:font-face-decls>
  <office:automatic-styles>
    <style:style style:name="P1" style:family="paragraph" style:parent-style-name="Normal" style:master-page-name="Standard">
      <style:paragraph-properties fo:text-indent="-1.251cm" fo:margin-left="1.251cm"/>
    </style:style>
    <style:style style:name="T1_1" style:family="text">
      <style:text-properties style:font-name="Times New Roman" style:font-name-complex="Times New Roman" fo:language="es" fo:country="ES" fo:font-weight="bold" style:font-weight-asian="bold"/>
    </style:style>
    <style:style style:name="T1_2" style:family="text">
      <style:text-properties style:font-name="Times New Roman" style:font-name-complex="Times New Roman" fo:language="es" fo:country="ES" fo:font-weight="bold" style:font-weight-asian="bold"/>
    </style:style>
    <style:style style:name="T1_3" style:family="text">
      <style:text-properties style:font-name="Times New Roman" style:font-name-complex="Times New Roman" fo:language="es" fo:country="ES" fo:font-weight="bold" style:font-weight-asian="bold"/>
    </style:style>
    <style:style style:name="T1_4" style:family="text">
      <style:text-properties fo:font-style="italic" style:font-style-asian="italic" style:font-name="Times New Roman" style:font-name-complex="Times New Roman" fo:language="es" fo:country="ES" fo:font-weight="bold" style:font-weight-asian="bold"/>
    </style:style>
    <style:style style:name="T1_5" style:family="text">
      <style:text-properties fo:font-style="italic" style:font-style-asian="italic" style:font-name="Times New Roman" style:font-name-complex="Times New Roman" fo:language="es" fo:country="ES"/>
    </style:style>
    <style:style style:name="T1_6" style:family="text">
      <style:text-properties style:font-name="Times New Roman" style:font-name-complex="Times New Roman" fo:language="es" fo:country="ES"/>
    </style:style>
    <style:style style:name="T1_7" style:family="text">
      <style:text-properties style:font-name="Times New Roman" style:font-name-complex="Times New Roman" fo:language="es" fo:country="ES"/>
    </style:style>
    <style:style style:name="T1_8" style:family="text">
      <style:text-properties style:font-name="Times New Roman" style:font-name-complex="Times New Roman" fo:language="es" fo:country="ES"/>
    </style:style>
    <style:style style:name="T1_9" style:family="text">
      <style:text-properties style:font-name="Times New Roman" style:font-name-complex="Times New Roman" fo:language="en" fo:country="US"/>
    </style:style>
    <style:style style:name="T1_10" style:family="text">
      <style:text-properties fo:font-style="italic" style:font-style-asian="italic" style:font-name="Times New Roman" style:font-name-complex="Times New Roman" fo:language="en" fo:country="US"/>
    </style:style>
    <style:style style:name="T1_11" style:family="text">
      <style:text-properties style:font-name="Times New Roman" style:font-name-complex="Times New Roman" fo:language="en" fo:country="US"/>
    </style:style>
    <style:style style:name="T1_12" style:family="text">
      <style:text-properties style:font-name="Times New Roman" style:font-name-complex="Times New Roman" fo:language="en" fo:country="US"/>
    </style:style>
    <style:style style:name="T1_13" style:family="text">
      <style:text-properties style:font-name="Times New Roman" style:font-name-complex="Times New Roman" fo:language="en" fo:country="US"/>
    </style:style>
    <style:style style:name="T1_14" style:family="text">
      <style:text-properties style:font-name="Times New Roman" style:font-name-complex="Times New Roman" fo:language="en" fo:country="US"/>
    </style:style>
    <style:style style:name="T1_15" style:family="text">
      <style:text-properties style:font-name="Times New Roman" style:font-name-complex="Times New Roman"/>
    </style:style>
    <style:style style:name="P2" style:family="paragraph" style:parent-style-name="Normal">
      <style:text-properties style:font-name="Times New Roman" style:font-name-complex="Times New Roman" fo:font-weight="bold" style:font-weight-asian="bold"/>
    </style:style>
    <style:style style:name="P3" style:family="paragraph" style:parent-style-name="Normal">
      <style:paragraph-properties fo:text-align="center"/>
    </style:style>
    <style:style style:name="T3_1" style:family="text">
      <style:text-properties style:font-name="Times New Roman" style:font-name-complex="Times New Roman" fo:font-weight="bold" style:font-weight-asian="bold"/>
    </style:style>
    <style:style style:name="P4" style:family="paragraph" style:parent-style-name="Normal"/>
    <style:style style:name="T4_1" style:family="text">
      <style:text-properties style:font-name="Times New Roman" style:font-name-complex="Times New Roman"/>
    </style:style>
    <style:style style:name="P5" style:family="paragraph" style:parent-style-name="Normal">
      <style:paragraph-properties fo:text-align="justify" fo:line-height="150%"/>
    </style:style>
    <style:style style:name="T5_1" style:family="text">
      <style:text-properties style:font-name="Times New Roman" style:font-name-complex="Times New Roman" fo:font-weight="bold" style:font-weight-asian="bold"/>
    </style:style>
    <style:style style:name="T5_2" style:family="text">
      <style:text-properties style:font-name="Times New Roman" style:font-name-complex="Times New Roman"/>
    </style:style>
    <style:style style:name="T5_3" style:family="text">
      <style:text-properties style:font-name="Times New Roman" style:font-name-complex="Times New Roman"/>
    </style:style>
    <style:style style:name="T5_4" style:family="text">
      <style:text-properties style:text-position="super 58%" style:font-name="Times New Roman" style:font-name-complex="Times New Roman"/>
    </style:style>
    <style:style style:name="T5_5" style:family="text">
      <style:text-properties style:font-name="Times New Roman" style:font-name-complex="Times New Roman"/>
    </style:style>
    <style:style style:name="T5_6" style:family="text">
      <style:text-properties style:font-name="Times New Roman" style:font-name-complex="Times New Roman"/>
    </style:style>
    <style:style style:name="T5_7" style:family="text">
      <style:text-properties style:font-name="Times New Roman" style:font-name-complex="Times New Roman"/>
    </style:style>
    <style:style style:name="T5_8" style:family="text">
      <style:text-properties style:text-position="super 58%" style:font-name="Times New Roman" style:font-name-complex="Times New Roman"/>
    </style:style>
    <style:style style:name="P6" style:family="paragraph" style:parent-style-name="Normal">
      <style:paragraph-properties fo:text-align="justify" fo:line-height="150%"/>
    </style:style>
    <style:style style:name="T6_1" style:family="text">
      <style:text-properties style:font-name="Times New Roman" style:font-name-complex="Times New Roman"/>
    </style:style>
    <style:style style:name="T6_2" style:family="text">
      <style:text-properties style:text-position="super 58%" style:font-name="Times New Roman" style:font-name-complex="Times New Roman"/>
    </style:style>
    <style:style style:name="T6_3" style:family="text">
      <style:text-properties style:font-name="Times New Roman" style:font-name-complex="Times New Roman"/>
    </style:style>
    <style:style style:name="T6_4" style:family="text">
      <style:text-properties style:font-name="Times New Roman" style:font-name-complex="Times New Roman"/>
    </style:style>
    <style:style style:name="T6_5" style:family="text">
      <style:text-properties style:font-name="Times New Roman" style:font-name-complex="Times New Roman"/>
    </style:style>
    <style:style style:name="T6_6" style:family="text">
      <style:text-properties fo:font-style="italic" style:font-style-asian="italic" style:font-name="Times New Roman" style:font-name-complex="Times New Roman"/>
    </style:style>
    <style:style style:name="T6_7" style:family="text">
      <style:text-properties style:font-name="Times New Roman" style:font-name-complex="Times New Roman"/>
    </style:style>
    <style:style style:name="T6_8" style:family="text">
      <style:text-properties fo:font-style="italic" style:font-style-asian="italic" style:font-name="Times New Roman" style:font-name-complex="Times New Roman"/>
    </style:style>
    <style:style style:name="T6_9" style:family="text">
      <style:text-properties style:font-name="Times New Roman" style:font-name-complex="Times New Roman"/>
    </style:style>
    <style:style style:name="T6_10" style:family="text">
      <style:text-properties style:font-name="Times New Roman" style:font-name-complex="Times New Roman"/>
    </style:style>
    <style:style style:name="T6_11" style:family="text">
      <style:text-properties style:text-position="super 58%" style:font-name="Times New Roman" style:font-name-complex="Times New Roman"/>
    </style:style>
    <style:style style:name="P7" style:family="paragraph" style:parent-style-name="Normal">
      <style:paragraph-properties fo:break-before="page"/>
    </style:style>
    <style:style style:name="P8" style:family="paragraph" style:parent-style-name="Normal">
      <style:paragraph-properties fo:text-align="justify" fo:text-indent="-1.251cm" fo:margin-left="1.251cm"/>
    </style:style>
    <style:style style:name="T8_1" style:family="text">
      <style:text-properties style:font-name="Times New Roman" style:font-name-complex="Times New Roman" fo:font-weight="bold" style:font-weight-asian="bold"/>
    </style:style>
    <style:style style:name="T8_2" style:family="text">
      <style:text-properties style:font-name="Times New Roman" style:font-name-complex="Times New Roman" fo:font-weight="bold" style:font-weight-asian="bold"/>
    </style:style>
    <style:style style:name="T8_3" style:family="text">
      <style:text-properties style:font-name="Times New Roman" style:font-name-complex="Times New Roman" fo:font-weight="bold" style:font-weight-asian="bold"/>
    </style:style>
    <style:style style:name="T8_4" style:family="text">
      <style:text-properties style:font-name="Times New Roman" style:font-name-complex="Times New Roman"/>
    </style:style>
    <style:style style:name="T8_5" style:family="text">
      <style:text-properties fo:font-style="italic" style:font-style-asian="italic" style:font-name="Times New Roman" style:font-name-complex="Times New Roman"/>
    </style:style>
    <style:style style:name="T8_6" style:family="text">
      <style:text-properties style:font-name="Times New Roman" style:font-name-complex="Times New Roman"/>
    </style:style>
    <style:style style:name="T8_7" style:family="text">
      <style:text-properties style:font-name="Times New Roman" style:font-name-complex="Times New Roman" fo:language="en" fo:country="US"/>
    </style:style>
    <style:style style:name="T8_8" style:family="text">
      <style:text-properties fo:font-style="italic" style:font-style-asian="italic" style:font-name="Times New Roman" style:font-name-complex="Times New Roman" fo:language="en" fo:country="US"/>
    </style:style>
    <style:style style:name="T8_9" style:family="text">
      <style:text-properties fo:font-style="italic" style:font-style-asian="italic" style:font-name="Times New Roman" style:font-name-complex="Times New Roman" fo:language="en" fo:country="US"/>
    </style:style>
    <style:style style:name="T8_10" style:family="text">
      <style:text-properties style:font-name="Times New Roman" style:font-name-complex="Times New Roman" fo:language="en" fo:country="US"/>
    </style:style>
    <style:style style:name="T8_11" style:family="text">
      <style:text-properties style:font-name="Times New Roman" style:font-name-complex="Times New Roman" fo:language="en" fo:country="US"/>
    </style:style>
    <style:style style:name="T8_12" style:family="text">
      <style:text-properties style:font-name="Times New Roman" style:font-name-complex="Times New Roman" fo:language="en" fo:country="US"/>
    </style:style>
    <style:style style:name="P9" style:family="paragraph" style:parent-style-name="Normal">
      <style:paragraph-properties fo:text-align="justify" fo:line-height="150%"/>
    </style:style>
    <style:style style:name="T9_1" style:family="text">
      <style:text-properties style:font-name="Times New Roman" style:font-name-complex="Times New Roman"/>
    </style:style>
    <style:style style:name="T9_2" style:family="text">
      <style:text-properties style:font-name="Times New Roman" style:font-name-complex="Times New Roman"/>
    </style:style>
    <style:style style:name="P10" style:family="paragraph" style:parent-style-name="Normal">
      <style:paragraph-properties fo:text-align="justify" fo:line-height="150%"/>
    </style:style>
    <style:style style:name="T10_1" style:family="text">
      <style:text-properties style:font-name="Times New Roman" style:font-name-complex="Times New Roman"/>
    </style:style>
    <style:style style:name="T10_2" style:family="text">
      <style:text-properties style:font-name="Times New Roman" style:font-name-complex="Times New Roman"/>
    </style:style>
    <style:style style:name="T10_3" style:family="text">
      <style:text-properties style:font-name="Times New Roman" style:font-name-complex="Times New Roman"/>
    </style:style>
    <style:style style:name="T10_4" style:family="text">
      <style:text-properties fo:font-style="italic" style:font-style-asian="italic" style:font-name="Times New Roman" style:font-name-complex="Times New Roman"/>
    </style:style>
    <style:style style:name="T10_5" style:family="text">
      <style:text-properties style:font-name="Times New Roman" style:font-name-complex="Times New Roman"/>
    </style:style>
    <style:style style:name="T10_6" style:family="text">
      <style:text-properties fo:font-style="italic" style:font-style-asian="italic" style:font-name="Times New Roman" style:font-name-complex="Times New Roman"/>
    </style:style>
    <style:style style:name="T10_7" style:family="text">
      <style:text-properties style:font-name="Times New Roman" style:font-name-complex="Times New Roman"/>
    </style:style>
    <style:style style:name="T10_8" style:family="text">
      <style:text-properties fo:font-style="italic" style:font-style-asian="italic" style:font-name="Times New Roman" style:font-name-complex="Times New Roman"/>
    </style:style>
    <style:style style:name="T10_9" style:family="text">
      <style:text-properties style:font-name="Times New Roman" style:font-name-complex="Times New Roman"/>
    </style:style>
    <style:style style:name="T10_10" style:family="text">
      <style:text-properties fo:font-style="italic" style:font-style-asian="italic" style:font-name="Times New Roman" style:font-name-complex="Times New Roman"/>
    </style:style>
    <style:style style:name="T10_11" style:family="text">
      <style:text-properties fo:font-style="italic" style:font-style-asian="italic" style:font-name="Times New Roman" style:font-name-complex="Times New Roman"/>
    </style:style>
    <style:style style:name="T10_12" style:family="text">
      <style:text-properties style:text-position="super 58%" style:font-name="Times New Roman" style:font-name-complex="Times New Roman"/>
    </style:style>
    <style:style style:name="P11" style:family="paragraph" style:parent-style-name="Normal">
      <style:paragraph-properties fo:text-align="justify" fo:line-height="150%"/>
      <style:text-properties style:font-name="Times New Roman" style:font-name-complex="Times New Roman"/>
    </style:style>
    <style:style style:name="P12" style:family="paragraph" style:parent-style-name="Normal">
      <style:paragraph-properties fo:text-align="justify" fo:line-height="150%"/>
    </style:style>
    <style:style style:name="T12_1" style:family="text">
      <style:text-properties style:font-name="Times New Roman" style:font-name-complex="Times New Roman"/>
    </style:style>
    <style:style style:name="T12_2" style:family="text">
      <style:text-properties style:font-name="Times New Roman" style:font-name-complex="Times New Roman"/>
    </style:style>
    <style:style style:name="P13" style:family="paragraph" style:parent-style-name="Normal">
      <style:paragraph-properties fo:break-before="page"/>
    </style:style>
    <style:style style:name="P14" style:family="paragraph" style:parent-style-name="Normal">
      <style:paragraph-properties fo:text-align="justify"/>
    </style:style>
    <style:style style:name="T14_1" style:family="text">
      <style:text-properties style:font-name="Times New Roman" style:font-name-complex="Times New Roman"/>
    </style:style>
    <style:style style:name="T14_2" style:family="text">
      <style:text-properties style:font-name="Times New Roman" style:font-name-complex="Times New Roman" fo:font-weight="bold" style:font-weight-asian="bold"/>
    </style:style>
    <style:style style:name="T14_3" style:family="text">
      <style:text-properties style:font-name="Times New Roman" style:font-name-complex="Times New Roman" fo:font-weight="bold" style:font-weight-asian="bold"/>
    </style:style>
    <style:style style:name="T14_4" style:family="text">
      <style:text-properties style:font-name="Times New Roman" style:font-name-complex="Times New Roman" fo:font-weight="bold" style:font-weight-asian="bold"/>
    </style:style>
    <style:style style:name="T14_5" style:family="text">
      <style:text-properties style:font-name="Times New Roman" style:font-name-complex="Times New Roman"/>
    </style:style>
    <style:style style:name="T14_6" style:family="text">
      <style:text-properties fo:font-style="italic" style:font-style-asian="italic" style:font-name="Times New Roman" style:font-name-complex="Times New Roman"/>
    </style:style>
    <style:style style:name="T14_7" style:family="text">
      <style:text-properties style:font-name="Times New Roman" style:font-name-complex="Times New Roman"/>
    </style:style>
    <style:style style:name="T14_8" style:family="text">
      <style:text-properties style:font-name="Times New Roman" style:font-name-complex="Times New Roman" fo:language="en" fo:country="US"/>
    </style:style>
    <style:style style:name="T14_9" style:family="text">
      <style:text-properties fo:font-style="italic" style:font-style-asian="italic" style:font-name="Times New Roman" style:font-name-complex="Times New Roman" fo:language="en" fo:country="US"/>
    </style:style>
    <style:style style:name="P15" style:family="paragraph" style:parent-style-name="Normal">
      <style:paragraph-properties fo:text-align="justify"/>
    </style:style>
    <style:style style:name="T15_1" style:family="text">
      <style:text-properties style:font-name="Times New Roman" style:font-name-complex="Times New Roman" fo:language="en" fo:country="US"/>
    </style:style>
    <style:style style:name="T15_2" style:family="text">
      <style:text-properties style:font-name="Times New Roman" style:font-name-complex="Times New Roman" fo:language="en" fo:country="US"/>
    </style:style>
    <style:style style:name="T15_3" style:family="text">
      <style:text-properties style:font-name="Times New Roman" style:font-name-complex="Times New Roman" fo:language="en" fo:country="US"/>
    </style:style>
    <style:style style:name="P16" style:family="paragraph" style:parent-style-name="Normal">
      <style:paragraph-properties fo:text-align="justify"/>
      <style:text-properties style:font-name="Times New Roman" style:font-name-complex="Times New Roman" fo:language="en" fo:country="US"/>
    </style:style>
    <style:style style:name="P17" style:family="paragraph" style:parent-style-name="Normal">
      <style:paragraph-properties fo:text-align="justify" fo:line-height="150%"/>
    </style:style>
    <style:style style:name="T17_1" style:family="text">
      <style:text-properties style:font-name="Times New Roman" style:font-name-complex="Times New Roman"/>
    </style:style>
    <style:style style:name="T17_2" style:family="text">
      <style:text-properties style:font-name="Times New Roman" style:font-name-complex="Times New Roman"/>
    </style:style>
    <style:style style:name="T17_3" style:family="text">
      <style:text-properties style:font-name="Times New Roman" style:font-name-complex="Times New Roman"/>
    </style:style>
    <style:style style:name="T17_4" style:family="text">
      <style:text-properties style:font-name="Times New Roman" style:font-name-complex="Times New Roman"/>
    </style:style>
    <style:style style:name="P18" style:family="paragraph" style:parent-style-name="Normal">
      <style:paragraph-properties fo:text-align="justify" fo:line-height="150%"/>
    </style:style>
    <style:style style:name="T18_1" style:family="text">
      <style:text-properties style:font-name="Times New Roman" style:font-name-complex="Times New Roman"/>
    </style:style>
    <style:style style:name="T18_2" style:family="text">
      <style:text-properties style:font-name="Times New Roman" style:font-name-complex="Times New Roman"/>
    </style:style>
    <style:style style:name="T18_3" style:family="text">
      <style:text-properties style:text-position="super 58%" style:font-name="Times New Roman" style:font-name-complex="Times New Roman"/>
    </style:style>
    <style:style style:name="T18_4" style:family="text">
      <style:text-properties style:font-name="Times New Roman" style:font-name-complex="Times New Roman"/>
    </style:style>
    <style:style style:name="T18_5" style:family="text">
      <style:text-properties style:font-name="Times New Roman" style:font-name-complex="Times New Roman"/>
    </style:style>
    <style:style style:name="T18_6" style:family="text">
      <style:text-properties style:text-position="super 58%" style:font-name="Times New Roman" style:font-name-complex="Times New Roman"/>
    </style:style>
    <style:style style:name="T18_7" style:family="text">
      <style:text-properties style:font-name="Times New Roman" style:font-name-complex="Times New Roman"/>
    </style:style>
    <style:style style:name="T18_8" style:family="text">
      <style:text-properties style:font-name="Times New Roman" style:font-name-complex="Times New Roman"/>
    </style:style>
    <style:style style:name="P19" style:family="paragraph" style:parent-style-name="Normal">
      <style:paragraph-properties fo:break-before="page"/>
    </style:style>
    <style:style style:name="P20" style:family="paragraph" style:parent-style-name="Normal">
      <style:paragraph-properties fo:text-align="justify"/>
    </style:style>
    <style:style style:name="T20_1" style:family="text">
      <style:text-properties style:font-name="Times New Roman" style:font-name-complex="Times New Roman" fo:font-weight="bold" style:font-weight-asian="bold"/>
    </style:style>
    <style:style style:name="T20_2" style:family="text">
      <style:text-properties style:font-name="Times New Roman" style:font-name-complex="Times New Roman" fo:font-weight="bold" style:font-weight-asian="bold"/>
    </style:style>
    <style:style style:name="T20_3" style:family="text">
      <style:text-properties style:font-name="Times New Roman" style:font-name-complex="Times New Roman" fo:font-weight="bold" style:font-weight-asian="bold"/>
    </style:style>
    <style:style style:name="T20_4" style:family="text">
      <style:text-properties style:font-name="Times New Roman" style:font-name-complex="Times New Roman"/>
    </style:style>
    <style:style style:name="T20_5" style:family="text">
      <style:text-properties fo:font-style="italic" style:font-style-asian="italic" style:font-name="Times New Roman" style:font-name-complex="Times New Roman"/>
    </style:style>
    <style:style style:name="T20_6" style:family="text">
      <style:text-properties style:font-name="Times New Roman" style:font-name-complex="Times New Roman"/>
    </style:style>
    <style:style style:name="T20_7" style:family="text">
      <style:text-properties style:font-name="Times New Roman" style:font-name-complex="Times New Roman" fo:language="en" fo:country="US"/>
    </style:style>
    <style:style style:name="T20_8" style:family="text">
      <style:text-properties fo:font-style="italic" style:font-style-asian="italic" style:font-name="Times New Roman" style:font-name-complex="Times New Roman" fo:language="en" fo:country="US"/>
    </style:style>
    <style:style style:name="P21" style:family="paragraph" style:parent-style-name="Normal">
      <style:paragraph-properties fo:text-align="justify"/>
    </style:style>
    <style:style style:name="T21_1" style:family="text">
      <style:text-properties style:font-name="Times New Roman" style:font-name-complex="Times New Roman" fo:language="en" fo:country="US"/>
    </style:style>
    <style:style style:name="P22" style:family="paragraph" style:parent-style-name="Normal">
      <style:paragraph-properties fo:text-align="justify" fo:line-height="150%"/>
    </style:style>
    <style:style style:name="T22_1" style:family="text">
      <style:text-properties style:font-name="Times New Roman" style:font-name-complex="Times New Roman"/>
    </style:style>
    <style:style style:name="T22_2" style:family="text">
      <style:text-properties style:font-name="Times New Roman" style:font-name-complex="Times New Roman"/>
    </style:style>
    <style:style style:name="P23" style:family="paragraph" style:parent-style-name="Normal">
      <style:paragraph-properties fo:text-align="justify" fo:line-height="150%"/>
    </style:style>
    <style:style style:name="T23_1" style:family="text">
      <style:text-properties style:font-name="Times New Roman" style:font-name-complex="Times New Roman"/>
    </style:style>
    <style:style style:name="T23_2" style:family="text">
      <style:text-properties style:font-name="Times New Roman" style:font-name-complex="Times New Roman"/>
    </style:style>
    <style:style style:name="T23_3" style:family="text">
      <style:text-properties style:font-name="Times New Roman" style:font-name-complex="Times New Roman"/>
    </style:style>
    <style:style style:name="T23_4" style:family="text">
      <style:text-properties style:font-name="Times New Roman" style:font-name-complex="Times New Roman"/>
    </style:style>
    <style:style style:name="T23_5" style:family="text">
      <style:text-properties style:font-name="Times New Roman" style:font-name-complex="Times New Roman"/>
    </style:style>
    <style:style style:name="T23_6" style:family="text">
      <style:text-properties style:font-name="Times New Roman" style:font-name-complex="Times New Roman"/>
    </style:style>
    <style:style style:name="T23_7" style:family="text">
      <style:text-properties style:text-position="super 58%" style:font-name="Times New Roman" style:font-name-complex="Times New Roman"/>
    </style:style>
    <style:style style:name="T23_8" style:family="text">
      <style:text-properties style:font-name="Times New Roman" style:font-name-complex="Times New Roman"/>
    </style:style>
    <style:style style:name="T23_9" style:family="text">
      <style:text-properties style:text-position="super 58%" style:font-name="Times New Roman" style:font-name-complex="Times New Roman"/>
    </style:style>
    <style:style style:name="T23_10" style:family="text">
      <style:text-properties style:font-name="Times New Roman" style:font-name-complex="Times New Roman"/>
    </style:style>
    <style:style style:name="P24" style:family="paragraph" style:parent-style-name="Normal">
      <style:paragraph-properties fo:break-before="page"/>
    </style:style>
    <style:style style:name="P25" style:family="paragraph" style:parent-style-name="Normal">
      <style:paragraph-properties fo:text-align="justify" fo:text-indent="-1.251cm" fo:margin-left="1.251cm"/>
    </style:style>
    <style:style style:name="T25_1" style:family="text">
      <style:text-properties style:font-name="Times New Roman" style:font-name-complex="Times New Roman" fo:font-weight="bold" style:font-weight-asian="bold"/>
    </style:style>
    <style:style style:name="T25_2" style:family="text">
      <style:text-properties style:font-name="Times New Roman" style:font-name-complex="Times New Roman" fo:font-weight="bold" style:font-weight-asian="bold"/>
    </style:style>
    <style:style style:name="T25_3" style:family="text">
      <style:text-properties style:font-name="Times New Roman" style:font-name-complex="Times New Roman" fo:font-weight="bold" style:font-weight-asian="bold"/>
    </style:style>
    <style:style style:name="T25_4" style:family="text">
      <style:text-properties style:font-name="Times New Roman" style:font-name-complex="Times New Roman"/>
    </style:style>
    <style:style style:name="T25_5" style:family="text">
      <style:text-properties fo:font-style="italic" style:font-style-asian="italic" style:font-name="Times New Roman" style:font-name-complex="Times New Roman"/>
    </style:style>
    <style:style style:name="T25_6" style:family="text">
      <style:text-properties style:font-name="Times New Roman" style:font-name-complex="Times New Roman"/>
    </style:style>
    <style:style style:name="T25_7" style:family="text">
      <style:text-properties style:font-name="Times New Roman" style:font-name-complex="Times New Roman" fo:language="en" fo:country="US"/>
    </style:style>
    <style:style style:name="T25_8" style:family="text">
      <style:text-properties fo:font-style="italic" style:font-style-asian="italic" style:font-name="Times New Roman" style:font-name-complex="Times New Roman" fo:language="en" fo:country="US"/>
    </style:style>
    <style:style style:name="T25_9" style:family="text">
      <style:text-properties fo:font-style="italic" style:font-style-asian="italic" style:font-name="Times New Roman" style:font-name-complex="Times New Roman" fo:language="en" fo:country="US"/>
    </style:style>
    <style:style style:name="T25_10" style:family="text">
      <style:text-properties style:font-name="Times New Roman" style:font-name-complex="Times New Roman" fo:language="en" fo:country="US"/>
    </style:style>
    <style:style style:name="P26" style:family="paragraph" style:parent-style-name="Normal">
      <style:paragraph-properties fo:text-align="justify" fo:line-height="150%"/>
    </style:style>
    <style:style style:name="T26_1" style:family="text">
      <style:text-properties style:font-name="Times New Roman" style:font-name-complex="Times New Roman"/>
    </style:style>
    <style:style style:name="P27" style:family="paragraph" style:parent-style-name="Normal">
      <style:paragraph-properties fo:text-align="justify" fo:line-height="150%"/>
    </style:style>
    <style:style style:name="T27_1" style:family="text">
      <style:text-properties style:font-name="Times New Roman" style:font-name-complex="Times New Roman"/>
    </style:style>
    <style:style style:name="T27_2" style:family="text">
      <style:text-properties style:font-name="Times New Roman" style:font-name-complex="Times New Roman"/>
    </style:style>
    <style:style style:name="T27_3" style:family="text">
      <style:text-properties style:font-name="Times New Roman" style:font-name-complex="Times New Roman"/>
    </style:style>
    <style:style style:name="T27_4" style:family="text">
      <style:text-properties style:font-name="Times New Roman" style:font-name-complex="Times New Roman"/>
    </style:style>
    <style:style style:name="T27_5" style:family="text">
      <style:text-properties style:font-name="Times New Roman" style:font-name-complex="Times New Roman"/>
    </style:style>
    <style:style style:name="T27_6" style:family="text">
      <style:text-properties style:font-name="Times New Roman" style:font-name-complex="Times New Roman" fo:font-weight="bold" style:font-weight-asian="bold"/>
    </style:style>
    <style:style style:name="T27_7" style:family="text">
      <style:text-properties style:font-name="Times New Roman" style:font-name-complex="Times New Roman"/>
    </style:style>
    <style:style style:name="T27_8" style:family="text">
      <style:text-properties style:font-name="Times New Roman" style:font-name-complex="Times New Roman"/>
    </style:style>
    <style:style style:name="T27_9" style:family="text">
      <style:text-properties style:font-name="Times New Roman" style:font-name-complex="Times New Roman"/>
    </style:style>
    <style:style style:name="T27_10" style:family="text">
      <style:text-properties style:font-name="Times New Roman" style:font-name-complex="Times New Roman"/>
    </style:style>
    <style:style style:name="T27_11" style:family="text">
      <style:text-properties style:font-name="Times New Roman" style:font-name-complex="Times New Roman" fo:font-weight="bold" style:font-weight-asian="bold"/>
    </style:style>
    <style:style style:name="T27_12" style:family="text">
      <style:text-properties style:font-name="Times New Roman" style:font-name-complex="Times New Roman"/>
    </style:style>
    <style:style style:name="P28" style:family="paragraph" style:parent-style-name="Normal">
      <style:paragraph-properties fo:text-align="justify" fo:line-height="150%"/>
    </style:style>
    <style:style style:name="T28_1" style:family="text">
      <style:text-properties style:font-name="Times New Roman" style:font-name-complex="Times New Roman"/>
    </style:style>
    <style:style style:name="P29" style:family="paragraph" style:parent-style-name="Normal">
      <style:paragraph-properties fo:text-align="justify" fo:line-height="150%"/>
      <style:text-properties style:font-name="Times New Roman" style:font-name-complex="Times New Roman"/>
    </style:style>
    <style:style style:name="P30" style:family="paragraph" style:parent-style-name="Normal">
      <style:paragraph-properties fo:text-align="justify" fo:line-height="150%"/>
    </style:style>
    <style:style style:name="T30_1" style:family="text">
      <style:text-properties style:font-name="Times New Roman" style:font-name-complex="Times New Roman"/>
    </style:style>
    <style:style style:name="P31" style:family="paragraph" style:parent-style-name="List_20_Paragraph">
      <style:paragraph-properties fo:text-align="justify" fo:line-height="150%"/>
      <style:text-properties style:font-name="Times New Roman" style:font-name-complex="Times New Roman"/>
    </style:style>
    <style:style style:name="T31_1" style:family="text">
      <style:text-properties style:font-name="Times New Roman" style:font-name-complex="Times New Roman"/>
    </style:style>
    <style:style style:name="P32" style:family="paragraph" style:parent-style-name="List_20_Paragraph">
      <style:paragraph-properties fo:text-align="justify" fo:line-height="150%"/>
      <style:text-properties style:font-name="Times New Roman" style:font-name-complex="Times New Roman"/>
    </style:style>
    <style:style style:name="T32_1" style:family="text">
      <style:text-properties style:font-name="Times New Roman" style:font-name-complex="Times New Roman"/>
    </style:style>
    <style:style style:name="P33" style:family="paragraph" style:parent-style-name="List_20_Paragraph">
      <style:paragraph-properties fo:text-align="justify" fo:line-height="150%"/>
      <style:text-properties style:font-name="Times New Roman" style:font-name-complex="Times New Roman"/>
    </style:style>
    <style:style style:name="T33_1" style:family="text">
      <style:text-properties style:font-name="Times New Roman" style:font-name-complex="Times New Roman"/>
    </style:style>
    <style:style style:name="P34" style:family="paragraph" style:parent-style-name="Normal">
      <style:paragraph-properties fo:text-align="justify" fo:line-height="150%"/>
    </style:style>
    <style:style style:name="T34_1" style:family="text">
      <style:text-properties style:font-name="Times New Roman" style:font-name-complex="Times New Roman"/>
    </style:style>
    <style:style style:name="P35" style:family="paragraph" style:parent-style-name="Normal">
      <style:paragraph-properties fo:text-align="justify" fo:line-height="150%"/>
    </style:style>
    <style:style style:name="T35_1" style:family="text">
      <style:text-properties style:font-name="Times New Roman" style:font-name-complex="Times New Roman"/>
    </style:style>
    <style:style style:name="P36" style:family="paragraph" style:parent-style-name="List_20_Paragraph">
      <style:paragraph-properties fo:text-align="justify" fo:line-height="150%"/>
      <style:text-properties style:font-name="Times New Roman" style:font-name-complex="Times New Roman"/>
    </style:style>
    <style:style style:name="T36_1" style:family="text">
      <style:text-properties style:font-name="Times New Roman" style:font-name-complex="Times New Roman"/>
    </style:style>
    <style:style style:name="P37" style:family="paragraph" style:parent-style-name="Normal">
      <style:paragraph-properties fo:text-align="justify" fo:line-height="150%"/>
    </style:style>
    <style:style style:name="T37_1" style:family="text">
      <style:text-properties style:font-name="Times New Roman" fo:font-size="9pt" style:font-size-asian="9pt" style:font-name-complex="Times New Roman" style:font-size-complex="9pt" fo:language="en" fo:country="US"/>
    </style:style>
    <style:style style:name="P38" style:family="paragraph" style:parent-style-name="Normal">
      <style:paragraph-properties fo:text-align="justify" fo:line-height="150%"/>
    </style:style>
    <style:style style:name="T38_1" style:family="text">
      <style:text-properties style:font-name="Times New Roman" fo:font-size="9pt" style:font-size-asian="9pt" style:font-name-complex="Times New Roman" style:font-size-complex="9pt" fo:language="en" fo:country="US"/>
    </style:style>
    <style:style style:name="P39" style:family="paragraph" style:parent-style-name="Normal">
      <style:paragraph-properties fo:text-align="justify" fo:line-height="150%"/>
    </style:style>
    <style:style style:name="T39_1" style:family="text">
      <style:text-properties style:font-name="Times New Roman" fo:font-size="9pt" style:font-size-asian="9pt" style:font-name-complex="Times New Roman" style:font-size-complex="9pt" fo:language="en" fo:country="US"/>
    </style:style>
    <style:style style:name="P40" style:family="paragraph" style:parent-style-name="Normal">
      <style:paragraph-properties fo:text-align="justify" fo:line-height="150%"/>
    </style:style>
    <style:style style:name="T40_1" style:family="text">
      <style:text-properties style:font-name="Times New Roman" fo:font-size="9pt" style:font-size-asian="9pt" style:font-name-complex="Times New Roman" style:font-size-complex="9pt" fo:language="en" fo:country="US"/>
    </style:style>
    <style:style style:name="P41" style:family="paragraph" style:parent-style-name="Normal">
      <style:paragraph-properties fo:text-align="justify" fo:line-height="150%"/>
    </style:style>
    <style:style style:name="T41_1" style:family="text">
      <style:text-properties style:font-name="Times New Roman" fo:font-size="9pt" style:font-size-asian="9pt" style:font-name-complex="Times New Roman" style:font-size-complex="9pt" fo:language="en" fo:country="US"/>
    </style:style>
    <style:style style:name="P42" style:family="paragraph" style:parent-style-name="Normal">
      <style:paragraph-properties fo:break-before="page"/>
    </style:style>
    <style:style style:name="P43" style:family="paragraph" style:parent-style-name="Normal">
      <style:paragraph-properties fo:text-align="justify" fo:text-indent="-1.251cm" fo:margin-left="1.251cm"/>
    </style:style>
    <style:style style:name="T43_1" style:family="text">
      <style:text-properties style:font-name="Times New Roman" style:font-name-complex="Times New Roman" fo:font-weight="bold" style:font-weight-asian="bold"/>
    </style:style>
    <style:style style:name="T43_2" style:family="text">
      <style:text-properties style:font-name="Times New Roman" style:font-name-complex="Times New Roman" fo:font-weight="bold" style:font-weight-asian="bold"/>
    </style:style>
    <style:style style:name="T43_3" style:family="text">
      <style:text-properties style:font-name="Times New Roman" style:font-name-complex="Times New Roman" fo:font-weight="bold" style:font-weight-asian="bold"/>
    </style:style>
    <style:style style:name="T43_4" style:family="text">
      <style:text-properties style:font-name="Times New Roman" style:font-name-complex="Times New Roman"/>
    </style:style>
    <style:style style:name="T43_5" style:family="text">
      <style:text-properties fo:font-style="italic" style:font-style-asian="italic" style:font-name="Times New Roman" style:font-name-complex="Times New Roman"/>
    </style:style>
    <style:style style:name="T43_6" style:family="text">
      <style:text-properties style:font-name="Times New Roman" style:font-name-complex="Times New Roman"/>
    </style:style>
    <style:style style:name="T43_7" style:family="text">
      <style:text-properties style:font-name="Times New Roman" style:font-name-complex="Times New Roman" fo:language="en" fo:country="US"/>
    </style:style>
    <style:style style:name="T43_8" style:family="text">
      <style:text-properties fo:font-style="italic" style:font-style-asian="italic" style:font-name="Times New Roman" style:font-name-complex="Times New Roman" fo:language="en" fo:country="US"/>
    </style:style>
    <style:style style:name="T43_9" style:family="text">
      <style:text-properties fo:font-style="italic" style:font-style-asian="italic" style:font-name="Times New Roman" style:font-name-complex="Times New Roman" fo:language="en" fo:country="US"/>
    </style:style>
    <style:style style:name="T43_10" style:family="text">
      <style:text-properties style:font-name="Times New Roman" style:font-name-complex="Times New Roman" fo:language="en" fo:country="US"/>
    </style:style>
    <style:style style:name="T43_11" style:family="text">
      <style:text-properties style:font-name="Times New Roman" style:font-name-complex="Times New Roman" fo:language="en" fo:country="US"/>
    </style:style>
    <style:style style:name="P44" style:family="paragraph" style:parent-style-name="Normal">
      <style:paragraph-properties fo:text-align="justify" fo:line-height="150%"/>
    </style:style>
    <style:style style:name="T44_1" style:family="text">
      <style:text-properties style:font-name="Times New Roman" style:font-name-complex="Times New Roman"/>
    </style:style>
    <style:style style:name="P45" style:family="paragraph" style:parent-style-name="Normal">
      <style:paragraph-properties fo:text-align="justify" fo:line-height="150%"/>
    </style:style>
    <style:style style:name="T45_1" style:family="text">
      <style:text-properties style:font-name="Times New Roman" style:font-name-complex="Times New Roman"/>
    </style:style>
    <style:style style:name="T45_2" style:family="text">
      <style:text-properties style:font-name="Times New Roman" style:font-name-complex="Times New Roman"/>
    </style:style>
    <style:style style:name="T45_3" style:family="text">
      <style:text-properties style:font-name="Times New Roman" style:font-name-complex="Times New Roman"/>
    </style:style>
    <style:style style:name="T45_4" style:family="text">
      <style:text-properties style:font-name="Times New Roman" style:font-name-complex="Times New Roman"/>
    </style:style>
    <style:style style:name="T45_5" style:family="text">
      <style:text-properties style:font-name="Times New Roman" style:font-name-complex="Times New Roman"/>
    </style:style>
    <style:style style:name="T45_6" style:family="text">
      <style:text-properties style:text-position="super 58%" style:font-name="Times New Roman" style:font-name-complex="Times New Roman"/>
    </style:style>
    <style:style style:name="T45_7" style:family="text">
      <style:text-properties style:font-name="Times New Roman" style:font-name-complex="Times New Roman"/>
    </style:style>
    <style:style style:name="T45_8" style:family="text">
      <style:text-properties style:text-position="super 58%" style:font-name="Times New Roman" style:font-name-complex="Times New Roman"/>
    </style:style>
    <style:style style:name="T45_9" style:family="text">
      <style:text-properties style:font-name="Times New Roman" style:font-name-complex="Times New Roman"/>
    </style:style>
    <style:style style:name="P46" style:family="paragraph" style:parent-style-name="Normal">
      <style:paragraph-properties fo:text-align="justify" fo:line-height="150%"/>
    </style:style>
    <style:style style:name="T46_1" style:family="text">
      <style:text-properties style:font-name="Times New Roman" style:font-name-complex="Times New Roman"/>
    </style:style>
    <style:style style:name="T46_2" style:family="text">
      <style:text-properties style:font-name="Times New Roman" style:font-name-complex="Times New Roman"/>
    </style:style>
    <style:style style:name="T46_3" style:family="text">
      <style:text-properties style:text-position="super 58%" style:font-name="Times New Roman" style:font-name-complex="Times New Roman"/>
    </style:style>
    <style:style style:name="T46_4" style:family="text">
      <style:text-properties style:font-name="Times New Roman" style:font-name-complex="Times New Roman"/>
    </style:style>
    <style:style style:name="P47" style:family="paragraph" style:parent-style-name="Normal">
      <style:paragraph-properties fo:break-before="page"/>
    </style:style>
    <style:style style:name="P48" style:family="paragraph" style:parent-style-name="Normal">
      <style:paragraph-properties fo:text-align="justify" fo:text-indent="-1.251cm" fo:margin-left="1.251cm"/>
    </style:style>
    <style:style style:name="T48_1" style:family="text">
      <style:text-properties style:font-name="Times New Roman" style:font-name-complex="Times New Roman" fo:font-weight="bold" style:font-weight-asian="bold"/>
    </style:style>
    <style:style style:name="T48_2" style:family="text">
      <style:text-properties style:font-name="Times New Roman" style:font-name-complex="Times New Roman" fo:font-weight="bold" style:font-weight-asian="bold"/>
    </style:style>
    <style:style style:name="T48_3" style:family="text">
      <style:text-properties style:font-name="Times New Roman" style:font-name-complex="Times New Roman" fo:font-weight="bold" style:font-weight-asian="bold"/>
    </style:style>
    <style:style style:name="T48_4" style:family="text">
      <style:text-properties style:font-name="Times New Roman" style:font-name-complex="Times New Roman"/>
    </style:style>
    <style:style style:name="T48_5" style:family="text">
      <style:text-properties fo:font-style="italic" style:font-style-asian="italic" style:font-name="Times New Roman" style:font-name-complex="Times New Roman"/>
    </style:style>
    <style:style style:name="T48_6" style:family="text">
      <style:text-properties style:font-name="Times New Roman" style:font-name-complex="Times New Roman"/>
    </style:style>
    <style:style style:name="T48_7" style:family="text">
      <style:text-properties style:font-name="Times New Roman" style:font-name-complex="Times New Roman" fo:language="en" fo:country="US"/>
    </style:style>
    <style:style style:name="T48_8" style:family="text">
      <style:text-properties fo:font-style="italic" style:font-style-asian="italic" style:font-name="Times New Roman" style:font-name-complex="Times New Roman" fo:language="en" fo:country="US"/>
    </style:style>
    <style:style style:name="T48_9" style:family="text">
      <style:text-properties style:font-name="Times New Roman" style:font-name-complex="Times New Roman" fo:language="en" fo:country="US"/>
    </style:style>
    <style:style style:name="P49" style:family="paragraph" style:parent-style-name="Normal">
      <style:paragraph-properties fo:text-align="justify" fo:line-height="150%"/>
    </style:style>
    <style:style style:name="T49_1" style:family="text">
      <style:text-properties style:font-name="Times New Roman" style:font-name-complex="Times New Roman"/>
    </style:style>
    <style:style style:name="P50" style:family="paragraph" style:parent-style-name="Normal">
      <style:paragraph-properties fo:text-align="justify" fo:line-height="150%"/>
    </style:style>
    <style:style style:name="T50_1" style:family="text">
      <style:text-properties style:font-name="Times New Roman" style:font-name-complex="Times New Roman"/>
    </style:style>
    <style:style style:name="T50_2" style:family="text">
      <style:text-properties style:font-name="Times New Roman" style:font-name-complex="Times New Roman"/>
    </style:style>
    <style:style style:name="T50_3" style:family="text">
      <style:text-properties style:font-name="Times New Roman" style:font-name-complex="Times New Roman"/>
    </style:style>
    <style:style style:name="T50_4" style:family="text">
      <style:text-properties style:font-name="Times New Roman" style:font-name-complex="Times New Roman"/>
    </style:style>
    <style:style style:name="T50_5" style:family="text">
      <style:text-properties style:font-name="Times New Roman" style:font-name-complex="Times New Roman"/>
    </style:style>
    <style:style style:name="T50_6" style:family="text">
      <style:text-properties style:font-name="Times New Roman" style:font-name-complex="Times New Roman"/>
    </style:style>
    <style:style style:name="P51" style:family="paragraph" style:parent-style-name="Normal">
      <style:paragraph-properties fo:text-align="justify" fo:line-height="150%"/>
    </style:style>
    <style:style style:name="T51_1" style:family="text">
      <style:text-properties style:font-name="Times New Roman" style:font-name-complex="Times New Roman"/>
    </style:style>
    <style:style style:name="P52" style:family="paragraph" style:parent-style-name="Normal">
      <style:paragraph-properties fo:text-align="justify" fo:line-height="150%"/>
    </style:style>
    <style:style style:name="T52_1" style:family="text">
      <style:text-properties style:font-name="Times New Roman" style:font-name-complex="Times New Roman"/>
    </style:style>
    <style:style style:name="P53" style:family="paragraph" style:parent-style-name="Normal">
      <style:paragraph-properties fo:text-align="justify" fo:line-height="150%"/>
      <style:text-properties style:font-name="Times New Roman" style:font-name-complex="Times New Roman"/>
    </style:style>
    <style:style style:name="P54" style:family="paragraph" style:parent-style-name="Normal"/>
    <style:style style:name="T54_1" style:family="text">
      <style:text-properties style:font-name="Times New Roman" fo:font-size="9pt" style:font-size-asian="9pt" style:font-name-complex="Times New Roman" style:font-size-complex="9pt"/>
    </style:style>
    <style:style style:name="T54_2" style:family="text">
      <style:text-properties style:font-name="Times New Roman" fo:font-size="9pt" style:font-size-asian="9pt" style:font-name-complex="Times New Roman" style:font-size-complex="9pt" fo:language="en" fo:country="US"/>
    </style:style>
    <style:style style:name="T54_3" style:family="text">
      <style:text-properties style:font-name="Times New Roman" fo:font-size="9pt" style:font-size-asian="9pt" style:font-name-complex="Times New Roman" style:font-size-complex="9pt" fo:language="en" fo:country="US"/>
    </style:style>
    <style:style style:name="P55" style:family="paragraph" style:parent-style-name="Normal"/>
    <style:style style:name="T55_1" style:family="text">
      <style:text-properties style:font-name="Times New Roman" style:font-name-complex="Times New Roman" fo:language="en" fo:country="US"/>
    </style:style>
    <style:style style:name="T55_2" style:family="text">
      <style:text-properties style:font-name="Times New Roman" fo:font-size="9pt" style:font-size-asian="9pt" style:font-name-complex="Times New Roman" style:font-size-complex="9pt" fo:language="en" fo:country="US"/>
    </style:style>
    <style:style style:name="P56" style:family="paragraph" style:parent-style-name="Normal">
      <style:paragraph-properties fo:text-align="justify" fo:break-before="page" fo:text-indent="-1.251cm" fo:margin-left="1.251cm"/>
    </style:style>
    <style:style style:name="T56_1" style:family="text">
      <style:text-properties style:font-name="Times New Roman" style:font-name-complex="Times New Roman" fo:font-weight="bold" style:font-weight-asian="bold"/>
    </style:style>
    <style:style style:name="T56_2" style:family="text">
      <style:text-properties style:font-name="Times New Roman" style:font-name-complex="Times New Roman" fo:font-weight="bold" style:font-weight-asian="bold"/>
    </style:style>
    <style:style style:name="T56_3" style:family="text">
      <style:text-properties style:font-name="Times New Roman" style:font-name-complex="Times New Roman" fo:font-weight="bold" style:font-weight-asian="bold"/>
    </style:style>
    <style:style style:name="T56_4" style:family="text">
      <style:text-properties style:font-name="Times New Roman" style:font-name-complex="Times New Roman"/>
    </style:style>
    <style:style style:name="T56_5" style:family="text">
      <style:text-properties fo:font-style="italic" style:font-style-asian="italic" style:font-name="Times New Roman" style:font-name-complex="Times New Roman"/>
    </style:style>
    <style:style style:name="T56_6" style:family="text">
      <style:text-properties style:font-name="Times New Roman" style:font-name-complex="Times New Roman"/>
    </style:style>
    <style:style style:name="T56_7" style:family="text">
      <style:text-properties style:font-name="Times New Roman" style:font-name-complex="Times New Roman" fo:language="en" fo:country="US"/>
    </style:style>
    <style:style style:name="T56_8" style:family="text">
      <style:text-properties fo:font-style="italic" style:font-style-asian="italic" style:font-name="Times New Roman" style:font-name-complex="Times New Roman" fo:language="en" fo:country="US"/>
    </style:style>
    <style:style style:name="T56_9" style:family="text">
      <style:text-properties style:font-name="Times New Roman" style:font-name-complex="Times New Roman" fo:language="en" fo:country="US"/>
    </style:style>
    <style:style style:name="P57" style:family="paragraph" style:parent-style-name="Normal">
      <style:paragraph-properties fo:text-align="justify" fo:line-height="150%"/>
    </style:style>
    <style:style style:name="T57_1" style:family="text">
      <style:text-properties style:font-name="Times New Roman" style:font-name-complex="Times New Roman"/>
    </style:style>
    <style:style style:name="P58" style:family="paragraph" style:parent-style-name="Normal">
      <style:paragraph-properties fo:text-align="justify" fo:line-height="150%"/>
    </style:style>
    <style:style style:name="T58_1" style:family="text">
      <style:text-properties style:font-name="Times New Roman" style:font-name-complex="Times New Roman"/>
    </style:style>
    <style:style style:name="T58_2" style:family="text">
      <style:text-properties style:font-name="Times New Roman" style:font-name-complex="Times New Roman"/>
    </style:style>
    <style:style style:name="T58_3" style:family="text">
      <style:text-properties style:font-name="Times New Roman" style:font-name-complex="Times New Roman"/>
    </style:style>
    <style:style style:name="T58_4" style:family="text">
      <style:text-properties style:font-name="Times New Roman" style:font-name-complex="Times New Roman"/>
    </style:style>
    <style:style style:name="P59" style:family="paragraph" style:parent-style-name="Normal">
      <style:paragraph-properties fo:text-align="justify" fo:line-height="150%"/>
    </style:style>
    <style:style style:name="T59_1" style:family="text">
      <style:text-properties style:font-name="Times New Roman" style:font-name-complex="Times New Roman"/>
    </style:style>
    <style:style style:name="T59_2" style:family="text">
      <style:text-properties style:font-name="Times New Roman" style:font-name-complex="Times New Roman"/>
    </style:style>
    <style:style style:name="P60" style:family="paragraph" style:parent-style-name="Normal">
      <style:paragraph-properties fo:break-before="page"/>
    </style:style>
    <style:style style:name="P61" style:family="paragraph" style:parent-style-name="Normal">
      <style:paragraph-properties fo:text-align="justify" fo:text-indent="-1.251cm" fo:margin-left="1.251cm"/>
    </style:style>
    <style:style style:name="T61_1" style:family="text">
      <style:text-properties style:font-name="Times New Roman" style:font-name-complex="Times New Roman" fo:font-weight="bold" style:font-weight-asian="bold"/>
    </style:style>
    <style:style style:name="T61_2" style:family="text">
      <style:text-properties style:font-name="Times New Roman" style:font-name-complex="Times New Roman" fo:font-weight="bold" style:font-weight-asian="bold"/>
    </style:style>
    <style:style style:name="T61_3" style:family="text">
      <style:text-properties style:font-name="Times New Roman" style:font-name-complex="Times New Roman" fo:font-weight="bold" style:font-weight-asian="bold"/>
    </style:style>
    <style:style style:name="T61_4" style:family="text">
      <style:text-properties style:font-name="Times New Roman" style:font-name-complex="Times New Roman"/>
    </style:style>
    <style:style style:name="T61_5" style:family="text">
      <style:text-properties fo:font-style="italic" style:font-style-asian="italic" style:font-name="Times New Roman" style:font-name-complex="Times New Roman"/>
    </style:style>
    <style:style style:name="T61_6" style:family="text">
      <style:text-properties style:font-name="Times New Roman" style:font-name-complex="Times New Roman"/>
    </style:style>
    <style:style style:name="T61_7" style:family="text">
      <style:text-properties style:font-name="Times New Roman" style:font-name-complex="Times New Roman" fo:language="en" fo:country="US"/>
    </style:style>
    <style:style style:name="T61_8" style:family="text">
      <style:text-properties fo:font-style="italic" style:font-style-asian="italic" style:font-name="Times New Roman" style:font-name-complex="Times New Roman" fo:language="en" fo:country="US"/>
    </style:style>
    <style:style style:name="T61_9" style:family="text">
      <style:text-properties style:font-name="Times New Roman" style:font-name-complex="Times New Roman" fo:language="en" fo:country="US"/>
    </style:style>
    <style:style style:name="P62" style:family="paragraph" style:parent-style-name="Normal">
      <style:paragraph-properties fo:text-align="justify" fo:line-height="150%"/>
    </style:style>
    <style:style style:name="T62_1" style:family="text">
      <style:text-properties style:font-name="Times New Roman" style:font-name-complex="Times New Roman"/>
    </style:style>
    <style:style style:name="P63" style:family="paragraph" style:parent-style-name="Normal">
      <style:paragraph-properties fo:text-align="justify" fo:line-height="150%"/>
    </style:style>
    <style:style style:name="T63_1" style:family="text">
      <style:text-properties style:font-name="Times New Roman" style:font-name-complex="Times New Roman"/>
    </style:style>
    <style:style style:name="T63_2" style:family="text">
      <style:text-properties style:font-name="Times New Roman" style:font-name-complex="Times New Roman"/>
    </style:style>
    <style:style style:name="T63_3" style:family="text">
      <style:text-properties style:font-name="Times New Roman" style:font-name-complex="Times New Roman"/>
    </style:style>
    <style:style style:name="T63_4" style:family="text">
      <style:text-properties style:font-name="Times New Roman" style:font-name-complex="Times New Roman"/>
    </style:style>
    <style:style style:name="T63_5" style:family="text">
      <style:text-properties style:font-name="Times New Roman" style:font-name-complex="Times New Roman"/>
    </style:style>
    <style:style style:name="P64" style:family="paragraph" style:parent-style-name="Normal">
      <style:paragraph-properties fo:text-align="justify" fo:line-height="150%"/>
    </style:style>
    <style:style style:name="T64_1" style:family="text">
      <style:text-properties style:font-name="Times New Roman" style:font-name-complex="Times New Roman"/>
    </style:style>
    <style:style style:name="T64_2" style:family="text">
      <style:text-properties style:font-name="Times New Roman" style:font-name-complex="Times New Roman"/>
    </style:style>
    <style:style style:name="T64_3" style:family="text">
      <style:text-properties style:font-name="Times New Roman" style:font-name-complex="Times New Roman"/>
    </style:style>
    <style:style style:name="T64_4" style:family="text">
      <style:text-properties style:font-name="Times New Roman" style:font-name-complex="Times New Roman"/>
    </style:style>
    <style:style style:name="T64_5" style:family="text">
      <style:text-properties style:font-name="Times New Roman" style:font-name-complex="Times New Roman"/>
    </style:style>
    <style:style style:name="T64_6" style:family="text">
      <style:text-properties style:font-name="Times New Roman" style:font-name-complex="Times New Roman"/>
    </style:style>
    <style:style style:name="T64_7" style:family="text">
      <style:text-properties style:text-position="super 58%" style:font-name="Times New Roman" style:font-name-complex="Times New Roman"/>
    </style:style>
    <style:style style:name="P65" style:family="paragraph" style:parent-style-name="Normal">
      <style:paragraph-properties fo:text-align="justify" fo:line-height="150%"/>
    </style:style>
    <style:style style:name="T65_1" style:family="text">
      <style:text-properties style:font-name="Times New Roman" style:font-name-complex="Times New Roman"/>
    </style:style>
    <style:style style:name="P66" style:family="paragraph" style:parent-style-name="Normal">
      <style:paragraph-properties fo:text-align="justify" fo:line-height="150%"/>
    </style:style>
    <style:style style:name="T66_1" style:family="text">
      <style:text-properties style:font-name="Times New Roman" style:font-name-complex="Times New Roman"/>
    </style:style>
    <style:style style:name="P67" style:family="paragraph" style:parent-style-name="Normal">
      <style:paragraph-properties fo:text-align="justify" fo:line-height="150%"/>
    </style:style>
    <style:style style:name="T67_1" style:family="text">
      <style:text-properties style:font-name="Times New Roman" style:font-name-complex="Times New Roman"/>
    </style:style>
    <style:style style:name="T67_2" style:family="text">
      <style:text-properties style:font-name="Times New Roman" style:font-name-complex="Times New Roman"/>
    </style:style>
    <style:style style:name="T67_3" style:family="text">
      <style:text-properties style:font-name="Times New Roman" style:font-name-complex="Times New Roman"/>
    </style:style>
    <style:style style:name="P68" style:family="paragraph" style:parent-style-name="Normal">
      <style:paragraph-properties fo:text-align="justify" fo:line-height="150%"/>
    </style:style>
    <style:style style:name="T68_1" style:family="text">
      <style:text-properties style:font-name="Times New Roman" style:font-name-complex="Times New Roman"/>
    </style:style>
    <style:style style:name="P69" style:family="paragraph" style:parent-style-name="Normal">
      <style:paragraph-properties fo:text-align="justify" fo:line-height="150%"/>
    </style:style>
    <style:style style:name="T69_1" style:family="text">
      <style:text-properties style:font-name="Times New Roman" style:font-name-complex="Times New Roman"/>
    </style:style>
    <style:style style:name="P70" style:family="paragraph" style:parent-style-name="Normal">
      <style:paragraph-properties fo:text-align="justify" fo:line-height="150%"/>
    </style:style>
    <style:style style:name="T70_1" style:family="text">
      <style:text-properties style:font-name="Times New Roman" style:font-name-complex="Times New Roman"/>
    </style:style>
    <style:style style:name="P71" style:family="paragraph" style:parent-style-name="Normal">
      <style:paragraph-properties fo:break-before="page"/>
    </style:style>
    <style:style style:name="P72" style:family="paragraph" style:parent-style-name="Normal">
      <style:paragraph-properties fo:text-align="justify" fo:text-indent="-1.251cm" fo:margin-left="1.251cm"/>
    </style:style>
    <style:style style:name="T72_1" style:family="text">
      <style:text-properties style:font-name="Times New Roman" style:font-name-complex="Times New Roman" fo:font-weight="bold" style:font-weight-asian="bold"/>
    </style:style>
    <style:style style:name="T72_2" style:family="text">
      <style:text-properties style:font-name="Times New Roman" style:font-name-complex="Times New Roman" fo:font-weight="bold" style:font-weight-asian="bold"/>
    </style:style>
    <style:style style:name="T72_3" style:family="text">
      <style:text-properties style:font-name="Times New Roman" style:font-name-complex="Times New Roman" fo:font-weight="bold" style:font-weight-asian="bold"/>
    </style:style>
    <style:style style:name="T72_4" style:family="text">
      <style:text-properties style:font-name="Times New Roman" style:font-name-complex="Times New Roman"/>
    </style:style>
    <style:style style:name="T72_5" style:family="text">
      <style:text-properties fo:font-style="italic" style:font-style-asian="italic" style:font-name="Times New Roman" style:font-name-complex="Times New Roman"/>
    </style:style>
    <style:style style:name="T72_6" style:family="text">
      <style:text-properties style:font-name="Times New Roman" style:font-name-complex="Times New Roman"/>
    </style:style>
    <style:style style:name="T72_7" style:family="text">
      <style:text-properties style:font-name="Times New Roman" style:font-name-complex="Times New Roman" fo:language="en" fo:country="US"/>
    </style:style>
    <style:style style:name="T72_8" style:family="text">
      <style:text-properties fo:font-style="italic" style:font-style-asian="italic" style:font-name="Times New Roman" style:font-name-complex="Times New Roman" fo:language="en" fo:country="US"/>
    </style:style>
    <style:style style:name="T72_9" style:family="text">
      <style:text-properties style:font-name="Times New Roman" style:font-name-complex="Times New Roman" fo:language="en" fo:country="US"/>
    </style:style>
    <style:style style:name="P73" style:family="paragraph" style:parent-style-name="Normal">
      <style:paragraph-properties fo:text-align="justify" fo:line-height="150%"/>
    </style:style>
    <style:style style:name="T73_1" style:family="text">
      <style:text-properties style:font-name="Times New Roman" style:font-name-complex="Times New Roman"/>
    </style:style>
    <style:style style:name="P74" style:family="paragraph" style:parent-style-name="Normal">
      <style:paragraph-properties fo:text-align="justify" fo:line-height="150%"/>
    </style:style>
    <style:style style:name="T74_1" style:family="text">
      <style:text-properties style:font-name="Times New Roman" style:font-name-complex="Times New Roman"/>
    </style:style>
    <style:style style:name="T74_2" style:family="text">
      <style:text-properties style:font-name="Times New Roman" style:font-name-complex="Times New Roman"/>
    </style:style>
    <style:style style:name="T74_3" style:family="text">
      <style:text-properties style:font-name="Times New Roman" style:font-name-complex="Times New Roman"/>
    </style:style>
    <style:style style:name="T74_4" style:family="text">
      <style:text-properties style:font-name="Times New Roman" style:font-name-complex="Times New Roman" fo:font-weight="bold" style:font-weight-asian="bold"/>
    </style:style>
    <style:style style:name="T74_5" style:family="text">
      <style:text-properties style:font-name="Times New Roman" style:font-name-complex="Times New Roman"/>
    </style:style>
    <style:style style:name="T74_6" style:family="text">
      <style:text-properties style:font-name="Times New Roman" style:font-name-complex="Times New Roman"/>
    </style:style>
    <style:style style:name="T74_7" style:family="text">
      <style:text-properties style:font-name="Times New Roman" style:font-name-complex="Times New Roman"/>
    </style:style>
    <style:style style:name="T74_8" style:family="text">
      <style:text-properties style:font-name="Times New Roman" style:font-name-complex="Times New Roman"/>
    </style:style>
    <style:style style:name="T74_9" style:family="text">
      <style:text-properties style:text-position="super 58%" style:font-name="Times New Roman" style:font-name-complex="Times New Roman"/>
    </style:style>
    <style:style style:name="T74_10" style:family="text">
      <style:text-properties style:font-name="Times New Roman" style:font-name-complex="Times New Roman"/>
    </style:style>
    <style:style style:name="P75" style:family="paragraph" style:parent-style-name="Normal">
      <style:paragraph-properties fo:break-before="page"/>
    </style:style>
    <style:style style:name="P76" style:family="paragraph" style:parent-style-name="Normal">
      <style:paragraph-properties fo:text-align="justify" fo:text-indent="-1.251cm" fo:margin-left="1.251cm"/>
    </style:style>
    <style:style style:name="T76_1" style:family="text">
      <style:text-properties style:font-name="Times New Roman" style:font-name-complex="Times New Roman" fo:font-weight="bold" style:font-weight-asian="bold"/>
    </style:style>
    <style:style style:name="T76_2" style:family="text">
      <style:text-properties style:font-name="Times New Roman" style:font-name-complex="Times New Roman" fo:font-weight="bold" style:font-weight-asian="bold"/>
    </style:style>
    <style:style style:name="T76_3" style:family="text">
      <style:text-properties style:font-name="Times New Roman" style:font-name-complex="Times New Roman" fo:font-weight="bold" style:font-weight-asian="bold"/>
    </style:style>
    <style:style style:name="T76_4" style:family="text">
      <style:text-properties style:font-name="Times New Roman" style:font-name-complex="Times New Roman"/>
    </style:style>
    <style:style style:name="T76_5" style:family="text">
      <style:text-properties fo:font-style="italic" style:font-style-asian="italic" style:font-name="Times New Roman" style:font-name-complex="Times New Roman"/>
    </style:style>
    <style:style style:name="T76_6" style:family="text">
      <style:text-properties style:font-name="Times New Roman" style:font-name-complex="Times New Roman"/>
    </style:style>
    <style:style style:name="T76_7" style:family="text">
      <style:text-properties style:font-name="Times New Roman" style:font-name-complex="Times New Roman" fo:language="en" fo:country="US"/>
    </style:style>
    <style:style style:name="T76_8" style:family="text">
      <style:text-properties fo:font-style="italic" style:font-style-asian="italic" style:font-name="Times New Roman" style:font-name-complex="Times New Roman" fo:language="en" fo:country="US"/>
    </style:style>
    <style:style style:name="T76_9" style:family="text">
      <style:text-properties style:font-name="Times New Roman" style:font-name-complex="Times New Roman" fo:language="en" fo:country="US"/>
    </style:style>
    <style:style style:name="P77" style:family="paragraph" style:parent-style-name="Normal">
      <style:paragraph-properties fo:text-align="justify" fo:line-height="150%"/>
    </style:style>
    <style:style style:name="T77_1" style:family="text">
      <style:text-properties style:font-name="Times New Roman" style:font-name-complex="Times New Roman"/>
    </style:style>
    <style:style style:name="P78" style:family="paragraph" style:parent-style-name="Normal">
      <style:paragraph-properties fo:text-align="justify" fo:line-height="150%"/>
    </style:style>
    <style:style style:name="T78_1" style:family="text">
      <style:text-properties style:font-name="Times New Roman" style:font-name-complex="Times New Roman"/>
    </style:style>
    <style:style style:name="T78_2" style:family="text">
      <style:text-properties style:font-name="Times New Roman" style:font-name-complex="Times New Roman"/>
    </style:style>
    <style:style style:name="T78_3" style:family="text">
      <style:text-properties style:font-name="Times New Roman" style:font-name-complex="Times New Roman"/>
    </style:style>
    <style:style style:name="T78_4" style:family="text">
      <style:text-properties style:font-name="Times New Roman" style:font-name-complex="Times New Roman"/>
    </style:style>
    <style:style style:name="T78_5" style:family="text">
      <style:text-properties style:font-name="Times New Roman" style:font-name-complex="Times New Roman"/>
    </style:style>
    <style:style style:name="T78_6" style:family="text">
      <style:text-properties style:font-name="Times New Roman" style:font-name-complex="Times New Roman"/>
    </style:style>
    <style:style style:name="T78_7" style:family="text">
      <style:text-properties style:text-position="super 58%" style:font-name="Times New Roman" style:font-name-complex="Times New Roman"/>
    </style:style>
    <style:style style:name="T78_8" style:family="text">
      <style:text-properties style:font-name="Times New Roman" style:font-name-complex="Times New Roman"/>
    </style:style>
    <style:style style:name="T78_9" style:family="text">
      <style:text-properties style:text-position="super 58%" style:font-name="Times New Roman" style:font-name-complex="Times New Roman"/>
    </style:style>
    <style:style style:name="P79" style:family="paragraph" style:parent-style-name="Normal">
      <style:paragraph-properties fo:text-align="justify" fo:line-height="150%"/>
    </style:style>
    <style:style style:name="T79_1" style:family="text">
      <style:text-properties style:font-name="Times New Roman" style:font-name-complex="Times New Roman"/>
    </style:style>
    <style:style style:name="T79_2" style:family="text">
      <style:text-properties style:font-name="Times New Roman" style:font-name-complex="Times New Roman"/>
    </style:style>
    <style:style style:name="T79_3" style:family="text">
      <style:text-properties style:font-name="Times New Roman" style:font-name-complex="Times New Roman"/>
    </style:style>
    <style:style style:name="T79_4" style:family="text">
      <style:text-properties style:font-name="Times New Roman" style:font-name-complex="Times New Roman"/>
    </style:style>
    <style:style style:name="P80" style:family="paragraph" style:parent-style-name="Normal">
      <style:paragraph-properties fo:break-before="page"/>
    </style:style>
    <style:style style:name="P81" style:family="paragraph" style:parent-style-name="Normal">
      <style:paragraph-properties fo:text-align="justify" fo:text-indent="-1.251cm" fo:margin-left="1.251cm"/>
    </style:style>
    <style:style style:name="T81_1" style:family="text">
      <style:text-properties style:font-name="Times New Roman" style:font-name-complex="Times New Roman" fo:font-weight="bold" style:font-weight-asian="bold"/>
    </style:style>
    <style:style style:name="T81_2" style:family="text">
      <style:text-properties style:font-name="Times New Roman" style:font-name-complex="Times New Roman" fo:font-weight="bold" style:font-weight-asian="bold"/>
    </style:style>
    <style:style style:name="T81_3" style:family="text">
      <style:text-properties style:font-name="Times New Roman" style:font-name-complex="Times New Roman" fo:font-weight="bold" style:font-weight-asian="bold"/>
    </style:style>
    <style:style style:name="T81_4" style:family="text">
      <style:text-properties style:font-name="Times New Roman" style:font-name-complex="Times New Roman"/>
    </style:style>
    <style:style style:name="T81_5" style:family="text">
      <style:text-properties fo:font-style="italic" style:font-style-asian="italic" style:font-name="Times New Roman" style:font-name-complex="Times New Roman"/>
    </style:style>
    <style:style style:name="T81_6" style:family="text">
      <style:text-properties style:font-name="Times New Roman" style:font-name-complex="Times New Roman"/>
    </style:style>
    <style:style style:name="T81_7" style:family="text">
      <style:text-properties style:font-name="Times New Roman" style:font-name-complex="Times New Roman" fo:language="en" fo:country="US"/>
    </style:style>
    <style:style style:name="T81_8" style:family="text">
      <style:text-properties fo:font-style="italic" style:font-style-asian="italic" style:font-name="Times New Roman" style:font-name-complex="Times New Roman" fo:language="en" fo:country="US"/>
    </style:style>
    <style:style style:name="T81_9" style:family="text">
      <style:text-properties style:font-name="Times New Roman" style:font-name-complex="Times New Roman" fo:language="en" fo:country="US"/>
    </style:style>
    <style:style style:name="P82" style:family="paragraph" style:parent-style-name="Normal">
      <style:paragraph-properties fo:text-align="justify" fo:line-height="150%"/>
    </style:style>
    <style:style style:name="T82_1" style:family="text">
      <style:text-properties style:font-name="Times New Roman" style:font-name-complex="Times New Roman"/>
    </style:style>
    <style:style style:name="P83" style:family="paragraph" style:parent-style-name="Normal">
      <style:paragraph-properties fo:text-align="justify" fo:line-height="150%"/>
    </style:style>
    <style:style style:name="T83_1" style:family="text">
      <style:text-properties style:font-name="Times New Roman" style:font-name-complex="Times New Roman"/>
    </style:style>
    <style:style style:name="T83_2" style:family="text">
      <style:text-properties style:font-name="Times New Roman" style:font-name-complex="Times New Roman"/>
    </style:style>
    <style:style style:name="T83_3" style:family="text">
      <style:text-properties style:font-name="Times New Roman" style:font-name-complex="Times New Roman"/>
    </style:style>
    <style:style style:name="T83_4" style:family="text">
      <style:text-properties style:font-name="Times New Roman" style:font-name-complex="Times New Roman"/>
    </style:style>
    <style:style style:name="T83_5" style:family="text">
      <style:text-properties style:font-name="Times New Roman" style:font-name-complex="Times New Roman"/>
    </style:style>
    <style:style style:name="T83_6" style:family="text">
      <style:text-properties style:text-position="super 58%" style:font-name="Times New Roman" style:font-name-complex="Times New Roman"/>
    </style:style>
    <style:style style:name="P84" style:family="paragraph" style:parent-style-name="Normal">
      <style:paragraph-properties fo:break-before="page"/>
    </style:style>
    <style:style style:name="P85" style:family="paragraph" style:parent-style-name="Normal">
      <style:paragraph-properties fo:text-indent="-1.251cm" fo:margin-left="1.251cm"/>
    </style:style>
    <style:style style:name="T85_1" style:family="text">
      <style:text-properties style:font-name="Times New Roman" style:font-name-complex="Times New Roman" fo:language="es" fo:country="ES" fo:font-weight="bold" style:font-weight-asian="bold"/>
    </style:style>
    <style:style style:name="T85_2" style:family="text">
      <style:text-properties style:font-name="Times New Roman" style:font-name-complex="Times New Roman" fo:language="es" fo:country="ES" fo:font-weight="bold" style:font-weight-asian="bold"/>
    </style:style>
    <style:style style:name="T85_3" style:family="text">
      <style:text-properties style:font-name="Times New Roman" style:font-name-complex="Times New Roman" fo:language="es" fo:country="ES" fo:font-weight="bold" style:font-weight-asian="bold"/>
    </style:style>
    <style:style style:name="T85_4" style:family="text">
      <style:text-properties fo:font-style="italic" style:font-style-asian="italic" style:font-name="Times New Roman" style:font-name-complex="Times New Roman" fo:language="es" fo:country="ES" fo:font-weight="bold" style:font-weight-asian="bold"/>
    </style:style>
    <style:style style:name="T85_5" style:family="text">
      <style:text-properties fo:font-style="italic" style:font-style-asian="italic" style:font-name="Times New Roman" style:font-name-complex="Times New Roman" fo:language="es" fo:country="ES"/>
    </style:style>
    <style:style style:name="T85_6" style:family="text">
      <style:text-properties style:font-name="Times New Roman" style:font-name-complex="Times New Roman" fo:language="es" fo:country="ES"/>
    </style:style>
    <style:style style:name="T85_7" style:family="text">
      <style:text-properties fo:font-style="italic" style:font-style-asian="italic" style:font-name="Times New Roman" style:font-name-complex="Times New Roman" fo:language="es" fo:country="ES"/>
    </style:style>
    <style:style style:name="T85_8" style:family="text">
      <style:text-properties style:font-name="Times New Roman" style:font-name-complex="Times New Roman" fo:language="es" fo:country="ES"/>
    </style:style>
    <style:style style:name="T85_9" style:family="text">
      <style:text-properties style:font-name="Times New Roman" style:font-name-complex="Times New Roman" fo:language="en" fo:country="US"/>
    </style:style>
    <style:style style:name="P86" style:family="paragraph" style:parent-style-name="Normal">
      <style:paragraph-properties fo:text-align="justify" fo:line-height="150%"/>
    </style:style>
    <style:style style:name="T86_1" style:family="text">
      <style:text-properties style:font-name="Times New Roman" style:font-name-complex="Times New Roman"/>
    </style:style>
    <style:style style:name="P87" style:family="paragraph" style:parent-style-name="Normal">
      <style:paragraph-properties fo:text-align="justify" fo:line-height="150%"/>
    </style:style>
    <style:style style:name="T87_1" style:family="text">
      <style:text-properties style:font-name="Times New Roman" style:font-name-complex="Times New Roman"/>
    </style:style>
    <style:style style:name="T87_2" style:family="text">
      <style:text-properties style:font-name="Times New Roman" style:font-name-complex="Times New Roman"/>
    </style:style>
    <style:style style:name="T87_3" style:family="text">
      <style:text-properties style:font-name="Times New Roman" style:font-name-complex="Times New Roman"/>
    </style:style>
    <style:style style:name="P88" style:family="paragraph" style:parent-style-name="List_20_Paragraph">
      <style:paragraph-properties fo:text-align="justify"/>
      <style:text-properties style:font-name="Times New Roman" style:font-name-complex="Times New Roman"/>
    </style:style>
    <style:style style:name="T88_1" style:family="text">
      <style:text-properties style:font-name="Times New Roman" style:font-name-complex="Times New Roman"/>
    </style:style>
    <style:style style:name="P89" style:family="paragraph" style:parent-style-name="List_20_Paragraph">
      <style:paragraph-properties fo:text-align="justify"/>
      <style:text-properties style:font-name="Times New Roman" style:font-name-complex="Times New Roman"/>
    </style:style>
    <style:style style:name="T89_1" style:family="text">
      <style:text-properties style:font-name="Times New Roman" style:font-name-complex="Times New Roman"/>
    </style:style>
    <style:style style:name="T89_2" style:family="text">
      <style:text-properties style:font-name="Times New Roman" style:font-name-complex="Times New Roman"/>
    </style:style>
    <style:style style:name="P90" style:family="paragraph" style:parent-style-name="List_20_Paragraph">
      <style:paragraph-properties fo:text-align="justify"/>
      <style:text-properties style:font-name="Times New Roman" style:font-name-complex="Times New Roman"/>
    </style:style>
    <style:style style:name="P91" style:family="paragraph" style:parent-style-name="Normal">
      <style:paragraph-properties fo:text-align="justify" fo:line-height="150%"/>
    </style:style>
    <style:style style:name="T91_1" style:family="text">
      <style:text-properties style:font-name="Times New Roman" style:font-name-complex="Times New Roman"/>
    </style:style>
    <style:style style:name="T91_2" style:family="text">
      <style:text-properties style:font-name="Times New Roman" style:font-name-complex="Times New Roman"/>
    </style:style>
    <style:style style:name="T91_3" style:family="text">
      <style:text-properties style:font-name="Times New Roman" style:font-name-complex="Times New Roman"/>
    </style:style>
    <style:style style:name="T91_4" style:family="text">
      <style:text-properties style:text-position="super 58%" style:font-name="Times New Roman" style:font-name-complex="Times New Roman"/>
    </style:style>
    <style:style style:name="T91_5" style:family="text">
      <style:text-properties style:font-name="Times New Roman" style:font-name-complex="Times New Roman"/>
    </style:style>
    <style:style style:name="T91_6" style:family="text">
      <style:text-properties style:font-name="Times New Roman" style:font-name-complex="Times New Roman"/>
    </style:style>
    <style:style style:name="T91_7" style:family="text">
      <style:text-properties style:text-position="super 58%" style:font-name="Times New Roman" style:font-name-complex="Times New Roman"/>
    </style:style>
    <style:style style:name="T91_8" style:family="text">
      <style:text-properties style:font-name="Times New Roman" style:font-name-complex="Times New Roman"/>
    </style:style>
    <style:style style:name="P92" style:family="paragraph" style:parent-style-name="Normal">
      <style:paragraph-properties fo:break-before="page"/>
    </style:style>
    <style:style style:name="P93" style:family="paragraph" style:parent-style-name="Normal">
      <style:paragraph-properties fo:text-align="justify" fo:line-height="150%"/>
      <style:text-properties style:font-name="Times New Roman" style:font-name-complex="Times New Roman"/>
    </style:style>
    <style:style style:name="P94" style:family="paragraph" style:parent-style-name="Normal">
      <style:paragraph-properties fo:text-indent="-1.251cm" fo:margin-left="1.251cm"/>
    </style:style>
    <style:style style:name="T94_1" style:family="text">
      <style:text-properties style:font-name="Times New Roman" style:font-name-complex="Times New Roman" fo:language="es" fo:country="ES" fo:font-weight="bold" style:font-weight-asian="bold"/>
    </style:style>
    <style:style style:name="T94_2" style:family="text">
      <style:text-properties style:font-name="Times New Roman" style:font-name-complex="Times New Roman" fo:language="es" fo:country="ES" fo:font-weight="bold" style:font-weight-asian="bold"/>
    </style:style>
    <style:style style:name="T94_3" style:family="text">
      <style:text-properties style:font-name="Times New Roman" style:font-name-complex="Times New Roman" fo:language="es" fo:country="ES" fo:font-weight="bold" style:font-weight-asian="bold"/>
    </style:style>
    <style:style style:name="T94_4" style:family="text">
      <style:text-properties fo:font-style="italic" style:font-style-asian="italic" style:font-name="Times New Roman" style:font-name-complex="Times New Roman" fo:language="es" fo:country="ES" fo:font-weight="bold" style:font-weight-asian="bold"/>
    </style:style>
    <style:style style:name="T94_5" style:family="text">
      <style:text-properties fo:font-style="italic" style:font-style-asian="italic" style:font-name="Times New Roman" style:font-name-complex="Times New Roman" fo:language="es" fo:country="ES"/>
    </style:style>
    <style:style style:name="T94_6" style:family="text">
      <style:text-properties style:font-name="Times New Roman" style:font-name-complex="Times New Roman" fo:language="es" fo:country="ES"/>
    </style:style>
    <style:style style:name="T94_7" style:family="text">
      <style:text-properties fo:font-style="italic" style:font-style-asian="italic" style:font-name="Times New Roman" style:font-name-complex="Times New Roman" fo:language="es" fo:country="ES"/>
    </style:style>
    <style:style style:name="T94_8" style:family="text">
      <style:text-properties style:font-name="Times New Roman" style:font-name-complex="Times New Roman" fo:language="es" fo:country="ES"/>
    </style:style>
    <style:style style:name="T94_9" style:family="text">
      <style:text-properties style:font-name="Times New Roman" style:font-name-complex="Times New Roman" fo:language="en" fo:country="US"/>
    </style:style>
    <style:style style:name="P95" style:family="paragraph" style:parent-style-name="Normal">
      <style:paragraph-properties fo:text-align="justify" fo:line-height="150%"/>
    </style:style>
    <style:style style:name="T95_1" style:family="text">
      <style:text-properties style:font-name="Times New Roman" style:font-name-complex="Times New Roman"/>
    </style:style>
    <style:style style:name="T95_2" style:family="text">
      <style:text-properties style:font-name="Times New Roman" style:font-name-complex="Times New Roman"/>
    </style:style>
    <style:style style:name="T95_3" style:family="text">
      <style:text-properties style:font-name="Times New Roman" style:font-name-complex="Times New Roman"/>
    </style:style>
    <style:style style:name="T95_4" style:family="text">
      <style:text-properties style:font-name="Times New Roman" style:font-name-complex="Times New Roman"/>
    </style:style>
    <style:style style:name="P96" style:family="paragraph" style:parent-style-name="Normal">
      <style:paragraph-properties fo:text-align="justify" fo:line-height="150%"/>
    </style:style>
    <style:style style:name="T96_1" style:family="text">
      <style:text-properties style:font-name="Times New Roman" style:font-name-complex="Times New Roman"/>
    </style:style>
    <style:style style:name="T96_2" style:family="text">
      <style:text-properties style:font-name="Times New Roman" style:font-name-complex="Times New Roman"/>
    </style:style>
    <style:style style:name="T96_3" style:family="text">
      <style:text-properties style:font-name="Times New Roman" style:font-name-complex="Times New Roman"/>
    </style:style>
    <style:style style:name="T96_4" style:family="text">
      <style:text-properties style:font-name="Times New Roman" style:font-name-complex="Times New Roman"/>
    </style:style>
    <style:style style:name="T96_5" style:family="text">
      <style:text-properties style:font-name="Times New Roman" style:font-name-complex="Times New Roman"/>
    </style:style>
    <style:style style:name="P97" style:family="paragraph" style:parent-style-name="Normal">
      <style:paragraph-properties fo:break-before="page"/>
    </style:style>
    <style:style style:name="P98" style:family="paragraph" style:parent-style-name="Normal">
      <style:paragraph-properties fo:text-align="justify" fo:line-height="150%"/>
      <style:text-properties style:font-name="Times New Roman" style:font-name-complex="Times New Roman"/>
    </style:style>
    <style:style style:name="P99" style:family="paragraph" style:parent-style-name="Normal">
      <style:paragraph-properties fo:text-indent="-1.251cm" fo:margin-left="1.251cm"/>
    </style:style>
    <style:style style:name="T99_1" style:family="text">
      <style:text-properties style:font-name="Times New Roman" style:font-name-complex="Times New Roman" fo:language="es" fo:country="ES" fo:font-weight="bold" style:font-weight-asian="bold"/>
    </style:style>
    <style:style style:name="T99_2" style:family="text">
      <style:text-properties style:font-name="Times New Roman" style:font-name-complex="Times New Roman" fo:language="es" fo:country="ES" fo:font-weight="bold" style:font-weight-asian="bold"/>
    </style:style>
    <style:style style:name="T99_3" style:family="text">
      <style:text-properties style:font-name="Times New Roman" style:font-name-complex="Times New Roman" fo:language="es" fo:country="ES" fo:font-weight="bold" style:font-weight-asian="bold"/>
    </style:style>
    <style:style style:name="T99_4" style:family="text">
      <style:text-properties fo:font-style="italic" style:font-style-asian="italic" style:font-name="Times New Roman" style:font-name-complex="Times New Roman" fo:language="es" fo:country="ES" fo:font-weight="bold" style:font-weight-asian="bold"/>
    </style:style>
    <style:style style:name="T99_5" style:family="text">
      <style:text-properties fo:font-style="italic" style:font-style-asian="italic" style:font-name="Times New Roman" style:font-name-complex="Times New Roman" fo:language="es" fo:country="ES"/>
    </style:style>
    <style:style style:name="T99_6" style:family="text">
      <style:text-properties style:font-name="Times New Roman" style:font-name-complex="Times New Roman" fo:language="es" fo:country="ES"/>
    </style:style>
    <style:style style:name="T99_7" style:family="text">
      <style:text-properties fo:font-style="italic" style:font-style-asian="italic" style:font-name="Times New Roman" style:font-name-complex="Times New Roman" fo:language="es" fo:country="ES"/>
    </style:style>
    <style:style style:name="T99_8" style:family="text">
      <style:text-properties style:font-name="Times New Roman" style:font-name-complex="Times New Roman" fo:language="es" fo:country="ES"/>
    </style:style>
    <style:style style:name="T99_9" style:family="text">
      <style:text-properties style:font-name="Times New Roman" style:font-name-complex="Times New Roman" fo:language="en" fo:country="US"/>
    </style:style>
    <style:style style:name="P100" style:family="paragraph" style:parent-style-name="Normal">
      <style:paragraph-properties fo:text-align="justify" fo:line-height="150%"/>
    </style:style>
    <style:style style:name="T100_1" style:family="text">
      <style:text-properties style:font-name="Times New Roman" style:font-name-complex="Times New Roman"/>
    </style:style>
    <style:style style:name="P101" style:family="paragraph" style:parent-style-name="Normal">
      <style:paragraph-properties fo:text-align="justify" fo:line-height="150%"/>
    </style:style>
    <style:style style:name="T101_1" style:family="text">
      <style:text-properties style:font-name="Times New Roman" style:font-name-complex="Times New Roman"/>
    </style:style>
    <style:style style:name="T101_2" style:family="text">
      <style:text-properties style:font-name="Times New Roman" style:font-name-complex="Times New Roman"/>
    </style:style>
    <style:style style:name="T101_3" style:family="text">
      <style:text-properties style:font-name="Times New Roman" style:font-name-complex="Times New Roman"/>
    </style:style>
    <style:style style:name="T101_4" style:family="text">
      <style:text-properties style:font-name="Times New Roman" style:font-name-complex="Times New Roman"/>
    </style:style>
    <style:style style:name="T101_5" style:family="text">
      <style:text-properties fo:font-style="italic" style:font-style-asian="italic" style:font-name="Times New Roman" style:font-name-complex="Times New Roman"/>
    </style:style>
    <style:style style:name="T101_6" style:family="text">
      <style:text-properties style:font-name="Times New Roman" style:font-name-complex="Times New Roman"/>
    </style:style>
    <style:style style:name="T101_7" style:family="text">
      <style:text-properties style:font-name="Times New Roman" style:font-name-complex="Times New Roman" fo:font-weight="bold" style:font-weight-asian="bold"/>
    </style:style>
    <style:style style:name="T101_8" style:family="text">
      <style:text-properties style:font-name="Times New Roman" style:font-name-complex="Times New Roman"/>
    </style:style>
    <style:style style:name="T101_9" style:family="text">
      <style:text-properties style:font-name="Times New Roman" style:font-name-complex="Times New Roman" fo:font-weight="bold" style:font-weight-asian="bold"/>
    </style:style>
    <style:style style:name="T101_10" style:family="text">
      <style:text-properties style:font-name="Times New Roman" style:font-name-complex="Times New Roman"/>
    </style:style>
    <style:style style:name="T101_11" style:family="text">
      <style:text-properties style:font-name="Times New Roman" style:font-name-complex="Times New Roman"/>
    </style:style>
    <style:style style:name="T101_12" style:family="text">
      <style:text-properties style:font-name="Times New Roman" style:font-name-complex="Times New Roman"/>
    </style:style>
    <style:style style:name="P102" style:family="paragraph" style:parent-style-name="Normal">
      <style:paragraph-properties fo:break-before="page"/>
    </style:style>
    <style:style style:name="P103" style:family="paragraph" style:parent-style-name="Normal">
      <style:paragraph-properties fo:text-indent="-1.251cm" fo:margin-left="1.251cm"/>
    </style:style>
    <style:style style:name="T103_1" style:family="text">
      <style:text-properties style:font-name="Times New Roman" style:font-name-complex="Times New Roman" fo:language="es" fo:country="ES" fo:font-weight="bold" style:font-weight-asian="bold"/>
    </style:style>
    <style:style style:name="T103_2" style:family="text">
      <style:text-properties style:font-name="Times New Roman" style:font-name-complex="Times New Roman" fo:language="es" fo:country="ES" fo:font-weight="bold" style:font-weight-asian="bold"/>
    </style:style>
    <style:style style:name="T103_3" style:family="text">
      <style:text-properties style:font-name="Times New Roman" style:font-name-complex="Times New Roman" fo:language="es" fo:country="ES" fo:font-weight="bold" style:font-weight-asian="bold"/>
    </style:style>
    <style:style style:name="T103_4" style:family="text">
      <style:text-properties fo:font-style="italic" style:font-style-asian="italic" style:font-name="Times New Roman" style:font-name-complex="Times New Roman" fo:language="es" fo:country="ES" fo:font-weight="bold" style:font-weight-asian="bold"/>
    </style:style>
    <style:style style:name="T103_5" style:family="text">
      <style:text-properties fo:font-style="italic" style:font-style-asian="italic" style:font-name="Times New Roman" style:font-name-complex="Times New Roman" fo:language="es" fo:country="ES"/>
    </style:style>
    <style:style style:name="T103_6" style:family="text">
      <style:text-properties style:font-name="Times New Roman" style:font-name-complex="Times New Roman" fo:language="es" fo:country="ES"/>
    </style:style>
    <style:style style:name="T103_7" style:family="text">
      <style:text-properties fo:font-style="italic" style:font-style-asian="italic" style:font-name="Times New Roman" style:font-name-complex="Times New Roman" fo:language="es" fo:country="ES"/>
    </style:style>
    <style:style style:name="T103_8" style:family="text">
      <style:text-properties style:font-name="Times New Roman" style:font-name-complex="Times New Roman" fo:language="es" fo:country="ES"/>
    </style:style>
    <style:style style:name="T103_9" style:family="text">
      <style:text-properties style:font-name="Times New Roman" style:font-name-complex="Times New Roman" fo:language="en" fo:country="US"/>
    </style:style>
    <style:style style:name="P104" style:family="paragraph" style:parent-style-name="Normal">
      <style:paragraph-properties fo:text-align="justify" fo:line-height="150%"/>
    </style:style>
    <style:style style:name="T104_1" style:family="text">
      <style:text-properties style:font-name="Times New Roman" style:font-name-complex="Times New Roman"/>
    </style:style>
    <style:style style:name="P105" style:family="paragraph" style:parent-style-name="Normal">
      <style:paragraph-properties fo:text-align="justify" fo:line-height="150%"/>
    </style:style>
    <style:style style:name="T105_1" style:family="text">
      <style:text-properties style:font-name="Times New Roman" style:font-name-complex="Times New Roman"/>
    </style:style>
    <style:style style:name="T105_2" style:family="text">
      <style:text-properties style:font-name="Times New Roman" style:font-name-complex="Times New Roman"/>
    </style:style>
    <style:style style:name="T105_3" style:family="text">
      <style:text-properties style:font-name="Times New Roman" style:font-name-complex="Times New Roman"/>
    </style:style>
    <style:style style:name="T105_4" style:family="text">
      <style:text-properties style:font-name="Times New Roman" style:font-name-complex="Times New Roman"/>
    </style:style>
    <style:style style:name="T105_5" style:family="text">
      <style:text-properties style:font-name="Times New Roman" style:font-name-complex="Times New Roman"/>
    </style:style>
    <style:style style:name="P106" style:family="paragraph" style:parent-style-name="Normal">
      <style:paragraph-properties fo:break-before="page"/>
    </style:style>
    <style:style style:name="P107" style:family="paragraph" style:parent-style-name="Normal">
      <style:paragraph-properties fo:text-indent="-1.251cm" fo:margin-left="1.251cm"/>
    </style:style>
    <style:style style:name="T107_1" style:family="text">
      <style:text-properties style:font-name="Times New Roman" style:font-name-complex="Times New Roman" fo:language="es" fo:country="ES" fo:font-weight="bold" style:font-weight-asian="bold"/>
    </style:style>
    <style:style style:name="T107_2" style:family="text">
      <style:text-properties style:font-name="Times New Roman" style:font-name-complex="Times New Roman" fo:language="es" fo:country="ES" fo:font-weight="bold" style:font-weight-asian="bold"/>
    </style:style>
    <style:style style:name="T107_3" style:family="text">
      <style:text-properties style:font-name="Times New Roman" style:font-name-complex="Times New Roman" fo:language="es" fo:country="ES" fo:font-weight="bold" style:font-weight-asian="bold"/>
    </style:style>
    <style:style style:name="T107_4" style:family="text">
      <style:text-properties fo:font-style="italic" style:font-style-asian="italic" style:font-name="Times New Roman" style:font-name-complex="Times New Roman" fo:language="es" fo:country="ES" fo:font-weight="bold" style:font-weight-asian="bold"/>
    </style:style>
    <style:style style:name="T107_5" style:family="text">
      <style:text-properties fo:font-style="italic" style:font-style-asian="italic" style:font-name="Times New Roman" style:font-name-complex="Times New Roman" fo:language="es" fo:country="ES"/>
    </style:style>
    <style:style style:name="T107_6" style:family="text">
      <style:text-properties style:font-name="Times New Roman" style:font-name-complex="Times New Roman" fo:language="es" fo:country="ES"/>
    </style:style>
    <style:style style:name="T107_7" style:family="text">
      <style:text-properties fo:font-style="italic" style:font-style-asian="italic" style:font-name="Times New Roman" style:font-name-complex="Times New Roman" fo:language="es" fo:country="ES"/>
    </style:style>
    <style:style style:name="T107_8" style:family="text">
      <style:text-properties style:font-name="Times New Roman" style:font-name-complex="Times New Roman" fo:language="es" fo:country="ES"/>
    </style:style>
    <style:style style:name="T107_9" style:family="text">
      <style:text-properties style:font-name="Times New Roman" style:font-name-complex="Times New Roman" fo:language="en" fo:country="US"/>
    </style:style>
    <style:style style:name="P108" style:family="paragraph" style:parent-style-name="Normal">
      <style:paragraph-properties fo:text-align="justify" fo:line-height="150%"/>
    </style:style>
    <style:style style:name="T108_1" style:family="text">
      <style:text-properties style:font-name="Times New Roman" style:font-name-complex="Times New Roman"/>
    </style:style>
    <style:style style:name="P109" style:family="paragraph" style:parent-style-name="Normal">
      <style:paragraph-properties fo:text-align="justify" fo:line-height="150%"/>
    </style:style>
    <style:style style:name="T109_1" style:family="text">
      <style:text-properties style:font-name="Times New Roman" style:font-name-complex="Times New Roman"/>
    </style:style>
    <style:style style:name="T109_2" style:family="text">
      <style:text-properties style:font-name="Times New Roman" style:font-name-complex="Times New Roman"/>
    </style:style>
    <style:style style:name="T109_3" style:family="text">
      <style:text-properties style:font-name="Times New Roman" style:font-name-complex="Times New Roman"/>
    </style:style>
    <style:style style:name="T109_4" style:family="text">
      <style:text-properties style:font-name="Times New Roman" style:font-name-complex="Times New Roman"/>
    </style:style>
    <style:style style:name="P110" style:family="paragraph" style:parent-style-name="Normal">
      <style:paragraph-properties fo:break-before="page"/>
    </style:style>
    <style:style style:name="P111" style:family="paragraph" style:parent-style-name="Normal">
      <style:paragraph-properties fo:text-align="justify" fo:line-height="150%"/>
      <style:text-properties style:font-name="Times New Roman" style:font-name-complex="Times New Roman"/>
    </style:style>
    <style:style style:name="P112" style:family="paragraph" style:parent-style-name="Normal">
      <style:paragraph-properties fo:text-indent="-1.251cm" fo:margin-left="1.251cm"/>
    </style:style>
    <style:style style:name="T112_1" style:family="text">
      <style:text-properties style:font-name="Times New Roman" style:font-name-complex="Times New Roman" fo:language="es" fo:country="ES" fo:font-weight="bold" style:font-weight-asian="bold"/>
    </style:style>
    <style:style style:name="T112_2" style:family="text">
      <style:text-properties style:font-name="Times New Roman" style:font-name-complex="Times New Roman" fo:language="es" fo:country="ES" fo:font-weight="bold" style:font-weight-asian="bold"/>
    </style:style>
    <style:style style:name="T112_3" style:family="text">
      <style:text-properties style:font-name="Times New Roman" style:font-name-complex="Times New Roman" fo:language="es" fo:country="ES" fo:font-weight="bold" style:font-weight-asian="bold"/>
    </style:style>
    <style:style style:name="T112_4" style:family="text">
      <style:text-properties fo:font-style="italic" style:font-style-asian="italic" style:font-name="Times New Roman" style:font-name-complex="Times New Roman" fo:language="es" fo:country="ES" fo:font-weight="bold" style:font-weight-asian="bold"/>
    </style:style>
    <style:style style:name="T112_5" style:family="text">
      <style:text-properties fo:font-style="italic" style:font-style-asian="italic" style:font-name="Times New Roman" style:font-name-complex="Times New Roman" fo:language="es" fo:country="ES"/>
    </style:style>
    <style:style style:name="T112_6" style:family="text">
      <style:text-properties style:font-name="Times New Roman" style:font-name-complex="Times New Roman" fo:language="es" fo:country="ES"/>
    </style:style>
    <style:style style:name="T112_7" style:family="text">
      <style:text-properties fo:font-style="italic" style:font-style-asian="italic" style:font-name="Times New Roman" style:font-name-complex="Times New Roman" fo:language="es" fo:country="ES"/>
    </style:style>
    <style:style style:name="T112_8" style:family="text">
      <style:text-properties style:font-name="Times New Roman" style:font-name-complex="Times New Roman" fo:language="es" fo:country="ES"/>
    </style:style>
    <style:style style:name="T112_9" style:family="text">
      <style:text-properties style:font-name="Times New Roman" style:font-name-complex="Times New Roman" fo:language="en" fo:country="US"/>
    </style:style>
    <style:style style:name="P113" style:family="paragraph" style:parent-style-name="Normal">
      <style:paragraph-properties fo:text-align="justify" fo:line-height="150%"/>
    </style:style>
    <style:style style:name="T113_1" style:family="text">
      <style:text-properties style:font-name="Times New Roman" style:font-name-complex="Times New Roman"/>
    </style:style>
    <style:style style:name="P114" style:family="paragraph" style:parent-style-name="Normal">
      <style:paragraph-properties fo:text-align="justify" fo:line-height="150%"/>
    </style:style>
    <style:style style:name="T114_1" style:family="text">
      <style:text-properties style:font-name="Times New Roman" style:font-name-complex="Times New Roman"/>
    </style:style>
    <style:style style:name="T114_2" style:family="text">
      <style:text-properties style:font-name="Times New Roman" style:font-name-complex="Times New Roman"/>
    </style:style>
    <style:style style:name="T114_3" style:family="text">
      <style:text-properties style:font-name="Times New Roman" style:font-name-complex="Times New Roman"/>
    </style:style>
    <style:style style:name="T114_4" style:family="text">
      <style:text-properties style:font-name="Times New Roman" style:font-name-complex="Times New Roman"/>
    </style:style>
    <style:style style:name="T114_5" style:family="text">
      <style:text-properties style:font-name="Times New Roman" style:font-name-complex="Times New Roman" fo:font-weight="bold" style:font-weight-asian="bold"/>
    </style:style>
    <style:style style:name="T114_6" style:family="text">
      <style:text-properties style:font-name="Times New Roman" style:font-name-complex="Times New Roman"/>
    </style:style>
    <style:style style:name="P115" style:family="paragraph" style:parent-style-name="Normal">
      <style:paragraph-properties fo:text-align="justify" fo:line-height="150%"/>
    </style:style>
    <style:style style:name="T115_1" style:family="text">
      <style:text-properties style:font-name="Times New Roman" style:font-name-complex="Times New Roman"/>
    </style:style>
    <style:style style:name="P116" style:family="paragraph" style:parent-style-name="Normal">
      <style:paragraph-properties fo:break-before="page"/>
    </style:style>
    <style:style style:name="P117" style:family="paragraph" style:parent-style-name="Normal">
      <style:paragraph-properties fo:text-indent="-1.251cm" fo:margin-left="1.251cm"/>
    </style:style>
    <style:style style:name="T117_1" style:family="text">
      <style:text-properties style:font-name="Times New Roman" style:font-name-complex="Times New Roman" fo:language="es" fo:country="ES" fo:font-weight="bold" style:font-weight-asian="bold"/>
    </style:style>
    <style:style style:name="T117_2" style:family="text">
      <style:text-properties style:font-name="Times New Roman" style:font-name-complex="Times New Roman" fo:language="es" fo:country="ES" fo:font-weight="bold" style:font-weight-asian="bold"/>
    </style:style>
    <style:style style:name="T117_3" style:family="text">
      <style:text-properties style:font-name="Times New Roman" style:font-name-complex="Times New Roman" fo:language="es" fo:country="ES" fo:font-weight="bold" style:font-weight-asian="bold"/>
    </style:style>
    <style:style style:name="T117_4" style:family="text">
      <style:text-properties fo:font-style="italic" style:font-style-asian="italic" style:font-name="Times New Roman" style:font-name-complex="Times New Roman" fo:language="es" fo:country="ES" fo:font-weight="bold" style:font-weight-asian="bold"/>
    </style:style>
    <style:style style:name="T117_5" style:family="text">
      <style:text-properties fo:font-style="italic" style:font-style-asian="italic" style:font-name="Times New Roman" style:font-name-complex="Times New Roman" fo:language="es" fo:country="ES"/>
    </style:style>
    <style:style style:name="T117_6" style:family="text">
      <style:text-properties style:font-name="Times New Roman" style:font-name-complex="Times New Roman" fo:language="es" fo:country="ES"/>
    </style:style>
    <style:style style:name="T117_7" style:family="text">
      <style:text-properties fo:font-style="italic" style:font-style-asian="italic" style:font-name="Times New Roman" style:font-name-complex="Times New Roman" fo:language="es" fo:country="ES"/>
    </style:style>
    <style:style style:name="T117_8" style:family="text">
      <style:text-properties style:font-name="Times New Roman" style:font-name-complex="Times New Roman" fo:language="es" fo:country="ES"/>
    </style:style>
    <style:style style:name="T117_9" style:family="text">
      <style:text-properties style:font-name="Times New Roman" style:font-name-complex="Times New Roman" fo:language="en" fo:country="US"/>
    </style:style>
    <style:style style:name="P118" style:family="paragraph" style:parent-style-name="Normal">
      <style:paragraph-properties fo:text-align="justify" fo:line-height="150%"/>
    </style:style>
    <style:style style:name="T118_1" style:family="text">
      <style:text-properties style:font-name="Times New Roman" style:font-name-complex="Times New Roman"/>
    </style:style>
    <style:style style:name="P119" style:family="paragraph" style:parent-style-name="Normal">
      <style:paragraph-properties fo:text-align="justify" fo:line-height="150%"/>
    </style:style>
    <style:style style:name="T119_1" style:family="text">
      <style:text-properties style:font-name="Times New Roman" style:font-name-complex="Times New Roman"/>
    </style:style>
    <style:style style:name="T119_2" style:family="text">
      <style:text-properties style:font-name="Times New Roman" style:font-name-complex="Times New Roman"/>
    </style:style>
    <style:style style:name="T119_3" style:family="text">
      <style:text-properties style:font-name="Times New Roman" style:font-name-complex="Times New Roman"/>
    </style:style>
    <style:style style:name="T119_4" style:family="text">
      <style:text-properties style:font-name="Times New Roman" style:font-name-complex="Times New Roman" fo:font-weight="bold" style:font-weight-asian="bold"/>
    </style:style>
    <style:style style:name="T119_5" style:family="text">
      <style:text-properties style:font-name="Times New Roman" style:font-name-complex="Times New Roman" fo:font-weight="bold" style:font-weight-asian="bold"/>
    </style:style>
    <style:style style:name="T119_6" style:family="text">
      <style:text-properties style:font-name="Times New Roman" style:font-name-complex="Times New Roman"/>
    </style:style>
    <style:style style:name="T119_7" style:family="text">
      <style:text-properties style:font-name="Times New Roman" style:font-name-complex="Times New Roman"/>
    </style:style>
    <style:style style:name="T119_8" style:family="text">
      <style:text-properties style:font-name="Times New Roman" style:font-name-complex="Times New Roman" fo:font-weight="bold" style:font-weight-asian="bold"/>
    </style:style>
    <style:style style:name="T119_9" style:family="text">
      <style:text-properties style:font-name="Times New Roman" style:font-name-complex="Times New Roman"/>
    </style:style>
    <style:style style:name="T119_10" style:family="text">
      <style:text-properties style:font-name="Times New Roman" style:font-name-complex="Times New Roman" fo:font-weight="bold" style:font-weight-asian="bold"/>
    </style:style>
    <style:style style:name="T119_11" style:family="text">
      <style:text-properties style:font-name="Times New Roman" style:font-name-complex="Times New Roman"/>
    </style:style>
    <style:style style:name="P120" style:family="paragraph" style:parent-style-name="Normal">
      <style:paragraph-properties fo:break-before="page"/>
    </style:style>
    <style:style style:name="P121" style:family="paragraph" style:parent-style-name="Normal">
      <style:paragraph-properties fo:text-indent="-1.251cm" fo:margin-left="1.251cm"/>
    </style:style>
    <style:style style:name="T121_1" style:family="text">
      <style:text-properties style:font-name="Times New Roman" style:font-name-complex="Times New Roman" fo:language="es" fo:country="ES" fo:font-weight="bold" style:font-weight-asian="bold"/>
    </style:style>
    <style:style style:name="T121_2" style:family="text">
      <style:text-properties style:font-name="Times New Roman" style:font-name-complex="Times New Roman" fo:language="es" fo:country="ES" fo:font-weight="bold" style:font-weight-asian="bold"/>
    </style:style>
    <style:style style:name="T121_3" style:family="text">
      <style:text-properties style:font-name="Times New Roman" style:font-name-complex="Times New Roman" fo:language="es" fo:country="ES" fo:font-weight="bold" style:font-weight-asian="bold"/>
    </style:style>
    <style:style style:name="T121_4" style:family="text">
      <style:text-properties fo:font-style="italic" style:font-style-asian="italic" style:font-name="Times New Roman" style:font-name-complex="Times New Roman" fo:language="es" fo:country="ES" fo:font-weight="bold" style:font-weight-asian="bold"/>
    </style:style>
    <style:style style:name="T121_5" style:family="text">
      <style:text-properties fo:font-style="italic" style:font-style-asian="italic" style:font-name="Times New Roman" style:font-name-complex="Times New Roman" fo:language="es" fo:country="ES"/>
    </style:style>
    <style:style style:name="T121_6" style:family="text">
      <style:text-properties style:font-name="Times New Roman" style:font-name-complex="Times New Roman" fo:language="es" fo:country="ES"/>
    </style:style>
    <style:style style:name="T121_7" style:family="text">
      <style:text-properties fo:font-style="italic" style:font-style-asian="italic" style:font-name="Times New Roman" style:font-name-complex="Times New Roman" fo:language="es" fo:country="ES"/>
    </style:style>
    <style:style style:name="T121_8" style:family="text">
      <style:text-properties style:font-name="Times New Roman" style:font-name-complex="Times New Roman" fo:language="es" fo:country="ES"/>
    </style:style>
    <style:style style:name="T121_9" style:family="text">
      <style:text-properties style:font-name="Times New Roman" style:font-name-complex="Times New Roman" fo:language="en" fo:country="US"/>
    </style:style>
    <style:style style:name="P122" style:family="paragraph" style:parent-style-name="Normal">
      <style:paragraph-properties fo:text-align="justify" fo:line-height="150%"/>
    </style:style>
    <style:style style:name="T122_1" style:family="text">
      <style:text-properties style:font-name="Times New Roman" style:font-name-complex="Times New Roman"/>
    </style:style>
    <style:style style:name="T122_2" style:family="text">
      <style:text-properties style:font-name="Times New Roman" style:font-name-complex="Times New Roman"/>
    </style:style>
    <style:style style:name="T122_3" style:family="text">
      <style:text-properties style:font-name="Times New Roman" style:font-name-complex="Times New Roman"/>
    </style:style>
    <style:style style:name="T122_4" style:family="text">
      <style:text-properties style:font-name="Times New Roman" style:font-name-complex="Times New Roman" fo:font-weight="bold" style:font-weight-asian="bold"/>
    </style:style>
    <style:style style:name="T122_5" style:family="text">
      <style:text-properties style:font-name="Times New Roman" style:font-name-complex="Times New Roman" fo:font-weight="bold" style:font-weight-asian="bold"/>
    </style:style>
    <style:style style:name="P123" style:family="paragraph" style:parent-style-name="Normal">
      <style:paragraph-properties fo:text-align="justify" fo:line-height="150%"/>
    </style:style>
    <style:style style:name="T123_1" style:family="text">
      <style:text-properties style:font-name="Times New Roman" style:font-name-complex="Times New Roman"/>
    </style:style>
    <style:style style:name="P124" style:family="paragraph" style:parent-style-name="Normal">
      <style:paragraph-properties fo:text-align="justify" fo:line-height="150%"/>
    </style:style>
    <style:style style:name="T124_1" style:family="text">
      <style:text-properties style:font-name="Times New Roman" style:font-name-complex="Times New Roman"/>
    </style:style>
    <style:style style:name="T124_2" style:family="text">
      <style:text-properties style:font-name="Times New Roman" style:font-name-complex="Times New Roman"/>
    </style:style>
    <style:style style:name="P125" style:family="paragraph" style:parent-style-name="Normal">
      <style:paragraph-properties fo:break-before="page"/>
    </style:style>
    <style:style style:name="P126" style:family="paragraph" style:parent-style-name="Normal"/>
    <style:style style:name="T126_1" style:family="text">
      <style:text-properties style:font-name="Times New Roman" style:font-name-complex="Times New Roman" fo:language="es" fo:country="ES" fo:font-weight="bold" style:font-weight-asian="bold"/>
    </style:style>
    <style:style style:name="T126_2" style:family="text">
      <style:text-properties style:font-name="Times New Roman" style:font-name-complex="Times New Roman" fo:language="es" fo:country="ES" fo:font-weight="bold" style:font-weight-asian="bold"/>
    </style:style>
    <style:style style:name="T126_3" style:family="text">
      <style:text-properties style:font-name="Times New Roman" style:font-name-complex="Times New Roman" fo:language="es" fo:country="ES" fo:font-weight="bold" style:font-weight-asian="bold"/>
    </style:style>
    <style:style style:name="T126_4" style:family="text">
      <style:text-properties fo:font-style="italic" style:font-style-asian="italic" style:font-name="Times New Roman" style:font-name-complex="Times New Roman" fo:language="es" fo:country="ES" fo:font-weight="bold" style:font-weight-asian="bold"/>
    </style:style>
    <style:style style:name="T126_5" style:family="text">
      <style:text-properties fo:font-style="italic" style:font-style-asian="italic" style:font-name="Times New Roman" style:font-name-complex="Times New Roman" fo:language="es" fo:country="ES"/>
    </style:style>
    <style:style style:name="T126_6" style:family="text">
      <style:text-properties style:font-name="Times New Roman" style:font-name-complex="Times New Roman" fo:language="es" fo:country="ES"/>
    </style:style>
    <style:style style:name="T126_7" style:family="text">
      <style:text-properties fo:font-style="italic" style:font-style-asian="italic" style:font-name="Times New Roman" style:font-name-complex="Times New Roman" fo:language="es" fo:country="ES"/>
    </style:style>
    <style:style style:name="T126_8" style:family="text">
      <style:text-properties style:font-name="Times New Roman" style:font-name-complex="Times New Roman" fo:language="es" fo:country="ES"/>
    </style:style>
    <style:style style:name="T126_9" style:family="text">
      <style:text-properties style:font-name="Times New Roman" style:font-name-complex="Times New Roman" fo:language="en" fo:country="US"/>
    </style:style>
    <style:style style:name="T126_10" style:family="text">
      <style:text-properties style:font-name="Times New Roman" style:font-name-complex="Times New Roman" fo:language="en" fo:country="US"/>
    </style:style>
    <style:style style:name="P127" style:family="paragraph" style:parent-style-name="Normal">
      <style:paragraph-properties fo:text-align="justify"/>
      <style:text-properties style:font-name="Times New Roman" style:font-name-complex="Times New Roman" fo:language="en" fo:country="US"/>
    </style:style>
    <style:style style:name="P128" style:family="paragraph" style:parent-style-name="Normal">
      <style:paragraph-properties fo:text-align="justify" fo:text-indent="-1.251cm" fo:margin-left="1.251cm"/>
    </style:style>
    <style:style style:name="T128_1" style:family="text">
      <style:text-properties style:font-name="Times New Roman" style:font-name-complex="Times New Roman" fo:language="es" fo:country="ES" fo:font-weight="bold" style:font-weight-asian="bold"/>
    </style:style>
    <style:style style:name="T128_2" style:family="text">
      <style:text-properties style:font-name="Times New Roman" style:font-name-complex="Times New Roman" fo:language="es" fo:country="ES"/>
    </style:style>
    <style:style style:name="P129" style:family="paragraph" style:parent-style-name="Normal">
      <style:paragraph-properties fo:text-align="justify" fo:text-indent="1.251cm" fo:line-height="150%"/>
    </style:style>
    <style:style style:name="T129_1" style:family="text">
      <style:text-properties style:font-name="Times New Roman" style:font-name-complex="Times New Roman"/>
    </style:style>
    <style:style style:name="P130" style:family="paragraph" style:parent-style-name="Normal">
      <style:paragraph-properties fo:text-align="justify" fo:text-indent="1.251cm" fo:line-height="150%"/>
    </style:style>
    <style:style style:name="T130_1" style:family="text">
      <style:text-properties style:font-name="Times New Roman" style:font-name-complex="Times New Roman"/>
    </style:style>
    <style:style style:name="T130_2" style:family="text">
      <style:text-properties style:font-name="Times New Roman" style:font-name-complex="Times New Roman"/>
    </style:style>
    <style:style style:name="T130_3" style:family="text">
      <style:text-properties style:font-name="Times New Roman" style:font-name-complex="Times New Roman"/>
    </style:style>
    <style:style style:name="P131" style:family="paragraph" style:parent-style-name="Normal">
      <style:paragraph-properties fo:text-align="justify" fo:text-indent="1.251cm"/>
    </style:style>
    <style:style style:name="T131_1" style:family="text"/>
    <style:style style:name="P132" style:family="paragraph" style:parent-style-name="Normal">
      <style:paragraph-properties fo:text-align="justify" fo:text-indent="1.251cm"/>
    </style:style>
    <style:style style:name="P133" style:family="paragraph" style:parent-style-name="Normal">
      <style:paragraph-properties fo:text-align="justify" fo:text-indent="1.251cm" fo:line-height="150%"/>
    </style:style>
    <style:style style:name="T133_1" style:family="text"/>
    <style:style style:name="T133_2" style:family="text">
      <style:text-properties style:text-position="super 58%"/>
    </style:style>
    <style:style style:name="T133_3" style:family="text"/>
    <style:style style:name="T133_4" style:family="text"/>
    <style:style style:name="T133_5" style:family="text"/>
    <style:style style:name="P134" style:family="paragraph" style:parent-style-name="Normal">
      <style:paragraph-properties fo:break-before="page"/>
    </style:style>
    <style:style style:name="P135" style:family="paragraph" style:parent-style-name="Normal">
      <style:paragraph-properties fo:text-align="justify" fo:text-indent="1.251cm" fo:line-height="150%"/>
    </style:style>
    <style:style style:name="P136" style:family="paragraph" style:parent-style-name="Normal">
      <style:paragraph-properties fo:text-align="justify" fo:text-indent="-1.251cm" fo:margin-left="1.251cm"/>
    </style:style>
    <style:style style:name="T136_1" style:family="text">
      <style:text-properties style:font-name="Times New Roman" style:font-name-complex="Times New Roman" fo:font-weight="bold" style:font-weight-asian="bold"/>
    </style:style>
    <style:style style:name="T136_2" style:family="text">
      <style:text-properties style:font-name="Times New Roman" style:font-name-complex="Times New Roman" fo:font-weight="bold" style:font-weight-asian="bold"/>
    </style:style>
    <style:style style:name="T136_3" style:family="text">
      <style:text-properties style:font-name="Times New Roman" style:font-name-complex="Times New Roman" fo:font-weight="bold" style:font-weight-asian="bold"/>
    </style:style>
    <style:style style:name="T136_4" style:family="text">
      <style:text-properties style:font-name="Times New Roman" style:font-name-complex="Times New Roman"/>
    </style:style>
    <style:style style:name="T136_5" style:family="text">
      <style:text-properties fo:font-style="italic" style:font-style-asian="italic" style:font-name="Times New Roman" style:font-name-complex="Times New Roman"/>
    </style:style>
    <style:style style:name="T136_6" style:family="text">
      <style:text-properties style:font-name="Times New Roman" style:font-name-complex="Times New Roman"/>
    </style:style>
    <style:style style:name="T136_7" style:family="text">
      <style:text-properties style:font-name="Times New Roman" style:font-name-complex="Times New Roman" fo:language="en" fo:country="US"/>
    </style:style>
    <style:style style:name="T136_8" style:family="text">
      <style:text-properties fo:font-style="italic" style:font-style-asian="italic" style:font-name="Times New Roman" style:font-name-complex="Times New Roman" fo:language="en" fo:country="US"/>
    </style:style>
    <style:style style:name="T136_9" style:family="text">
      <style:text-properties fo:font-style="italic" style:font-style-asian="italic" style:font-name="Times New Roman" style:font-name-complex="Times New Roman" fo:language="en" fo:country="US"/>
    </style:style>
    <style:style style:name="T136_10" style:family="text">
      <style:text-properties style:font-name="Times New Roman" style:font-name-complex="Times New Roman" fo:language="en" fo:country="US"/>
    </style:style>
    <style:style style:name="T136_11" style:family="text">
      <style:text-properties style:font-name="Times New Roman" style:font-name-complex="Times New Roman" fo:language="en" fo:country="US"/>
    </style:style>
    <style:style style:name="T136_12" style:family="text">
      <style:text-properties style:font-name="Times New Roman" style:font-name-complex="Times New Roman" fo:language="en" fo:country="US"/>
    </style:style>
    <style:style style:name="T136_13" style:family="text">
      <style:text-properties style:font-name="Times New Roman" style:font-name-complex="Times New Roman" fo:language="en" fo:country="US"/>
    </style:style>
    <style:style style:name="P137" style:family="paragraph" style:parent-style-name="Normal">
      <style:paragraph-properties fo:text-align="justify" fo:line-height="150%"/>
    </style:style>
    <style:style style:name="T137_1" style:family="text">
      <style:text-properties style:font-name="Times New Roman" style:font-name-complex="Times New Roman"/>
    </style:style>
    <style:style style:name="T137_2" style:family="text">
      <style:text-properties style:font-name="Times New Roman" style:font-name-complex="Times New Roman"/>
    </style:style>
    <style:style style:name="P138" style:family="paragraph" style:parent-style-name="Normal">
      <style:paragraph-properties fo:text-align="justify" fo:line-height="150%"/>
    </style:style>
    <style:style style:name="T138_1" style:family="text">
      <style:text-properties style:font-name="Times New Roman" style:font-name-complex="Times New Roman"/>
    </style:style>
    <style:style style:name="T138_2" style:family="text">
      <style:text-properties style:text-position="super 58%" style:font-name="Times New Roman" style:font-name-complex="Times New Roman"/>
    </style:style>
    <style:style style:name="T138_3" style:family="text">
      <style:text-properties style:font-name="Times New Roman" style:font-name-complex="Times New Roman"/>
    </style:style>
    <style:style style:name="T138_4" style:family="text">
      <style:text-properties style:font-name="Times New Roman" style:font-name-complex="Times New Roman"/>
    </style:style>
    <style:style style:name="T138_5" style:family="text">
      <style:text-properties style:font-name="Times New Roman" style:font-name-complex="Times New Roman"/>
    </style:style>
    <style:style style:name="T138_6" style:family="text">
      <style:text-properties style:font-name="Times New Roman" style:font-name-complex="Times New Roman"/>
    </style:style>
    <style:style style:name="T138_7" style:family="text">
      <style:text-properties style:font-name="Times New Roman" style:font-name-complex="Times New Roman"/>
    </style:style>
    <style:style style:name="T138_8" style:family="text">
      <style:text-properties style:font-name="Times New Roman" style:font-name-complex="Times New Roman"/>
    </style:style>
    <style:style style:name="T138_9" style:family="text">
      <style:text-properties style:font-name="Times New Roman" style:font-name-complex="Times New Roman"/>
    </style:style>
    <style:style style:name="T138_10" style:family="text">
      <style:text-properties style:font-name="Times New Roman" style:font-name-complex="Times New Roman"/>
    </style:style>
    <style:style style:name="T138_11" style:family="text">
      <style:text-properties style:font-name="Times New Roman" style:font-name-complex="Times New Roman"/>
    </style:style>
    <style:style style:name="T138_12" style:family="text">
      <style:text-properties style:font-name="Times New Roman" style:font-name-complex="Times New Roman"/>
    </style:style>
    <style:style style:name="T138_13" style:family="text">
      <style:text-properties style:text-position="super 58%" style:font-name="Times New Roman" style:font-name-complex="Times New Roman"/>
    </style:style>
    <style:style style:name="T138_14" style:family="text">
      <style:text-properties style:font-name="Times New Roman" style:font-name-complex="Times New Roman"/>
    </style:style>
    <style:style style:name="T138_15" style:family="text">
      <style:text-properties style:font-name="Times New Roman" style:font-name-complex="Times New Roman"/>
    </style:style>
    <style:style style:name="T138_16" style:family="text">
      <style:text-properties style:font-name="Times New Roman" style:font-name-complex="Times New Roman"/>
    </style:style>
    <style:style style:name="P139" style:family="paragraph" style:parent-style-name="Normal">
      <style:paragraph-properties fo:break-before="page"/>
    </style:style>
    <style:style style:name="P140" style:family="paragraph" style:parent-style-name="Normal">
      <style:paragraph-properties fo:text-align="justify" fo:text-indent="-1.251cm" fo:margin-left="1.251cm"/>
    </style:style>
    <style:style style:name="T140_1" style:family="text">
      <style:text-properties style:font-name="Times New Roman" style:font-name-complex="Times New Roman" fo:font-weight="bold" style:font-weight-asian="bold"/>
    </style:style>
    <style:style style:name="T140_2" style:family="text">
      <style:text-properties style:font-name="Times New Roman" style:font-name-complex="Times New Roman" fo:font-weight="bold" style:font-weight-asian="bold"/>
    </style:style>
    <style:style style:name="T140_3" style:family="text">
      <style:text-properties style:font-name="Times New Roman" style:font-name-complex="Times New Roman" fo:font-weight="bold" style:font-weight-asian="bold"/>
    </style:style>
    <style:style style:name="T140_4" style:family="text">
      <style:text-properties style:font-name="Times New Roman" style:font-name-complex="Times New Roman"/>
    </style:style>
    <style:style style:name="T140_5" style:family="text">
      <style:text-properties fo:font-style="italic" style:font-style-asian="italic" style:font-name="Times New Roman" style:font-name-complex="Times New Roman"/>
    </style:style>
    <style:style style:name="T140_6" style:family="text">
      <style:text-properties style:font-name="Times New Roman" style:font-name-complex="Times New Roman"/>
    </style:style>
    <style:style style:name="T140_7" style:family="text">
      <style:text-properties style:font-name="Times New Roman" style:font-name-complex="Times New Roman" fo:language="en" fo:country="US"/>
    </style:style>
    <style:style style:name="T140_8" style:family="text">
      <style:text-properties fo:font-style="italic" style:font-style-asian="italic" style:font-name="Times New Roman" style:font-name-complex="Times New Roman" fo:language="en" fo:country="US"/>
    </style:style>
    <style:style style:name="T140_9" style:family="text">
      <style:text-properties fo:font-style="italic" style:font-style-asian="italic" style:font-name="Times New Roman" style:font-name-complex="Times New Roman" fo:language="en" fo:country="US"/>
    </style:style>
    <style:style style:name="T140_10" style:family="text">
      <style:text-properties style:font-name="Times New Roman" style:font-name-complex="Times New Roman" fo:language="en" fo:country="US"/>
    </style:style>
    <style:style style:name="P141" style:family="paragraph" style:parent-style-name="Normal">
      <style:paragraph-properties fo:text-align="justify" fo:line-height="150%"/>
    </style:style>
    <style:style style:name="T141_1" style:family="text">
      <style:text-properties style:font-name="Times New Roman" style:font-name-complex="Times New Roman"/>
    </style:style>
    <style:style style:name="T141_2" style:family="text">
      <style:text-properties style:font-name="Times New Roman" style:font-name-complex="Times New Roman"/>
    </style:style>
    <style:style style:name="P142" style:family="paragraph" style:parent-style-name="Normal">
      <style:paragraph-properties fo:text-align="justify" fo:line-height="150%"/>
    </style:style>
    <style:style style:name="T142_1" style:family="text">
      <style:text-properties style:font-name="Times New Roman" style:font-name-complex="Times New Roman"/>
    </style:style>
    <style:style style:name="T142_2" style:family="text">
      <style:text-properties style:font-name="Times New Roman" style:font-name-complex="Times New Roman"/>
    </style:style>
    <style:style style:name="T142_3" style:family="text">
      <style:text-properties style:font-name="Times New Roman" style:font-name-complex="Times New Roman" fo:font-weight="bold" style:font-weight-asian="bold"/>
    </style:style>
    <style:style style:name="T142_4" style:family="text">
      <style:text-properties style:font-name="Times New Roman" style:font-name-complex="Times New Roman"/>
    </style:style>
    <style:style style:name="P143" style:family="paragraph" style:parent-style-name="Normal">
      <style:paragraph-properties fo:break-before="page"/>
    </style:style>
    <style:style style:name="P144" style:family="paragraph" style:parent-style-name="Normal">
      <style:paragraph-properties fo:text-align="justify" fo:line-height="150%"/>
      <style:text-properties style:font-name="Times New Roman" style:font-name-complex="Times New Roman"/>
    </style:style>
    <style:style style:name="P145" style:family="paragraph" style:parent-style-name="Normal">
      <style:paragraph-properties fo:text-align="justify" fo:line-height="150%"/>
      <style:text-properties style:font-name="Times New Roman" style:font-name-complex="Times New Roman"/>
    </style:style>
    <style:style style:name="P146" style:family="paragraph" style:parent-style-name="Normal">
      <style:paragraph-properties fo:text-align="justify" fo:text-indent="-1.251cm" fo:margin-left="1.251cm"/>
    </style:style>
    <style:style style:name="T146_1" style:family="text">
      <style:text-properties style:font-name="Times New Roman" style:font-name-complex="Times New Roman" fo:font-weight="bold" style:font-weight-asian="bold"/>
    </style:style>
    <style:style style:name="T146_2" style:family="text">
      <style:text-properties style:font-name="Times New Roman" style:font-name-complex="Times New Roman" fo:font-weight="bold" style:font-weight-asian="bold"/>
    </style:style>
    <style:style style:name="T146_3" style:family="text">
      <style:text-properties style:font-name="Times New Roman" style:font-name-complex="Times New Roman" fo:font-weight="bold" style:font-weight-asian="bold"/>
    </style:style>
    <style:style style:name="T146_4" style:family="text">
      <style:text-properties style:font-name="Times New Roman" style:font-name-complex="Times New Roman"/>
    </style:style>
    <style:style style:name="T146_5" style:family="text">
      <style:text-properties fo:font-style="italic" style:font-style-asian="italic" style:font-name="Times New Roman" style:font-name-complex="Times New Roman"/>
    </style:style>
    <style:style style:name="T146_6" style:family="text">
      <style:text-properties style:font-name="Times New Roman" style:font-name-complex="Times New Roman"/>
    </style:style>
    <style:style style:name="T146_7" style:family="text">
      <style:text-properties style:font-name="Times New Roman" style:font-name-complex="Times New Roman" fo:language="en" fo:country="US"/>
    </style:style>
    <style:style style:name="T146_8" style:family="text">
      <style:text-properties fo:font-style="italic" style:font-style-asian="italic" style:font-name="Times New Roman" style:font-name-complex="Times New Roman" fo:language="en" fo:country="US"/>
    </style:style>
    <style:style style:name="T146_9" style:family="text">
      <style:text-properties fo:font-style="italic" style:font-style-asian="italic" style:font-name="Times New Roman" style:font-name-complex="Times New Roman" fo:language="en" fo:country="US"/>
    </style:style>
    <style:style style:name="T146_10" style:family="text">
      <style:text-properties style:font-name="Times New Roman" style:font-name-complex="Times New Roman" fo:language="en" fo:country="US"/>
    </style:style>
    <style:style style:name="P147" style:family="paragraph" style:parent-style-name="Normal">
      <style:paragraph-properties fo:text-align="justify" fo:line-height="150%"/>
    </style:style>
    <style:style style:name="T147_1" style:family="text">
      <style:text-properties style:font-name="Times New Roman" style:font-name-complex="Times New Roman"/>
    </style:style>
    <style:style style:name="T147_2" style:family="text">
      <style:text-properties style:font-name="Times New Roman" style:font-name-complex="Times New Roman"/>
    </style:style>
    <style:style style:name="P148" style:family="paragraph" style:parent-style-name="Normal">
      <style:paragraph-properties fo:text-align="justify" fo:line-height="150%"/>
    </style:style>
    <style:style style:name="T148_1" style:family="text">
      <style:text-properties style:font-name="Times New Roman" style:font-name-complex="Times New Roman"/>
    </style:style>
    <style:style style:name="T148_2" style:family="text">
      <style:text-properties style:font-name="Times New Roman" style:font-name-complex="Times New Roman"/>
    </style:style>
    <style:style style:name="T148_3" style:family="text">
      <style:text-properties style:font-name="Times New Roman" style:font-name-complex="Times New Roman"/>
    </style:style>
    <style:style style:name="T148_4" style:family="text">
      <style:text-properties style:font-name="Times New Roman" style:font-name-complex="Times New Roman"/>
    </style:style>
    <style:style style:name="T148_5" style:family="text">
      <style:text-properties style:font-name="Times New Roman" style:font-name-complex="Times New Roman"/>
    </style:style>
    <style:style style:name="P149" style:family="paragraph" style:parent-style-name="Normal">
      <style:paragraph-properties fo:text-align="justify" fo:margin-left="0.3cm" fo:margin-right="0.3cm"/>
    </style:style>
    <style:style style:name="T149_1" style:family="text">
      <style:text-properties style:font-name="Times New Roman" fo:font-size="10.5pt" style:font-size-asian="10.5pt" style:font-name-complex="Times New Roman" style:font-size-complex="10.5pt"/>
    </style:style>
    <style:style style:name="T149_2" style:family="text">
      <style:text-properties style:text-position="super 58%" style:font-name="Times New Roman" fo:font-size="10.5pt" style:font-size-asian="10.5pt" style:font-name-complex="Times New Roman" style:font-size-complex="10.5pt"/>
    </style:style>
    <style:style style:name="P150" style:family="paragraph" style:parent-style-name="Normal">
      <style:paragraph-properties fo:break-before="page"/>
    </style:style>
    <style:style style:name="P151" style:family="paragraph" style:parent-style-name="Normal">
      <style:paragraph-properties fo:text-align="justify" fo:text-indent="-1.251cm" fo:margin-left="1.251cm"/>
    </style:style>
    <style:style style:name="T151_1" style:family="text">
      <style:text-properties style:font-name="Times New Roman" style:font-name-complex="Times New Roman" fo:font-weight="bold" style:font-weight-asian="bold"/>
    </style:style>
    <style:style style:name="T151_2" style:family="text">
      <style:text-properties style:font-name="Times New Roman" style:font-name-complex="Times New Roman" fo:font-weight="bold" style:font-weight-asian="bold"/>
    </style:style>
    <style:style style:name="T151_3" style:family="text">
      <style:text-properties style:font-name="Times New Roman" style:font-name-complex="Times New Roman" fo:font-weight="bold" style:font-weight-asian="bold"/>
    </style:style>
    <style:style style:name="T151_4" style:family="text">
      <style:text-properties style:font-name="Times New Roman" style:font-name-complex="Times New Roman"/>
    </style:style>
    <style:style style:name="T151_5" style:family="text">
      <style:text-properties fo:font-style="italic" style:font-style-asian="italic" style:font-name="Times New Roman" style:font-name-complex="Times New Roman"/>
    </style:style>
    <style:style style:name="T151_6" style:family="text">
      <style:text-properties style:font-name="Times New Roman" style:font-name-complex="Times New Roman"/>
    </style:style>
    <style:style style:name="T151_7" style:family="text">
      <style:text-properties style:font-name="Times New Roman" style:font-name-complex="Times New Roman"/>
    </style:style>
    <style:style style:name="T151_8" style:family="text">
      <style:text-properties fo:font-style="italic" style:font-style-asian="italic" style:font-name="Times New Roman" style:font-name-complex="Times New Roman"/>
    </style:style>
    <style:style style:name="T151_9" style:family="text">
      <style:text-properties style:font-name="Times New Roman" style:font-name-complex="Times New Roman" fo:language="en" fo:country="US"/>
    </style:style>
    <style:style style:name="P152" style:family="paragraph" style:parent-style-name="Normal">
      <style:paragraph-properties fo:text-align="justify" fo:line-height="150%"/>
    </style:style>
    <style:style style:name="T152_1" style:family="text">
      <style:text-properties style:font-name="Times New Roman" style:font-name-complex="Times New Roman"/>
    </style:style>
    <style:style style:name="T152_2" style:family="text">
      <style:text-properties style:font-name="Times New Roman" style:font-name-complex="Times New Roman"/>
    </style:style>
    <style:style style:name="P153" style:family="paragraph" style:parent-style-name="Normal">
      <style:paragraph-properties fo:text-align="justify" fo:line-height="150%"/>
    </style:style>
    <style:style style:name="T153_1" style:family="text">
      <style:text-properties style:font-name="Times New Roman" style:font-name-complex="Times New Roman"/>
    </style:style>
    <style:style style:name="T153_2" style:family="text">
      <style:text-properties style:font-name="Times New Roman" style:font-name-complex="Times New Roman"/>
    </style:style>
    <style:style style:name="T153_3" style:family="text">
      <style:text-properties style:font-name="Times New Roman" style:font-name-complex="Times New Roman"/>
    </style:style>
    <style:style style:name="T153_4" style:family="text">
      <style:text-properties style:font-name="Times New Roman" style:font-name-complex="Times New Roman"/>
    </style:style>
    <style:style style:name="T153_5" style:family="text">
      <style:text-properties style:font-name="Times New Roman" style:font-name-complex="Times New Roman"/>
    </style:style>
    <style:style style:name="T153_6" style:family="text">
      <style:text-properties style:font-name="Times New Roman" style:font-name-complex="Times New Roman"/>
    </style:style>
    <style:style style:name="T153_7" style:family="text">
      <style:text-properties style:font-name="Times New Roman" style:font-name-complex="Times New Roman"/>
    </style:style>
    <style:style style:name="T153_8" style:family="text">
      <style:text-properties style:font-name="Times New Roman" style:font-name-complex="Times New Roman" fo:font-weight="bold" style:font-weight-asian="bold"/>
    </style:style>
    <style:style style:name="T153_9" style:family="text">
      <style:text-properties style:font-name="Times New Roman" style:font-name-complex="Times New Roman"/>
    </style:style>
    <style:style style:name="T153_10" style:family="text">
      <style:text-properties style:text-position="super 58%" style:font-name="Times New Roman" style:font-name-complex="Times New Roman"/>
    </style:style>
    <style:style style:name="P154" style:family="paragraph" style:parent-style-name="Normal">
      <style:paragraph-properties fo:break-before="page"/>
    </style:style>
    <style:style style:name="P155" style:family="paragraph" style:parent-style-name="Normal">
      <style:paragraph-properties fo:text-indent="-1.251cm" fo:margin-left="1.251cm"/>
    </style:style>
    <style:style style:name="T155_1" style:family="text">
      <style:text-properties style:font-name="Times New Roman" style:font-name-complex="Times New Roman" fo:language="es" fo:country="ES" fo:font-weight="bold" style:font-weight-asian="bold"/>
    </style:style>
    <style:style style:name="T155_2" style:family="text">
      <style:text-properties style:font-name="Times New Roman" style:font-name-complex="Times New Roman" fo:language="es" fo:country="ES" fo:font-weight="bold" style:font-weight-asian="bold"/>
    </style:style>
    <style:style style:name="T155_3" style:family="text">
      <style:text-properties style:font-name="Times New Roman" style:font-name-complex="Times New Roman" fo:language="es" fo:country="ES" fo:font-weight="bold" style:font-weight-asian="bold"/>
    </style:style>
    <style:style style:name="T155_4" style:family="text">
      <style:text-properties fo:font-style="italic" style:font-style-asian="italic" style:font-name="Times New Roman" style:font-name-complex="Times New Roman" fo:language="es" fo:country="ES" fo:font-weight="bold" style:font-weight-asian="bold"/>
    </style:style>
    <style:style style:name="T155_5" style:family="text">
      <style:text-properties fo:font-style="italic" style:font-style-asian="italic" style:font-name="Times New Roman" style:font-name-complex="Times New Roman" fo:language="es" fo:country="ES"/>
    </style:style>
    <style:style style:name="T155_6" style:family="text">
      <style:text-properties style:font-name="Times New Roman" style:font-name-complex="Times New Roman" fo:language="es" fo:country="ES"/>
    </style:style>
    <style:style style:name="T155_7" style:family="text">
      <style:text-properties fo:font-style="italic" style:font-style-asian="italic" style:font-name="Times New Roman" style:font-name-complex="Times New Roman" fo:language="es" fo:country="ES"/>
    </style:style>
    <style:style style:name="T155_8" style:family="text">
      <style:text-properties style:font-name="Times New Roman" style:font-name-complex="Times New Roman" fo:language="es" fo:country="ES"/>
    </style:style>
    <style:style style:name="T155_9" style:family="text">
      <style:text-properties style:font-name="Times New Roman" style:font-name-complex="Times New Roman" fo:language="en" fo:country="US"/>
    </style:style>
    <style:style style:name="P156" style:family="paragraph" style:parent-style-name="Normal">
      <style:paragraph-properties fo:text-align="justify" fo:line-height="150%"/>
    </style:style>
    <style:style style:name="T156_1" style:family="text">
      <style:text-properties style:font-name="Times New Roman" style:font-name-complex="Times New Roman"/>
    </style:style>
    <style:style style:name="T156_2" style:family="text">
      <style:text-properties style:font-name="Times New Roman" style:font-name-complex="Times New Roman"/>
    </style:style>
    <style:style style:name="P157" style:family="paragraph" style:parent-style-name="Normal">
      <style:paragraph-properties fo:text-align="justify" fo:line-height="150%"/>
    </style:style>
    <style:style style:name="T157_1" style:family="text">
      <style:text-properties style:font-name="Times New Roman" style:font-name-complex="Times New Roman"/>
    </style:style>
    <style:style style:name="T157_2" style:family="text">
      <style:text-properties style:font-name="Times New Roman" style:font-name-complex="Times New Roman"/>
    </style:style>
    <style:style style:name="P158" style:family="paragraph" style:parent-style-name="Normal">
      <style:paragraph-properties fo:text-align="justify" fo:line-height="150%"/>
    </style:style>
    <style:style style:name="T158_1" style:family="text">
      <style:text-properties style:font-name="Times New Roman" style:font-name-complex="Times New Roman"/>
    </style:style>
    <style:style style:name="T158_2" style:family="text">
      <style:text-properties style:font-name="Times New Roman" style:font-name-complex="Times New Roman"/>
    </style:style>
    <style:style style:name="T158_3" style:family="text">
      <style:text-properties style:font-name="Times New Roman" style:font-name-complex="Times New Roman"/>
    </style:style>
    <style:style style:name="T158_4" style:family="text">
      <style:text-properties style:font-name="Times New Roman" style:font-name-complex="Times New Roman"/>
    </style:style>
    <style:style style:name="T158_5" style:family="text">
      <style:text-properties style:font-name="Times New Roman" style:font-name-complex="Times New Roman"/>
    </style:style>
    <style:style style:name="T158_6" style:family="text">
      <style:text-properties style:font-name="Times New Roman" style:font-name-complex="Times New Roman"/>
    </style:style>
    <style:style style:name="T158_7" style:family="text">
      <style:text-properties style:font-name="Times New Roman" style:font-name-complex="Times New Roman"/>
    </style:style>
    <style:style style:name="T158_8" style:family="text">
      <style:text-properties style:font-name="Times New Roman" style:font-name-complex="Times New Roman"/>
    </style:style>
    <style:style style:name="P159" style:family="paragraph" style:parent-style-name="Normal">
      <style:text-properties style:font-name="Times New Roman" style:font-name-complex="Times New Roman"/>
    </style:style>
    <style:style style:name="P160" style:family="paragraph" style:parent-style-name="Normal">
      <style:text-properties style:font-name="Times New Roman" style:font-name-complex="Times New Roman" fo:language="es" fo:country="ES" fo:font-weight="bold" style:font-weight-asian="bold"/>
    </style:style>
    <style:style style:name="P161" style:family="paragraph" style:parent-style-name="Normal">
      <style:text-properties style:font-name="Times New Roman" style:font-name-complex="Times New Roman" fo:language="es" fo:country="ES" fo:font-weight="bold" style:font-weight-asian="bold"/>
    </style:style>
    <style:style style:name="P162" style:family="paragraph" style:parent-style-name="Normal">
      <style:text-properties style:font-name="Times New Roman" style:font-name-complex="Times New Roman" fo:language="es" fo:country="ES" fo:font-weight="bold" style:font-weight-asian="bold"/>
    </style:style>
    <style:style style:name="P163" style:family="paragraph" style:parent-style-name="Normal">
      <style:text-properties style:font-name="Times New Roman" style:font-name-complex="Times New Roman" fo:language="es" fo:country="ES" fo:font-weight="bold" style:font-weight-asian="bold"/>
    </style:style>
    <style:style style:name="P164" style:family="paragraph" style:parent-style-name="Normal">
      <style:text-properties style:font-name="Times New Roman" style:font-name-complex="Times New Roman" fo:language="es" fo:country="ES" fo:font-weight="bold" style:font-weight-asian="bold"/>
    </style:style>
    <style:style style:name="P165" style:family="paragraph" style:parent-style-name="Normal">
      <style:text-properties style:font-name="Times New Roman" style:font-name-complex="Times New Roman" fo:language="es" fo:country="ES" fo:font-weight="bold" style:font-weight-asian="bold"/>
    </style:style>
    <style:style style:name="P166" style:family="paragraph" style:parent-style-name="Normal">
      <style:text-properties style:font-name="Times New Roman" style:font-name-complex="Times New Roman" fo:language="es" fo:country="ES" fo:font-weight="bold" style:font-weight-asian="bold"/>
    </style:style>
    <style:style style:name="P167" style:family="paragraph" style:parent-style-name="Normal">
      <style:text-properties style:font-name="Times New Roman" style:font-name-complex="Times New Roman" fo:language="es" fo:country="ES" fo:font-weight="bold" style:font-weight-asian="bold"/>
    </style:style>
    <style:style style:name="P168" style:family="paragraph" style:parent-style-name="Normal">
      <style:paragraph-properties fo:text-indent="-1.251cm" fo:margin-left="1.251cm"/>
    </style:style>
    <style:style style:name="T168_1" style:family="text">
      <style:text-properties style:font-name="Times New Roman" style:font-name-complex="Times New Roman" fo:language="es" fo:country="ES" fo:font-weight="bold" style:font-weight-asian="bold"/>
    </style:style>
    <style:style style:name="T168_2" style:family="text">
      <style:text-properties style:font-name="Times New Roman" style:font-name-complex="Times New Roman" fo:language="es" fo:country="ES" fo:font-weight="bold" style:font-weight-asian="bold"/>
    </style:style>
    <style:style style:name="T168_3" style:family="text">
      <style:text-properties style:font-name="Times New Roman" style:font-name-complex="Times New Roman" fo:language="es" fo:country="ES" fo:font-weight="bold" style:font-weight-asian="bold"/>
    </style:style>
    <style:style style:name="T168_4" style:family="text">
      <style:text-properties fo:font-style="italic" style:font-style-asian="italic" style:font-name="Times New Roman" style:font-name-complex="Times New Roman" fo:language="es" fo:country="ES" fo:font-weight="bold" style:font-weight-asian="bold"/>
    </style:style>
    <style:style style:name="T168_5" style:family="text">
      <style:text-properties fo:font-style="italic" style:font-style-asian="italic" style:font-name="Times New Roman" style:font-name-complex="Times New Roman" fo:language="es" fo:country="ES"/>
    </style:style>
    <style:style style:name="T168_6" style:family="text">
      <style:text-properties style:font-name="Times New Roman" style:font-name-complex="Times New Roman" fo:language="es" fo:country="ES"/>
    </style:style>
    <style:style style:name="T168_7" style:family="text">
      <style:text-properties fo:font-style="italic" style:font-style-asian="italic" style:font-name="Times New Roman" style:font-name-complex="Times New Roman" fo:language="es" fo:country="ES"/>
    </style:style>
    <style:style style:name="T168_8" style:family="text">
      <style:text-properties style:font-name="Times New Roman" style:font-name-complex="Times New Roman" fo:language="es" fo:country="ES"/>
    </style:style>
    <style:style style:name="T168_9" style:family="text">
      <style:text-properties style:font-name="Times New Roman" style:font-name-complex="Times New Roman" fo:language="en" fo:country="US"/>
    </style:style>
    <style:style style:name="P169" style:family="paragraph" style:parent-style-name="Normal">
      <style:paragraph-properties fo:text-align="justify" fo:line-height="150%"/>
    </style:style>
    <style:style style:name="T169_1" style:family="text">
      <style:text-properties style:font-name="Times New Roman" style:font-name-complex="Times New Roman"/>
    </style:style>
    <style:style style:name="T169_2" style:family="text">
      <style:text-properties style:font-name="Times New Roman" style:font-name-complex="Times New Roman"/>
    </style:style>
    <style:style style:name="P170" style:family="paragraph" style:parent-style-name="Normal">
      <style:paragraph-properties fo:text-align="justify" fo:line-height="150%"/>
    </style:style>
    <style:style style:name="T170_1" style:family="text">
      <style:text-properties style:font-name="Times New Roman" style:font-name-complex="Times New Roman"/>
    </style:style>
    <style:style style:name="T170_2" style:family="text">
      <style:text-properties style:font-name="Times New Roman" style:font-name-complex="Times New Roman"/>
    </style:style>
    <style:style style:name="T170_3" style:family="text">
      <style:text-properties style:font-name="Times New Roman" style:font-name-complex="Times New Roman"/>
    </style:style>
    <style:style style:name="T170_4" style:family="text">
      <style:text-properties style:text-position="super 58%" style:font-name="Times New Roman" style:font-name-complex="Times New Roman"/>
    </style:style>
    <style:style style:name="T170_5" style:family="text">
      <style:text-properties style:font-name="Times New Roman" style:font-name-complex="Times New Roman"/>
    </style:style>
    <style:style style:name="T170_6" style:family="text">
      <style:text-properties style:font-name="Times New Roman" style:font-name-complex="Times New Roman"/>
    </style:style>
    <style:style style:name="T170_7" style:family="text">
      <style:text-properties style:font-name="Times New Roman" style:font-name-complex="Times New Roman"/>
    </style:style>
    <style:style style:name="P171" style:family="paragraph" style:parent-style-name="Normal">
      <style:paragraph-properties fo:break-before="page"/>
    </style:style>
    <style:style style:name="P172" style:family="paragraph" style:parent-style-name="Normal">
      <style:paragraph-properties fo:text-indent="-1.251cm" fo:margin-left="1.251cm"/>
    </style:style>
    <style:style style:name="T172_1" style:family="text">
      <style:text-properties style:font-name="Times New Roman" style:font-name-complex="Times New Roman" fo:language="es" fo:country="ES" fo:font-weight="bold" style:font-weight-asian="bold"/>
    </style:style>
    <style:style style:name="T172_2" style:family="text">
      <style:text-properties style:font-name="Times New Roman" style:font-name-complex="Times New Roman" fo:language="es" fo:country="ES" fo:font-weight="bold" style:font-weight-asian="bold"/>
    </style:style>
    <style:style style:name="T172_3" style:family="text">
      <style:text-properties style:font-name="Times New Roman" style:font-name-complex="Times New Roman" fo:language="es" fo:country="ES" fo:font-weight="bold" style:font-weight-asian="bold"/>
    </style:style>
    <style:style style:name="T172_4" style:family="text">
      <style:text-properties fo:font-style="italic" style:font-style-asian="italic" style:font-name="Times New Roman" style:font-name-complex="Times New Roman" fo:language="es" fo:country="ES" fo:font-weight="bold" style:font-weight-asian="bold"/>
    </style:style>
    <style:style style:name="T172_5" style:family="text">
      <style:text-properties fo:font-style="italic" style:font-style-asian="italic" style:font-name="Times New Roman" style:font-name-complex="Times New Roman" fo:language="es" fo:country="ES"/>
    </style:style>
    <style:style style:name="T172_6" style:family="text">
      <style:text-properties style:font-name="Times New Roman" style:font-name-complex="Times New Roman" fo:language="es" fo:country="ES"/>
    </style:style>
    <style:style style:name="T172_7" style:family="text">
      <style:text-properties fo:font-style="italic" style:font-style-asian="italic" style:font-name="Times New Roman" style:font-name-complex="Times New Roman" fo:language="es" fo:country="ES"/>
    </style:style>
    <style:style style:name="T172_8" style:family="text">
      <style:text-properties style:font-name="Times New Roman" style:font-name-complex="Times New Roman" fo:language="es" fo:country="ES"/>
    </style:style>
    <style:style style:name="T172_9" style:family="text">
      <style:text-properties style:font-name="Times New Roman" style:font-name-complex="Times New Roman" fo:language="en" fo:country="US"/>
    </style:style>
    <style:style style:name="P173" style:family="paragraph" style:parent-style-name="Normal">
      <style:paragraph-properties fo:text-align="justify" fo:line-height="150%"/>
    </style:style>
    <style:style style:name="T173_1" style:family="text">
      <style:text-properties style:font-name="Times New Roman" style:font-name-complex="Times New Roman"/>
    </style:style>
    <style:style style:name="T173_2" style:family="text">
      <style:text-properties style:font-name="Times New Roman" style:font-name-complex="Times New Roman"/>
    </style:style>
    <style:style style:name="P174" style:family="paragraph" style:parent-style-name="Normal">
      <style:paragraph-properties fo:text-align="justify" fo:line-height="150%"/>
    </style:style>
    <style:style style:name="T174_1" style:family="text">
      <style:text-properties style:font-name="Times New Roman" style:font-name-complex="Times New Roman"/>
    </style:style>
    <style:style style:name="T174_2" style:family="text">
      <style:text-properties style:font-name="Times New Roman" style:font-name-complex="Times New Roman"/>
    </style:style>
    <style:style style:name="T174_3" style:family="text">
      <style:text-properties style:font-name="Times New Roman" style:font-name-complex="Times New Roman"/>
    </style:style>
    <style:style style:name="T174_4" style:family="text">
      <style:text-properties style:font-name="Times New Roman" style:font-name-complex="Times New Roman"/>
    </style:style>
    <style:style style:name="T174_5" style:family="text">
      <style:text-properties style:font-name="Times New Roman" style:font-name-complex="Times New Roman"/>
    </style:style>
    <style:style style:name="T174_6" style:family="text">
      <style:text-properties style:font-name="Times New Roman" style:font-name-complex="Times New Roman"/>
    </style:style>
    <style:style style:name="T174_7" style:family="text">
      <style:text-properties style:font-name="Times New Roman" style:font-name-complex="Times New Roman"/>
    </style:style>
    <style:style style:name="T174_8" style:family="text">
      <style:text-properties style:font-name="Times New Roman" style:font-name-complex="Times New Roman"/>
    </style:style>
    <style:style style:name="T174_9" style:family="text">
      <style:text-properties style:font-name="Times New Roman" style:font-name-complex="Times New Roman"/>
    </style:style>
    <style:style style:name="T174_10" style:family="text">
      <style:text-properties style:font-name="Times New Roman" style:font-name-complex="Times New Roman"/>
    </style:style>
    <style:style style:name="T174_11" style:family="text">
      <style:text-properties style:font-name="Times New Roman" style:font-name-complex="Times New Roman"/>
    </style:style>
    <style:style style:name="T174_12" style:family="text">
      <style:text-properties style:font-name="Times New Roman" style:font-name-complex="Times New Roman"/>
    </style:style>
    <style:style style:name="P175" style:family="paragraph" style:parent-style-name="Normal">
      <style:paragraph-properties fo:text-align="justify" fo:line-height="150%"/>
    </style:style>
    <style:style style:name="T175_1" style:family="text">
      <style:text-properties style:font-name="Times New Roman" style:font-name-complex="Times New Roman"/>
    </style:style>
    <style:style style:name="P176" style:family="paragraph" style:parent-style-name="Normal">
      <style:paragraph-properties fo:break-before="page"/>
    </style:style>
    <style:style style:name="P177" style:family="paragraph" style:parent-style-name="Normal">
      <style:paragraph-properties fo:text-indent="-1.251cm" fo:margin-left="1.251cm"/>
    </style:style>
    <style:style style:name="T177_1" style:family="text">
      <style:text-properties style:font-name="Times New Roman" style:font-name-complex="Times New Roman" fo:language="es" fo:country="ES" fo:font-weight="bold" style:font-weight-asian="bold"/>
    </style:style>
    <style:style style:name="T177_2" style:family="text">
      <style:text-properties style:font-name="Times New Roman" style:font-name-complex="Times New Roman" fo:language="es" fo:country="ES" fo:font-weight="bold" style:font-weight-asian="bold"/>
    </style:style>
    <style:style style:name="T177_3" style:family="text">
      <style:text-properties style:font-name="Times New Roman" style:font-name-complex="Times New Roman" fo:language="es" fo:country="ES" fo:font-weight="bold" style:font-weight-asian="bold"/>
    </style:style>
    <style:style style:name="T177_4" style:family="text">
      <style:text-properties fo:font-style="italic" style:font-style-asian="italic" style:font-name="Times New Roman" style:font-name-complex="Times New Roman" fo:language="es" fo:country="ES" fo:font-weight="bold" style:font-weight-asian="bold"/>
    </style:style>
    <style:style style:name="T177_5" style:family="text">
      <style:text-properties fo:font-style="italic" style:font-style-asian="italic" style:font-name="Times New Roman" style:font-name-complex="Times New Roman" fo:language="es" fo:country="ES"/>
    </style:style>
    <style:style style:name="T177_6" style:family="text">
      <style:text-properties style:font-name="Times New Roman" style:font-name-complex="Times New Roman" fo:language="es" fo:country="ES"/>
    </style:style>
    <style:style style:name="T177_7" style:family="text">
      <style:text-properties fo:font-style="italic" style:font-style-asian="italic" style:font-name="Times New Roman" style:font-name-complex="Times New Roman" fo:language="es" fo:country="ES"/>
    </style:style>
    <style:style style:name="T177_8" style:family="text">
      <style:text-properties style:font-name="Times New Roman" style:font-name-complex="Times New Roman" fo:language="es" fo:country="ES"/>
    </style:style>
    <style:style style:name="T177_9" style:family="text">
      <style:text-properties style:font-name="Times New Roman" style:font-name-complex="Times New Roman" fo:language="en" fo:country="US"/>
    </style:style>
    <style:style style:name="P178" style:family="paragraph" style:parent-style-name="Normal">
      <style:paragraph-properties fo:text-align="justify" fo:line-height="150%"/>
    </style:style>
    <style:style style:name="T178_1" style:family="text">
      <style:text-properties style:font-name="Times New Roman" style:font-name-complex="Times New Roman"/>
    </style:style>
    <style:style style:name="T178_2" style:family="text">
      <style:text-properties style:font-name="Times New Roman" style:font-name-complex="Times New Roman"/>
    </style:style>
    <style:style style:name="P179" style:family="paragraph" style:parent-style-name="Normal">
      <style:paragraph-properties fo:text-align="justify" fo:line-height="150%"/>
    </style:style>
    <style:style style:name="T179_1" style:family="text">
      <style:text-properties style:font-name="Times New Roman" style:font-name-complex="Times New Roman"/>
    </style:style>
    <style:style style:name="T179_2" style:family="text">
      <style:text-properties style:font-name="Times New Roman" style:font-name-complex="Times New Roman"/>
    </style:style>
    <style:style style:name="T179_3" style:family="text">
      <style:text-properties style:font-name="Times New Roman" style:font-name-complex="Times New Roman"/>
    </style:style>
    <style:style style:name="T179_4" style:family="text">
      <style:text-properties style:font-name="Times New Roman" style:font-name-complex="Times New Roman"/>
    </style:style>
    <style:style style:name="T179_5" style:family="text">
      <style:text-properties style:font-name="Times New Roman" style:font-name-complex="Times New Roman"/>
    </style:style>
    <style:style style:name="P180" style:family="paragraph" style:parent-style-name="Normal">
      <style:paragraph-properties fo:text-align="justify" fo:line-height="150%"/>
    </style:style>
    <style:style style:name="T180_1" style:family="text">
      <style:text-properties style:font-name="Times New Roman" style:font-name-complex="Times New Roman"/>
    </style:style>
    <style:style style:name="P181" style:family="paragraph" style:parent-style-name="Normal">
      <style:text-properties style:font-name="Times New Roman" style:font-name-complex="Times New Roman"/>
    </style:style>
    <style:style style:name="P182" style:family="paragraph" style:parent-style-name="Normal">
      <style:text-properties style:font-name="Times New Roman" style:font-name-complex="Times New Roman"/>
    </style:style>
    <style:style style:name="P183" style:family="paragraph" style:parent-style-name="Normal">
      <style:text-properties style:font-name="Times New Roman" style:font-name-complex="Times New Roman"/>
    </style:style>
    <style:style style:name="P184" style:family="paragraph" style:parent-style-name="Normal">
      <style:text-properties style:font-name="Times New Roman" style:font-name-complex="Times New Roman"/>
    </style:style>
    <style:style style:name="P185" style:family="paragraph" style:parent-style-name="Normal">
      <style:text-properties style:font-name="Times New Roman" style:font-name-complex="Times New Roman"/>
    </style:style>
    <style:style style:name="P186" style:family="paragraph" style:parent-style-name="Normal">
      <style:text-properties style:font-name="Times New Roman" style:font-name-complex="Times New Roman"/>
    </style:style>
    <style:style style:name="P187" style:family="paragraph" style:parent-style-name="Normal">
      <style:text-properties style:font-name="Times New Roman" style:font-name-complex="Times New Roman"/>
    </style:style>
    <style:style style:name="P188" style:family="paragraph" style:parent-style-name="Normal">
      <style:text-properties style:font-name="Times New Roman" style:font-name-complex="Times New Roman"/>
    </style:style>
    <style:style style:name="P189" style:family="paragraph" style:parent-style-name="Normal">
      <style:text-properties style:font-name="Times New Roman" style:font-name-complex="Times New Roman"/>
    </style:style>
    <style:style style:name="P190" style:family="paragraph" style:parent-style-name="Normal">
      <style:text-properties style:font-name="Times New Roman" style:font-name-complex="Times New Roman"/>
    </style:style>
    <style:style style:name="P191" style:family="paragraph" style:parent-style-name="Normal">
      <style:text-properties style:font-name="Times New Roman" style:font-name-complex="Times New Roman"/>
    </style:style>
    <style:style style:name="P192" style:family="paragraph" style:parent-style-name="Normal">
      <style:text-properties style:font-name="Times New Roman" style:font-name-complex="Times New Roman"/>
    </style:style>
    <style:style style:name="P193" style:family="paragraph" style:parent-style-name="Normal">
      <style:text-properties style:font-name="Times New Roman" style:font-name-complex="Times New Roman"/>
    </style:style>
    <style:style style:name="P194" style:family="paragraph" style:parent-style-name="Normal">
      <style:text-properties style:font-name="Times New Roman" style:font-name-complex="Times New Roman"/>
    </style:style>
    <style:style style:name="P195" style:family="paragraph" style:parent-style-name="Normal">
      <style:text-properties style:font-name="Times New Roman" style:font-name-complex="Times New Roman"/>
    </style:style>
    <style:style style:name="P196" style:family="paragraph" style:parent-style-name="Normal">
      <style:paragraph-properties fo:text-indent="-1.251cm" fo:margin-left="1.251cm"/>
    </style:style>
    <style:style style:name="T196_1" style:family="text">
      <style:text-properties style:font-name="Times New Roman" style:font-name-complex="Times New Roman" fo:language="es" fo:country="ES" fo:font-weight="bold" style:font-weight-asian="bold"/>
    </style:style>
    <style:style style:name="T196_2" style:family="text">
      <style:text-properties style:font-name="Times New Roman" style:font-name-complex="Times New Roman" fo:language="es" fo:country="ES" fo:font-weight="bold" style:font-weight-asian="bold"/>
    </style:style>
    <style:style style:name="T196_3" style:family="text">
      <style:text-properties style:font-name="Times New Roman" style:font-name-complex="Times New Roman" fo:language="es" fo:country="ES" fo:font-weight="bold" style:font-weight-asian="bold"/>
    </style:style>
    <style:style style:name="T196_4" style:family="text">
      <style:text-properties fo:font-style="italic" style:font-style-asian="italic" style:font-name="Times New Roman" style:font-name-complex="Times New Roman" fo:language="es" fo:country="ES" fo:font-weight="bold" style:font-weight-asian="bold"/>
    </style:style>
    <style:style style:name="T196_5" style:family="text">
      <style:text-properties fo:font-style="italic" style:font-style-asian="italic" style:font-name="Times New Roman" style:font-name-complex="Times New Roman" fo:language="es" fo:country="ES"/>
    </style:style>
    <style:style style:name="T196_6" style:family="text">
      <style:text-properties style:font-name="Times New Roman" style:font-name-complex="Times New Roman" fo:language="es" fo:country="ES"/>
    </style:style>
    <style:style style:name="T196_7" style:family="text">
      <style:text-properties fo:font-style="italic" style:font-style-asian="italic" style:font-name="Times New Roman" style:font-name-complex="Times New Roman" fo:language="es" fo:country="ES"/>
    </style:style>
    <style:style style:name="T196_8" style:family="text">
      <style:text-properties style:font-name="Times New Roman" style:font-name-complex="Times New Roman" fo:language="es" fo:country="ES"/>
    </style:style>
    <style:style style:name="T196_9" style:family="text">
      <style:text-properties style:font-name="Times New Roman" style:font-name-complex="Times New Roman" fo:language="en" fo:country="US"/>
    </style:style>
    <style:style style:name="P197" style:family="paragraph" style:parent-style-name="Normal">
      <style:paragraph-properties fo:text-align="justify" fo:line-height="150%"/>
    </style:style>
    <style:style style:name="T197_1" style:family="text">
      <style:text-properties style:font-name="Times New Roman" style:font-name-complex="Times New Roman"/>
    </style:style>
    <style:style style:name="T197_2" style:family="text">
      <style:text-properties style:font-name="Times New Roman" style:font-name-complex="Times New Roman"/>
    </style:style>
    <style:style style:name="P198" style:family="paragraph" style:parent-style-name="Normal">
      <style:paragraph-properties fo:text-align="justify" fo:line-height="150%"/>
    </style:style>
    <style:style style:name="T198_1" style:family="text">
      <style:text-properties style:font-name="Times New Roman" style:font-name-complex="Times New Roman"/>
    </style:style>
    <style:style style:name="T198_2" style:family="text">
      <style:text-properties style:font-name="Times New Roman" style:font-name-complex="Times New Roman"/>
    </style:style>
    <style:style style:name="T198_3" style:family="text">
      <style:text-properties style:text-position="super 58%" style:font-name="Times New Roman" style:font-name-complex="Times New Roman"/>
    </style:style>
    <style:style style:name="T198_4" style:family="text">
      <style:text-properties style:font-name="Times New Roman" style:font-name-complex="Times New Roman"/>
    </style:style>
    <style:style style:name="P199" style:family="paragraph" style:parent-style-name="Normal">
      <style:paragraph-properties fo:text-align="justify" fo:line-height="150%"/>
    </style:style>
    <style:style style:name="T199_1" style:family="text">
      <style:text-properties style:font-name="Times New Roman" style:font-name-complex="Times New Roman"/>
    </style:style>
    <style:style style:name="T199_2" style:family="text">
      <style:text-properties style:text-position="super 58%" style:font-name="Times New Roman" style:font-name-complex="Times New Roman"/>
    </style:style>
    <style:style style:name="P200" style:family="paragraph" style:parent-style-name="Normal">
      <style:paragraph-properties fo:break-before="page"/>
    </style:style>
    <style:style style:name="P201" style:family="paragraph" style:parent-style-name="Normal">
      <style:paragraph-properties fo:text-align="justify" fo:line-height="150%"/>
      <style:text-properties style:font-name="Times New Roman" style:font-name-complex="Times New Roman"/>
    </style:style>
    <style:style style:name="P202" style:family="paragraph" style:parent-style-name="Normal">
      <style:paragraph-properties fo:text-indent="-1.251cm" fo:margin-left="1.251cm"/>
    </style:style>
    <style:style style:name="T202_1" style:family="text">
      <style:text-properties style:font-name="Times New Roman" style:font-name-complex="Times New Roman" fo:language="es" fo:country="ES" fo:font-weight="bold" style:font-weight-asian="bold"/>
    </style:style>
    <style:style style:name="T202_2" style:family="text">
      <style:text-properties style:font-name="Times New Roman" style:font-name-complex="Times New Roman" fo:language="es" fo:country="ES" fo:font-weight="bold" style:font-weight-asian="bold"/>
    </style:style>
    <style:style style:name="T202_3" style:family="text">
      <style:text-properties style:font-name="Times New Roman" style:font-name-complex="Times New Roman" fo:language="es" fo:country="ES" fo:font-weight="bold" style:font-weight-asian="bold"/>
    </style:style>
    <style:style style:name="T202_4" style:family="text">
      <style:text-properties fo:font-style="italic" style:font-style-asian="italic" style:font-name="Times New Roman" style:font-name-complex="Times New Roman" fo:language="es" fo:country="ES" fo:font-weight="bold" style:font-weight-asian="bold"/>
    </style:style>
    <style:style style:name="T202_5" style:family="text">
      <style:text-properties fo:font-style="italic" style:font-style-asian="italic" style:font-name="Times New Roman" style:font-name-complex="Times New Roman" fo:language="es" fo:country="ES"/>
    </style:style>
    <style:style style:name="T202_6" style:family="text">
      <style:text-properties style:font-name="Times New Roman" style:font-name-complex="Times New Roman" fo:language="es" fo:country="ES"/>
    </style:style>
    <style:style style:name="T202_7" style:family="text">
      <style:text-properties fo:font-style="italic" style:font-style-asian="italic" style:font-name="Times New Roman" style:font-name-complex="Times New Roman" fo:language="es" fo:country="ES"/>
    </style:style>
    <style:style style:name="T202_8" style:family="text">
      <style:text-properties style:font-name="Times New Roman" style:font-name-complex="Times New Roman" fo:language="es" fo:country="ES"/>
    </style:style>
    <style:style style:name="T202_9" style:family="text">
      <style:text-properties style:font-name="Times New Roman" style:font-name-complex="Times New Roman" fo:language="en" fo:country="US"/>
    </style:style>
    <style:style style:name="P203" style:family="paragraph" style:parent-style-name="Normal">
      <style:paragraph-properties fo:text-align="justify" fo:line-height="150%"/>
    </style:style>
    <style:style style:name="T203_1" style:family="text">
      <style:text-properties style:font-name="Times New Roman" style:font-name-complex="Times New Roman"/>
    </style:style>
    <style:style style:name="T203_2" style:family="text">
      <style:text-properties style:font-name="Times New Roman" style:font-name-complex="Times New Roman"/>
    </style:style>
    <style:style style:name="P204" style:family="paragraph" style:parent-style-name="Normal">
      <style:paragraph-properties fo:text-align="justify" fo:line-height="150%"/>
    </style:style>
    <style:style style:name="T204_1" style:family="text">
      <style:text-properties style:font-name="Times New Roman" style:font-name-complex="Times New Roman"/>
    </style:style>
    <style:style style:name="T204_2" style:family="text">
      <style:text-properties style:font-name="Times New Roman" style:font-name-complex="Times New Roman"/>
    </style:style>
    <style:style style:name="T204_3" style:family="text">
      <style:text-properties style:font-name="Times New Roman" style:font-name-complex="Times New Roman"/>
    </style:style>
    <style:style style:name="T204_4" style:family="text">
      <style:text-properties style:font-name="Times New Roman" style:font-name-complex="Times New Roman"/>
    </style:style>
    <style:style style:name="T204_5" style:family="text">
      <style:text-properties style:font-name="Times New Roman" style:font-name-complex="Times New Roman"/>
    </style:style>
    <style:style style:name="T204_6" style:family="text">
      <style:text-properties style:font-name="Times New Roman" style:font-name-complex="Times New Roman"/>
    </style:style>
    <style:style style:name="T204_7" style:family="text">
      <style:text-properties style:font-name="Times New Roman" style:font-name-complex="Times New Roman"/>
    </style:style>
    <style:style style:name="T204_8" style:family="text">
      <style:text-properties style:font-name="Times New Roman" style:font-name-complex="Times New Roman"/>
    </style:style>
    <style:style style:name="T204_9" style:family="text">
      <style:text-properties style:font-name="Times New Roman" style:font-name-complex="Times New Roman"/>
    </style:style>
    <style:style style:name="T204_10" style:family="text">
      <style:text-properties style:font-name="Times New Roman" style:font-name-complex="Times New Roman"/>
    </style:style>
    <style:style style:name="P205" style:family="paragraph" style:parent-style-name="Normal">
      <style:paragraph-properties fo:break-before="page"/>
    </style:style>
    <style:style style:name="P206" style:family="paragraph" style:parent-style-name="Normal">
      <style:paragraph-properties fo:text-indent="-1.251cm" fo:margin-left="1.251cm"/>
    </style:style>
    <style:style style:name="T206_1" style:family="text">
      <style:text-properties style:font-name="Times New Roman" style:font-name-complex="Times New Roman" fo:language="es" fo:country="ES" fo:font-weight="bold" style:font-weight-asian="bold"/>
    </style:style>
    <style:style style:name="T206_2" style:family="text">
      <style:text-properties style:font-name="Times New Roman" style:font-name-complex="Times New Roman" fo:language="es" fo:country="ES" fo:font-weight="bold" style:font-weight-asian="bold"/>
    </style:style>
    <style:style style:name="T206_3" style:family="text">
      <style:text-properties style:font-name="Times New Roman" style:font-name-complex="Times New Roman" fo:language="es" fo:country="ES" fo:font-weight="bold" style:font-weight-asian="bold"/>
    </style:style>
    <style:style style:name="T206_4" style:family="text">
      <style:text-properties fo:font-style="italic" style:font-style-asian="italic" style:font-name="Times New Roman" style:font-name-complex="Times New Roman" fo:language="es" fo:country="ES" fo:font-weight="bold" style:font-weight-asian="bold"/>
    </style:style>
    <style:style style:name="T206_5" style:family="text">
      <style:text-properties fo:font-style="italic" style:font-style-asian="italic" style:font-name="Times New Roman" style:font-name-complex="Times New Roman" fo:language="es" fo:country="ES"/>
    </style:style>
    <style:style style:name="T206_6" style:family="text">
      <style:text-properties style:font-name="Times New Roman" style:font-name-complex="Times New Roman" fo:language="es" fo:country="ES"/>
    </style:style>
    <style:style style:name="T206_7" style:family="text">
      <style:text-properties fo:font-style="italic" style:font-style-asian="italic" style:font-name="Times New Roman" style:font-name-complex="Times New Roman" fo:language="es" fo:country="ES"/>
    </style:style>
    <style:style style:name="T206_8" style:family="text">
      <style:text-properties style:font-name="Times New Roman" style:font-name-complex="Times New Roman" fo:language="es" fo:country="ES"/>
    </style:style>
    <style:style style:name="T206_9" style:family="text">
      <style:text-properties style:font-name="Times New Roman" style:font-name-complex="Times New Roman" fo:language="en" fo:country="US"/>
    </style:style>
    <style:style style:name="P207" style:family="paragraph" style:parent-style-name="Normal">
      <style:paragraph-properties fo:text-align="justify" fo:line-height="150%"/>
    </style:style>
    <style:style style:name="T207_1" style:family="text">
      <style:text-properties style:font-name="Times New Roman" style:font-name-complex="Times New Roman"/>
    </style:style>
    <style:style style:name="T207_2" style:family="text">
      <style:text-properties style:font-name="Times New Roman" style:font-name-complex="Times New Roman"/>
    </style:style>
    <style:style style:name="P208" style:family="paragraph" style:parent-style-name="Normal">
      <style:paragraph-properties fo:text-align="justify" fo:line-height="150%"/>
    </style:style>
    <style:style style:name="T208_1" style:family="text">
      <style:text-properties style:font-name="Times New Roman" style:font-name-complex="Times New Roman"/>
    </style:style>
    <style:style style:name="T208_2" style:family="text">
      <style:text-properties style:font-name="Times New Roman" style:font-name-complex="Times New Roman"/>
    </style:style>
    <style:style style:name="T208_3" style:family="text">
      <style:text-properties style:font-name="Times New Roman" style:font-name-complex="Times New Roman"/>
    </style:style>
    <style:style style:name="T208_4" style:family="text">
      <style:text-properties style:font-name="Times New Roman" style:font-name-complex="Times New Roman"/>
    </style:style>
    <style:style style:name="P209" style:family="paragraph" style:parent-style-name="Normal">
      <style:paragraph-properties fo:break-before="page"/>
    </style:style>
    <style:style style:name="P210" style:family="paragraph" style:parent-style-name="Normal">
      <style:paragraph-properties fo:text-indent="-1.251cm" fo:margin-left="1.251cm"/>
    </style:style>
    <style:style style:name="T210_1" style:family="text">
      <style:text-properties style:font-name="Times New Roman" style:font-name-complex="Times New Roman" fo:language="es" fo:country="ES" fo:font-weight="bold" style:font-weight-asian="bold"/>
    </style:style>
    <style:style style:name="T210_2" style:family="text">
      <style:text-properties style:font-name="Times New Roman" style:font-name-complex="Times New Roman" fo:language="es" fo:country="ES" fo:font-weight="bold" style:font-weight-asian="bold"/>
    </style:style>
    <style:style style:name="T210_3" style:family="text">
      <style:text-properties style:font-name="Times New Roman" style:font-name-complex="Times New Roman" fo:language="es" fo:country="ES" fo:font-weight="bold" style:font-weight-asian="bold"/>
    </style:style>
    <style:style style:name="T210_4" style:family="text">
      <style:text-properties fo:font-style="italic" style:font-style-asian="italic" style:font-name="Times New Roman" style:font-name-complex="Times New Roman" fo:language="es" fo:country="ES" fo:font-weight="bold" style:font-weight-asian="bold"/>
    </style:style>
    <style:style style:name="T210_5" style:family="text">
      <style:text-properties fo:font-style="italic" style:font-style-asian="italic" style:font-name="Times New Roman" style:font-name-complex="Times New Roman" fo:language="es" fo:country="ES"/>
    </style:style>
    <style:style style:name="T210_6" style:family="text">
      <style:text-properties style:font-name="Times New Roman" style:font-name-complex="Times New Roman" fo:language="es" fo:country="ES"/>
    </style:style>
    <style:style style:name="T210_7" style:family="text">
      <style:text-properties fo:font-style="italic" style:font-style-asian="italic" style:font-name="Times New Roman" style:font-name-complex="Times New Roman" fo:language="es" fo:country="ES"/>
    </style:style>
    <style:style style:name="T210_8" style:family="text">
      <style:text-properties style:font-name="Times New Roman" style:font-name-complex="Times New Roman" fo:language="es" fo:country="ES"/>
    </style:style>
    <style:style style:name="T210_9" style:family="text">
      <style:text-properties style:font-name="Times New Roman" style:font-name-complex="Times New Roman" fo:language="en" fo:country="US"/>
    </style:style>
    <style:style style:name="P211" style:family="paragraph" style:parent-style-name="Normal">
      <style:paragraph-properties fo:text-align="justify" fo:line-height="150%"/>
    </style:style>
    <style:style style:name="T211_1" style:family="text">
      <style:text-properties style:font-name="Times New Roman" style:font-name-complex="Times New Roman"/>
    </style:style>
    <style:style style:name="T211_2" style:family="text">
      <style:text-properties style:font-name="Times New Roman" style:font-name-complex="Times New Roman"/>
    </style:style>
    <style:style style:name="P212" style:family="paragraph" style:parent-style-name="Normal">
      <style:paragraph-properties fo:text-align="justify" fo:line-height="150%"/>
    </style:style>
    <style:style style:name="T212_1" style:family="text">
      <style:text-properties style:font-name="Times New Roman" style:font-name-complex="Times New Roman"/>
    </style:style>
    <style:style style:name="T212_2" style:family="text">
      <style:text-properties style:font-name="Times New Roman" style:font-name-complex="Times New Roman"/>
    </style:style>
    <style:style style:name="T212_3" style:family="text">
      <style:text-properties style:font-name="Times New Roman" style:font-name-complex="Times New Roman"/>
    </style:style>
    <style:style style:name="T212_4" style:family="text">
      <style:text-properties style:font-name="Times New Roman" style:font-name-complex="Times New Roman"/>
    </style:style>
    <style:style style:name="P213" style:family="paragraph" style:parent-style-name="Normal">
      <style:paragraph-properties fo:break-before="page"/>
    </style:style>
    <style:style style:name="P214" style:family="paragraph" style:parent-style-name="Normal">
      <style:paragraph-properties fo:text-align="justify" fo:line-height="150%"/>
      <style:text-properties style:font-name="Times New Roman" style:font-name-complex="Times New Roman"/>
    </style:style>
    <style:style style:name="P215" style:family="paragraph" style:parent-style-name="Normal">
      <style:paragraph-properties fo:text-indent="-1.251cm" fo:margin-left="1.251cm"/>
    </style:style>
    <style:style style:name="T215_1" style:family="text">
      <style:text-properties style:font-name="Times New Roman" style:font-name-complex="Times New Roman" fo:language="es" fo:country="ES" fo:font-weight="bold" style:font-weight-asian="bold"/>
    </style:style>
    <style:style style:name="T215_2" style:family="text">
      <style:text-properties style:font-name="Times New Roman" style:font-name-complex="Times New Roman" fo:language="es" fo:country="ES" fo:font-weight="bold" style:font-weight-asian="bold"/>
    </style:style>
    <style:style style:name="T215_3" style:family="text">
      <style:text-properties style:font-name="Times New Roman" style:font-name-complex="Times New Roman" fo:language="es" fo:country="ES" fo:font-weight="bold" style:font-weight-asian="bold"/>
    </style:style>
    <style:style style:name="T215_4" style:family="text">
      <style:text-properties fo:font-style="italic" style:font-style-asian="italic" style:font-name="Times New Roman" style:font-name-complex="Times New Roman" fo:language="es" fo:country="ES" fo:font-weight="bold" style:font-weight-asian="bold"/>
    </style:style>
    <style:style style:name="T215_5" style:family="text">
      <style:text-properties fo:font-style="italic" style:font-style-asian="italic" style:font-name="Times New Roman" style:font-name-complex="Times New Roman" fo:language="es" fo:country="ES"/>
    </style:style>
    <style:style style:name="T215_6" style:family="text">
      <style:text-properties style:font-name="Times New Roman" style:font-name-complex="Times New Roman" fo:language="es" fo:country="ES"/>
    </style:style>
    <style:style style:name="T215_7" style:family="text">
      <style:text-properties fo:font-style="italic" style:font-style-asian="italic" style:font-name="Times New Roman" style:font-name-complex="Times New Roman" fo:language="es" fo:country="ES"/>
    </style:style>
    <style:style style:name="T215_8" style:family="text">
      <style:text-properties style:font-name="Times New Roman" style:font-name-complex="Times New Roman" fo:language="es" fo:country="ES"/>
    </style:style>
    <style:style style:name="T215_9" style:family="text">
      <style:text-properties style:font-name="Times New Roman" style:font-name-complex="Times New Roman" fo:language="en" fo:country="US"/>
    </style:style>
    <style:style style:name="P216" style:family="paragraph" style:parent-style-name="Normal">
      <style:paragraph-properties fo:text-align="justify" fo:line-height="150%"/>
    </style:style>
    <style:style style:name="T216_1" style:family="text">
      <style:text-properties style:font-name="Times New Roman" style:font-name-complex="Times New Roman"/>
    </style:style>
    <style:style style:name="T216_2" style:family="text">
      <style:text-properties style:font-name="Times New Roman" style:font-name-complex="Times New Roman"/>
    </style:style>
    <style:style style:name="P217" style:family="paragraph" style:parent-style-name="Normal">
      <style:paragraph-properties fo:text-align="justify" fo:line-height="150%"/>
    </style:style>
    <style:style style:name="T217_1" style:family="text">
      <style:text-properties style:font-name="Times New Roman" style:font-name-complex="Times New Roman"/>
    </style:style>
    <style:style style:name="T217_2" style:family="text">
      <style:text-properties style:font-name="Times New Roman" style:font-name-complex="Times New Roman"/>
    </style:style>
    <style:style style:name="T217_3" style:family="text">
      <style:text-properties style:font-name="Times New Roman" style:font-name-complex="Times New Roman"/>
    </style:style>
    <style:style style:name="T217_4" style:family="text">
      <style:text-properties style:font-name="Times New Roman" style:font-name-complex="Times New Roman"/>
    </style:style>
    <style:style style:name="T217_5" style:family="text">
      <style:text-properties style:font-name="Times New Roman" style:font-name-complex="Times New Roman"/>
    </style:style>
    <style:style style:name="P218" style:family="paragraph" style:parent-style-name="Normal">
      <style:paragraph-properties fo:break-before="page"/>
    </style:style>
    <style:style style:name="P219" style:family="paragraph" style:parent-style-name="Normal">
      <style:paragraph-properties fo:text-indent="-1.251cm" fo:margin-left="1.251cm"/>
    </style:style>
    <style:style style:name="T219_1" style:family="text">
      <style:text-properties style:font-name="Times New Roman" style:font-name-complex="Times New Roman" fo:language="es" fo:country="ES" fo:font-weight="bold" style:font-weight-asian="bold"/>
    </style:style>
    <style:style style:name="T219_2" style:family="text">
      <style:text-properties style:font-name="Times New Roman" style:font-name-complex="Times New Roman" fo:language="es" fo:country="ES" fo:font-weight="bold" style:font-weight-asian="bold"/>
    </style:style>
    <style:style style:name="T219_3" style:family="text">
      <style:text-properties style:font-name="Times New Roman" style:font-name-complex="Times New Roman" fo:language="es" fo:country="ES" fo:font-weight="bold" style:font-weight-asian="bold"/>
    </style:style>
    <style:style style:name="T219_4" style:family="text">
      <style:text-properties fo:font-style="italic" style:font-style-asian="italic" style:font-name="Times New Roman" style:font-name-complex="Times New Roman" fo:language="es" fo:country="ES" fo:font-weight="bold" style:font-weight-asian="bold"/>
    </style:style>
    <style:style style:name="T219_5" style:family="text">
      <style:text-properties fo:font-style="italic" style:font-style-asian="italic" style:font-name="Times New Roman" style:font-name-complex="Times New Roman" fo:language="es" fo:country="ES"/>
    </style:style>
    <style:style style:name="T219_6" style:family="text">
      <style:text-properties style:font-name="Times New Roman" style:font-name-complex="Times New Roman" fo:language="es" fo:country="ES"/>
    </style:style>
    <style:style style:name="T219_7" style:family="text">
      <style:text-properties fo:font-style="italic" style:font-style-asian="italic" style:font-name="Times New Roman" style:font-name-complex="Times New Roman" fo:language="es" fo:country="ES"/>
    </style:style>
    <style:style style:name="T219_8" style:family="text">
      <style:text-properties style:font-name="Times New Roman" style:font-name-complex="Times New Roman" fo:language="es" fo:country="ES"/>
    </style:style>
    <style:style style:name="T219_9" style:family="text">
      <style:text-properties style:font-name="Times New Roman" style:font-name-complex="Times New Roman" fo:language="en" fo:country="US"/>
    </style:style>
    <style:style style:name="P220" style:family="paragraph" style:parent-style-name="Normal">
      <style:paragraph-properties fo:text-align="justify" fo:line-height="150%"/>
    </style:style>
    <style:style style:name="T220_1" style:family="text">
      <style:text-properties style:font-name="Times New Roman" style:font-name-complex="Times New Roman"/>
    </style:style>
    <style:style style:name="T220_2" style:family="text">
      <style:text-properties style:font-name="Times New Roman" style:font-name-complex="Times New Roman"/>
    </style:style>
    <style:style style:name="P221" style:family="paragraph" style:parent-style-name="Normal">
      <style:paragraph-properties fo:text-align="justify" fo:line-height="150%"/>
    </style:style>
    <style:style style:name="T221_1" style:family="text">
      <style:text-properties style:font-name="Times New Roman" style:font-name-complex="Times New Roman"/>
    </style:style>
    <style:style style:name="T221_2" style:family="text">
      <style:text-properties style:text-position="super 58%" style:font-name="Times New Roman" style:font-name-complex="Times New Roman"/>
    </style:style>
    <style:style style:name="T221_3" style:family="text">
      <style:text-properties style:font-name="Times New Roman" style:font-name-complex="Times New Roman"/>
    </style:style>
    <style:style style:name="T221_4" style:family="text">
      <style:text-properties style:font-name="Times New Roman" style:font-name-complex="Times New Roman"/>
    </style:style>
    <style:style style:name="P222" style:family="paragraph" style:parent-style-name="Normal">
      <style:paragraph-properties fo:break-before="page"/>
    </style:style>
    <style:style style:name="P223" style:family="paragraph" style:parent-style-name="Normal">
      <style:paragraph-properties fo:text-indent="-1.251cm" fo:margin-left="1.251cm"/>
    </style:style>
    <style:style style:name="T223_1" style:family="text">
      <style:text-properties style:font-name="Times New Roman" style:font-name-complex="Times New Roman" fo:language="es" fo:country="ES" fo:font-weight="bold" style:font-weight-asian="bold"/>
    </style:style>
    <style:style style:name="T223_2" style:family="text">
      <style:text-properties style:font-name="Times New Roman" style:font-name-complex="Times New Roman" fo:language="es" fo:country="ES" fo:font-weight="bold" style:font-weight-asian="bold"/>
    </style:style>
    <style:style style:name="T223_3" style:family="text">
      <style:text-properties style:font-name="Times New Roman" style:font-name-complex="Times New Roman" fo:language="es" fo:country="ES" fo:font-weight="bold" style:font-weight-asian="bold"/>
    </style:style>
    <style:style style:name="T223_4" style:family="text">
      <style:text-properties fo:font-style="italic" style:font-style-asian="italic" style:font-name="Times New Roman" style:font-name-complex="Times New Roman" fo:language="es" fo:country="ES" fo:font-weight="bold" style:font-weight-asian="bold"/>
    </style:style>
    <style:style style:name="T223_5" style:family="text">
      <style:text-properties fo:font-style="italic" style:font-style-asian="italic" style:font-name="Times New Roman" style:font-name-complex="Times New Roman" fo:language="es" fo:country="ES"/>
    </style:style>
    <style:style style:name="T223_6" style:family="text">
      <style:text-properties style:font-name="Times New Roman" style:font-name-complex="Times New Roman" fo:language="es" fo:country="ES"/>
    </style:style>
    <style:style style:name="T223_7" style:family="text">
      <style:text-properties fo:font-style="italic" style:font-style-asian="italic" style:font-name="Times New Roman" style:font-name-complex="Times New Roman" fo:language="es" fo:country="ES"/>
    </style:style>
    <style:style style:name="T223_8" style:family="text">
      <style:text-properties style:font-name="Times New Roman" style:font-name-complex="Times New Roman" fo:language="es" fo:country="ES"/>
    </style:style>
    <style:style style:name="T223_9" style:family="text">
      <style:text-properties style:font-name="Times New Roman" style:font-name-complex="Times New Roman" fo:language="en" fo:country="US"/>
    </style:style>
    <style:style style:name="P224" style:family="paragraph" style:parent-style-name="Normal">
      <style:paragraph-properties fo:text-align="justify" fo:line-height="150%"/>
    </style:style>
    <style:style style:name="T224_1" style:family="text">
      <style:text-properties style:font-name="Times New Roman" style:font-name-complex="Times New Roman"/>
    </style:style>
    <style:style style:name="T224_2" style:family="text">
      <style:text-properties style:font-name="Times New Roman" style:font-name-complex="Times New Roman"/>
    </style:style>
    <style:style style:name="P225" style:family="paragraph" style:parent-style-name="Normal">
      <style:paragraph-properties fo:text-align="justify" fo:line-height="150%"/>
    </style:style>
    <style:style style:name="T225_1" style:family="text">
      <style:text-properties style:font-name="Times New Roman" style:font-name-complex="Times New Roman"/>
    </style:style>
    <style:style style:name="T225_2" style:family="text">
      <style:text-properties style:font-name="Times New Roman" style:font-name-complex="Times New Roman"/>
    </style:style>
    <style:style style:name="T225_3" style:family="text">
      <style:text-properties style:font-name="Times New Roman" style:font-name-complex="Times New Roman"/>
    </style:style>
    <style:style style:name="T225_4" style:family="text">
      <style:text-properties style:font-name="Times New Roman" style:font-name-complex="Times New Roman"/>
    </style:style>
    <style:style style:name="T225_5" style:family="text">
      <style:text-properties style:font-name="Times New Roman" style:font-name-complex="Times New Roman"/>
    </style:style>
    <style:style style:name="T225_6" style:family="text">
      <style:text-properties style:font-name="Times New Roman" style:font-name-complex="Times New Roman"/>
    </style:style>
    <style:style style:name="T225_7" style:family="text">
      <style:text-properties style:font-name="Times New Roman" style:font-name-complex="Times New Roman"/>
    </style:style>
    <style:style style:name="T225_8" style:family="text">
      <style:text-properties style:font-name="Times New Roman" style:font-name-complex="Times New Roman"/>
    </style:style>
    <style:style style:name="T225_9" style:family="text">
      <style:text-properties style:font-name="Times New Roman" style:font-name-complex="Times New Roman"/>
    </style:style>
    <style:style style:name="T225_10" style:family="text">
      <style:text-properties style:font-name="Times New Roman" style:font-name-complex="Times New Roman" fo:font-weight="bold" style:font-weight-asian="bold"/>
    </style:style>
    <style:style style:name="T225_11" style:family="text">
      <style:text-properties style:font-name="Times New Roman" style:font-name-complex="Times New Roman"/>
    </style:style>
    <style:style style:name="P226" style:family="paragraph" style:parent-style-name="Normal">
      <style:paragraph-properties fo:break-before="page"/>
    </style:style>
    <style:style style:name="P227" style:family="paragraph" style:parent-style-name="Normal">
      <style:paragraph-properties fo:text-indent="-1.251cm" fo:margin-left="1.251cm"/>
    </style:style>
    <style:style style:name="T227_1" style:family="text">
      <style:text-properties style:font-name="Times New Roman" style:font-name-complex="Times New Roman" fo:language="es" fo:country="ES" fo:font-weight="bold" style:font-weight-asian="bold"/>
    </style:style>
    <style:style style:name="T227_2" style:family="text">
      <style:text-properties style:font-name="Times New Roman" style:font-name-complex="Times New Roman" fo:language="es" fo:country="ES" fo:font-weight="bold" style:font-weight-asian="bold"/>
    </style:style>
    <style:style style:name="T227_3" style:family="text">
      <style:text-properties style:font-name="Times New Roman" style:font-name-complex="Times New Roman" fo:language="es" fo:country="ES" fo:font-weight="bold" style:font-weight-asian="bold"/>
    </style:style>
    <style:style style:name="T227_4" style:family="text">
      <style:text-properties fo:font-style="italic" style:font-style-asian="italic" style:font-name="Times New Roman" style:font-name-complex="Times New Roman" fo:language="es" fo:country="ES" fo:font-weight="bold" style:font-weight-asian="bold"/>
    </style:style>
    <style:style style:name="T227_5" style:family="text">
      <style:text-properties fo:font-style="italic" style:font-style-asian="italic" style:font-name="Times New Roman" style:font-name-complex="Times New Roman" fo:language="es" fo:country="ES"/>
    </style:style>
    <style:style style:name="T227_6" style:family="text">
      <style:text-properties style:font-name="Times New Roman" style:font-name-complex="Times New Roman" fo:language="es" fo:country="ES"/>
    </style:style>
    <style:style style:name="T227_7" style:family="text">
      <style:text-properties fo:font-style="italic" style:font-style-asian="italic" style:font-name="Times New Roman" style:font-name-complex="Times New Roman" fo:language="es" fo:country="ES"/>
    </style:style>
    <style:style style:name="T227_8" style:family="text">
      <style:text-properties style:font-name="Times New Roman" style:font-name-complex="Times New Roman" fo:language="es" fo:country="ES"/>
    </style:style>
    <style:style style:name="T227_9" style:family="text">
      <style:text-properties style:font-name="Times New Roman" style:font-name-complex="Times New Roman" fo:language="en" fo:country="US"/>
    </style:style>
    <style:style style:name="P228" style:family="paragraph" style:parent-style-name="Normal">
      <style:paragraph-properties fo:text-align="justify" fo:line-height="150%"/>
    </style:style>
    <style:style style:name="T228_1" style:family="text">
      <style:text-properties style:font-name="Times New Roman" style:font-name-complex="Times New Roman"/>
    </style:style>
    <style:style style:name="T228_2" style:family="text">
      <style:text-properties style:font-name="Times New Roman" style:font-name-complex="Times New Roman"/>
    </style:style>
    <style:style style:name="P229" style:family="paragraph" style:parent-style-name="Normal">
      <style:paragraph-properties fo:text-align="justify" fo:line-height="150%"/>
    </style:style>
    <style:style style:name="T229_1" style:family="text">
      <style:text-properties style:font-name="Times New Roman" style:font-name-complex="Times New Roman"/>
    </style:style>
    <style:style style:name="T229_2" style:family="text">
      <style:text-properties style:font-name="Times New Roman" style:font-name-complex="Times New Roman" fo:font-weight="bold" style:font-weight-asian="bold"/>
    </style:style>
    <style:style style:name="T229_3" style:family="text">
      <style:text-properties style:font-name="Times New Roman" style:font-name-complex="Times New Roman" fo:font-weight="bold" style:font-weight-asian="bold"/>
    </style:style>
    <style:style style:name="T229_4" style:family="text">
      <style:text-properties style:font-name="Times New Roman" style:font-name-complex="Times New Roman" fo:font-weight="bold" style:font-weight-asian="bold"/>
    </style:style>
    <style:style style:name="T229_5" style:family="text">
      <style:text-properties style:font-name="Times New Roman" style:font-name-complex="Times New Roman"/>
    </style:style>
    <style:style style:name="T229_6" style:family="text">
      <style:text-properties style:font-name="Times New Roman" style:font-name-complex="Times New Roman"/>
    </style:style>
    <style:style style:name="T229_7" style:family="text">
      <style:text-properties style:font-name="Times New Roman" style:font-name-complex="Times New Roman"/>
    </style:style>
    <style:style style:name="P230" style:family="paragraph" style:parent-style-name="Normal">
      <style:paragraph-properties fo:text-align="justify" fo:line-height="150%"/>
    </style:style>
    <style:style style:name="T230_1" style:family="text">
      <style:text-properties style:font-name="Times New Roman" style:font-name-complex="Times New Roman"/>
    </style:style>
    <style:style style:name="T230_2" style:family="text">
      <style:text-properties style:font-name="Times New Roman" style:font-name-complex="Times New Roman"/>
    </style:style>
    <style:style style:name="P231" style:family="paragraph" style:parent-style-name="Normal">
      <style:paragraph-properties fo:text-align="justify" fo:line-height="150%"/>
    </style:style>
    <style:style style:name="T231_1" style:family="text">
      <style:text-properties style:font-name="Times New Roman" style:font-name-complex="Times New Roman"/>
    </style:style>
    <style:style style:name="T231_2" style:family="text">
      <style:text-properties style:text-position="super 58%" style:font-name="Times New Roman" style:font-name-complex="Times New Roman"/>
    </style:style>
    <style:style style:name="T231_3" style:family="text">
      <style:text-properties style:font-name="Times New Roman" style:font-name-complex="Times New Roman"/>
    </style:style>
    <style:style style:name="P232" style:family="paragraph" style:parent-style-name="Normal">
      <style:paragraph-properties fo:text-align="justify" fo:line-height="150%"/>
      <style:text-properties style:font-name="Times New Roman" style:font-name-complex="Times New Roman"/>
    </style:style>
    <style:style style:name="P233" style:family="paragraph" style:parent-style-name="Normal">
      <style:paragraph-properties fo:break-before="page"/>
    </style:style>
    <style:style style:name="P234" style:family="paragraph" style:parent-style-name="Normal">
      <style:paragraph-properties fo:text-indent="-1.251cm" fo:margin-left="1.251cm"/>
    </style:style>
    <style:style style:name="T234_1" style:family="text">
      <style:text-properties style:font-name="Times New Roman" style:font-name-complex="Times New Roman" fo:language="es" fo:country="ES" fo:font-weight="bold" style:font-weight-asian="bold"/>
    </style:style>
    <style:style style:name="T234_2" style:family="text">
      <style:text-properties style:font-name="Times New Roman" style:font-name-complex="Times New Roman" fo:language="es" fo:country="ES" fo:font-weight="bold" style:font-weight-asian="bold"/>
    </style:style>
    <style:style style:name="T234_3" style:family="text">
      <style:text-properties style:font-name="Times New Roman" style:font-name-complex="Times New Roman" fo:language="es" fo:country="ES" fo:font-weight="bold" style:font-weight-asian="bold"/>
    </style:style>
    <style:style style:name="T234_4" style:family="text">
      <style:text-properties fo:font-style="italic" style:font-style-asian="italic" style:font-name="Times New Roman" style:font-name-complex="Times New Roman" fo:language="es" fo:country="ES" fo:font-weight="bold" style:font-weight-asian="bold"/>
    </style:style>
    <style:style style:name="T234_5" style:family="text">
      <style:text-properties fo:font-style="italic" style:font-style-asian="italic" style:font-name="Times New Roman" style:font-name-complex="Times New Roman" fo:language="es" fo:country="ES"/>
    </style:style>
    <style:style style:name="T234_6" style:family="text">
      <style:text-properties style:font-name="Times New Roman" style:font-name-complex="Times New Roman" fo:language="es" fo:country="ES"/>
    </style:style>
    <style:style style:name="T234_7" style:family="text">
      <style:text-properties fo:font-style="italic" style:font-style-asian="italic" style:font-name="Times New Roman" style:font-name-complex="Times New Roman" fo:language="es" fo:country="ES"/>
    </style:style>
    <style:style style:name="T234_8" style:family="text">
      <style:text-properties style:font-name="Times New Roman" style:font-name-complex="Times New Roman" fo:language="es" fo:country="ES"/>
    </style:style>
    <style:style style:name="T234_9" style:family="text">
      <style:text-properties style:font-name="Times New Roman" style:font-name-complex="Times New Roman" fo:language="en" fo:country="US"/>
    </style:style>
    <style:style style:name="P235" style:family="paragraph" style:parent-style-name="Normal">
      <style:paragraph-properties fo:text-align="justify" fo:line-height="150%"/>
    </style:style>
    <style:style style:name="T235_1" style:family="text">
      <style:text-properties style:font-name="Times New Roman" style:font-name-complex="Times New Roman"/>
    </style:style>
    <style:style style:name="T235_2" style:family="text">
      <style:text-properties style:font-name="Times New Roman" style:font-name-complex="Times New Roman"/>
    </style:style>
    <style:style style:name="P236" style:family="paragraph" style:parent-style-name="Normal">
      <style:paragraph-properties fo:text-align="justify" fo:line-height="150%"/>
    </style:style>
    <style:style style:name="T236_1" style:family="text">
      <style:text-properties style:font-name="Times New Roman" style:font-name-complex="Times New Roman"/>
    </style:style>
    <style:style style:name="T236_2" style:family="text">
      <style:text-properties style:font-name="Times New Roman" style:font-name-complex="Times New Roman"/>
    </style:style>
    <style:style style:name="P237" style:family="paragraph" style:parent-style-name="Normal">
      <style:paragraph-properties fo:text-align="justify" fo:line-height="150%"/>
    </style:style>
    <style:style style:name="T237_1" style:family="text">
      <style:text-properties style:font-name="Times New Roman" style:font-name-complex="Times New Roman"/>
    </style:style>
    <style:style style:name="T237_2" style:family="text">
      <style:text-properties style:font-name="Times New Roman" style:font-name-complex="Times New Roman"/>
    </style:style>
    <style:style style:name="T237_3" style:family="text">
      <style:text-properties style:text-position="super 58%" style:font-name="Times New Roman" style:font-name-complex="Times New Roman"/>
    </style:style>
    <style:style style:name="P238" style:family="paragraph" style:parent-style-name="Normal">
      <style:paragraph-properties fo:break-before="page"/>
    </style:style>
    <style:style style:name="P239" style:family="paragraph" style:parent-style-name="Normal">
      <style:paragraph-properties fo:text-indent="-1.251cm" fo:margin-left="1.251cm"/>
    </style:style>
    <style:style style:name="T239_1" style:family="text">
      <style:text-properties style:font-name="Times New Roman" style:font-name-complex="Times New Roman" fo:language="es" fo:country="ES" fo:font-weight="bold" style:font-weight-asian="bold"/>
    </style:style>
    <style:style style:name="T239_2" style:family="text">
      <style:text-properties style:font-name="Times New Roman" style:font-name-complex="Times New Roman" fo:language="es" fo:country="ES" fo:font-weight="bold" style:font-weight-asian="bold"/>
    </style:style>
    <style:style style:name="T239_3" style:family="text">
      <style:text-properties style:font-name="Times New Roman" style:font-name-complex="Times New Roman" fo:language="es" fo:country="ES" fo:font-weight="bold" style:font-weight-asian="bold"/>
    </style:style>
    <style:style style:name="T239_4" style:family="text">
      <style:text-properties fo:font-style="italic" style:font-style-asian="italic" style:font-name="Times New Roman" style:font-name-complex="Times New Roman" fo:language="es" fo:country="ES" fo:font-weight="bold" style:font-weight-asian="bold"/>
    </style:style>
    <style:style style:name="T239_5" style:family="text">
      <style:text-properties fo:font-style="italic" style:font-style-asian="italic" style:font-name="Times New Roman" style:font-name-complex="Times New Roman" fo:language="es" fo:country="ES"/>
    </style:style>
    <style:style style:name="T239_6" style:family="text">
      <style:text-properties style:font-name="Times New Roman" style:font-name-complex="Times New Roman" fo:language="es" fo:country="ES"/>
    </style:style>
    <style:style style:name="T239_7" style:family="text">
      <style:text-properties fo:font-style="italic" style:font-style-asian="italic" style:font-name="Times New Roman" style:font-name-complex="Times New Roman" fo:language="es" fo:country="ES"/>
    </style:style>
    <style:style style:name="T239_8" style:family="text">
      <style:text-properties style:font-name="Times New Roman" style:font-name-complex="Times New Roman" fo:language="es" fo:country="ES"/>
    </style:style>
    <style:style style:name="T239_9" style:family="text">
      <style:text-properties style:font-name="Times New Roman" style:font-name-complex="Times New Roman" fo:language="en" fo:country="US"/>
    </style:style>
    <style:style style:name="P240" style:family="paragraph" style:parent-style-name="Normal">
      <style:paragraph-properties fo:text-align="justify" fo:line-height="150%"/>
    </style:style>
    <style:style style:name="T240_1" style:family="text">
      <style:text-properties style:font-name="Times New Roman" style:font-name-complex="Times New Roman"/>
    </style:style>
    <style:style style:name="T240_2" style:family="text">
      <style:text-properties style:font-name="Times New Roman" style:font-name-complex="Times New Roman"/>
    </style:style>
    <style:style style:name="P241" style:family="paragraph" style:parent-style-name="Normal">
      <style:paragraph-properties fo:text-align="justify" fo:line-height="150%"/>
    </style:style>
    <style:style style:name="T241_1" style:family="text">
      <style:text-properties style:font-name="Times New Roman" style:font-name-complex="Times New Roman"/>
    </style:style>
    <style:style style:name="T241_2" style:family="text">
      <style:text-properties style:font-name="Times New Roman" style:font-name-complex="Times New Roman"/>
    </style:style>
    <style:style style:name="P242" style:family="paragraph" style:parent-style-name="Normal">
      <style:paragraph-properties fo:text-align="justify" fo:line-height="150%"/>
    </style:style>
    <style:style style:name="T242_1" style:family="text">
      <style:text-properties style:font-name="Times New Roman" style:font-name-complex="Times New Roman"/>
    </style:style>
    <style:style style:name="T242_2" style:family="text">
      <style:text-properties style:font-name="Times New Roman" style:font-name-complex="Times New Roman"/>
    </style:style>
    <style:style style:name="T242_3" style:family="text">
      <style:text-properties style:font-name="Times New Roman" style:font-name-complex="Times New Roman"/>
    </style:style>
    <style:style style:name="T242_4" style:family="text">
      <style:text-properties style:text-position="super 58%" style:font-name="Times New Roman" style:font-name-complex="Times New Roman"/>
    </style:style>
    <style:style style:name="T242_5" style:family="text">
      <style:text-properties style:font-name="Times New Roman" style:font-name-complex="Times New Roman"/>
    </style:style>
    <style:style style:name="P243" style:family="paragraph" style:parent-style-name="Normal">
      <style:paragraph-properties fo:break-before="page"/>
    </style:style>
    <style:style style:name="P244" style:family="paragraph" style:parent-style-name="Normal">
      <style:paragraph-properties fo:text-indent="-1.251cm" fo:margin-left="1.251cm"/>
    </style:style>
    <style:style style:name="T244_1" style:family="text">
      <style:text-properties style:font-name="Times New Roman" style:font-name-complex="Times New Roman" fo:language="es" fo:country="ES" fo:font-weight="bold" style:font-weight-asian="bold"/>
    </style:style>
    <style:style style:name="T244_2" style:family="text">
      <style:text-properties style:font-name="Times New Roman" style:font-name-complex="Times New Roman" fo:language="es" fo:country="ES" fo:font-weight="bold" style:font-weight-asian="bold"/>
    </style:style>
    <style:style style:name="T244_3" style:family="text">
      <style:text-properties style:font-name="Times New Roman" style:font-name-complex="Times New Roman" fo:language="es" fo:country="ES" fo:font-weight="bold" style:font-weight-asian="bold"/>
    </style:style>
    <style:style style:name="T244_4" style:family="text">
      <style:text-properties fo:font-style="italic" style:font-style-asian="italic" style:font-name="Times New Roman" style:font-name-complex="Times New Roman" fo:language="es" fo:country="ES" fo:font-weight="bold" style:font-weight-asian="bold"/>
    </style:style>
    <style:style style:name="T244_5" style:family="text">
      <style:text-properties fo:font-style="italic" style:font-style-asian="italic" style:font-name="Times New Roman" style:font-name-complex="Times New Roman" fo:language="es" fo:country="ES"/>
    </style:style>
    <style:style style:name="T244_6" style:family="text">
      <style:text-properties style:font-name="Times New Roman" style:font-name-complex="Times New Roman" fo:language="es" fo:country="ES"/>
    </style:style>
    <style:style style:name="T244_7" style:family="text">
      <style:text-properties fo:font-style="italic" style:font-style-asian="italic" style:font-name="Times New Roman" style:font-name-complex="Times New Roman" fo:language="es" fo:country="ES"/>
    </style:style>
    <style:style style:name="T244_8" style:family="text">
      <style:text-properties style:font-name="Times New Roman" style:font-name-complex="Times New Roman" fo:language="es" fo:country="ES"/>
    </style:style>
    <style:style style:name="T244_9" style:family="text">
      <style:text-properties style:font-name="Times New Roman" style:font-name-complex="Times New Roman" fo:language="en" fo:country="US"/>
    </style:style>
    <style:style style:name="P245" style:family="paragraph" style:parent-style-name="Normal">
      <style:paragraph-properties fo:text-align="justify" fo:line-height="150%"/>
    </style:style>
    <style:style style:name="T245_1" style:family="text">
      <style:text-properties style:font-name="Times New Roman" style:font-name-complex="Times New Roman"/>
    </style:style>
    <style:style style:name="T245_2" style:family="text">
      <style:text-properties style:font-name="Times New Roman" style:font-name-complex="Times New Roman"/>
    </style:style>
    <style:style style:name="P246" style:family="paragraph" style:parent-style-name="Normal">
      <style:paragraph-properties fo:text-align="justify" fo:line-height="150%"/>
    </style:style>
    <style:style style:name="T246_1" style:family="text">
      <style:text-properties style:font-name="Times New Roman" style:font-name-complex="Times New Roman"/>
    </style:style>
    <style:style style:name="T246_2" style:family="text">
      <style:text-properties style:font-name="Times New Roman" style:font-name-complex="Times New Roman"/>
    </style:style>
    <style:style style:name="T246_3" style:family="text">
      <style:text-properties style:font-name="Times New Roman" style:font-name-complex="Times New Roman"/>
    </style:style>
    <style:style style:name="T246_4" style:family="text">
      <style:text-properties style:font-name="Times New Roman" style:font-name-complex="Times New Roman"/>
    </style:style>
    <style:style style:name="T246_5" style:family="text">
      <style:text-properties style:font-name="Times New Roman" style:font-name-complex="Times New Roman"/>
    </style:style>
    <style:style style:name="P247" style:family="paragraph" style:parent-style-name="Normal">
      <style:paragraph-properties fo:break-before="page"/>
    </style:style>
    <style:style style:name="T247_1" style:family="text">
      <style:text-properties style:font-name="Times New Roman" style:font-name-complex="Times New Roman" fo:language="es" fo:country="ES" fo:font-weight="bold" style:font-weight-asian="bold"/>
    </style:style>
    <style:style style:name="T247_2" style:family="text">
      <style:text-properties style:font-name="Times New Roman" style:font-name-complex="Times New Roman" fo:language="es" fo:country="ES" fo:font-weight="bold" style:font-weight-asian="bold"/>
    </style:style>
    <style:style style:name="T247_3" style:family="text">
      <style:text-properties style:font-name="Times New Roman" style:font-name-complex="Times New Roman" fo:language="es" fo:country="ES" fo:font-weight="bold" style:font-weight-asian="bold"/>
    </style:style>
    <style:style style:name="T247_4" style:family="text">
      <style:text-properties fo:font-style="italic" style:font-style-asian="italic" style:font-name="Times New Roman" style:font-name-complex="Times New Roman" fo:language="es" fo:country="ES" fo:font-weight="bold" style:font-weight-asian="bold"/>
    </style:style>
    <style:style style:name="T247_5" style:family="text">
      <style:text-properties fo:font-style="italic" style:font-style-asian="italic" style:font-name="Times New Roman" style:font-name-complex="Times New Roman" fo:language="es" fo:country="ES"/>
    </style:style>
    <style:style style:name="T247_6" style:family="text">
      <style:text-properties style:font-name="Times New Roman" style:font-name-complex="Times New Roman" fo:language="es" fo:country="ES"/>
    </style:style>
    <style:style style:name="T247_7" style:family="text">
      <style:text-properties fo:font-style="italic" style:font-style-asian="italic" style:font-name="Times New Roman" style:font-name-complex="Times New Roman" fo:language="es" fo:country="ES"/>
    </style:style>
    <style:style style:name="T247_8" style:family="text">
      <style:text-properties style:font-name="Times New Roman" style:font-name-complex="Times New Roman" fo:language="es" fo:country="ES"/>
    </style:style>
    <style:style style:name="T247_9" style:family="text">
      <style:text-properties style:font-name="Times New Roman" style:font-name-complex="Times New Roman" fo:language="en" fo:country="US"/>
    </style:style>
    <style:style style:name="P248" style:family="paragraph" style:parent-style-name="Normal">
      <style:paragraph-properties fo:text-align="justify" fo:line-height="150%"/>
    </style:style>
    <style:style style:name="T248_1" style:family="text">
      <style:text-properties style:font-name="Times New Roman" style:font-name-complex="Times New Roman"/>
    </style:style>
    <style:style style:name="T248_2" style:family="text">
      <style:text-properties style:font-name="Times New Roman" style:font-name-complex="Times New Roman"/>
    </style:style>
    <style:style style:name="P249" style:family="paragraph" style:parent-style-name="Normal">
      <style:paragraph-properties fo:text-align="justify" fo:line-height="150%"/>
    </style:style>
    <style:style style:name="T249_1" style:family="text">
      <style:text-properties style:font-name="Times New Roman" style:font-name-complex="Times New Roman"/>
    </style:style>
    <style:style style:name="T249_2" style:family="text">
      <style:text-properties style:text-position="super 58%" style:font-name="Times New Roman" style:font-name-complex="Times New Roman"/>
    </style:style>
    <style:style style:name="T249_3" style:family="text">
      <style:text-properties style:font-name="Times New Roman" style:font-name-complex="Times New Roman"/>
    </style:style>
    <style:style style:name="T249_4" style:family="text">
      <style:text-properties style:font-name="Times New Roman" style:font-name-complex="Times New Roman"/>
    </style:style>
    <style:style style:name="P250" style:family="paragraph" style:parent-style-name="Normal">
      <style:paragraph-properties fo:break-before="page"/>
    </style:style>
    <style:style style:name="P251" style:family="paragraph" style:parent-style-name="Normal">
      <style:paragraph-properties fo:text-indent="-1.251cm" fo:margin-left="1.251cm"/>
    </style:style>
    <style:style style:name="T251_1" style:family="text">
      <style:text-properties style:font-name="Times New Roman" style:font-name-complex="Times New Roman" fo:language="es" fo:country="ES" fo:font-weight="bold" style:font-weight-asian="bold"/>
    </style:style>
    <style:style style:name="T251_2" style:family="text">
      <style:text-properties style:font-name="Times New Roman" style:font-name-complex="Times New Roman" fo:language="es" fo:country="ES" fo:font-weight="bold" style:font-weight-asian="bold"/>
    </style:style>
    <style:style style:name="T251_3" style:family="text">
      <style:text-properties style:font-name="Times New Roman" style:font-name-complex="Times New Roman" fo:language="es" fo:country="ES" fo:font-weight="bold" style:font-weight-asian="bold"/>
    </style:style>
    <style:style style:name="T251_4" style:family="text">
      <style:text-properties fo:font-style="italic" style:font-style-asian="italic" style:font-name="Times New Roman" style:font-name-complex="Times New Roman" fo:language="es" fo:country="ES" fo:font-weight="bold" style:font-weight-asian="bold"/>
    </style:style>
    <style:style style:name="T251_5" style:family="text">
      <style:text-properties fo:font-style="italic" style:font-style-asian="italic" style:font-name="Times New Roman" style:font-name-complex="Times New Roman" fo:language="es" fo:country="ES"/>
    </style:style>
    <style:style style:name="T251_6" style:family="text">
      <style:text-properties style:font-name="Times New Roman" style:font-name-complex="Times New Roman" fo:language="es" fo:country="ES"/>
    </style:style>
    <style:style style:name="T251_7" style:family="text">
      <style:text-properties fo:font-style="italic" style:font-style-asian="italic" style:font-name="Times New Roman" style:font-name-complex="Times New Roman" fo:language="es" fo:country="ES"/>
    </style:style>
    <style:style style:name="T251_8" style:family="text">
      <style:text-properties style:font-name="Times New Roman" style:font-name-complex="Times New Roman" fo:language="es" fo:country="ES"/>
    </style:style>
    <style:style style:name="T251_9" style:family="text">
      <style:text-properties style:font-name="Times New Roman" style:font-name-complex="Times New Roman" fo:language="en" fo:country="US"/>
    </style:style>
    <style:style style:name="P252" style:family="paragraph" style:parent-style-name="Normal">
      <style:paragraph-properties fo:text-align="justify" fo:line-height="150%"/>
    </style:style>
    <style:style style:name="T252_1" style:family="text">
      <style:text-properties style:font-name="Times New Roman" style:font-name-complex="Times New Roman"/>
    </style:style>
    <style:style style:name="P253" style:family="paragraph" style:parent-style-name="Normal"/>
    <style:style style:name="T253_1" style:family="text">
      <style:text-properties style:font-name="Times New Roman" fo:font-size="10pt" style:font-size-asian="10pt" style:font-name-complex="Times New Roman" style:font-size-complex="10pt" fo:language="es" fo:country="ES"/>
    </style:style>
    <style:style style:name="T253_2" style:family="text">
      <style:text-properties style:font-name="Times New Roman" fo:font-size="10pt" style:font-size-asian="10pt" style:font-name-complex="Times New Roman" style:font-size-complex="10pt" fo:language="es" fo:country="ES"/>
    </style:style>
    <style:style style:name="T253_3" style:family="text">
      <style:text-properties style:font-name="Times New Roman" fo:font-size="10pt" style:font-size-asian="10pt" style:font-name-complex="Times New Roman" style:font-size-complex="10pt" fo:language="es" fo:country="ES"/>
    </style:style>
    <style:style style:name="P254" style:family="paragraph" style:parent-style-name="Normal"/>
    <style:style style:name="T254_1" style:family="text">
      <style:text-properties style:font-name="Times New Roman" fo:font-size="10pt" style:font-size-asian="10pt" style:font-name-complex="Times New Roman" style:font-size-complex="10pt" fo:language="es" fo:country="ES"/>
    </style:style>
    <style:style style:name="T254_2" style:family="text">
      <style:text-properties style:font-name="Times New Roman" fo:font-size="10pt" style:font-size-asian="10pt" style:font-name-complex="Times New Roman" style:font-size-complex="10pt" fo:language="es" fo:country="ES"/>
    </style:style>
    <style:style style:name="T254_3" style:family="text">
      <style:text-properties style:font-name="Times New Roman" fo:font-size="10pt" style:font-size-asian="10pt" style:font-name-complex="Times New Roman" style:font-size-complex="10pt" fo:language="es" fo:country="ES"/>
    </style:style>
    <style:style style:name="P255" style:family="paragraph" style:parent-style-name="Normal"/>
    <style:style style:name="T255_1" style:family="text">
      <style:text-properties style:font-name="Times New Roman" fo:font-size="10pt" style:font-size-asian="10pt" style:font-name-complex="Times New Roman" style:font-size-complex="10pt" fo:language="es" fo:country="ES"/>
    </style:style>
    <style:style style:name="T255_2" style:family="text">
      <style:text-properties style:font-name="Times New Roman" fo:font-size="10pt" style:font-size-asian="10pt" style:font-name-complex="Times New Roman" style:font-size-complex="10pt" fo:language="es" fo:country="ES"/>
    </style:style>
    <style:style style:name="T255_3" style:family="text">
      <style:text-properties style:font-name="Times New Roman" fo:font-size="10pt" style:font-size-asian="10pt" style:font-name-complex="Times New Roman" style:font-size-complex="10pt" fo:language="es" fo:country="ES"/>
    </style:style>
    <style:style style:name="P256" style:family="paragraph" style:parent-style-name="Normal"/>
    <style:style style:name="T256_1" style:family="text">
      <style:text-properties style:font-name="Times New Roman" fo:font-size="10pt" style:font-size-asian="10pt" style:font-name-complex="Times New Roman" style:font-size-complex="10pt" fo:language="es" fo:country="ES"/>
    </style:style>
    <style:style style:name="T256_2" style:family="text">
      <style:text-properties style:font-name="Times New Roman" fo:font-size="10pt" style:font-size-asian="10pt" style:font-name-complex="Times New Roman" style:font-size-complex="10pt" fo:language="es" fo:country="ES"/>
    </style:style>
    <style:style style:name="T256_3" style:family="text">
      <style:text-properties style:font-name="Times New Roman" fo:font-size="10pt" style:font-size-asian="10pt" style:font-name-complex="Times New Roman" style:font-size-complex="10pt" fo:language="es" fo:country="ES"/>
    </style:style>
    <style:style style:name="P257" style:family="paragraph" style:parent-style-name="Normal"/>
    <style:style style:name="T257_1" style:family="text">
      <style:text-properties style:font-name="Times New Roman" fo:font-size="10pt" style:font-size-asian="10pt" style:font-name-complex="Times New Roman" style:font-size-complex="10pt" fo:language="es" fo:country="ES"/>
    </style:style>
    <style:style style:name="T257_2" style:family="text">
      <style:text-properties style:font-name="Times New Roman" fo:font-size="10pt" style:font-size-asian="10pt" style:font-name-complex="Times New Roman" style:font-size-complex="10pt" fo:language="es" fo:country="ES"/>
    </style:style>
    <style:style style:name="T257_3" style:family="text">
      <style:text-properties style:font-name="Times New Roman" fo:font-size="10pt" style:font-size-asian="10pt" style:font-name-complex="Times New Roman" style:font-size-complex="10pt" fo:language="es" fo:country="ES"/>
    </style:style>
    <style:style style:name="P258" style:family="paragraph" style:parent-style-name="Normal">
      <style:paragraph-properties fo:text-align="justify" fo:line-height="115%"/>
    </style:style>
    <style:style style:name="T258_1" style:family="text">
      <style:text-properties style:font-name="Times New Roman" fo:font-size="10pt" style:font-size-asian="10pt" style:font-name-complex="Times New Roman" style:font-size-complex="10pt" fo:language="es" fo:country="ES"/>
    </style:style>
    <style:style style:name="T258_2" style:family="text">
      <style:text-properties style:font-name="Times New Roman" fo:font-size="10pt" style:font-size-asian="10pt" style:font-name-complex="Times New Roman" style:font-size-complex="10pt" fo:language="es" fo:country="ES"/>
    </style:style>
    <style:style style:name="T258_3" style:family="text">
      <style:text-properties style:font-name="Times New Roman" fo:font-size="10pt" style:font-size-asian="10pt" style:font-name-complex="Times New Roman" style:font-size-complex="10pt" fo:language="es" fo:country="ES"/>
    </style:style>
    <style:style style:name="P259" style:family="paragraph" style:parent-style-name="Normal">
      <style:paragraph-properties fo:text-align="justify" fo:line-height="115%"/>
    </style:style>
    <style:style style:name="T259_1" style:family="text">
      <style:text-properties style:font-name="Times New Roman" fo:font-size="10pt" style:font-size-asian="10pt" style:font-name-complex="Times New Roman" style:font-size-complex="10pt" fo:language="es" fo:country="ES"/>
    </style:style>
    <style:style style:name="T259_2" style:family="text">
      <style:text-properties style:font-name="Times New Roman" fo:font-size="10pt" style:font-size-asian="10pt" style:font-name-complex="Times New Roman" style:font-size-complex="10pt" fo:language="es" fo:country="ES"/>
    </style:style>
    <style:style style:name="T259_3" style:family="text">
      <style:text-properties style:font-name="Times New Roman" fo:font-size="10pt" style:font-size-asian="10pt" style:font-name-complex="Times New Roman" style:font-size-complex="10pt" fo:language="es" fo:country="ES"/>
    </style:style>
    <style:style style:name="P260" style:family="paragraph" style:parent-style-name="Normal">
      <style:paragraph-properties fo:text-align="justify" fo:line-height="115%"/>
    </style:style>
    <style:style style:name="T260_1" style:family="text">
      <style:text-properties style:font-name="Times New Roman" fo:font-size="10pt" style:font-size-asian="10pt" style:font-name-complex="Times New Roman" style:font-size-complex="10pt" fo:language="es" fo:country="ES"/>
    </style:style>
    <style:style style:name="T260_2" style:family="text">
      <style:text-properties style:font-name="Times New Roman" fo:font-size="10pt" style:font-size-asian="10pt" style:font-name-complex="Times New Roman" style:font-size-complex="10pt" fo:language="es" fo:country="ES"/>
    </style:style>
    <style:style style:name="T260_3" style:family="text">
      <style:text-properties style:font-name="Times New Roman" fo:font-size="10pt" style:font-size-asian="10pt" style:font-name-complex="Times New Roman" style:font-size-complex="10pt" fo:language="es" fo:country="ES"/>
    </style:style>
    <style:style style:name="P261" style:family="paragraph" style:parent-style-name="Normal">
      <style:paragraph-properties fo:text-align="justify" fo:line-height="115%"/>
    </style:style>
    <style:style style:name="T261_1" style:family="text">
      <style:text-properties style:font-name="Times New Roman" fo:font-size="10pt" style:font-size-asian="10pt" style:font-name-complex="Times New Roman" style:font-size-complex="10pt" fo:language="es" fo:country="ES"/>
    </style:style>
    <style:style style:name="T261_2" style:family="text">
      <style:text-properties style:font-name="Times New Roman" fo:font-size="10pt" style:font-size-asian="10pt" style:font-name-complex="Times New Roman" style:font-size-complex="10pt" fo:language="es" fo:country="ES"/>
    </style:style>
    <style:style style:name="T261_3" style:family="text">
      <style:text-properties style:font-name="Times New Roman" fo:font-size="10pt" style:font-size-asian="10pt" style:font-name-complex="Times New Roman" style:font-size-complex="10pt" fo:language="es" fo:country="ES"/>
    </style:style>
    <style:style style:name="P262" style:family="paragraph" style:parent-style-name="Normal">
      <style:paragraph-properties fo:text-align="justify" fo:line-height="115%"/>
    </style:style>
    <style:style style:name="T262_1" style:family="text">
      <style:text-properties style:font-name="Times New Roman" fo:font-size="10pt" style:font-size-asian="10pt" style:font-name-complex="Times New Roman" style:font-size-complex="10pt" fo:language="es" fo:country="ES"/>
    </style:style>
    <style:style style:name="T262_2" style:family="text">
      <style:text-properties style:font-name="Times New Roman" fo:font-size="10pt" style:font-size-asian="10pt" style:font-name-complex="Times New Roman" style:font-size-complex="10pt" fo:language="es" fo:country="ES"/>
    </style:style>
    <style:style style:name="T262_3" style:family="text">
      <style:text-properties style:font-name="Times New Roman" fo:font-size="10pt" style:font-size-asian="10pt" style:font-name-complex="Times New Roman" style:font-size-complex="10pt" fo:language="es" fo:country="ES"/>
    </style:style>
    <style:style style:name="P263" style:family="paragraph" style:parent-style-name="Normal">
      <style:paragraph-properties fo:text-align="justify" fo:line-height="115%"/>
    </style:style>
    <style:style style:name="T263_1" style:family="text">
      <style:text-properties style:font-name="Times New Roman" fo:font-size="10pt" style:font-size-asian="10pt" style:font-name-complex="Times New Roman" style:font-size-complex="10pt" fo:language="es" fo:country="ES"/>
    </style:style>
    <style:style style:name="T263_2" style:family="text">
      <style:text-properties style:font-name="Times New Roman" fo:font-size="10pt" style:font-size-asian="10pt" style:font-name-complex="Times New Roman" style:font-size-complex="10pt" fo:language="es" fo:country="ES"/>
    </style:style>
    <style:style style:name="T263_3" style:family="text">
      <style:text-properties style:font-name="Times New Roman" fo:font-size="10pt" style:font-size-asian="10pt" style:font-name-complex="Times New Roman" style:font-size-complex="10pt" fo:language="es" fo:country="ES"/>
    </style:style>
    <style:style style:name="P264" style:family="paragraph" style:parent-style-name="Normal">
      <style:paragraph-properties fo:text-align="justify" fo:line-height="115%"/>
    </style:style>
    <style:style style:name="T264_1" style:family="text">
      <style:text-properties style:font-name="Times New Roman" fo:font-size="10pt" style:font-size-asian="10pt" style:font-name-complex="Times New Roman" style:font-size-complex="10pt"/>
    </style:style>
    <style:style style:name="T264_2" style:family="text">
      <style:text-properties style:font-name="Times New Roman" fo:font-size="10pt" style:font-size-asian="10pt" style:font-name-complex="Times New Roman" style:font-size-complex="10pt"/>
    </style:style>
    <style:style style:name="T264_3" style:family="text">
      <style:text-properties style:font-name="Times New Roman" fo:font-size="10pt" style:font-size-asian="10pt" style:font-name-complex="Times New Roman" style:font-size-complex="10pt"/>
    </style:style>
    <style:style style:name="P265" style:family="paragraph" style:parent-style-name="Normal">
      <style:paragraph-properties fo:text-align="justify" fo:line-height="115%"/>
    </style:style>
    <style:style style:name="T265_1" style:family="text">
      <style:text-properties style:font-name="Times New Roman" fo:font-size="10pt" style:font-size-asian="10pt" style:font-name-complex="Times New Roman" style:font-size-complex="10pt"/>
    </style:style>
    <style:style style:name="T265_2" style:family="text">
      <style:text-properties style:font-name="Times New Roman" fo:font-size="10pt" style:font-size-asian="10pt" style:font-name-complex="Times New Roman" style:font-size-complex="10pt"/>
    </style:style>
    <style:style style:name="T265_3" style:family="text">
      <style:text-properties style:font-name="Times New Roman" fo:font-size="10pt" style:font-size-asian="10pt" style:font-name-complex="Times New Roman" style:font-size-complex="10pt"/>
    </style:style>
    <style:style style:name="P266" style:family="paragraph" style:parent-style-name="Normal">
      <style:paragraph-properties fo:text-align="justify" fo:line-height="115%"/>
    </style:style>
    <style:style style:name="T266_1" style:family="text">
      <style:text-properties style:font-name="Times New Roman" fo:font-size="10pt" style:font-size-asian="10pt" style:font-name-complex="Times New Roman" style:font-size-complex="10pt"/>
    </style:style>
    <style:style style:name="T266_2" style:family="text">
      <style:text-properties style:font-name="Times New Roman" fo:font-size="10pt" style:font-size-asian="10pt" style:font-name-complex="Times New Roman" style:font-size-complex="10pt"/>
    </style:style>
    <style:style style:name="T266_3" style:family="text">
      <style:text-properties style:font-name="Times New Roman" fo:font-size="10pt" style:font-size-asian="10pt" style:font-name-complex="Times New Roman" style:font-size-complex="10pt"/>
    </style:style>
    <style:style style:name="P267" style:family="paragraph" style:parent-style-name="Normal">
      <style:paragraph-properties fo:text-align="justify" fo:line-height="115%"/>
    </style:style>
    <style:style style:name="T267_1" style:family="text">
      <style:text-properties style:font-name="Times New Roman" fo:font-size="10pt" style:font-size-asian="10pt" style:font-name-complex="Times New Roman" style:font-size-complex="10pt"/>
    </style:style>
    <style:style style:name="T267_2" style:family="text">
      <style:text-properties style:font-name="Times New Roman" fo:font-size="10pt" style:font-size-asian="10pt" style:font-name-complex="Times New Roman" style:font-size-complex="10pt"/>
    </style:style>
    <style:style style:name="T267_3" style:family="text">
      <style:text-properties style:font-name="Times New Roman" fo:font-size="10pt" style:font-size-asian="10pt" style:font-name-complex="Times New Roman" style:font-size-complex="10pt"/>
    </style:style>
    <style:style style:name="P268" style:family="paragraph" style:parent-style-name="Normal">
      <style:paragraph-properties fo:text-align="justify" fo:line-height="115%"/>
    </style:style>
    <style:style style:name="T268_1" style:family="text">
      <style:text-properties style:font-name="Times New Roman" fo:font-size="10pt" style:font-size-asian="10pt" style:font-name-complex="Times New Roman" style:font-size-complex="10pt"/>
    </style:style>
    <style:style style:name="T268_2" style:family="text">
      <style:text-properties style:font-name="Times New Roman" fo:font-size="10pt" style:font-size-asian="10pt" style:font-name-complex="Times New Roman" style:font-size-complex="10pt"/>
    </style:style>
    <style:style style:name="T268_3" style:family="text">
      <style:text-properties style:font-name="Times New Roman" fo:font-size="10pt" style:font-size-asian="10pt" style:font-name-complex="Times New Roman" style:font-size-complex="10pt"/>
    </style:style>
    <style:style style:name="P269" style:family="paragraph" style:parent-style-name="Normal">
      <style:paragraph-properties fo:text-align="justify" fo:line-height="115%"/>
    </style:style>
    <style:style style:name="T269_1" style:family="text">
      <style:text-properties style:font-name="Times New Roman" fo:font-size="10pt" style:font-size-asian="10pt" style:font-name-complex="Times New Roman" style:font-size-complex="10pt"/>
    </style:style>
    <style:style style:name="T269_2" style:family="text">
      <style:text-properties style:font-name="Times New Roman" fo:font-size="10pt" style:font-size-asian="10pt" style:font-name-complex="Times New Roman" style:font-size-complex="10pt"/>
    </style:style>
    <style:style style:name="T269_3" style:family="text">
      <style:text-properties style:font-name="Times New Roman" fo:font-size="10pt" style:font-size-asian="10pt" style:font-name-complex="Times New Roman" style:font-size-complex="10pt"/>
    </style:style>
    <style:style style:name="P270" style:family="paragraph" style:parent-style-name="Normal">
      <style:paragraph-properties fo:text-align="justify" fo:line-height="115%"/>
    </style:style>
    <style:style style:name="T270_1" style:family="text">
      <style:text-properties style:font-name="Times New Roman" fo:font-size="10pt" style:font-size-asian="10pt" style:font-name-complex="Times New Roman" style:font-size-complex="10pt"/>
    </style:style>
    <style:style style:name="T270_2" style:family="text">
      <style:text-properties style:font-name="Times New Roman" fo:font-size="10pt" style:font-size-asian="10pt" style:font-name-complex="Times New Roman" style:font-size-complex="10pt"/>
    </style:style>
    <style:style style:name="T270_3" style:family="text">
      <style:text-properties style:font-name="Times New Roman" fo:font-size="10pt" style:font-size-asian="10pt" style:font-name-complex="Times New Roman" style:font-size-complex="10pt"/>
    </style:style>
    <style:style style:name="P271" style:family="paragraph" style:parent-style-name="Normal">
      <style:paragraph-properties fo:text-align="justify" fo:line-height="115%"/>
    </style:style>
    <style:style style:name="T271_1" style:family="text">
      <style:text-properties style:font-name="Times New Roman" fo:font-size="10pt" style:font-size-asian="10pt" style:font-name-complex="Times New Roman" style:font-size-complex="10pt"/>
    </style:style>
    <style:style style:name="T271_2" style:family="text">
      <style:text-properties style:font-name="Times New Roman" fo:font-size="10pt" style:font-size-asian="10pt" style:font-name-complex="Times New Roman" style:font-size-complex="10pt"/>
    </style:style>
    <style:style style:name="T271_3" style:family="text">
      <style:text-properties style:font-name="Times New Roman" fo:font-size="10pt" style:font-size-asian="10pt" style:font-name-complex="Times New Roman" style:font-size-complex="10pt"/>
    </style:style>
    <style:style style:name="P272" style:family="paragraph" style:parent-style-name="Normal">
      <style:paragraph-properties fo:break-before="page"/>
    </style:style>
    <style:style style:name="P273" style:family="paragraph" style:parent-style-name="Normal">
      <style:paragraph-properties fo:text-indent="-1.251cm" fo:margin-left="1.251cm"/>
    </style:style>
    <style:style style:name="T273_1" style:family="text">
      <style:text-properties style:font-name="Times New Roman" style:font-name-complex="Times New Roman" fo:language="es" fo:country="ES" fo:font-weight="bold" style:font-weight-asian="bold"/>
    </style:style>
    <style:style style:name="T273_2" style:family="text">
      <style:text-properties style:font-name="Times New Roman" style:font-name-complex="Times New Roman" fo:language="es" fo:country="ES" fo:font-weight="bold" style:font-weight-asian="bold"/>
    </style:style>
    <style:style style:name="T273_3" style:family="text">
      <style:text-properties style:font-name="Times New Roman" style:font-name-complex="Times New Roman" fo:language="es" fo:country="ES" fo:font-weight="bold" style:font-weight-asian="bold"/>
    </style:style>
    <style:style style:name="T273_4" style:family="text">
      <style:text-properties fo:font-style="italic" style:font-style-asian="italic" style:font-name="Times New Roman" style:font-name-complex="Times New Roman" fo:language="es" fo:country="ES" fo:font-weight="bold" style:font-weight-asian="bold"/>
    </style:style>
    <style:style style:name="T273_5" style:family="text">
      <style:text-properties fo:font-style="italic" style:font-style-asian="italic" style:font-name="Times New Roman" style:font-name-complex="Times New Roman" fo:language="es" fo:country="ES"/>
    </style:style>
    <style:style style:name="T273_6" style:family="text">
      <style:text-properties style:font-name="Times New Roman" style:font-name-complex="Times New Roman" fo:language="es" fo:country="ES"/>
    </style:style>
    <style:style style:name="T273_7" style:family="text">
      <style:text-properties fo:font-style="italic" style:font-style-asian="italic" style:font-name="Times New Roman" style:font-name-complex="Times New Roman" fo:language="es" fo:country="ES"/>
    </style:style>
    <style:style style:name="T273_8" style:family="text">
      <style:text-properties style:font-name="Times New Roman" style:font-name-complex="Times New Roman" fo:language="es" fo:country="ES"/>
    </style:style>
    <style:style style:name="T273_9" style:family="text">
      <style:text-properties style:font-name="Times New Roman" style:font-name-complex="Times New Roman" fo:language="en" fo:country="US"/>
    </style:style>
    <style:style style:name="P274" style:family="paragraph" style:parent-style-name="Normal">
      <style:paragraph-properties fo:text-align="justify" fo:line-height="115%"/>
    </style:style>
    <style:style style:name="T274_1" style:family="text">
      <style:text-properties style:font-name="Times New Roman" fo:font-size="10pt" style:font-size-asian="10pt" style:font-name-complex="Times New Roman" style:font-size-complex="10pt"/>
    </style:style>
    <style:style style:name="T274_2" style:family="text">
      <style:text-properties style:font-name="Times New Roman" fo:font-size="10pt" style:font-size-asian="10pt" style:font-name-complex="Times New Roman" style:font-size-complex="10pt"/>
    </style:style>
    <style:style style:name="T274_3" style:family="text">
      <style:text-properties style:font-name="Times New Roman" fo:font-size="10pt" style:font-size-asian="10pt" style:font-name-complex="Times New Roman" style:font-size-complex="10pt"/>
    </style:style>
    <style:style style:name="P275" style:family="paragraph" style:parent-style-name="Normal">
      <style:paragraph-properties fo:text-align="justify" fo:line-height="115%"/>
    </style:style>
    <style:style style:name="T275_1" style:family="text">
      <style:text-properties style:font-name="Times New Roman" fo:font-size="10pt" style:font-size-asian="10pt" style:font-name-complex="Times New Roman" style:font-size-complex="10pt"/>
    </style:style>
    <style:style style:name="T275_2" style:family="text">
      <style:text-properties style:font-name="Times New Roman" fo:font-size="10pt" style:font-size-asian="10pt" style:font-name-complex="Times New Roman" style:font-size-complex="10pt"/>
    </style:style>
    <style:style style:name="T275_3" style:family="text">
      <style:text-properties style:font-name="Times New Roman" fo:font-size="10pt" style:font-size-asian="10pt" style:font-name-complex="Times New Roman" style:font-size-complex="10pt"/>
    </style:style>
    <style:style style:name="P276" style:family="paragraph" style:parent-style-name="Normal">
      <style:paragraph-properties fo:text-align="justify" fo:line-height="115%"/>
    </style:style>
    <style:style style:name="T276_1" style:family="text">
      <style:text-properties style:font-name="Times New Roman" fo:font-size="10pt" style:font-size-asian="10pt" style:font-name-complex="Times New Roman" style:font-size-complex="10pt"/>
    </style:style>
    <style:style style:name="T276_2" style:family="text">
      <style:text-properties style:font-name="Times New Roman" fo:font-size="10pt" style:font-size-asian="10pt" style:font-name-complex="Times New Roman" style:font-size-complex="10pt"/>
    </style:style>
    <style:style style:name="T276_3" style:family="text">
      <style:text-properties style:font-name="Times New Roman" fo:font-size="10pt" style:font-size-asian="10pt" style:font-name-complex="Times New Roman" style:font-size-complex="10pt"/>
    </style:style>
    <style:style style:name="P277" style:family="paragraph" style:parent-style-name="Normal">
      <style:paragraph-properties fo:text-align="justify" fo:line-height="115%"/>
    </style:style>
    <style:style style:name="T277_1" style:family="text">
      <style:text-properties style:font-name="Times New Roman" fo:font-size="10pt" style:font-size-asian="10pt" style:font-name-complex="Times New Roman" style:font-size-complex="10pt"/>
    </style:style>
    <style:style style:name="T277_2" style:family="text">
      <style:text-properties style:font-name="Times New Roman" fo:font-size="10pt" style:font-size-asian="10pt" style:font-name-complex="Times New Roman" style:font-size-complex="10pt"/>
    </style:style>
    <style:style style:name="T277_3" style:family="text">
      <style:text-properties style:font-name="Times New Roman" fo:font-size="10pt" style:font-size-asian="10pt" style:font-name-complex="Times New Roman" style:font-size-complex="10pt"/>
    </style:style>
    <style:style style:name="P278" style:family="paragraph" style:parent-style-name="Normal">
      <style:paragraph-properties fo:text-align="justify" fo:line-height="115%"/>
    </style:style>
    <style:style style:name="T278_1" style:family="text">
      <style:text-properties style:font-name="Times New Roman" fo:font-size="10pt" style:font-size-asian="10pt" style:font-name-complex="Times New Roman" style:font-size-complex="10pt"/>
    </style:style>
    <style:style style:name="T278_2" style:family="text">
      <style:text-properties style:font-name="Times New Roman" fo:font-size="10pt" style:font-size-asian="10pt" style:font-name-complex="Times New Roman" style:font-size-complex="10pt"/>
    </style:style>
    <style:style style:name="T278_3" style:family="text">
      <style:text-properties style:font-name="Times New Roman" fo:font-size="10pt" style:font-size-asian="10pt" style:font-name-complex="Times New Roman" style:font-size-complex="10pt"/>
    </style:style>
    <style:style style:name="T278_4" style:family="text">
      <style:text-properties style:font-name="Times New Roman" style:font-name-complex="Times New Roman"/>
    </style:style>
    <style:style style:name="T278_5" style:family="text">
      <style:text-properties style:font-name="Times New Roman" fo:font-size="10pt" style:font-size-asian="10pt" style:font-name-complex="Times New Roman" style:font-size-complex="10pt"/>
    </style:style>
    <style:style style:name="P279" style:family="paragraph" style:parent-style-name="Normal">
      <style:paragraph-properties fo:text-align="justify" fo:line-height="115%"/>
    </style:style>
    <style:style style:name="T279_1" style:family="text">
      <style:text-properties style:font-name="Times New Roman" fo:font-size="10pt" style:font-name-asian="Times New Roman" style:font-size-asian="10pt" style:font-name-complex="Times New Roman" style:font-size-complex="10pt" fo:language-asian="es" fo:country-asian="ES_tradnl"/>
    </style:style>
    <style:style style:name="T279_2" style:family="text">
      <style:text-properties style:font-name="Times New Roman" fo:font-size="10pt" style:font-name-asian="Times New Roman" style:font-size-asian="10pt" style:font-name-complex="Times New Roman" style:font-size-complex="10pt" fo:language-asian="es" fo:country-asian="ES_tradnl"/>
    </style:style>
    <style:style style:name="T279_3" style:family="text">
      <style:text-properties style:font-name="Times New Roman" fo:font-size="10pt" style:font-name-asian="Times New Roman" style:font-size-asian="10pt" style:font-name-complex="Times New Roman" style:font-size-complex="10pt" fo:language-asian="es" fo:country-asian="ES_tradnl"/>
    </style:style>
    <style:style style:name="P280" style:family="paragraph" style:parent-style-name="Normal">
      <style:paragraph-properties fo:text-align="justify" fo:line-height="115%"/>
    </style:style>
    <style:style style:name="T280_1" style:family="text">
      <style:text-properties style:font-name="Times New Roman" fo:font-size="10pt" style:font-name-asian="Times New Roman" style:font-size-asian="10pt" style:font-name-complex="Times New Roman" style:font-size-complex="10pt" fo:language-asian="es" fo:country-asian="ES_tradnl"/>
    </style:style>
    <style:style style:name="T280_2" style:family="text">
      <style:text-properties style:font-name="Times New Roman" fo:font-size="10pt" style:font-name-asian="Times New Roman" style:font-size-asian="10pt" style:font-name-complex="Times New Roman" style:font-size-complex="10pt" fo:language-asian="es" fo:country-asian="ES_tradnl"/>
    </style:style>
    <style:style style:name="T280_3" style:family="text">
      <style:text-properties style:font-name="Times New Roman" fo:font-size="10pt" style:font-name-asian="Times New Roman" style:font-size-asian="10pt" style:font-name-complex="Times New Roman" style:font-size-complex="10pt" fo:language-asian="es" fo:country-asian="ES_tradnl"/>
    </style:style>
    <style:style style:name="P281" style:family="paragraph" style:parent-style-name="Normal">
      <style:paragraph-properties fo:text-align="justify" fo:line-height="115%"/>
    </style:style>
    <style:style style:name="T281_1" style:family="text">
      <style:text-properties style:font-name="Times New Roman" fo:font-size="10pt" style:font-size-asian="10pt" style:font-name-complex="Times New Roman" style:font-size-complex="10pt"/>
    </style:style>
    <style:style style:name="T281_2" style:family="text">
      <style:text-properties style:font-name="Times New Roman" fo:font-size="10pt" style:font-size-asian="10pt" style:font-name-complex="Times New Roman" style:font-size-complex="10pt"/>
    </style:style>
    <style:style style:name="T281_3" style:family="text">
      <style:text-properties style:font-name="Times New Roman" fo:font-size="10pt" style:font-size-asian="10pt" style:font-name-complex="Times New Roman" style:font-size-complex="10pt"/>
    </style:style>
    <style:style style:name="P282" style:family="paragraph" style:parent-style-name="Normal">
      <style:paragraph-properties fo:text-align="justify" fo:line-height="115%"/>
    </style:style>
    <style:style style:name="T282_1" style:family="text">
      <style:text-properties style:font-name="Times New Roman" fo:font-size="10pt" style:font-size-asian="10pt" style:font-name-complex="Times New Roman" style:font-size-complex="10pt"/>
    </style:style>
    <style:style style:name="T282_2" style:family="text">
      <style:text-properties style:font-name="Times New Roman" fo:font-size="10pt" style:font-size-asian="10pt" style:font-name-complex="Times New Roman" style:font-size-complex="10pt"/>
    </style:style>
    <style:style style:name="T282_3" style:family="text">
      <style:text-properties style:font-name="Times New Roman" fo:font-size="10pt" style:font-size-asian="10pt" style:font-name-complex="Times New Roman" style:font-size-complex="10pt"/>
    </style:style>
    <style:style style:name="P283" style:family="paragraph" style:parent-style-name="Normal">
      <style:paragraph-properties fo:text-align="justify" fo:line-height="115%"/>
    </style:style>
    <style:style style:name="T283_1" style:family="text">
      <style:text-properties style:font-name="Times New Roman" fo:font-size="10pt" style:font-size-asian="10pt" style:font-name-complex="Times New Roman" style:font-size-complex="10pt"/>
    </style:style>
    <style:style style:name="T283_2" style:family="text">
      <style:text-properties style:font-name="Times New Roman" fo:font-size="10pt" style:font-size-asian="10pt" style:font-name-complex="Times New Roman" style:font-size-complex="10pt"/>
    </style:style>
    <style:style style:name="T283_3" style:family="text">
      <style:text-properties style:font-name="Times New Roman" fo:font-size="10pt" style:font-size-asian="10pt" style:font-name-complex="Times New Roman" style:font-size-complex="10pt"/>
    </style:style>
    <style:style style:name="P284" style:family="paragraph" style:parent-style-name="Normal">
      <style:paragraph-properties fo:text-align="justify" fo:line-height="115%"/>
    </style:style>
    <style:style style:name="T284_1" style:family="text">
      <style:text-properties style:font-name="Times New Roman" fo:font-size="10pt" style:font-size-asian="10pt" style:font-name-complex="Times New Roman" style:font-size-complex="10pt"/>
    </style:style>
    <style:style style:name="T284_2" style:family="text">
      <style:text-properties style:font-name="Times New Roman" fo:font-size="10pt" style:font-size-asian="10pt" style:font-name-complex="Times New Roman" style:font-size-complex="10pt"/>
    </style:style>
    <style:style style:name="T284_3" style:family="text">
      <style:text-properties style:font-name="Times New Roman" fo:font-size="10pt" style:font-size-asian="10pt" style:font-name-complex="Times New Roman" style:font-size-complex="10pt"/>
    </style:style>
    <style:style style:name="P285" style:family="paragraph" style:parent-style-name="Normal">
      <style:paragraph-properties fo:text-align="justify" fo:line-height="115%"/>
    </style:style>
    <style:style style:name="T285_1" style:family="text">
      <style:text-properties style:font-name="Times New Roman" fo:font-size="10pt" style:font-size-asian="10pt" style:font-name-complex="Times New Roman" style:font-size-complex="10pt"/>
    </style:style>
    <style:style style:name="T285_2" style:family="text">
      <style:text-properties style:font-name="Times New Roman" fo:font-size="10pt" style:font-size-asian="10pt" style:font-name-complex="Times New Roman" style:font-size-complex="10pt"/>
    </style:style>
    <style:style style:name="T285_3" style:family="text">
      <style:text-properties style:font-name="Times New Roman" fo:font-size="10pt" style:font-size-asian="10pt" style:font-name-complex="Times New Roman" style:font-size-complex="10pt"/>
    </style:style>
    <style:style style:name="P286" style:family="paragraph" style:parent-style-name="Normal">
      <style:paragraph-properties fo:text-align="justify" fo:line-height="115%"/>
    </style:style>
    <style:style style:name="T286_1" style:family="text">
      <style:text-properties style:font-name="Times New Roman" fo:font-size="10pt" style:font-size-asian="10pt" style:font-name-complex="Times New Roman" style:font-size-complex="10pt"/>
    </style:style>
    <style:style style:name="T286_2" style:family="text">
      <style:text-properties style:font-name="Times New Roman" fo:font-size="10pt" style:font-size-asian="10pt" style:font-name-complex="Times New Roman" style:font-size-complex="10pt"/>
    </style:style>
    <style:style style:name="T286_3" style:family="text">
      <style:text-properties style:font-name="Times New Roman" fo:font-size="10pt" style:font-size-asian="10pt" style:font-name-complex="Times New Roman" style:font-size-complex="10pt"/>
    </style:style>
    <style:style style:name="P287" style:family="paragraph" style:parent-style-name="Normal">
      <style:paragraph-properties fo:text-align="justify" fo:line-height="115%"/>
    </style:style>
    <style:style style:name="T287_1" style:family="text">
      <style:text-properties style:font-name="Times New Roman" fo:font-size="10pt" style:font-size-asian="10pt" style:font-name-complex="Times New Roman" style:font-size-complex="10pt" fo:language="en" fo:country="US"/>
    </style:style>
    <style:style style:name="T287_2" style:family="text">
      <style:text-properties style:font-name="Times New Roman" fo:font-size="10pt" style:font-size-asian="10pt" style:font-name-complex="Times New Roman" style:font-size-complex="10pt" fo:language="en" fo:country="US"/>
    </style:style>
    <style:style style:name="T287_3" style:family="text">
      <style:text-properties style:font-name="Times New Roman" fo:font-size="10pt" style:font-size-asian="10pt" style:font-name-complex="Times New Roman" style:font-size-complex="10pt" fo:language="en" fo:country="US"/>
    </style:style>
    <style:style style:name="P288" style:family="paragraph" style:parent-style-name="Normal">
      <style:paragraph-properties fo:text-align="justify" fo:line-height="115%"/>
    </style:style>
    <style:style style:name="T288_1" style:family="text">
      <style:text-properties style:font-name="Times New Roman" fo:font-size="10pt" style:font-size-asian="10pt" style:font-name-complex="Times New Roman" style:font-size-complex="10pt" fo:language="en" fo:country="US"/>
    </style:style>
    <style:style style:name="T288_2" style:family="text">
      <style:text-properties style:font-name="Times New Roman" fo:font-size="10pt" style:font-size-asian="10pt" style:font-name-complex="Times New Roman" style:font-size-complex="10pt" fo:language="en" fo:country="US"/>
    </style:style>
    <style:style style:name="T288_3" style:family="text">
      <style:text-properties style:font-name="Times New Roman" fo:font-size="10pt" style:font-size-asian="10pt" style:font-name-complex="Times New Roman" style:font-size-complex="10pt" fo:language="en" fo:country="US"/>
    </style:style>
    <style:style style:name="P289" style:family="paragraph" style:parent-style-name="Normal">
      <style:paragraph-properties fo:text-align="justify" fo:line-height="115%"/>
    </style:style>
    <style:style style:name="T289_1" style:family="text">
      <style:text-properties style:font-name="Times New Roman" fo:font-size="10pt" style:font-size-asian="10pt" style:font-name-complex="Times New Roman" style:font-size-complex="10pt" fo:language="en" fo:country="US"/>
    </style:style>
    <style:style style:name="T289_2" style:family="text">
      <style:text-properties style:font-name="Times New Roman" fo:font-size="10pt" style:font-size-asian="10pt" style:font-name-complex="Times New Roman" style:font-size-complex="10pt" fo:language="en" fo:country="US"/>
    </style:style>
    <style:style style:name="T289_3" style:family="text">
      <style:text-properties style:font-name="Times New Roman" fo:font-size="10pt" style:font-size-asian="10pt" style:font-name-complex="Times New Roman" style:font-size-complex="10pt" fo:language="en" fo:country="US"/>
    </style:style>
    <style:style style:name="P290" style:family="paragraph" style:parent-style-name="Normal">
      <style:paragraph-properties fo:text-align="justify" fo:line-height="150%"/>
      <style:text-properties style:font-name="Times New Roman" style:font-name-complex="Times New Roman" fo:language="en" fo:country="US"/>
    </style:style>
    <style:style style:name="P291" style:family="paragraph" style:parent-style-name="Normal">
      <style:paragraph-properties fo:text-indent="-1.251cm" fo:margin-left="1.251cm"/>
    </style:style>
    <style:style style:name="T291_1" style:family="text">
      <style:text-properties style:font-name="Times New Roman" style:font-name-complex="Times New Roman" fo:language="es" fo:country="ES" fo:font-weight="bold" style:font-weight-asian="bold"/>
    </style:style>
    <style:style style:name="T291_2" style:family="text">
      <style:text-properties style:font-name="Times New Roman" style:font-name-complex="Times New Roman" fo:language="es" fo:country="ES" fo:font-weight="bold" style:font-weight-asian="bold"/>
    </style:style>
    <style:style style:name="T291_3" style:family="text">
      <style:text-properties style:font-name="Times New Roman" style:font-name-complex="Times New Roman" fo:language="es" fo:country="ES" fo:font-weight="bold" style:font-weight-asian="bold"/>
    </style:style>
    <style:style style:name="T291_4" style:family="text">
      <style:text-properties fo:font-style="italic" style:font-style-asian="italic" style:font-name="Times New Roman" style:font-name-complex="Times New Roman" fo:language="es" fo:country="ES" fo:font-weight="bold" style:font-weight-asian="bold"/>
    </style:style>
    <style:style style:name="T291_5" style:family="text">
      <style:text-properties fo:font-style="italic" style:font-style-asian="italic" style:font-name="Times New Roman" style:font-name-complex="Times New Roman" fo:language="es" fo:country="ES"/>
    </style:style>
    <style:style style:name="T291_6" style:family="text">
      <style:text-properties style:font-name="Times New Roman" style:font-name-complex="Times New Roman" fo:language="es" fo:country="ES"/>
    </style:style>
    <style:style style:name="T291_7" style:family="text">
      <style:text-properties fo:font-style="italic" style:font-style-asian="italic" style:font-name="Times New Roman" style:font-name-complex="Times New Roman" fo:language="es" fo:country="ES"/>
    </style:style>
    <style:style style:name="T291_8" style:family="text">
      <style:text-properties style:font-name="Times New Roman" style:font-name-complex="Times New Roman" fo:language="es" fo:country="ES"/>
    </style:style>
    <style:style style:name="T291_9" style:family="text">
      <style:text-properties style:font-name="Times New Roman" style:font-name-complex="Times New Roman" fo:language="en" fo:country="US"/>
    </style:style>
    <style:style style:name="P292" style:family="paragraph" style:parent-style-name="Normal"/>
    <style:style style:name="T292_1" style:family="text">
      <style:text-properties style:font-name="Times New Roman" style:font-name-complex="Times New Roman"/>
    </style:style>
    <style:style style:name="T292_2" style:family="text">
      <style:text-properties style:font-name="Times New Roman" style:font-name-complex="Times New Roman"/>
    </style:style>
  </office:automatic-styles>
  <office:body>
    <office:text>
      <text:p text:style-name="P1"><text:span text:style-name="T1_1">AVRAMIDE</text:span><text:span text:style-name="T1_2">S</text:span><text:span text:style-name="T1_3">,<text:s/>Anita<text:s/>(2019</text:span><text:span text:style-name="T1_4">).<text:s/></text:span><text:span text:style-name="T1_5">Percepción,<text:s/>fiabilidad<text:s/>y<text:s/>otras<text:s/>men</text:span><text:span text:style-name="T1_6">tes</text:span><text:span text:style-name="T1_7">.</text:span><text:span text:style-name="T1_8"><text:s/></text:span><text:span text:style-name="T1_9">En<text:s/></text:span><text:span text:style-name="T1_10">Knowing<text:s/>Otre<text:s/>Minds.</text:span><text:span text:style-name="T1_11"><text:s/></text:span><text:span text:style-name="T1_12">Avramidez<text:s/>y<text:s/>Mattew<text:s/>Parrot<text:s/></text:span><text:span text:style-name="T1_13">Editors</text:span><text:span text:style-name="T1_14">.<text:s/></text:span><text:span text:style-name="T1_15">United<text:s/>Kingdom;<text:s/>Oxford<text:s/>University<text:s/>Press.</text:span></text:p>
      <text:p text:style-name="P2"/>
      <text:p text:style-name="P3"><text:span text:style-name="T3_1">Capítulo<text:s/>6</text:span></text:p>
      <text:p text:style-name="P4"><text:span text:style-name="T4_1">P.<text:s/>107</text:span></text:p>
      <text:p text:style-name="P5"><text:span text:style-name="T5_1"><text:tab/></text:span><text:span text:style-name="T5_2">Hay<text:s/>muchas<text:s/>cosas<text:s/>que<text:s/>llegamos<text:s/>a<text:s/>conocer<text:s/>y,<text:s/>presumiblemente,<text:s/>hay<text:s/>muchas<text:s/>maneras<text:s/>de<text:s/>llegamos<text:s/>a<text:s/>conocerlas.<text:s/>Hay<text:s/>una<text:s/>cosa<text:s/>que<text:s/>puedo<text:s/>conocer<text:s/>cómo<text:s/>son<text:s/>las<text:s/>cosas<text:s/>en<text:s/>el<text:s/>mundo<text:s/>que<text:s/>me<text:s/>rodea,<text:s/>el<text:s/>mundo<text:s/>que<text:s/>contiene<text:s/>mesas,<text:s/>sillas,<text:s/>piezas<text:s/>de<text:s/>metal<text:s/>y<text:s/>similares.<text:s/>A<text:s/>menudo<text:s/>llego<text:s/>a<text:s/>conocer<text:s/>estas<text:s/>cosas<text:s/>por<text:s/>percepción,<text:s/>simplemente<text:s/>las<text:s/>veo.<text:s/>Otra<text:s/>cosa<text:s/>que<text:s/>puedo<text:s/>saber<text:s/>es<text:s/>que<text:s/>sufres,<text:s/>estás<text:s/>enfadado,<text:s/>deprimido<text:s/>y<text:s/>cosas<text:s/>por<text:s/>el<text:s/>estilo.<text:s/>No<text:s/>está<text:s/>tan<text:s/>claro<text:s/>cómo<text:s/>llego<text:s/>a<text:s/>este<text:s/>conocimiento.<text:s/>La<text:s/>historia<text:s/>de<text:s/>la<text:s/>filosofía<text:s/>está<text:s/>plagada<text:s/>de<text:s/>intentos<text:s/>de<text:s/>dar<text:s/>cuenta<text:s/>de<text:s/>este<text:s/>último<text:s/>conocimiento<text:s/>apelando<text:s/>a<text:s/>la<text:s/>analogía<text:s/>o<text:s/>a<text:s text:c="2"/>algún<text:s/>tipo<text:s/>de<text:s/>inferencia<text:s/>sobre<text:s/>la<text:s/>mejor<text:s/>explicación<text:s/>del<text:s/>comportamiento<text:s/>de<text:s/>otra<text:s/>persona<text:s/></text:span><text:span text:style-name="T5_3">.</text:span><text:span text:style-name="T5_4">1</text:span><text:span text:style-name="T5_5"><text:s/>Sin<text:s/>embargo</text:span><text:span text:style-name="T5_6">,<text:s/>más<text:s/>recientemente<text:s/>se<text:s/>ha<text:s/>tendido<text:s/>a<text:s/>pensar<text:s/>que<text:s/>a<text:s/>veces<text:s/>conocemos<text:s/>la<text:s/>mente<text:s/>de<text:s/>otra<text:s/>persona<text:s/>del<text:s/>mismo<text:s/>modo<text:s/>que<text:s/>conocemos<text:s/>el<text:s/>mundo<text:s/>de<text:s/>los<text:s/>objetos,<text:s/>a<text:s/>traves<text:s/>de<text:s/>la<text:s/>percepción<text:s/></text:span><text:span text:style-name="T5_7">.</text:span><text:span text:style-name="T5_8">2</text:span></text:p>
      <text:p text:style-name="P6"><text:span text:style-name="T6_1"><text:tab/>La<text:s/>idea<text:s/>de<text:s/>que<text:s/>puedo<text:s/>conocer<text:s/>la<text:s/>mente<text:s/>de<text:s/>otro<text:s/>mediante<text:s/>la<text:s/>percepción<text:s/>es<text:s/>una<text:s/>idea<text:s/>que<text:s/>tiene<text:s/>una<text:s/>profunda<text:s/>historia<text:s/>en<text:s/>la<text:s/>tradición<text:s/>fenomenológica</text:span><text:span text:style-name="T6_2">3</text:span><text:span text:style-name="T6_3">;<text:s/>tiene<text:s/>una<text:s/>historia<text:s/>mucho<text:s/>más<text:s/>superficial<text:s/>en<text:s/>la<text:s/>tradición<text:s/>analítica.<text:s/>En<text:s/>este<text:s/>artículo<text:s/>me<text:s/>ocuparé<text:s/>de<text:s/>la<text:s/>literatura<text:s/>analítica.<text:s/>Incluso<text:s/>aquí<text:s/>seré<text:s/>selectiva.<text:s/>El<text:s/>relato<text:s/>que<text:s/>voy<text:s/>a<text:s/>discutir<text:s/>se<text:s/>debe<text:s/>a<text:s/>Fred<text:s/>Dretske<text:s/>y<text:s/>se<text:s/>desarrolla<text:s/>en<text:s/>varios<text:s/>lugares<text:s/></text:span><text:span text:style-name="T6_4">--</text:span><text:span text:style-name="T6_5">entre<text:s/>ellos,<text:s/>su<text:s/>libro<text:s/></text:span><text:span text:style-name="T6_6">Seeing<text:s/>and<text:s/>Knowing</text:span><text:span text:style-name="T6_7">,<text:s/>y<text:s/>su<text:s/>artículo<text:s/>“</text:span><text:span text:style-name="T6_8">Perception<text:s/>and<text:s/>Oter<text:s/>Minds</text:span><text:span text:style-name="T6_9">”.<text:s/>Hay<text:s/>otras<text:s/>formas<text:s/>de<text:s/>defender<text:s/>la<text:s/>idea<text:s/>de<text:s/>que<text:s/>obtenemos<text:s/>nuestro<text:s/>conocimiento<text:s/>de<text:s/>otras<text:s/>mentes<text:s/>a<text:s/>través<text:s/>de<text:s/>la<text:s/>percepción,<text:s/>pero<text:s/>en<text:s/>este<text:s/>artículo<text:s/>sólo<text:s/>trataré<text:s/>la<text:s/>teoría<text:s/>de<text:s/>Dretske</text:span><text:span text:style-name="T6_10">.</text:span><text:span text:style-name="T6_11">4</text:span></text:p>
      <text:p text:style-name="P7"/>
      <text:p text:style-name="P8"><text:span text:style-name="T8_1">AVRAMIDE</text:span><text:span text:style-name="T8_2">S</text:span><text:span text:style-name="T8_3">,<text:s/>Anita</text:span><text:span text:style-name="T8_4">.<text:s/>(2019).<text:s/></text:span><text:span text:style-name="T8_5">Percepción,<text:s/>fiabilidad<text:s/>y<text:s/>otras<text:s/>mentes</text:span><text:span text:style-name="T8_6">.<text:s/></text:span><text:span text:style-name="T8_7">En<text:s/></text:span><text:span text:style-name="T8_8">Knowing<text:s/>Otre<text:s/>Minds.</text:span><text:span text:style-name="T8_9"><text:s/></text:span><text:span text:style-name="T8_10">Anita<text:s/>Avramidez<text:s/>y<text:s/>Mattew<text:s/>Parrot<text:s/></text:span><text:span text:style-name="T8_11">Editors</text:span><text:span text:style-name="T8_12">.<text:s/>UK:<text:s/>Oxford<text:s/>University<text:s/>Press.</text:span></text:p>
      <text:p text:style-name="P9"><text:span text:style-name="T9_1">P.<text:s/></text:span><text:span text:style-name="T9_2">107-108</text:span></text:p>
      <text:p text:style-name="P10"><text:span text:style-name="T10_1"><text:tab/>Aunque<text:s/>la<text:s/>idea<text:s/>de<text:s/>que<text:s/>obtenemos<text:s/>nuestro<text:s/>conocimiento<text:s/>del<text:s/>mundo<text:s/>de<text:s/>los<text:s/>cuerpos<text:s/>a<text:s/>través<text:s/>de<text:s/>la<text:s/>percepción<text:s/>es<text:s/>incontrovertible,<text:s/>la<text:s/>idea<text:s/>misma<text:s/>de<text:s/>que<text:s/>obtenemos<text:s/>nuestro<text:s/>conocimiento<text:s/>de<text:s/>los<text:s/>estados<text:s/>mentales<text:s/>de<text:s/>otra<text:s/>persona<text:s/>a<text:s/>través<text:s/>de<text:s/>la<text:s/>percepción<text:s/>se<text:s/>ha<text:s/>considerado,<text:s/>hasta<text:s/>hace<text:s/>poco<text:s/>–al<text:s/>menos<text:s/>en<text:s/>nuestra<text:s/>tradición<text:s/>analítica</text:span><text:span text:style-name="T10_2">--</text:span><text:span text:style-name="T10_3">,<text:s/>bastante<text:s/>escandalosa.<text:s/>Algunos<text:s/>han<text:s/>sostenido<text:s/>que<text:s/>hay<text:s/>toda<text:s/>la<text:s/>diferencia<text:s/>del<text:s/>mundo<text:s/>entre<text:s/>ver<text:s/>que,<text:s/>por<text:s/>ejemplo,<text:s/></text:span><text:span text:style-name="T10_4">Tom<text:s/>es<text:s/>pelirrojo</text:span><text:span text:style-name="T10_5"><text:s/>y<text:s/>ver<text:s/>que,<text:s/>por<text:s/>ejemplo,<text:s/></text:span><text:span text:style-name="T10_6">Tom<text:s/>tiene<text:s/>dolor</text:span><text:span text:style-name="T10_7">.<text:s/>Si<text:s/>no<text:s/>puedo<text:s/>ver<text:s/>que<text:s/></text:span><text:span text:style-name="T10_8">Tom<text:s/>tiene<text:s/>dolor</text:span><text:span text:style-name="T10_9">,<text:s/>esto<text:s/>se<text:s/>interpondría<text:s/>en<text:s/>el<text:s/>camino<text:s/>de<text:s/>un<text:s/>modelo<text:s/>perceptico<text:s/>de<text:s/>nuestro<text:s/>conocimiento<text:s/>de<text:s/>que<text:s/></text:span><text:span text:style-name="T10_10">Tom<text:s/>tiene<text:s/>dolo</text:span><text:span text:style-name="T10_11">.</text:span><text:span text:style-name="T10_12">5</text:span></text:p>
      <text:p text:style-name="P11"/>
      <text:p text:style-name="P12"><text:span text:style-name="T12_1"><text:tab/>Este<text:s/>artículo<text:s/>se<text:s/>divide<text:s/>en<text:s/>tres<text:s/>secciones.<text:s/>En<text:s/>la<text:s/>seccióon<text:s/>uno,<text:s/>expondré<text:s/>el<text:s/>relato<text:s/>de<text:s/>Dretske<text:s/>sobre<text:s/>nuestro<text:s/>conocimiento<text:s/>perceptivo<text:s/>de<text:s/>la<text:s/>mente<text:s/>ajena.<text:s/>En<text:s/>la<text:s/>seccion<text:s/>dos,<text:s/>considero<text:s/>una<text:s/>caracterización<text:s/>de<text:s/>nuestras<text:s/>vidas<text:s/>mentales.<text:s/>Tomaré<text:s/>mi<text:s/>discusión<text:s/>en<text:s/>esta<text:s/>sección<text:s/>para<text:s/>proporcionar<text:s/>lo<text:s/>que<text:s/>podría<text:s/>pensarse<text:s/>como<text:s/>una<text:s/>condición<text:s/>de<text:s/>adecuación<text:s/>en<text:s/>cualquier<text:s/>explicación<text:s/>del<text:s/>conocimiento<text:s/>que<text:s/>pretenda<text:s/>ser<text:s/>conocimiento<text:s/>de<text:s/>la<text:s/>vida<text:s/>mental<text:s/>de<text:s/>otro.<text:s/>En<text:s/>la<text:s/>sección<text:s/>tres,<text:s/>consideraré<text:s/>si<text:s/>el<text:s/>relato<text:s/>perceptivo<text:s/>expuesto<text:s/>por<text:s/>Dretske<text:s/>puede<text:s/>considerarse<text:s/>que<text:s/>cumple<text:s/>esta<text:s/>condición<text:s/>de<text:s/>adecuación.<text:s/>Sugeriré<text:s/>que<text:s/>no<text:s/>puede<text:s/>y<text:s/>también<text:s/>identificaré<text:s/>lo<text:s/>que<text:s/>entiendo<text:s/>que<text:s/>es<text:s/>la<text:s/>razón<text:s/>por<text:s/>la<text:s/>que<text:s/>no<text:s/>puede.<text:s/>Concluiré<text:s/>que<text:s/>el<text:s/>relato<text:s/>perceptivo<text:s/>de<text:s/>Dretske<text:s/>sobre<text:s/>nuestro<text:s/>conocimiento</text:span><text:span text:style-name="T12_2"><text:s/>de<text:s/>los<text:s/>cuerpos<text:s/>no<text:s/>puede<text:s/>apliarse<text:s/>para<text:s/>darnos<text:s/>conocimiento<text:s/>de<text:s/>otras<text:s/>mentes.</text:span></text:p>
      <text:p text:style-name="P13"/>
      <text:p text:style-name="P14"><text:span text:style-name="T14_1"><text:s/></text:span><text:span text:style-name="T14_2">AVRAMIDE</text:span><text:span text:style-name="T14_3">S</text:span><text:span text:style-name="T14_4">,<text:s/>Anita</text:span><text:span text:style-name="T14_5">.<text:s/>(2019).<text:s/></text:span><text:span text:style-name="T14_6">Percepción,<text:s/>fiabilidad<text:s/>y<text:s/>otras<text:s/>mentes</text:span><text:span text:style-name="T14_7">.<text:s/></text:span><text:span text:style-name="T14_8">En<text:s/></text:span><text:span text:style-name="T14_9">Knowing<text:s/>Otre<text:s/>Minds.</text:span></text:p>
      <text:p text:style-name="P15"><text:span text:style-name="T15_1"><text:tab/>Anita<text:s/>Avramidez<text:s/>y<text:s/>Mattew<text:s/>Parrot<text:s/></text:span><text:span text:style-name="T15_2">Editors</text:span><text:span text:style-name="T15_3">.<text:s/>UK:<text:s/>Oxford<text:s/>University<text:s/>Press.</text:span></text:p>
      <text:p text:style-name="P16"/>
      <text:p text:style-name="P17"><text:span text:style-name="T17_1">P.</text:span><text:span text:style-name="T17_2"><text:s/>108</text:span><text:span text:style-name="T17_3"><text:s text:c="3"/></text:span><text:span text:style-name="T17_4"><text:tab/>Dretske<text:s/>Account</text:span></text:p>
      <text:p text:style-name="P18"><text:span text:style-name="T18_1"><text:tab/>Aunque<text:s/>Dretske<text:s/>está<text:s/>convencido<text:s/>de<text:s/>que<text:s/>conocemos<text:s/>las<text:s/>mentes<text:s/>de<text:s/>los<text:s/>demás<text:s/>de<text:s/>la<text:s/>misma<text:s/>forma<text:s/>que<text:s/>conocemos<text:s/>el<text:s/>color<text:s/>del<text:s/>pelo,<text:s/>deja<text:s/>claro<text:s/>de<text:s/>que<text:s/>no<text:s/>está<text:s/>convencido<text:s/>de<text:s/>que<text:s/>sea<text:s/>la<text:s/>única<text:s/>forma<text:s/>de<text:s/>conocer<text:s/>a<text:s/>los<text:s/>demás</text:span><text:span text:style-name="T18_2">.</text:span><text:span text:style-name="T18_3">6</text:span><text:span text:style-name="T18_4"><text:s/>Ver<text:s/>que<text:s/>otra<text:s/>persona<text:s/>sufre,<text:s/>por<text:s/>ejemplo,<text:s/>es<text:s/>una<text:s/>forma<text:s/>de<text:s/>saber<text:s/>lo<text:s/>que<text:s/>se<text:s/>siente.<text:s/>Pero<text:s/>es<text:s/>una<text:s/>forma<text:s/>de<text:s/>saber<text:s/>que<text:s/>muchos<text:s/>han<text:s/>rechazado<text:s/>en<text:s/>conexión<text:s/>con<text:s/>la<text:s/>mente<text:s/>de<text:s/>otro.<text:s/>Lo<text:s/>que<text:s/>Dretske<text:s/>quiere<text:s/>contrarrestar<text:s/>es<text:s/>la<text:s/>idea<text:s/>de<text:s/>que<text:s/>no<text:s/>podemos<text:s/>llegar<text:s/>a<text:s/>conocer<text:s/>la<text:s/>mente<text:s/>de<text:s/>otra<text:s/>persona<text:s/>del<text:s/>mismo<text:s/>modo<text:s/>que<text:s/>llegamos<text:s/>a<text:s/>conocer<text:s/>las<text:s/>cosas<text:s/>en<text:s/>el<text:s/>mundo<text:s/>de<text:s/>los<text:s/>cuerpos<text:s/>–mediante<text:s/>la<text:s/>percepción—porque<text:s/>la<text:s/>mente<text:s/>de<text:s/>otra<text:s/>persona<text:s/>es<text:s/>inobservable.<text:s text:c="2"/>Sostener<text:s/>que<text:s/>la<text:s/>mente<text:s/>de<text:s/>otro<text:s/>es<text:s/>inobservable<text:s/>es<text:s/>sostener<text:s/>que<text:s/>uno<text:s/>puede<text:s/>ver<text:s/>la<text:s/>sonrisa<text:s/>pero<text:s/>no<text:s/>el<text:s/>pensamiento<text:s/>‘detrás’<text:s/>de<text:s/>la<text:s/>sonrisa,<text:s/>que<text:s/>uno<text:s/>puede<text:s/>ver<text:s/>el<text:s/>puño<text:s/>cerrado<text:s/>pero<text:s/>no<text:s/>la<text:s/>ira</text:span><text:span text:style-name="T18_5">.</text:span><text:span text:style-name="T18_6">7</text:span><text:span text:style-name="T18_7"><text:s/>Dretske</text:span><text:span text:style-name="T18_8"><text:s/>no<text:s/>se<text:s/>opone<text:s/>a<text:s/>la<text:s/>idea<text:s/>de<text:s/>que<text:s/>uno<text:s/>no<text:s/>puede<text:s/>ver<text:s/>el<text:s/>pensamiento<text:s/>o<text:s/>sentimientos<text:s/>del<text:s/>otro;<text:s/>lo<text:s/>que<text:s/>rechaza<text:s/>es<text:s/>es<text:s/>la<text:s/>idea<text:s/>de<text:s/>que<text:s/>el<text:s/>hecho<text:s/>de<text:s/>que<text:s/>no<text:s/>podemos<text:s/>ver<text:s/>los<text:s/>pensamientos<text:s/>del<text:s/>otro<text:s/>se<text:s/>interponga<text:s/>en<text:s/>el<text:s/>camino<text:s/>de<text:s/>una<text:s/>explicación<text:s/>perceptiva<text:s/>de<text:s/>nuestro<text:s/>conocimiento<text:s/>de<text:s/>las<text:s/>mentes.</text:span></text:p>
      <text:p text:style-name="P19"/>
      <text:p text:style-name="P20"><text:span text:style-name="T20_1">AVRAMIDE</text:span><text:span text:style-name="T20_2">S</text:span><text:span text:style-name="T20_3">,<text:s/>Anita</text:span><text:span text:style-name="T20_4">.<text:s/>(2019).<text:s/></text:span><text:span text:style-name="T20_5">Percepción,<text:s/>fiabilidad<text:s/>y<text:s/>otras<text:s/>mentes</text:span><text:span text:style-name="T20_6">.<text:s/></text:span><text:span text:style-name="T20_7">En<text:s/></text:span><text:span text:style-name="T20_8">Knowing<text:s/>Otre<text:s/>Minds.</text:span></text:p>
      <text:p text:style-name="P21"><text:span text:style-name="T21_1"><text:tab/>Anita<text:s/>Avramidez<text:s/>y<text:s/>Mattew<text:s/>Parrot<text:s/>Editors.<text:s/>UK:<text:s/>Oxford<text:s/>University<text:s/>Press.</text:span></text:p>
      <text:p text:style-name="P22"><text:span text:style-name="T22_1">P.<text:s/></text:span><text:span text:style-name="T22_2">108</text:span></text:p>
      <text:p text:style-name="P23"><text:span text:style-name="T23_1"><text:tab/>Algunos<text:s/>consideran<text:s/>que<text:s/>la<text:s/>naturaleza<text:s/>inobservable<text:s/>del<text:s/>estado<text:s/>mental<text:s/>de<text:s/>otra<text:s/>persona<text:s/>nos<text:s/>obliga<text:s/>a<text:s/>dar<text:s/>una<text:s/>explicación<text:s/>inferencial<text:s/>de<text:s/>nuestro<text:s/>conocimiento<text:s/>de<text:s/>la<text:s/>mente<text:s/>de<text:s/>otra<text:s/>persona.<text:s/>Si<text:s/>nos<text:s/>preguntamos<text:s/>cómo<text:s/>sabe<text:s/>Jane<text:s/>que<text:s/>Tom<text:s/>sufre,<text:s/>muchos<text:s/>proponen<text:s/>que<text:s text:c="2"/>Jane<text:s/>ve<text:s/>la<text:s/>mueca<text:s/>de<text:s/>Tom<text:s/>y<text:s/>deduce<text:s/>por<text:s/>analogía<text:s/>o<text:s/>apelando<text:s/>a<text:s/>la<text:s/>mejor<text:s/>explicación</text:span><text:span text:style-name="T23_2"><text:s/></text:span><text:span text:style-name="T23_3">que<text:s/></text:span><text:span text:style-name="T23_4">T</text:span><text:span text:style-name="T23_5">om<text:s/>siente<text:s/>dolor</text:span><text:span text:style-name="T23_6">.</text:span><text:span text:style-name="T23_7">8</text:span><text:span text:style-name="T23_8"><text:s/>Dretske<text:s/>rechaza<text:s/>la<text:s/>idea<text:s/>de<text:s/>que<text:s/>se<text:s/>requiera<text:s/>tal<text:s/>inferencia<text:s/>y<text:s/>afirma<text:s/>que<text:s/>es<text:s/>posible<text:s/>que<text:s/>Jane<text:s/>sepa<text:s/>que<text:s/>Tom<text:s/>siente<text:s/>dolor<text:s/>viendo<text:s/>lo<text:s/>que<text:s/>siente</text:span><text:span text:style-name="T23_9">9</text:span><text:span text:style-name="T23_10">,<text:s/>Dretske<text:s/>sostiene<text:s/>que<text:s/>el<text:s/>hecho<text:s/>de<text:s/>que<text:s/>los<text:s/>estados<text:s/>mentales<text:s/>de<text:s/>otra<text:s/>persona<text:s/>sean<text:s/>inobservables<text:s/>no<text:s/>impide<text:s/>que<text:s/>una<text:s/>persona<text:s/>vea<text:s/>que<text:s/>otra<text:s/>persona,<text:s/>por<text:s/>ejemplo,<text:s/>siente<text:s/>dolor.</text:span></text:p>
      <text:p text:style-name="P24"/>
      <text:p text:style-name="P25"><text:span text:style-name="T25_1">AVRAMIDE</text:span><text:span text:style-name="T25_2">S</text:span><text:span text:style-name="T25_3">,<text:s/>Anita<text:s/></text:span><text:span text:style-name="T25_4">(2019).<text:s/></text:span><text:span text:style-name="T25_5">Percepción,<text:s/>fiabilidad<text:s/>y<text:s/>otras<text:s/>mentes</text:span><text:span text:style-name="T25_6">.<text:s/></text:span><text:span text:style-name="T25_7">En<text:s/></text:span><text:span text:style-name="T25_8">Knowing<text:s/>Otre<text:s/>Minds.</text:span><text:span text:style-name="T25_9"><text:s/></text:span><text:span text:style-name="T25_10">Anita<text:s/>Avramidez<text:s/>y<text:s/>Mattew<text:s/>Parrot<text:s/>Editors.<text:s/>UK:<text:s/>Oxford<text:s/>University<text:s/>Press.</text:span></text:p>
      <text:p text:style-name="P26"><text:span text:style-name="T26_1">P.<text:s/>109</text:span></text:p>
      <text:p text:style-name="P27"><text:span text:style-name="T27_1"><text:tab/></text:span><text:span text:style-name="T27_2">A<text:s/>continuación,<text:s/>esbozaré<text:s/>el<text:s/>relato</text:span><text:span text:style-name="T27_3"><text:s/>de<text:s/>Dretske<text:s/>sobre<text:s/>el<text:s/>hecho<text:s/>de<text:s/>ver<text:s/>algo<text:s/>así<text:s/></text:span><text:span text:style-name="T27_4">—</text:span><text:span text:style-name="T27_5">lo<text:s/>que<text:s/>él<text:s/>denomina<text:s/></text:span><text:span text:style-name="T27_6">ver<text:s/>epistémico</text:span><text:span text:style-name="T27_7">—</text:span><text:span text:style-name="T27_8"><text:s/></text:span><text:span text:style-name="T27_9">y<text:s/>explicaré<text:s/>qué<text:s/>tiene<text:s/>este<text:s/>relato<text:s/>que<text:s/>le<text:s/>permite<text:s/>contar<text:s/>también<text:s/>como<text:s/>un<text:s/>relato<text:s/>del<text:s/>conocimiento.<text:s/>El<text:s/>relato<text:s/>está<text:s/>deiseñado<text:s/>para<text:s/>ser<text:s/>bastante<text:s/>general<text:s/>(es<text:s/>decir,<text:s/>es<text:s/>un<text:s/>relato<text:s/>de<text:s/>nuestra<text:s/>visión<text:s/>y,<text:s/>por<text:s/>tanto,<text:s/>de<text:s/>nuestro<text:s/>conocimiento<text:s/>tanto<text:s/>del<text:s/>mundo<text:s/>que<text:s/>nos<text:s/>rodea<text:s/>como<text:s/>de<text:s/>otrs<text:s/>mentes),<text:s/>pero<text:s/>me<text:s/>centraré</text:span><text:span text:style-name="T27_10"><text:s/>en<text:s/>el<text:s/>modo<text:s/>en<text:s/>que<text:s/>Dretske<text:s/>lo<text:s/>considera<text:s/>un<text:s/></text:span><text:span text:style-name="T27_11">relato<text:s/>de<text:s/>nuestra<text:s/>vi</text:span><text:span text:style-name="T27_12">sión<text:s/>y,<text:s/>por<text:s/>tanto,<text:s/>de<text:s/>nuestro<text:s/>conocimiento<text:s/>de<text:s/>cosas<text:s/>como<text:s/>Tom<text:s/>siente<text:s/>dolor.</text:span></text:p>
      <text:p text:style-name="P28"><text:span text:style-name="T28_1"><text:tab/>Consideremos<text:s/>ahora<text:s/>la<text:s/>afirmación<text:s/>“Jane<text:s/>ve<text:s/>que<text:s/>Tom<text:s/>sufre”<text:s/>Dretske<text:s/>esboza<text:s/>un<text:s/>conjunto<text:s/>de<text:s/>condiciones<text:s/>que<text:s/>considera<text:s/>necesarias<text:s/>y<text:s/>suficientes<text:s/>para<text:s/>que<text:s/>alguien,<text:s/>S,<text:s/>vea<text:s/>que<text:s/>alguien,<text:s/>b,<text:s/>tiene<text:s/>una<text:s/>determinada<text:s/>característica,<text:s/>P.<text:s/>Son<text:s/>las<text:s/>siguientes:</text:span></text:p>
      <text:p text:style-name="P29"/>
      <text:p text:style-name="P30"><text:span text:style-name="T30_1">Un<text:s/>sujeto<text:s/>S<text:s/>ve<text:s/>que<text:s/>b<text:s/>es<text:s/>P<text:s/>si:</text:span></text:p>
      <text:list text:style-name="LS1" xml:id="list0">
        <text:list-item>
          <text:p text:style-name="P31"><text:span text:style-name="T31_1">Si<text:s/>b<text:s/>es<text:s/>P</text:span></text:p>
        </text:list-item>
        <text:list-item>
          <text:p text:style-name="P32"><text:span text:style-name="T32_1">S<text:s/>ve<text:s/>(en<text:s/>sentido<text:s/>simple)<text:s/>b</text:span></text:p>
        </text:list-item>
        <text:list-item>
          <text:p text:style-name="P33"><text:span text:style-name="T33_1">Las<text:s/>condiciones<text:s/>en<text:s/>las<text:s/>que<text:s/>S<text:s/>ve<text:s/>(en<text:s/>sentido<text:s/>simple)</text:span></text:p>
        </text:list-item>
      </text:list>
      <text:p text:style-name="P34"><text:span text:style-name="T34_1">B<text:s/>son<text:s/>tales<text:s/>que<text:s/>b<text:s/>no<text:s/>se<text:s/>vería</text:span></text:p>
      <text:p text:style-name="P35"><text:span text:style-name="T35_1"><text:tab/>El<text:s/>aspecto<text:s/>que<text:s/>tiene<text:s/>ahora<text:s/>para<text:s/>S<text:s/>si<text:s/>no<text:s/>fuera<text:s/>P</text:span></text:p>
      <text:list text:style-name="LS1" xml:id="list3" text:continue-list="list0">
        <text:list-item>
          <text:p text:style-name="P36"><text:span text:style-name="T36_1">S,<text:s/>creyendo<text:s/>que<text:s/>las<text:s/>condiciones<text:s/>son<text:s/>las<text:s/>descritas<text:s/>en<text:s/>(iii),<text:s/>considera<text:s/>b<text:s/>es<text:s/>P</text:span></text:p>
        </text:list-item>
      </text:list>
      <text:p text:style-name="P37"><text:span text:style-name="T37_1">A<text:s/>subetc<text:s/>S<text:s/>sees<text:s/>that<text:s/>b<text:s/>is<text:s/>P:<text:s/>(i)<text:s/>bisP</text:span></text:p>
      <text:p text:style-name="P38"><text:span text:style-name="T38_1">(ii)<text:s text:c="3"/>S<text:s/>sees<text:s/>(in<text:s/>the<text:s/>simple<text:s/>sense)<text:s/>b</text:span></text:p>
      <text:p text:style-name="P39"><text:span text:style-name="T39_1">(iii)<text:s/>The<text:s/>conditions<text:s/>under<text:s/>which<text:s/>S<text:s/>(simple)<text:s/>sees<text:s/>b<text:s/>are<text:s/>such<text:s/>that<text:s/>b<text:s/>would<text:s/>not</text:span></text:p>
      <text:p text:style-name="P40"><text:span text:style-name="T40_1">Look<text:s/>the<text:s/>way<text:s/>it<text:s/>looks<text:s/>to<text:s/>S<text:s/>unless<text:s/>it<text:s/>was<text:s/>P</text:span></text:p>
      <text:p text:style-name="P41"><text:span text:style-name="T41_1">(iii)S<text:s/>believe<text:s/>the<text:s/>conditions<text:s/>are<text:s/>as<text:s/>described<text:s/>in<text:s/>(iii),<text:s/>takes<text:s/>b<text:s/>to<text:s/>be<text:s/>P.</text:span></text:p>
      <text:p text:style-name="P42"/>
      <text:p text:style-name="P43"><text:span text:style-name="T43_1">AVRAMIDE</text:span><text:span text:style-name="T43_2">S</text:span><text:span text:style-name="T43_3">,<text:s/>Anita<text:s/></text:span><text:span text:style-name="T43_4">(2019).<text:s/></text:span><text:span text:style-name="T43_5">Percepción,<text:s/>fiabilidad<text:s/>y<text:s/>otras<text:s/>mentes</text:span><text:span text:style-name="T43_6">.<text:s/></text:span><text:span text:style-name="T43_7">En<text:s/></text:span><text:span text:style-name="T43_8">Knowing<text:s/>Otre<text:s/></text:span><text:span text:style-name="T43_9">Minds.</text:span><text:span text:style-name="T43_10"><text:s/>Anita</text:span><text:span text:style-name="T43_11"><text:s/>Avramidez<text:s/>y<text:s/>Mattew<text:s/>Parrot<text:s/>Editors.<text:s/>UK:<text:s/>Oxford<text:s/>University<text:s/>Press.</text:span></text:p>
      <text:p text:style-name="P44"><text:span text:style-name="T44_1">P.<text:s/>109</text:span></text:p>
      <text:p text:style-name="P45"><text:span text:style-name="T45_1"><text:tab/></text:span><text:span text:style-name="T45_2">Se<text:s/>trata<text:s/>de<text:s/>lo<text:s/>que<text:s/></text:span><text:span text:style-name="T45_3">Dretske<text:s/>denomina<text:s/>visión<text:s/>epistémica,<text:s/>es<text:s/>decir,<text:s/>visión<text:s/>que<text:s/>implica<text:s/>creencia.<text:s/>Para<text:s/>Dretske,<text:s/>no<text:s/>toda<text:s/>visión<text:s/>es<text:s/>epistémica.<text:s/>Diistingue<text:s/>la<text:s/>visión<text:s/>espistémica<text:s/>de<text:s/>la<text:s/>no<text:s/>epistémica.<text:s/>Esta<text:s/>última<text:s/>es<text:s/>simplee<text:s/>en<text:s/>el<text:s/>sentido<text:s/>de<text:s/>que<text:s/>no<text:s/>implica<text:s/>creencia.<text:s/>La<text:s/>visión<text:s/>simple<text:s/>implica<text:s/>una<text:s/>relación<text:s/>simple<text:s/>con<text:s/>una<text:s/>cosa:<text:s/>“ver<text:s/>un<text:s/>bicho<text:s/>es<text:s/>como<text:s/>pisar<text:s/>un<text:s/>bicho”.<text:s/>La<text:s/>visión<text:s/>epistémica</text:span><text:span text:style-name="T45_4">,<text:s/>por<text:s/>otra<text:s/>parte,<text:s/>implica<text:s/>un<text:s/>“contenido<text:s/>de<text:s/>creencia<text:s/>positiva”</text:span><text:span text:style-name="T45_5">.</text:span><text:span text:style-name="T45_6">10</text:span><text:span text:style-name="T45_7"><text:s/>Obsérvese<text:s/>que<text:s/>la<text:s/>explicación<text:s/>de<text:s/>Dretske<text:s/>de<text:s/>la<text:s/>visión<text:s/>simple<text:s/>en<text:s/>la<text:s/>condición<text:s/>(ii).<text:s/>Otra<text:s/>cosa<text:s/>a<text:s/>tener<text:s/>en<text:s/>cuenta<text:s/>sobre<text:s/>la<text:s/>condición<text:s/>(ii)<text:s/>es<text:s/>que,<text:s/>para<text:s/>Dretske,<text:s/>b<text:s/>en<text:s/>este<text:s/>esquema<text:s/>significa<text:s/>una<text:s/>persona,<text:s/>por<text:s/>ejemplo,<text:s/>Tom.<text:s/>Esto<text:s/>es<text:s/>todo<text:s/>lo<text:s/>que<text:s/>diré<text:s/>sobre<text:s/>la<text:s/>condición<text:s/>(ii)<text:s/>(aunque<text:s/>más<text:s/>adelante<text:s/>diré<text:s/>algo<text:s/>más<text:s/>sobre<text:s/>la<text:s/>afirmación<text:s/>de<text:s/>Dretske<text:s/>de<text:s/>que<text:s/>lo<text:s/>que<text:s/>S<text:s/>ve<text:s/>es<text:s/>una<text:s/>persona).</text:span><text:span text:style-name="T45_8">11.</text:span><text:span text:style-name="T45_9">Consideraré<text:s/>que<text:s/>la<text:s/>condición<text:s/>(i)<text:s/>es<text:s/>relativamente<text:s/>sencilla.<text:s/>La<text:s/>condición<text:s/>(iv)<text:s/>es<text:s/>importante,<text:s/>pero<text:s/>no<text:s/>tiene<text:s/>una<text:s/>relevancia<text:s/>central<text:s/>para<text:s/>la<text:s/>condición<text:s/>en<text:s/>la<text:s/>que<text:s/>quiero<text:s/>centrar<text:s/>mi<text:s/>discusión<text:s/>es<text:s/>(iii),<text:s/>ya<text:s/>que<text:s/>hace<text:s/>la<text:s/>mayor<text:s/>parte<text:s/>del<text:s/>trabajo<text:s/>de<text:s/>este<text:s/>relato.</text:span></text:p>
      <text:p text:style-name="P46"><text:span text:style-name="T46_1"><text:tab/>Sólo<text:s/>me<text:s/>referiré<text:s/>brevemente<text:s/>a<text:s/>ella<text:s/>en<text:s/>lo<text:s/>que<text:s/>sigue</text:span><text:span text:style-name="T46_2">.</text:span><text:span text:style-name="T46_3">12</text:span><text:span text:style-name="T46_4"><text:s/>La<text:s/>condición<text:s/>en<text:s/>la<text:s/>que<text:s/>quiero<text:s/>centrar<text:s/>mi<text:s/>discusión<text:s/>es<text:s/>(iii),<text:s/>ya<text:s/>que<text:s/>hace<text:s/>la<text:s/>mayor<text:s/>parte<text:s/>del<text:s/>trabajo<text:s/>en<text:s/>este<text:s/>relato.</text:span></text:p>
      <text:p text:style-name="P47"/>
      <text:p text:style-name="P48"><text:span text:style-name="T48_1">AVRAMIDE</text:span><text:span text:style-name="T48_2">S</text:span><text:span text:style-name="T48_3">,<text:s/>Anita<text:s/></text:span><text:span text:style-name="T48_4">(2019).<text:s/></text:span><text:span text:style-name="T48_5">Percepción,<text:s/>fiabilidad<text:s/>y<text:s/>otras<text:s/>mentes</text:span><text:span text:style-name="T48_6">.<text:s/></text:span><text:span text:style-name="T48_7">En<text:s/></text:span><text:span text:style-name="T48_8">Knowing<text:s/>Otre<text:s/>Minds.</text:span><text:span text:style-name="T48_9"><text:s/>Anita<text:s/>Avramidez<text:s/>y<text:s/>Mattew<text:s/>Parrot<text:s/>Editors.<text:s/>UK:<text:s/>Oxford<text:s/>University<text:s/>Press.</text:span></text:p>
      <text:p text:style-name="P49"><text:span text:style-name="T49_1">P.<text:s/>110</text:span></text:p>
      <text:p text:style-name="P50"><text:span text:style-name="T50_1"><text:tab/></text:span><text:span text:style-name="T50_2">La<text:s/>condición<text:s/>(iii)<text:s/>es<text:s/>compleja</text:span><text:span text:style-name="T50_3"><text:s/>y<text:s/>merece<text:s/>más<text:s/>discusión<text:s/>de<text:s/>la<text:s/>que<text:s/>me<text:s/>puedo<text:s/>permitir<text:s/>aquí.<text:s/>Lo<text:s/>que<text:s/>quiero<text:s/>hacer<text:s/>es<text:s/>resaltar<text:s/>ciertos<text:s/>rasgos<text:s/>de<text:s/>esta<text:s/>condición,<text:s/>rasgos<text:s/>que<text:s/>son<text:s/>cruciales<text:s/>para<text:s/>entender<text:s/>cómo<text:s/>ver<text:s/>da<text:s/>lugar<text:s/>a<text:s/>conocer.<text:s/>Según<text:s/>Dratske,<text:s/>si<text:s/>S<text:s/>sabe<text:s/>que<text:s/>P<text:s/>y<text:s/>lo<text:s/>sabe<text:s/>sobre<text:s/>la<text:s/>base<text:s/>de<text:s/>ver<text:s/>b,<text:s/>entonces<text:s/>debe<text:s/>darse<text:s/>el<text:s/>caso<text:s/>de<text:s/>que:<text:s/>b<text:s/>no<text:s/>tendría<text:s/>el<text:s/>aspecto<text:s/>que<text:s/>tiene<text:s/>ahora<text:s/>para<text:s/>S<text:s/>a<text:s/>menos<text:s/>que<text:s/>b<text:s/>fuera<text:s/>P</text:span><text:span text:style-name="T50_4">.<text:s/>En<text:s/>otras<text:s/>palabras,<text:s/>para<text:s/>que<text:s/>S<text:s/>sepa<text:s/>que<text:s/>b<text:s/>es<text:s/>P<text:s/>sobre<text:s/>la<text:s/>base<text:s/>del<text:s/>aspecto<text:s/>de<text:s/>b,<text:s/>entonces<text:s/>el<text:s/>aspecto<text:s/>de<text:s/>b<text:s/>debe<text:s/>implicar<text:s/>la<text:s/>falsedad<text:s/>de<text:s/>lo<text:s/>siguiente;<text:s/>aunque<text:s/>b<text:s/>tiene<text:s/>un<text:s/>aspecto<text:s/>que<text:s/>llevaría<text:s/>a<text:s/>penar<text:s/>que<text:s/>b<text:s/>es<text:s/>P,<text:s/>y<text:s/>es<text:s/>la<text:s/>fuerza<text:s/>de<text:s/>esta<text:s/>condición<text:s/>la<text:s/>que<text:s/>nos<text:s/>permite<text:s/>decir<text:s/>que<text:s/>S<text:s/>no<text:s/>sólo<text:s/>ve<text:s/>que<text:s/>b<text:s/>es<text:s/>P,<text:s/>sino<text:s/>que<text:s/>sabe<text:s/>que<text:s/>b<text:s/>es<text:s/>P.<text:s/>Diré<text:s/>algo<text:s/>más<text:s/>sobre<text:s/>esto<text:s/>dentro<text:s/>de<text:s/>un<text:s/>momento,<text:s/>pero<text:s/>antes<text:s/>quier</text:span><text:span text:style-name="T50_5">o</text:span><text:span text:style-name="T50_6"><text:s/>explorar<text:s/>un<text:s/>poco<text:s/>dos<text:s/>nociones<text:s/>importantes<text:s/>que<text:s/>aparecen<text:s/>en<text:s/>la<text:s/>condición<text:s/>(iii),<text:s/>y<text:s/>que<text:s/>contribuyen<text:s/>de<text:s/>manera<text:s/>importante<text:s/>al<text:s/>conocimiento<text:s/>de<text:s/>S’s<text:s/>en<text:s/>este<text:s/>caso.<text:s/>Estas<text:s/>son:</text:span></text:p>
      <text:p text:style-name="P51"><text:span text:style-name="T51_1"><text:tab/>La<text:s/>condición<text:s/>de<text:s/>la<text:s/>apariencia:<text:s/>El<text:s/>aspecto<text:s/>de<text:s/>b<text:s/>para<text:s/>S,<text:s/>y</text:span></text:p>
      <text:p text:style-name="P52"><text:span text:style-name="T52_1"><text:tab/>La<text:s/>condición<text:s/>de<text:s/>las<text:s/>condiciones:<text:s/>las<text:s/>condiciones<text:s/>en<text:s/>las<text:s/>que<text:s/>S<text:s/>ve<text:s/>a<text:s/>b</text:span></text:p>
      <text:p text:style-name="P53"/>
      <text:p text:style-name="P54"><text:span text:style-name="T54_1"><text:tab/></text:span><text:span text:style-name="T54_2">The<text:s/>Looks<text:s/>Condition:<text:s/>The<text:s/>w</text:span><text:span text:style-name="T54_3">ay<text:s/>b<text:s/>looks<text:s/>to<text:s/>S,<text:s/>and</text:span></text:p>
      <text:p text:style-name="P55"><text:span text:style-name="T55_1"><text:tab/>The<text:s/>Condition<text:s/>condition:<text:s/></text:span><text:span text:style-name="T55_2">The<text:s/>conditions<text:s/>under<text:s/>which<text:s/>S<text:s/>sees<text:s/>b</text:span></text:p>
      <text:p text:style-name="P56"><text:span text:style-name="T56_1">AVRAMIDE</text:span><text:span text:style-name="T56_2">S</text:span><text:span text:style-name="T56_3">,<text:s/>Anita<text:s/></text:span><text:span text:style-name="T56_4">(2019).<text:s/></text:span><text:span text:style-name="T56_5">Percepción,<text:s/>fiabilidad<text:s/>y<text:s/>otras<text:s/>mentes</text:span><text:span text:style-name="T56_6">.<text:s/></text:span><text:span text:style-name="T56_7">En<text:s/></text:span><text:span text:style-name="T56_8">Knowing<text:s/>Otre<text:s/>Minds.</text:span><text:span text:style-name="T56_9"><text:s/>Anita<text:s/>Avramidez<text:s/>y<text:s/>Mattew<text:s/>Parrot<text:s/>Editors.<text:s/>UK:<text:s/>Oxford<text:s/>University<text:s/>Press.</text:span></text:p>
      <text:p text:style-name="P57"><text:span text:style-name="T57_1">P.<text:s/>110</text:span></text:p>
      <text:p text:style-name="P58"><text:span text:style-name="T58_1"><text:tab/></text:span><text:span text:style-name="T58_2">Permítanme<text:s/>comenzar<text:s/>desgranando<text:s/>la<text:s/>condici</text:span><text:span text:style-name="T58_3">ón<text:s/>de<text:s/>apariencia<text:s/>en<text:s/>relación<text:s/>con<text:s/>un<text:s/>ejemplo<text:s/>que<text:s/>utiliza<text:s/>Dretske</text:span><text:span text:style-name="T58_4">.<text:s/>Dretske<text:s/>nos<text:s/>permite<text:s/>que<text:s/>pensemos<text:s/>en<text:s/>una<text:s/>barra<text:s/>de<text:s/>metal<text:s/>que<text:s/>está<text:s/>caliente<text:s/>y<text:s/>sugiere<text:s/>que<text:s/>hay<text:s/>dos<text:s/>formas<text:s/>de<text:s/>saber<text:s/>que<text:s/>una<text:s/>barra<text:s/>de<text:s/>metal<text:s/>está<text:s/>caliente:<text:s/>la<text:s/>primera<text:s/>es<text:s/>un<text:s/>termómetro<text:s/>colocado<text:s/>en<text:s/>ella;<text:s/>la<text:s/>segunda<text:s/>es<text:s/>mirar<text:s/>la<text:s/>barra<text:s/>y<text:s text:c="2"/>ver<text:s/>cómo<text:s/>brilla<text:s/>de<text:s/>la<text:s/>forma<text:s/>característica<text:s/>del<text:s/>metal<text:s/>caliente.<text:s/>La<text:s/>primera<text:s/>es<text:s/>una<text:s/>forma<text:s/>indirecta<text:s/>de<text:s/>saberlo,<text:s/>mientras<text:s/>que<text:s/>la<text:s/>segunda<text:s/>es<text:s/>directa.<text:s/>Si<text:s/>llegamos<text:s/>a<text:s/>saber<text:s/>que<text:s/>la<text:s/>barra<text:s/>de<text:s/>metal<text:s/>está<text:s/>caliente<text:s/>viéndola<text:s/>brillar<text:s/>de<text:s/>modo<text:s/>característico<text:s/>del<text:s/>metal<text:s/>caliente,<text:s/>podemos<text:s/>decir<text:s/>que<text:s/>no<text:s/>sólo<text:s/>es<text:s/>un<text:s/>caso<text:s/>de<text:s/>visión<text:s/>epistémica,<text:s/>sino<text:s/>un<text:s/>caso<text:s/>de<text:s/>visión<text:s/>primaria;<text:s/>no<text:s/>tiene<text:s/>nada<text:s/>de<text:s/>indirecto<text:s/>y,<text:s/>por<text:s/>tanto,<text:s/>cuenta<text:s/>como<text:s/>observación<text:s/>de<text:s/>primera<text:s/>mano,<text:s/>o<text:s/>como<text:s/>testimonio<text:s/>directo<text:s/>de<text:s/>los<text:s/>sntidos.<text:s/>La<text:s/>visión<text:s/>epistémica<text:s/>primaria<text:s/>de<text:s/>distingue<text:s/>de<text:s/>la<text:s/>visión<text:s/>epistémica<text:s/>seccundaria,<text:s/>que<text:s/>consiste<text:s/>en<text:s/>saber<text:s/>que<text:s/>la<text:s/>barra<text:s/>está<text:s/>caliente<text:s/>leyendo<text:s/>el<text:s/>indicador<text:s/>de<text:s/>temperatura.</text:span></text:p>
      <text:p text:style-name="P59"><text:span text:style-name="T59_1"><text:tab/>El<text:s/>caso<text:s/>de<text:s/>la<text:s/>barra<text:s/>de<text:s/>metal<text:s/>caliente<text:s/>es<text:s/>interesante<text:s/>tanto<text:s/>por<text:s/>sí<text:s/>mismo<text:s/>como<text:s/>por<text:s/>la<text:s/>forma<text:s/>en<text:s/>que<text:s/>Dretske<text:s/>lo<text:s/>utiliza<text:s/>para<text:s/>ilustrar<text:s/>cómo<text:s/>cree<text:s/>que<text:s/>funcionan<text:s/>las<text:s/>cosas<text:s/>en<text:s/>el<text:s/>caso<text:s/>de<text:s/>otras<text:s/>mentes.<text:s/>Dretske<text:s/>cree<text:s/>que<text:s/>hay<text:s/>una<text:s/>forma<text:s/>de<text:s/>saber<text:s/>que,<text:s/>por<text:s/>ejemplo,<text:s/>Otto<text:s/>tiene<text:s/>dolor<text:s/>de<text:s/>cabeza<text:s/>que<text:s/>es<text:s/>similar<text:s/>a<text:s/>la<text:s/>segunda<text:s/>forma<text:s/>de<text:s/>saber<text:s/>que<text:s/>la<text:s/>barra<text:s/>de<text:s/>metal<text:s/>está<text:s/>caliente:<text:s/>igual<text:s/>que<text:s/>S<text:s/>puede<text:s/>ver<text:s/>que<text:s/>una<text:s/>barra<text:s/>de<text:s/>metal<text:s/>está<text:s/>caliente<text:s/>de<text:s/>forma<text:s/>epistémica</text:span><text:span text:style-name="T59_2"><text:s/>primaria.</text:span></text:p>
      <text:p text:style-name="P60"/>
      <text:p text:style-name="P61"><text:span text:style-name="T61_1">AVRAMIDE</text:span><text:span text:style-name="T61_2">S</text:span><text:span text:style-name="T61_3">,<text:s/>Anita<text:s/></text:span><text:span text:style-name="T61_4">(2019).<text:s/></text:span><text:span text:style-name="T61_5">Percepción,<text:s/>fiabilidad<text:s/>y<text:s/>otras<text:s/>mentes</text:span><text:span text:style-name="T61_6">.<text:s/></text:span><text:span text:style-name="T61_7">En<text:s/></text:span><text:span text:style-name="T61_8">Knowing<text:s/>Otre<text:s/>Minds.</text:span><text:span text:style-name="T61_9"><text:s/>Anita<text:s/>Avramidez<text:s/>y<text:s/>Mattew<text:s/>Parrot<text:s/>Editors.<text:s/>UK:<text:s/>Oxford<text:s/>University<text:s/>Press.</text:span></text:p>
      <text:p text:style-name="P62"><text:span text:style-name="T62_1">P.<text:s/>111</text:span></text:p>
      <text:p text:style-name="P63"><text:span text:style-name="T63_1"><text:tab/></text:span><text:span text:style-name="T63_2">En<text:s/>ambos<text:s/>casos,<text:s/>S<text:s/>b</text:span><text:span text:style-name="T63_3">asa<text:s/>su<text:s/>información<text:s/>de<text:s/>ver<text:s/>lo<text:s/>que<text:s/>ve<text:s/>en<text:s/>el<text:s/>aspecto<text:s/>de<text:s/>las<text:s/>cosas.<text:s/>En<text:s/>un<text:s/>caso,<text:s/>lo<text:s/>que<text:s/>S<text:s/>ve<text:s/>es<text:s/>el<text:s/>resplandor<text:s/>del<text:s/>metal,<text:s/>que<text:s/>constituye<text:s/>el<text:s/>aspecto<text:s/>del<text:s/>metal<text:s/>caliente;<text:s/>en<text:s/>el<text:s/>otro,<text:s/>lo<text:s/>que<text:s/>S<text:s/>ve<text:s/>es<text:s/>el<text:s/>comportamiento<text:s/>de<text:s/>Otto,<text:s/>que<text:s/>constituye<text:s/>el<text:s/>aspecto<text:s/>de<text:s/>las<text:s/>personas<text:s/>con<text:s/>dolor<text:s/>de<text:s/>cabeza.<text:s/>La<text:s/>condición<text:s/>(iii)<text:s/>establece<text:s/>que<text:s/>las<text:s/>cosas<text:s/>no<text:s/>tendrán<text:s/>el<text:s/>aspecto<text:s/>que<text:s/>tienen<text:s/>al<text:s/>menos<text:s/>que<text:s/>fueran<text:s/>de<text:s/>una<text:s/>determinada<text:s/>manera;<text:s/>Otto<text:s/>no<text:s/>tendría<text:s/>el<text:s/>a</text:span><text:span text:style-name="T63_4">s</text:span><text:span text:style-name="T63_5">pecto<text:s/>que<text:s/>tiene<text:s/>(pálido,<text:s/>agonizante,<text:s/>por<text:s/>ejemplo)<text:s/>a<text:s/>menos<text:s/>que<text:s/>le<text:s/>doliera<text:s/>la<text:s/>cabeza.</text:span></text:p>
      <text:p text:style-name="P64"><text:span text:style-name="T64_1"><text:tab/>Permítanme<text:s/>pasar<text:s/>ahora<text:s/>a<text:s/>la<text:s/>segunda<text:s/>idea<text:s/>de<text:s/>la<text:s/>condición<text:s/>(iii):<text:s/>la<text:s/>condición<text:s/>de<text:s/>las<text:s/>condiciones.<text:s/>La<text:s/>condición<text:s/>del<text:s/>aspecto<text:s/>y<text:s/>la<text:s/>condición<text:s/>de<text:s/>las<text:s/>condiciones<text:s/>funcionan<text:s/>juntas<text:s/>de<text:s/>un<text:s/>modo<text:s/>interesante<text:s/>e<text:s/>importante:<text:s/>e</text:span><text:span text:style-name="T64_2">l</text:span><text:span text:style-name="T64_3"><text:s/>aspecto<text:s/>de<text:s/>las<text:s/>cosas<text:s/>es<text:s/>indicativo<text:s/>de<text:s/>cómo<text:s/>son<text:s/>las<text:s/>cosas<text:s/>sólo<text:s/>en<text:s/>determinadas<text:s/>condiciones.<text:s/>Dretske<text:s/>a<text:s/>veces<text:s/>se<text:s/>refiere</text:span><text:span text:style-name="T64_4"><text:s/>a<text:s/>las<text:s/>condiciones<text:s/>mencionadas<text:s/>en<text:s/>(iii)<text:s/>como<text:s/>condiciones<text:s/>de<text:s/>fondo.<text:s text:c="2"/>Señala<text:s/>dos<text:s/>cosas<text:s/>importantes<text:s/>sobre<text:s/>estas<text:s/>condiciones<text:s/>de<text:s/>fondo:<text:s/>(i)<text:s/>una<text:s/>condición<text:s/>de<text:s/>fondo<text:s/>es<text:s/>lógica<text:s/>y<text:s/>casualmente<text:s/>independiente<text:s/>de<text:s/>l</text:span><text:span text:style-name="T64_5">a</text:span><text:span text:style-name="T64_6">s<text:s/>características<text:s/>y<text:s/>propiedades<text:s/>de<text:s/>b<text:s/>y<text:s/>de<text:s/>que<text:s/>b<text:s/>sea<text:s/>P:<text:s/>y<text:s/>(ii)<text:s/>las<text:s/>cariaciones<text:s/>en<text:s/>las<text:s/>condiciones<text:s/>de<text:s/>fondo<text:s/>afectan<text:s/>al<text:s/>aspecto<text:s/>que<text:s/>b<text:s/>tiene<text:s/>para<text:s/>S.</text:span><text:span text:style-name="T64_7">14</text:span></text:p>
      <text:p text:style-name="P65"><text:span text:style-name="T65_1">¿Cuáles<text:s/>pueden<text:s/>ser<text:s/>estas<text:s/>condiciones?<text:s/>Dretske<text:s/>menciona<text:s/>las<text:s/>siguientes:</text:span></text:p>
      <text:p text:style-name="P66"><text:span text:style-name="T66_1">La<text:s/>distancia<text:s/>entre<text:s/>S<text:s/>y<text:s/>b</text:span></text:p>
      <text:p text:style-name="P67"><text:span text:style-name="T67_1">El<text:s/>angul</text:span><text:span text:style-name="T67_2">o</text:span><text:span text:style-name="T67_3"><text:s/>desde<text:s/>el<text:s/>que<text:s/>S<text:s/>ve<text:s/>a<text:s/>b</text:span></text:p>
      <text:p text:style-name="P68"><text:span text:style-name="T68_1">Las<text:s/>condiciones<text:s/>de<text:s/>iluminación</text:span></text:p>
      <text:p text:style-name="P69"><text:span text:style-name="T69_1">El<text:s/>estado<text:s/>de<text:s/>los<text:s/>ojos<text:s/>y<text:s/>el<text:s/>sistema<text:s/>nerviioso<text:s/>de<text:s/>S</text:span></text:p>
      <text:p text:style-name="P70"><text:span text:style-name="T70_1"><text:tab/>Datske<text:s/>admite<text:s/>que<text:s/>puede<text:s/>haber<text:s/>otras<text:s/>condiciones,<text:s/>pero<text:s/>afirma<text:s/>que<text:s/>esta<text:s/>lista<text:s/>contiene<text:s/>las<text:s/>variables<text:s/>más<text:s/>evidentes.</text:span></text:p>
      <text:p text:style-name="P71"/>
      <text:p text:style-name="P72"><text:span text:style-name="T72_1">AVRAMIDE</text:span><text:span text:style-name="T72_2">S</text:span><text:span text:style-name="T72_3">,<text:s/>Anita<text:s/></text:span><text:span text:style-name="T72_4">(2019).<text:s/></text:span><text:span text:style-name="T72_5">Percepción,<text:s/>fiabilidad<text:s/>y<text:s/>otras<text:s/>mentes</text:span><text:span text:style-name="T72_6">.<text:s/></text:span><text:span text:style-name="T72_7">En<text:s/></text:span><text:span text:style-name="T72_8">Knowing<text:s/>Otre<text:s/>Minds.</text:span><text:span text:style-name="T72_9"><text:s/>Anita<text:s/>Avramidez<text:s/>y<text:s/>Mattew<text:s/>Parrot<text:s/>Editors.<text:s/>UK:<text:s/>Oxford<text:s/>University<text:s/>Press.</text:span></text:p>
      <text:p text:style-name="P73"><text:span text:style-name="T73_1">P.<text:s/>111</text:span></text:p>
      <text:p text:style-name="P74"><text:span text:style-name="T74_1"><text:tab/></text:span><text:span text:style-name="T74_2">Sólo<text:s/>si<text:s/>se<text:s/>dan<text:s/>cie</text:span><text:span text:style-name="T74_3">rtas<text:s/>condiciones<text:s/>podemos<text:s/>considerar<text:s/>que<text:s/>el<text:s/>aspecto<text:s/>de<text:s/>las<text:s/>cosas<text:s/>es<text:s/>lo<text:s/>que<text:s/>Dretske<text:s/>denomina<text:s/>un<text:s/></text:span><text:span text:style-name="T74_4">indicador<text:s/>fiable</text:span><text:span text:style-name="T74_5"><text:s/>de<text:s/>cómo<text:s/>son.<text:s/>La<text:s/>noción<text:s/>del<text:s/>indicador<text:s/>fiable<text:s/>desempeña<text:s/>un<text:s/>papel<text:s/>crucial<text:s/>en<text:s/>la<text:s/>obra<text:s/>de<text:s/>Dretske,<text:s/>y<text:s/>gran<text:s/>parte<text:s/>de<text:s/>lo<text:s/>que<text:s/>voy<text:s/>a<text:s/>argumentar<text:s/>en<text:s/>este<text:s/>artículo<text:s/>se<text:s/>basará<text:s/>en<text:s/>la<text:s/>comprensión<text:s/>de<text:s/>esta<text:s/>noción.<text:s/>Para<text:s/>que<text:s/>el<text:s/>aspecto<text:s/>de<text:s/>b<text:s/>sea<text:s/>un<text:s/>indicador<text:s/>fiable<text:s/>de<text:s/>P,<text:s/>las<text:s/>condiciones<text:s/>deben<text:s/>ser<text:s/>tales<text:s/>que<text:s/>b<text:s/>no<text:s/>tendría<text:s/></text:span><text:span text:style-name="T74_6">el<text:s/></text:span><text:span text:style-name="T74_7">aspecto</text:span><text:span text:style-name="T74_8"><text:s/>que<text:s/>tiene<text:s/>y<text:s/>que<text:s/>b<text:s/>tenga<text:s/>el<text:s/>aspecto<text:s/>que<text:s/>tiene<text:s/>es<text:s/>una<text:s/>condición<text:s/>suficiente<text:s/>para<text:s/>que<text:s/>b<text:s/>sea<text:s/>P.<text:s/>En<text:s/>respuesta<text:s/>a<text:s/>una<text:s/>queja<text:s/>prevista<text:s/>de<text:s/>que<text:s/>la<text:s/>regularidad<text:s/>aquí<text:s/>es<text:s/>demasiado<text:s/>fuerte,<text:s/>y<text:s/>sólo<text:s/>necesita<text:s/>ser<text:s/>altamente<text:s/>probable<text:s/>o<text:s/>probable,<text:s/>Dretske<text:s/>responde<text:s/>que<text:s/>se<text:s/>requiere<text:s/>una<text:s/>fiabilidad<text:s/>del<text:s/>100<text:s/>por<text:s/>cien<text:s/>para<text:s/>que<text:s/>uno<text:s/>pueda<text:s/>decir<text:s/>realmente<text:s/>que<text:s/>puede<text:s/>ver<text:s/>que<text:s/>v<text:s/>es<text:s/>P.<text:s/>Como<text:s text:c="2"/>dice<text:s/>Dretske<text:s/>en<text:s/>un<text:s/>lugar,<text:s/>“Ver<text:s/>que<text:s/>b<text:s/>es<text:s/>P<text:s/>no<text:s/>es<text:s/>un<text:s/>logro<text:s/>que<text:s/>deje<text:s/>espacio<text:s/>para<text:s/>la<text:s/>cualificación<text:s/>“<text:s/>pero,<text:s/>por<text:s/>supuesto,<text:s/>b<text:s/>a<text:s/>veces<text:s/>se<text:s/>ve<text:s/>así<text:s/>bajo<text:s/>estas<text:s/>condiciones<text:s/>cuando<text:s/>no<text:s/>es<text:s/>P”</text:span><text:span text:style-name="T74_9">15</text:span><text:span text:style-name="T74_10">.<text:s/>‘También<text:s/>es<text:s/>importante<text:s/>señalar<text:s/>que<text:s/>para<text:s/>que<text:s/>la<text:s/>indicación<text:s/>sea<text:s/>fiable<text:s/>no<text:s/>es<text:s/>necesario:<text:s/>(i)<text:s/>siempre<text:s/>que<text:s/>b<text:s/>tenga<text:s/>el<text:s/>aspecto<text:s/>que<text:s/>b<text:s/>tiene<text:s/>ahora<text:s/>esa<text:s/>cosa<text:s/>es<text:s/>P.<text:s/>La<text:s/>indicación<text:s/>fiable<text:s/>se<text:s/>refiere<text:s/>a<text:s/>cosas<text:s/>concretas<text:s/>en<text:s/>condiciones<text:s/>concretas.</text:span></text:p>
      <text:p text:style-name="P75"/>
      <text:p text:style-name="P76"><text:span text:style-name="T76_1">AVRAMIDE</text:span><text:span text:style-name="T76_2">S</text:span><text:span text:style-name="T76_3">,<text:s/>Anita<text:s/></text:span><text:span text:style-name="T76_4">(2019).<text:s/></text:span><text:span text:style-name="T76_5">Percepción,<text:s/>fiabilidad<text:s/>y<text:s/>otras<text:s/>mentes</text:span><text:span text:style-name="T76_6">.<text:s/></text:span><text:span text:style-name="T76_7">En<text:s/></text:span><text:span text:style-name="T76_8">Knowing<text:s/>Otre<text:s/>Minds.</text:span><text:span text:style-name="T76_9"><text:s/>Anita<text:s/>Avramidez<text:s/>y<text:s/>Mattew<text:s/>Parrot<text:s/>Editors.<text:s/>UK:<text:s/>Oxford<text:s/>University<text:s/>Press.</text:span></text:p>
      <text:p text:style-name="P77"><text:span text:style-name="T77_1">P.<text:s/>112</text:span></text:p>
      <text:p text:style-name="P78"><text:span text:style-name="T78_1"><text:tab/></text:span><text:span text:style-name="T78_2">Así,<text:s/>pues,<text:s/>el<text:s/>aspect</text:span><text:span text:style-name="T78_3">o</text:span><text:span text:style-name="T78_4"><text:s/>de<text:s/></text:span><text:span text:style-name="T78_5">algo<text:s/>por<text:s/>sí<text:s/>sólo<text:s/>no<text:s/>sirve<text:s/>como<text:s/>indicador<text:s/>fiable<text:s/>y<text:s/>no<text:s/>puede<text:s/>por<text:s/>sí<text:s/>solo<text:s/>conducir<text:s/>al<text:s/>conocimiento.<text:s/>Lo<text:s/>que<text:s/>convierte<text:s/>la<text:s/>forma</text:span><text:span text:style-name="T78_6"><text:s/>en<text:s/>que<text:s/>alguien<text:s/>mira<text:s/>en<text:s/>algo<text:s/>que<text:s/>puede<text:s/>producir<text:s/>conocimiento<text:s/>son<text:s/>las<text:s/>condiciones<text:s/>que<text:s/>se<text:s/>dan<text:s/>cuando<text:s/>S<text:s/>ve<text:s/>b.<text:s/>Dretske<text:s/>ofrece<text:s/>una<text:s/>analogía<text:s/>bastante<text:s/>bonita:<text:s/>“Parece<text:s/>como<text:s/>si<text:s/>fuera<text:s/>P”<text:s/>equivale<text:s/>a<text:s/>“Puedo<text:s/>ver<text:s/>que<text:s/>es<text:s/>P”<text:s/>como<text:s/>“Jaque”<text:s/>equivale<text:s/>a<text:s/>“Jaque<text:s/>mate”.<text:s/>Es<text:s/>decir,<text:s/>el<text:s/>segundo<text:s/>miembro<text:s/>de<text:s/>cada<text:s/>conjunto<text:s/>señala<text:s/>que<text:s/>lo<text:s/>que<text:s/>ha<text:s/>sucedido<text:s/>en<text:s/>el<text:s/>primer<text:s/>miembro<text:s/>se<text:s/>ha<text:s/>producido<text:s/>“en<text:s/>un<text:s/>connjunto<text:s/>de<text:s/>corcunstncias<text:s/>especialmente<text:s/>decisivas”.</text:span><text:span text:style-name="T78_7">16</text:span><text:span text:style-name="T78_8"><text:s/>Si<text:s/>las<text:s/>condiciones<text:s/>se<text:s/>cumplen<text:s/>realmente,<text:s/>uno<text:s/>ve<text:s/>y,<text:s/>por<text:s/>tanto,<text:s/>sabe<text:s/>que<text:s/>P.</text:span><text:span text:style-name="T78_9">17</text:span></text:p>
      <text:p text:style-name="P79"><text:span text:style-name="T79_1"><text:tab/>Entendiendo<text:s/>la<text:s/>condición<text:s/>(iii),<text:s/>podemos<text:s/>comprender<text:s/>cómo<text:s/>esta<text:s/>condición<text:s/>opera<text:s/>en<text:s/>conjunción<text:s/>con<text:s/>la<text:s/>condición<text:s/>(iv)<text:s/>para<text:s/>producir<text:s/>el<text:s/>conocimiento<text:s/>de<text:s/>que<text:s/>b<text:s/>es<text:s/>P.<text:s/>Aunque<text:s/>la<text:s/>condición<text:s/>(iii)<text:s/>nos<text:s/>dice<text:s/>que<text:s/>b<text:s/>es<text:s/>un<text:s/>indicador<text:s/>fiable<text:s/>de<text:s/>P,<text:s/></text:span><text:span text:style-name="T79_2">—</text:span><text:span text:style-name="T79_3">junto<text:s/>a<text:s/>las<text:s/>condiciones<text:s/>(i)</text:span><text:span text:style-name="T79_4"><text:s/>y<text:s/>(ii)—<text:s/>no<text:s/>basta<text:s/>para<text:s/>ver<text:s/>que<text:s/>algo<text:s/>es<text:s/>así<text:s/>o<text:s/>para<text:s/>saber<text:s/>que<text:s/>lo<text:s/>que<text:s/>es.<text:s/>Para<text:s/>ello,<text:s/>se<text:s/>requiere<text:s/>una<text:s/>cierta<text:s/>creencia,<text:s/>y<text:s/>esto<text:s/>es<text:s/>lo<text:s/>que<text:s/>introduce<text:s/>la<text:s/>condición<text:s/>(iv).<text:s/>Si<text:s/>se<text:s/>cumplen<text:s/>las<text:s/>condiciones<text:s/>(i)<text:s/>y<text:s/>(ii),<text:s/>y<text:s/>si<text:s/>S<text:s/>considera<text:s/>que<text:s/>b<text:s/>es<text:s/>P<text:s/>basándose<text:s/>en<text:s/>la<text:s/>creencia<text:s/>de<text:s/>que<text:s/>las<text:s/>cosas<text:s/>son<text:s/>como<text:s/>se<text:s/>describen<text:s/>en<text:s/>(iii),<text:s/>entonces<text:s/>S<text:s/>ve<text:s/>y,<text:s/>por<text:s/>o<text:s/>tanto,<text:s/>sabe<text:s/>que<text:s/>b<text:s/>es<text:s/>P.</text:span></text:p>
      <text:p text:style-name="P80"/>
      <text:p text:style-name="P81"><text:span text:style-name="T81_1">AVRAMIDE</text:span><text:span text:style-name="T81_2">S</text:span><text:span text:style-name="T81_3">,<text:s/>Anita<text:s/></text:span><text:span text:style-name="T81_4">(2019).<text:s/></text:span><text:span text:style-name="T81_5">Percepción,<text:s/>fiabilidad<text:s/>y<text:s/>otras<text:s/>mentes</text:span><text:span text:style-name="T81_6">.<text:s/></text:span><text:span text:style-name="T81_7">En<text:s/></text:span><text:span text:style-name="T81_8">Knowing<text:s/>Otre<text:s/>Minds.</text:span><text:span text:style-name="T81_9"><text:s/>Anita<text:s/>Avramidez<text:s/>y<text:s/>Mattew<text:s/>Parrot<text:s/>Editors.<text:s/>UK:<text:s/>Oxford<text:s/>University<text:s/>Press.</text:span></text:p>
      <text:p text:style-name="P82"><text:span text:style-name="T82_1">P.<text:s/>112</text:span></text:p>
      <text:p text:style-name="P83"><text:span text:style-name="T83_1"><text:tab/></text:span><text:span text:style-name="T83_2">La<text:s/>idea<text:s/>de<text:s/>un<text:s/>i</text:span><text:span text:style-name="T83_3">ndicador<text:s/>fiable<text:s/>va<text:s/>unida<text:s/>a<text:s/>la<text:s/>de<text:s/>una<text:s/>razón<text:s/>concluyente.<text:s/>Cuando<text:s/>la<text:s/>base<text:s/>de<text:s/>uno<text:s/>para<text:s/>creer<text:s/>que<text:s/>P<text:s/>indica<text:s/>de<text:s/>manera<text:s/>fiable<text:s/>que<text:s/>P,<text:s/>uno<text:s/>tiene<text:s/>lo<text:s/>que<text:s/>Dretske<text:s/>lla</text:span><text:span text:style-name="T83_4">m</text:span><text:span text:style-name="T83_5">a<text:s/>una<text:s/>razón<text:s/>concluyente<text:s/>para<text:s/>su<text:s/>creencia<text:s/>de<text:s/>que<text:s/>b<text:s/>es<text:s/>P.<text:s/>Saber<text:s/>que<text:s/>b<text:s/>es<text:s/>P<text:s/>es<text:s/>estar<text:s/>en<text:s/>condiciones<text:s/>de<text:s/>responder<text:s text:c="2"/>a<text:s/>la<text:s/>pregunta:<text:s/>¿cómo<text:s/>sabes<text:s/>que<text:s/>b<text:s/>es<text:s/>P?<text:s/>Una<text:s/>forma<text:s/>de<text:s/>responder<text:s/>a<text:s/>esta<text:s/>pregunta<text:s/>es<text:s/>decir<text:s/>que<text:s/>se<text:s/>puede<text:s/>ver<text:s/>que<text:s/>b<text:s/>es<text:s/>P.<text:s/>Pero<text:s/>hay<text:s/>que<text:s/>tener<text:s/>cuidado.<text:s/>Que<text:s/>uno<text:s/>tenga<text:s/>o<text:s/>no<text:s/>una<text:s/>razón<text:s/>concluyente<text:s/>no<text:s/>tiene<text:s/>nada<text:s/>que<text:s/>ver<text:s/>con<text:s/>ningún<text:s/>mecanismo<text:s/>psicológico<text:s/>o<text:s/>fisiológico<text:s/>que<text:s/>produzca<text:s/>la<text:s/>creencia<text:s/>de<text:s/>que<text:s/>b<text:s/>es<text:s/>P.<text:s/>Si<text:s/>uno<text:s/>sabe<text:s/>que<text:s/>b<text:s/>es<text:s/>P<text:s/>como<text:s/>resultado<text:s/>de<text:s/>lo<text:s/>que<text:s/>ve,<text:s/>entonces<text:s/>lo<text:s/>que<text:s/>se<text:s/>requiere<text:s/>por<text:s/>parte<text:s/>de<text:s/>S<text:s/>es<text:s/>que<text:s/>vea<text:s/>b,<text:s/>y<text:s/>que<text:s/>considere<text:s/>que<text:s/>b<text:s/>es<text:s/>P<text:s/>creyendo<text:s/>que<text:s/>las<text:s/>condiciones<text:s/>son<text:s/>las<text:s/>descrita<text:s/>en<text:s/>la<text:s/>condición<text:s/>(iii).<text:s/>Lo<text:s/>que<text:s/>hace<text:s/>que<text:s/>la<text:s/>Condición<text:s/>(iii)<text:s/>es<text:s/>decirnos<text:s/>que<text:s/>deben<text:s/>prevalecer<text:s/>ciertas<text:s/>condiciones<text:s/>tales<text:s/>que<text:s/>b<text:s/>no<text:s/>tendría<text:s/>el<text:s/>aspecto<text:s/>que<text:s/>tiene<text:s/>ahora<text:s/>a<text:s/>menos<text:s/>que<text:s/>fuera<text:s/>P.<text:s/>Esto<text:s/>no<text:s/>requiere<text:s/>que<text:s/>S<text:s/>haga<text:s/>ningún<text:s/>razonamiento,<text:s/>ni<text:s/>consciente<text:s/>ni<text:s/>inconsciente.<text:s/>El<text:s/>hecho<text:s/>de<text:s/>tener<text:s/>o<text:s/>no<text:s/>una<text:s/>razón<text:s/>es<text:s/>independiente<text:s/>de<text:s/>que<text:s/>alguien<text:s/>la<text:s/>utilice<text:s/>como<text:s/>tal.<text:s/></text:span><text:span text:style-name="T83_6">18</text:span></text:p>
      <text:p text:style-name="P84"/>
      <text:p text:style-name="P85"><text:span text:style-name="T85_1">AVRAMIDE</text:span><text:span text:style-name="T85_2">S</text:span><text:span text:style-name="T85_3">,<text:s/>Anita<text:s/>(2019</text:span><text:span text:style-name="T85_4">).<text:s/></text:span><text:span text:style-name="T85_5">Percepción,<text:s/>fiabilidad<text:s/>y<text:s/>otras<text:s/>men</text:span><text:span text:style-name="T85_6">tes<text:s/>En<text:s/></text:span><text:span text:style-name="T85_7">Knowing<text:s/>Otre<text:s/>Minds.</text:span><text:span text:style-name="T85_8"><text:s/></text:span><text:span text:style-name="T85_9">Avramidez<text:s/>y<text:s/>Mattew<text:s/>Parrot<text:s/>Editors.<text:s/>United<text:s/>Kingdom;<text:s/>Oxford<text:s/>University<text:s/>Press.</text:span></text:p>
      <text:p text:style-name="P86"><text:span text:style-name="T86_1">P.<text:s/>112-113</text:span></text:p>
      <text:p text:style-name="P87"><text:span text:style-name="T87_1"><text:tab/></text:span><text:span text:style-name="T87_2">Antes<text:s/>de<text:s/>seguir<text:s/>Adelante<text:s/>quier</text:span><text:span text:style-name="T87_3">o<text:s/>hacer<text:s/>dos<text:s/>comentarios<text:s/>sobre<text:s/>este<text:s/>relato<text:s/>que<text:s/>serán<text:s/>relevantes<text:s/>para<text:s/>la<text:s/>discusión<text:s/>que<text:s/>sigue</text:span></text:p>
      <text:list text:style-name="LS4" xml:id="list4">
        <text:list-item>
          <text:p text:style-name="P88"><text:span text:style-name="T88_1">Es<text:s/>importante<text:s/>para<text:s/>Dretske<text:s/>que<text:s/>lo<text:s/>que<text:s/>S<text:s/>ve<text:s/>es<text:s/>que<text:s/>Otto<text:s/>tiene<text:s/>dolor<text:s/>de<text:s/>cabeza,<text:s/>pero<text:s/>S<text:s/>no<text:s/>ve<text:s/>el<text:s/>dolor<text:s/>de<text:s/>cabeza<text:s/>de<text:s/>Otto.</text:span></text:p>
        </text:list-item>
        <text:list-item>
          <text:p text:style-name="P89"><text:span text:style-name="T89_1">Dretske<text:s/>afirma<text:s/>que<text:s/>su<text:s/>análisis<text:s/>de<text:s/>la<text:s/>visión<text:s/>epistémica<text:s/>primaria<text:s/>produce<text:s/>el<text:s/>conocimiento</text:span><text:span text:style-name="T89_2"><text:s/>de<text:s/>lo<text:s/>que<text:s/>Otto<text:s/>está<text:s/>sintiendo,<text:s/>pero<text:s/>no<text:s/>produce<text:s/>el<text:s/>conocimiento<text:s/>de<text:s/>que<text:s/>Otto<text:s/>no<text:s/>es<text:s/>un<text:s/>zombi.</text:span></text:p>
        </text:list-item>
        <text:list-item>
          <text:p text:style-name="P90"/>
        </text:list-item>
      </text:list>
      <text:p text:style-name="P91"><text:span text:style-name="T91_1">I.</text:span><text:span text:style-name="T91_2">Es<text:s/>básicamente<text:s/>el<text:s/>punto<text:s/>que<text:s/>Dretske<text:s/>se<text:s/>propuso<text:s/>defender:<text:s/>el<text:s/>hecho<text:s/>de<text:s/>que<text:s/>no<text:s/>pueda<text:s/>ver<text:s/>el<text:s/>dolor<text:s/>de<text:s/>cabeza<text:s/>de<text:s/>Otto<text:s/>no<text:s/>se<text:s/>opone<text:s/>a<text:s/>una<text:s/>explicación<text:s/>perceptiva<text:s/>del<text:s/>conocimiento<text:s/>que<text:s/>uno<text:s/>tiene<text:s/>de<text:s/>lo<text:s/>que<text:s text:c="2"/>Otto<text:s/>siente.<text:s/>Lo<text:s/>que<text:s/>se<text:s/>ve<text:s/>es<text:s/>a<text:s/>Otto,<text:s/>una<text:s/>persona,<text:s/>y<text:s/>también<text:s/>se<text:s/>ve<text:s/>que<text:s/>a<text:s/>Otto<text:s/>le<text:s/>duele<text:s/>la<text:s/>cabeza</text:span><text:span text:style-name="T91_3">.<text:s/>II.<text:s/>Introduce<text:s/>aquí<text:s/>otro<text:s/>aspecto<text:s/>importante<text:s/>del<text:s/>trabajo<text:s/>e<text:s/>Dretske<text:s/>que,<text:s/>a<text:s/>efectos<text:s/>de<text:s/>este<text:s/>trabajo,<text:s/>aceptaré.<text:s/>Que<text:s/>el<text:s/>análisis<text:s text:c="2"/>no<text:s/>permite<text:s/>saber<text:s/>que<text:s/>Otto<text:s/>no<text:s/>es<text:s/>un<text:s/>zombi<text:s/>se<text:s/>deduce<text:s/>directamente<text:s/>del<text:s/>hecho<text:s/>de<text:s/>que<text:s/>no<text:s/>se<text:s/>cumple<text:s/>la<text:s/>condición<text:s/>(iii):<text:s/>Otto<text:s/>tendría<text:s/>el<text:s/>mismo<text:s/>aspecto<text:s/>que<text:s/>tiene<text:s/>aunque<text:s/>fuera<text:s/>un<text:s/>zombi.<text:s/>Lo<text:s/>que<text:s/>ocurre<text:s/>con<text:s/>los<text:s/>zombis<text:s/>es<text:s/>que<text:s/>carecen<text:s/>de<text:s/>mentalidad<text:s/>y,<text:s/>al<text:s/>mismo<text:s/>tiempo,<text:s/>tienen<text:s/>el<text:s/>mismo<text:s/>aspecto<text:s/>de<text:s/>alguien<text:s/>que<text:s/>si<text:s/>tiene<text:s/>pensamientos<text:s/>y<text:s/>sentimientos.<text:s/>Es<text:s/>a<text:s/>la<text:s/>vez<text:s/>un<text:s/>aspecto<text:s/>distintivo<text:s/>y<text:s/>muy<text:s/>controvertido<text:s/>de<text:s/>la<text:s/>explicación<text:s/>perceptiva<text:s/>de<text:s/>Dretske<text:s/>que<text:s/>hace<text:s/>que<text:s/>nuestro<text:s/>conocimiento<text:s/>aquí<text:s/>sea<text:s/>limitado<text:s/>de<text:s/>esta<text:s/>manera.<text:s/>Muchos<text:s/>argumentarían<text:s/>que<text:s/>si<text:s/>uno<text:s/>sabe<text:s/>que<text:s/>Otto<text:s/>tiene<text:s/>dolor<text:s/>de<text:s/>cabeza<text:s/>y<text:s/>sabe<text:s/>que<text:s/>su<text:s/>Otto<text:s/>tiene<text:s/>dolor<text:s/>de<text:s/>cabeza<text:s/>entonce<text:s/>sabe<text:s/>que<text:s/>Otto<text:s/>no<text:s/>es<text:s/>un<text:s/>zombi,<text:s/>entonces<text:s/>uno<text:s/>puede<text:s/>emplear<text:s/>un<text:s/>principo<text:s/>epistemológico<text:s/>de<text:s/>cierre<text:s text:c="2"/>para<text:s/>concluir<text:s/>que<text:s/>Otto<text:s/>no<text:s/>es<text:s/>un<text:s/>zombi.<text:s/>Dretske,<text:s/>sin<text:s/>embargo,<text:s/>rechaza<text:s/>este<text:s/>principio.</text:span><text:span text:style-name="T91_4">19</text:span><text:span text:style-name="T91_5"><text:s/>Me<text:s/>limitaré<text:s/>aquí<text:s/>a<text:s/>seguir</text:span><text:span text:style-name="T91_6"><text:s/>a<text:s/>Dretske<text:s/>y<text:s/>aceptar<text:s/>que<text:s/>el<text:s/>modelo<text:s/>percepticvo<text:s/>permite<text:s/>conocer<text:s/>lo<text:s/>que<text:s/>otro<text:s/>siente/piensa,<text:s/>pero<text:s/>no<text:s/>da<text:s/>razones<text:s/>concluyentes<text:s/>para<text:s/>pensar<text:s/>que<text:s/>el<text:s/>solipsismo<text:s/>es<text:s/>falso.<text:s/></text:span><text:span text:style-name="T91_7">20.21</text:span><text:span text:style-name="T91_8">Lo<text:s/>importante<text:s/>es<text:s/>que,<text:s/>del<text:s/>hecho<text:s/>de<text:s/>que<text:s/>no<text:s/>pueda<text:s/>ver<text:s/>ni<text:s/>saber<text:s/>que<text:s/>Otto<text:s/>no<text:s/>es<text:s/>un<text:s/>zombi,<text:s/>no<text:s/>se<text:s/>sigue<text:s/>que<text:s/>no<text:s/>pueda<text:s/>ver<text:s/>y,<text:s/>por<text:s/>tanto,<text:s/>saber<text:s/>que<text:s/>Otto<text:s/>no<text:s/>es<text:s/>un<text:s/>zombi.</text:span></text:p>
      <text:p text:style-name="P92"/>
      <text:p text:style-name="P93"/>
      <text:p text:style-name="P94"><text:span text:style-name="T94_1">AVRAMIDE</text:span><text:span text:style-name="T94_2">S</text:span><text:span text:style-name="T94_3">,<text:s/>Anita<text:s/>(2019</text:span><text:span text:style-name="T94_4">).<text:s/></text:span><text:span text:style-name="T94_5">Percepción,<text:s/>fiabilidad<text:s/>y<text:s/>otras<text:s/>men</text:span><text:span text:style-name="T94_6">tes<text:s/>En<text:s/></text:span><text:span text:style-name="T94_7">Knowing<text:s/>Otre<text:s/>Minds.</text:span><text:span text:style-name="T94_8"><text:s/></text:span><text:span text:style-name="T94_9">Avramidez<text:s/>y<text:s/>Mattew<text:s/>Parrot<text:s/>Editors.<text:s/>United<text:s/>Kingdom;<text:s/>Oxford<text:s/>University<text:s/>Press.</text:span></text:p>
      <text:p text:style-name="P95"><text:span text:style-name="T95_1">P.<text:s/>114</text:span><text:span text:style-name="T95_2"><text:tab/></text:span><text:span text:style-name="T95_3"><text:tab/></text:span><text:span text:style-name="T95_4"><text:tab/>La<text:s/>duda<text:s/>cavelliana</text:span></text:p>
      <text:p text:style-name="P96"><text:span text:style-name="T96_1"><text:tab/></text:span><text:span text:style-name="T96_2">Como<text:s/>acabamos<text:s/>de<text:s/>ver,<text:s/>el</text:span><text:span text:style-name="T96_3"><text:s/>modelo<text:s/>que<text:s/>utiliza<text:s/>Dretske<text:s/>para<text:s/>desarrollar<text:s/>su<text:s/>explicación<text:s/>perceptiva<text:s/>de<text:s/>nuestro<text:s/>conocimiento<text:s/>de<text:s/>la<text:s/>mente<text:s/>de<text:s/>otra<text:s/>persona<text:s/>se<text:s/>basa<text:s/>en<text:s/>la<text:s/>analogía<text:s/>con<text:s/>la<text:s/>percepción<text:s/>de<text:s/>una<text:s/>barra<text:s/>de<text:s/>metal<text:s/>caliente</text:span><text:span text:style-name="T96_4">.<text:s/>Lo<text:s/>que<text:s/>quiero<text:s/>ahora<text:s/>es<text:s/>considerar<text:s/>si<text:s/>hay<text:s/>algún<text:s/>punto<text:s/>de<text:s/>la<text:s/>desanalogía<text:s/>con<text:s/>una<text:s/>varilla<text:s/>de<text:s/>metal<text:s/>podría<text:s/>plantear<text:s/>algunas<text:s/>dudas<text:s/>sobre<text:s/>la<text:s/>ideoneidad<text:s/>del<text:s/>modelo<text:s/>perceptivo<text:s/>de<text:s/>Dretske<text:s/>para<text:s/>aplicarlo<text:s/>a<text:s/>nuestro<text:s/>conocimiento<text:s/>de<text:s/>la<text:s/>mente<text:s/>de<text:s/>otra<text:s/>persona.<text:s/>Y<text:s/>quiero<text:s/>considerar<text:s/>aquí<text:s/>una<text:s/>posible<text:s/>desanalogía<text:s/>explorando<text:s/>primero<text:s/>brevemente<text:s/>algunos<text:s/>rasgos<text:s/>de<text:s/>lo<text:s/>que<text:s/>es<text:s/>tener<text:s/>mente,<text:s/>ser<text:s/>un<text:s/>individuo<text:s/>que<text:s/>piensa<text:s/>y<text:s/>siente.<text:s/>Se<text:s/>trata<text:s/>de</text:span><text:span text:style-name="T96_5"><text:s/>establecer<text:s/>lo<text:s/>que<text:s/>antes<text:s/>he<text:s/>denominado<text:s/>una<text:s/>condición<text:s/>de<text:s/>adecuación<text:s/>en<text:s/>cualquier<text:s/>nuestro<text:s/>conocimiento<text:s/>perceptivo,<text:s text:c="2"/>que<text:s/>luego<text:s/>amplía<text:s/>para<text:s/>explicar<text:s/>nuestro<text:s/>conocimiento<text:s/>de<text:s/>otra<text:s/>mente.<text:s/>Lo<text:s/>que<text:s/>me<text:s/>interesa<text:s/>saber<text:s/>es<text:s/>si<text:s/>la<text:s/>explicación<text:s/>que<text:s/>obtiene<text:s/>es<text:s/>adecuada<text:s/>a<text:s/>su<text:s/>objeto<text:s/>de<text:s/>estudio:<text:s/>la<text:s/>mente<text:s/>de<text:s/>otro.<text:s/>Para<text:s/>formular<text:s/>aquí<text:s/>la<text:s/>condición<text:s/>de<text:s/>adecuación<text:s/>requerrida,<text:s/>quiero<text:s/>pasar<text:s/>a<text:s/>considerar<text:s/>el<text:s/>lugar<text:s/>de<text:s/>la<text:s/>duda<text:s/>en<text:s/>rlación<text:s/>con<text:s/>la<text:s/>mente<text:s/>de<text:s/>otro.</text:span></text:p>
      <text:p text:style-name="P97"/>
      <text:p text:style-name="P98"/>
      <text:p text:style-name="P99"><text:span text:style-name="T99_1">AVRAMIDE</text:span><text:span text:style-name="T99_2">S</text:span><text:span text:style-name="T99_3">,<text:s/>Anita<text:s/>(2019</text:span><text:span text:style-name="T99_4">).<text:s/></text:span><text:span text:style-name="T99_5">Percepción,<text:s/>fiabilidad<text:s/>y<text:s/>otras<text:s/>men</text:span><text:span text:style-name="T99_6">tes<text:s/>En<text:s/></text:span><text:span text:style-name="T99_7">Knowing<text:s/>Otre<text:s/>Minds.</text:span><text:span text:style-name="T99_8"><text:s/></text:span><text:span text:style-name="T99_9">Avramidez<text:s/>y<text:s/>Mattew<text:s/>Parrot<text:s/>Editors.<text:s/>United<text:s/>Kingdom;<text:s/>Oxford<text:s/>University<text:s/>Press.</text:span></text:p>
      <text:p text:style-name="P100"><text:span text:style-name="T100_1">P.<text:s/>114</text:span></text:p>
      <text:p text:style-name="P101"><text:span text:style-name="T101_1"><text:tab/></text:span><text:span text:style-name="T101_2">La<text:s/>duda<text:s/>en<text:s/>relación<text:s/>c</text:span><text:span text:style-name="T101_3">on<text:s/>otro<text:s/>puede<text:s/>plantearse<text:s/>de<text:s/>varias<text:s/>maneras.<text:s/>Quiero<text:s/>centrarme<text:s/>en<text:s/>un<text:s/>tipo<text:s/>concreto<text:s/>de<text:s/>duda</text:span><text:span text:style-name="T101_4"><text:s/>que<text:s/>analiza<text:s/>Stanley<text:s/>Cavell<text:s/>en<text:s/>su<text:s/>llibro<text:s/></text:span><text:span text:style-name="T101_5">The<text:s/>Claim<text:s/>of<text:s/>Reason</text:span><text:span text:style-name="T101_6">.<text:s/></text:span><text:span text:style-name="T101_7">Cavell<text:s/>señala<text:s/>cómo<text:s/>nuestras<text:s/>relaciones<text:s/>con<text:s/>los<text:s/>demás<text:s/>están<text:s/>plagadas<text:s/>de<text:s/>dudas<text:s/>e<text:s/>inseguridad</text:span><text:span text:style-name="T101_8">.<text:s/>A<text:s/>este<text:s/>respecto<text:s/>Cavell<text:s/>considera<text:s/>la<text:s/>duda<text:s/>escéptica<text:s/>radical<text:s/>en<text:s/>relación<text:s/>con<text:s/>los<text:s/>demás,<text:s/>y<text:s/>la<text:s/>compara<text:s/>y<text:s/>contraste<text:s/>con<text:s/>la<text:s/></text:span><text:span text:style-name="T101_9">duda<text:s/>escéptica</text:span><text:span text:style-name="T101_10"><text:s/>en<text:s/>relación<text:s/>con<text:s/>el<text:s/>mundo<text:s/>exterior<text:s/>de<text:s/>los<text:s/>cuerpos<text:s/>(por<text:s/>“escepticismo<text:s/>radical”<text:s/>Cavell<text:s/>se<text:s/>refiere<text:s/>a<text:s/>una<text:s/>duda<text:s/>omnipresente<text:s/>del<text:s/>tipo<text:s/>que<text:s/>se<text:s/>produce<text:s/>al<text:s/>considerar<text:s/>las<text:s/>operaciones<text:s/>de<text:s/>un<text:s/>demonio<text:s/>maligno).<text:s/>Según<text:s/>Cavell,<text:s/>el<text:s/>escepticismo<text:s/>radical<text:s/>sobre<text:s/>las<text:s/>mentes<text:s/>de<text:s/>los<text:s/>demás<text:s/>es<text:s/>una<text:s/>visión<text:s/>menos<text:s/>“lunática”<text:s/>que<text:s/>el<text:s/>escepticismo<text:s/>radical<text:s/>sobre<text:s/>el<text:s/>mundo<text:s/>externo<text:s/>(Cavell<text:s/>1979:447)<text:s/>A<text:s/>modo<text:s/>de<text:s/>explicación</text:span><text:span text:style-name="T101_11">,<text:s/>Cavell<text:s/>señala<text:s/>que,<text:s/>en<text:s/>el<text:s/>caso<text:s/>del<text:s/>escepticismo<text:s/>sobre<text:s/>el<text:s/>mundo<text:s/>externo,<text:s/>puedo<text:s/>—como<text:s/>si<text:s/>fuera<text:s/>Humo—<text:s/>salir<text:s/>de<text:s/>mi<text:s/>estudio<text:s/>y,<text:s/>por<text:s/>tanto,<text:s/>“salir<text:s/>del<text:s/>estado<text:s/>de<text:s/>ánimo”;<text:s/>en<text:s/>el<text:s/>caso<text:s/>del<text:s/>excepticismo<text:s/>sobre<text:s/>otras<text:s/>maneras,<text:s/>sin<text:s/>embargo,<text:s/>aunque<text:s/>pueda<text:s/>escapar,<text:s/>esta<text:s/>huida<text:s/>puede<text:s/>no<text:s/>ser<text:s/>necesariamente<text:s/>hacia<text:s/>los<text:s/>demas,<text:s/>sino<text:s/>que<text:s/>sólo<text:s/>puede<text:s/>equivaler<text:s/>a<text:s/>una<text:s/>extensión<text:s/>de<text:s/>mi<text:s/>propio<text:s/>narcisismo<text:s/>(1979:454).<text:s/>Cavell<text:s/>utiliza<text:s/>esto<text:s/>para<text:s/>mostrar<text:s/>que<text:s/>existe<text:s/>la<text:s/>intuición<text:s/>de<text:s/>que<text:s/>puedo<text:s/>“vivir<text:s/>mi<text:s/>excepticismo”<text:s/>en<text:s/>el<text:s/>caso<text:s/>de<text:s/>los<text:s/>demás,<text:s/>pero<text:s/>no<text:s/>en<text:s/>el<text:s/>caso<text:s/>del<text:s/>mundo<text:s/>exterior.<text:s/>Sobre<text:s/>esto<text:s/>escribe:<text:s/>‘La<text:s/>razón<text:s/>es<text:s/>que<text:s/>no<text:s/>hay<text:s/>alternativa<text:s/>humana<text:s/>a<text:s/>la<text:s/>posibilidad<text:s/>de<text:s/>la<text:s/>tragedia’.<text:s/>A<text:s/>este<text:s/>respecto</text:span><text:span text:style-name="T101_12">,<text:s/>menciona<text:s/>Otelo,<text:s/>de<text:s/>Shakespeare,<text:s/>y<text:s/>el<text:s/>modo<text:s/>en<text:s/>que<text:s/>todos<text:s/>estamos,<text:s/>en<text:s/>cierta<text:s/>medida,<text:s/>plagados<text:s/>de<text:s/>“problemas”.</text:span></text:p>
      <text:p text:style-name="P102"/>
      <text:p text:style-name="P103"><text:span text:style-name="T103_1">AVRAMIDE</text:span><text:span text:style-name="T103_2">S</text:span><text:span text:style-name="T103_3">,<text:s/>Anita<text:s/>(2019</text:span><text:span text:style-name="T103_4">).<text:s/></text:span><text:span text:style-name="T103_5">Percepción,<text:s/>fiabilidad<text:s/>y<text:s/>otras<text:s/>men</text:span><text:span text:style-name="T103_6">tes<text:s/>En<text:s/></text:span><text:span text:style-name="T103_7">Knowing<text:s/>Otre<text:s/>Minds.</text:span><text:span text:style-name="T103_8"><text:s/></text:span><text:span text:style-name="T103_9">Avramidez<text:s/>y<text:s/>Mattew<text:s/>Parrot<text:s/>Editors.<text:s/>United<text:s/>Kingdom;<text:s/>Oxford<text:s/>University<text:s/>Press.</text:span></text:p>
      <text:p text:style-name="P104"><text:span text:style-name="T104_1">P.<text:s/>114</text:span></text:p>
      <text:p text:style-name="P105"><text:span text:style-name="T105_1"><text:tab/></text:span><text:span text:style-name="T105_2">La<text:s/>observación<text:s/>de<text:s/>Cavell<text:s/>so</text:span><text:span text:style-name="T105_3">bre<text:s/>la<text:s/>duda<text:s/>en<text:s/>relación<text:s/>con<text:s/>los<text:s/>demás<text:s/>es<text:s/>acertada,<text:s/>pero<text:s/>yo<text:s/>d</text:span><text:span text:style-name="T105_4">i</text:span><text:span text:style-name="T105_5">screparía<text:s/>de<text:s/>su<text:s/>vinculación<text:s/>con<text:s/>el<text:s/>escepticismo<text:s/>radical.<text:s/>Una<text:s/>cosa<text:s/>es<text:s/>no<text:s/>estar<text:s/>seguro<text:s/>de<text:s/>si<text:s/>el<text:s/>amigo<text:s/>de<text:s/>uno<text:s/>es<text:s/>verdadero<text:s/>o<text:s/>si<text:s/>Tom<text:s/>me<text:s/>quiere,<text:s/>o<text:s/>incluso<text:s/>de<text:s/>su<text:s/>Sally<text:s/>está<text:s/>temblando<text:s/>porque<text:s/>está<text:s/>enfadada,<text:s/>y<text:s/>otra<text:s/>muy<text:s/>distinta<text:s/>pensar<text:s/>que<text:s/>el<text:s/>amigo<text:s/>de<text:s/>uno<text:s/>o<text:s/>Tom<text:s/>o<text:s/>Sally<text:s/>es<text:s/>un<text:s/>zombi<text:s/>y<text:s/>que<text:s/>uno<text:s/>está<text:s/>solo<text:s/>en<text:s/>el<text:s/>universo.<text:s/>La<text:s/>observación<text:s/>de<text:s/>Cavell<text:s/>sobre<text:s/>nuestras<text:s/>relaciones<text:s/>con<text:s/>los<text:s/>demás<text:s/>no<text:s/>tiene<text:s/>por<text:s/>qué<text:s/>interpretarse<text:s/>como<text:s/>una<text:s/>demostración<text:s/>de<text:s/>que<text:s/>hay<text:s/>algo<text:s/>menos<text:s/>“lunático”<text:s/>en<text:s/>el<text:s/>escepticismo<text:s/>sobre<text:s/>otras<text:s/>mentes<text:s/>que<text:s/>en<text:s/>el<text:s/>escepticismo<text:s/>sobre<text:s/>el<text:s/>mundo<text:s/>exterior.</text:span></text:p>
      <text:p text:style-name="P106"/>
      <text:p text:style-name="P107"><text:span text:style-name="T107_1">AVRAMIDE</text:span><text:span text:style-name="T107_2">S</text:span><text:span text:style-name="T107_3">,<text:s/>Anita<text:s/>(2019</text:span><text:span text:style-name="T107_4">).<text:s/></text:span><text:span text:style-name="T107_5">Percepción,<text:s/>fiabilidad<text:s/>y<text:s/>otras<text:s/>men</text:span><text:span text:style-name="T107_6">tes<text:s/>En<text:s/></text:span><text:span text:style-name="T107_7">Knowing<text:s/>Otre<text:s/>Minds.</text:span><text:span text:style-name="T107_8"><text:s/></text:span><text:span text:style-name="T107_9">Avramidez<text:s/>y<text:s/>Mattew<text:s/>Parrot<text:s/>Editors.<text:s/>United<text:s/>Kingdom;<text:s/>Oxford<text:s/>University<text:s/>Press.</text:span></text:p>
      <text:p text:style-name="P108"><text:span text:style-name="T108_1">P.<text:s/>115</text:span></text:p>
      <text:p text:style-name="P109"><text:span text:style-name="T109_1"><text:tab/></text:span><text:span text:style-name="T109_2">Uno<text:s/>puede<text:s/>sostener<text:s/>que<text:s/>e</text:span><text:span text:style-name="T109_3">l<text:s/>escepticismo<text:s/>de<text:s/>otras<text:s/>mentes<text:s/>es<text:s/>una<text:s/>postura<text:s/>lunática,<text:s/>y<text:s/>al<text:s/>mismo<text:s/>tiempo<text:s/>reconocer<text:s/>las<text:s/>observaciones<text:s/>de<text:s/>Cavell<text:s/>sobre<text:s/>nuestras<text:s/>relaciones<text:s/>con<text:s/>los<text:s/>demás.<text:s/></text:span><text:span text:style-name="T109_4">Dejando<text:s/>de<text:s/>lado<text:s text:c="2"/>el<text:s/>escepticismo<text:s/>radical,<text:s/>lo<text:s/>que<text:s/>quiero<text:s/>sugerir<text:s/>es<text:s/>que<text:s/>el<text:s/>lugar<text:s/>adecuado<text:s/>para<text:s/>situar<text:s/>la<text:s/>duda<text:s/>que<text:s/>Cavell<text:s/>(acertadamente)<text:s/>identifica<text:s/>es<text:s/>en<text:s/>relación<text:s/>con<text:s text:c="2"/>nuetro<text:s/>conocimiento<text:s/>de<text:s/>que<text:s/>otro<text:s/>piensa<text:s/>y<text:s/>siente.<text:s/>Aquí<text:s/>podemos<text:s/>hacer<text:s/>uso<text:s/>de<text:s/>la<text:s/>distinción<text:s/>que<text:s/>establece<text:s/>Dretske<text:s/>(vide<text:s/>supra)<text:s/>entre<text:s/>el<text:s/>conocimiento<text:s/>de<text:s/>otra<text:s/>persona<text:s/>está,<text:s/>digamos,<text:s/>sufriendo<text:s/>y<text:s/>el<text:s/>conocimiento<text:s/>de<text:s/>que<text:s/>no<text:s/>son<text:s/>zombis<text:s/>o<text:s/>autómatas<text:s/>sin<text:s/>sentimientos.<text:s/>Aunque<text:s/>Cavell<text:s/>asocia<text:s/>la<text:s/>duda<text:s/>que<text:s/>él<text:s/>identifica<text:s/>con<text:s/>la<text:s/>duda<text:s/>radical<text:s/>del<text:s/>escéptico,<text:s/>creo<text:s/>que<text:s/>deberíamos<text:s/>situar<text:s/>esa<text:s/>duda<text:s/>en<text:s/>un<text:s/>lugar<text:s/>bastante<text:s/>diferente.<text:s/>Propongo<text:s/>que<text:s/>esta<text:s/>duda<text:s/>está<text:s/>más<text:s/>asociada<text:s/>con<text:s/>el<text:s/>conocimiento<text:s/>de<text:s/>lo<text:s/>que<text:s/>otro<text:s/>piensa<text:s/>y<text:s/>siente,<text:s/>que<text:s/>Dretske<text:s/>ha<text:s/>demostrado<text:s/>que<text:s/>puede<text:s/>mantenerse<text:s/>bastante<text:s/>separado<text:s/>del<text:s/>conocimiento<text:s/>de<text:s/>que<text:s/>los<text:s/>demás<text:s/>no<text:s/>son<text:s/>zombis.<text:s/>La<text:s/>duda<text:s/>que<text:s/>Cavell<text:s/>ha<text:s/>identificado<text:s/>es<text:s/>más<text:s/>ordinaria<text:s/>de<text:s/>lo<text:s/>que<text:s/>él<text:s/>admite,<text:s/>aunque<text:s/>no<text:s/>por<text:s/>ser<text:s/>tan<text:s/>ordinaria<text:s/>nos<text:s/>resulta<text:s/>menos<text:s/>perturbadora.</text:span></text:p>
      <text:p text:style-name="P110"/>
      <text:p text:style-name="P111"/>
      <text:p text:style-name="P112"><text:span text:style-name="T112_1">AVRAMIDE</text:span><text:span text:style-name="T112_2">S</text:span><text:span text:style-name="T112_3">,<text:s/>Anita<text:s/>(2019</text:span><text:span text:style-name="T112_4">).<text:s/></text:span><text:span text:style-name="T112_5">Percepción,<text:s/>fiabilidad<text:s/>y<text:s/>otras<text:s/>men</text:span><text:span text:style-name="T112_6">tes<text:s/>En<text:s/></text:span><text:span text:style-name="T112_7">Knowing<text:s/>Otre<text:s/>Minds.</text:span><text:span text:style-name="T112_8"><text:s/></text:span><text:span text:style-name="T112_9">Avramidez<text:s/>y<text:s/>Mattew<text:s/>Parrot<text:s/>Editors.<text:s/>United<text:s/>Kingdom;<text:s/>Oxford<text:s/>University<text:s/>Press.</text:span></text:p>
      <text:p text:style-name="P113"><text:span text:style-name="T113_1">P.<text:s/>115</text:span></text:p>
      <text:p text:style-name="P114"><text:span text:style-name="T114_1"><text:tab/></text:span><text:span text:style-name="T114_2">Marie<text:s/>McGinn<text:s/>lo<text:s/>expresa<text:s/>muy<text:s/>bi</text:span><text:span text:style-name="T114_3">en<text:s/>cuando<text:s/>observa<text:s/>que<text:s/>el<text:s/>contenido<text:s/>real<text:s/>de<text:s/>la<text:s/>asimetría<text:s/>entre<text:s/>el<text:s/>esceptisismo<text:s/>sobre<text:s/>el<text:s/>mundo<text:s/>externo<text:s/>y<text:s/>el<text:s/>escepticismo<text:s/>sobre<text:s/>otras<text:s/>mentes<text:s/>es<text:s/>que<text:s/>ya<text:s/>estamos<text:s/>decepcionados<text:s/>con<text:s/>nuestro<text:s/>conocimiento<text:s/>de<text:s/>los<text:s/>demás;<text:s/>la<text:s/>decepción<text:s/>no<text:s/>depende<text:s/>de<text:s/>la<text:s/>construcción<text:s/>de<text:s/>casos<text:s/>extraños<text:s/>por<text:s/>parte<text:s/>del<text:s/>filósofo<text:s/>(McGinn</text:span><text:span text:style-name="T114_4"><text:s/>1998:48).<text:s/></text:span><text:span text:style-name="T114_5">Entiendo<text:s/>lo<text:s/>que<text:s/>McGinn<text:s/>quiere<text:s/>decir<text:s/>es<text:s/>que<text:s/>nuestra<text:s/>decepción<text:s/>con<text:s/>los<text:s/>demás<text:s/>no<text:s/>es<text:s/>la<text:s/>decepción<text:s/>de<text:s/>pensar<text:s/>que<text:s/>pueden<text:s/>ser<text:s/>zombis,<text:s/>sino<text:s/>la<text:s/>descepción<text:s/>que<text:s/>proviene<text:s/>de<text:s/>saber<text:s/>que<text:s/>pueden<text:s/>engañarnos<text:s/>y<text:s/>traicionarnos<text:s/>sobre<text:s/>lo<text:s/>que<text:s/>realmente<text:s/>sienten</text:span><text:span text:style-name="T114_6">.<text:s/></text:span></text:p>
      <text:p text:style-name="P115"><text:span text:style-name="T115_1"><text:tab/>En<text:s/>lo<text:s/>siguiente<text:s/>me<text:s/>referiré<text:s/>a<text:s/>la<text:s/>duda<text:s/>cavelliana<text:s/>y<text:s/>entenderé<text:s/>por<text:s/>tal<text:s/>una<text:s/>duda<text:s/>que<text:s/>se<text:s/>manifiesta<text:s/>en<text:s/>relación<text:s/>con<text:s/>nuestro<text:s/>conocimiento<text:s/>de<text:s/>lo<text:s/>que<text:s/>piensan<text:s/>y<text:s/>sienten<text:s/>los<text:s/>demás.<text:s/>En<text:s/>otras<text:s/>palabras,<text:s/>tomaré<text:s/>prestada<text:s/>de<text:s/>Cavell<text:s/>la<text:s/>idea<text:s/>de<text:s/>un<text:s/>cierto<text:s/>tipo<text:s/>de<text:s/>duda<text:s/>en<text:s/>relación<text:s/>con<text:s/>los<text:s/>demás,<text:s/>pero<text:s/>entenderé<text:s/>esta<text:s/>idea<text:s/>de<text:s/>una<text:s/>manera<text:s/>diferente<text:s/>como<text:s/>la<text:s/>entiende<text:s/>Cavell.<text:s/>En<text:s/>lo<text:s/>que<text:s/>sigue,<text:s/>me<text:s/>referiré<text:s/>a<text:s/>la<text:s/>duda<text:s/>cavelliana,<text:s/>y<text:s/>con<text:s/>ella<text:s/>me<text:s/>referiré<text:s/>a<text:s/>un<text:s/>tipo<text:s/>de<text:s/>duda<text:s/>que<text:s/>afecta<text:s/>a<text:s/>nuetro<text:s/>conocimiento<text:s/>de<text:s/>otras<text:s/>mentes.<text:s/>Es<text:s/>importante<text:s/>destacar<text:s/>que<text:s/>la<text:s/>duda<text:s/>cavelliana<text:s/>no<text:s/>es<text:s/>algo<text:s/>que<text:s/>afecta<text:s/>a<text:s/>nuestro<text:s/>conocimiento<text:s/>de<text:s/>los<text:s/>cuerpos.</text:span></text:p>
      <text:p text:style-name="P116"/>
      <text:p text:style-name="P117"><text:span text:style-name="T117_1">AVRAMIDE</text:span><text:span text:style-name="T117_2">S</text:span><text:span text:style-name="T117_3">,<text:s/>Anita<text:s/>(2019</text:span><text:span text:style-name="T117_4">).<text:s/></text:span><text:span text:style-name="T117_5">Percepción,<text:s/>fiabilidad<text:s/>y<text:s/>otras<text:s/>men</text:span><text:span text:style-name="T117_6">tes<text:s/>En<text:s/></text:span><text:span text:style-name="T117_7">Knowing<text:s/>Otre<text:s/>Minds.</text:span><text:span text:style-name="T117_8"><text:s/></text:span><text:span text:style-name="T117_9">Avramidez<text:s/>y<text:s/>Mattew<text:s/>Parrot<text:s/>Editors.<text:s/>United<text:s/>Kingdom;<text:s/>Oxford<text:s/>University<text:s/>Press.</text:span></text:p>
      <text:p text:style-name="P118"><text:span text:style-name="T118_1">P.<text:s/>115</text:span></text:p>
      <text:p text:style-name="P119"><text:span text:style-name="T119_1"><text:tab/></text:span><text:span text:style-name="T119_2">En<text:s/>relación<text:s/>con<text:s/>la<text:s/>du</text:span><text:span text:style-name="T119_3">da<text:s/>cavelliana,<text:s/>cabe<text:s/>señalar<text:s/>una<text:s/>observación<text:s/>hecha<text:s/>por<text:s/>Wittgenstein<text:s/>en<text:s/>sus<text:s/>últimos<text:s/>escritos<text:s/>sobre<text:s/>filosofía<text:s/>de<text:s/>ka<text:s/>psicología<text:s/>(28e):<text:s/></text:span><text:span text:style-name="T119_4">Consideremos<text:s/>que<text:s/>no<text:s/>sólo<text:s/>no<text:s/>comprendemos<text:s/>a<text:s/>otra<text:s/>persona<text:s/>cuando<text:s/>oculta<text:s/>sentimientos,<text:s/>sino<text:s/>que<text:s/>con<text:s/>frecuencia<text:s/>tampoco<text:s/>lo<text:s/>hacemos<text:s/>cuando<text:s/>no<text:s/>los<text:s/>oculta,<text:s/>es<text:s/>más,<text:s/>cuando<text:s/>hace<text:s/>todo<text:s/>lo<text:s/>posible</text:span><text:span text:style-name="T119_5"><text:s/>por<text:s/>hacerse<text:s/>comprender</text:span><text:span text:style-name="T119_6">”.<text:s/>La<text:s/>duda<text:s/>cavelliana<text:s/>está<text:s/>relacionada<text:s/>con<text:s/>la<text:s/>idea<text:s/>de<text:s/>que<text:s/>los<text:s/>filósofos<text:s/>y<text:s/>otros<text:s/>consideran<text:s/>desconcertante:<text:s/>la<text:s/>idea<text:s/>de<text:s/>que<text:s/>la<text:s/>vida<text:s/>mental<text:s/>de<text:s/>un<text:s/>individuo<text:s/>es,<text:s/>en<text:s/>algún<text:s/>sentido<text:s/>que<text:s/>debemos<text:s/>comprender,<text:s/>interior,<text:s/>Considero<text:s/>que<text:s/>tanto<text:s/>la<text:s/>posibilidad<text:s/>de<text:s/>la<text:s/>que<text:s/>necesitamos<text:s/>tener<text:s/>en<text:s/>cuenta<text:s/>cuando<text:s/>reconocemos<text:s/>la<text:s/>propia</text:span><text:span text:style-name="T119_7"><text:s/>alteridad<text:s/>de<text:s/>otra<text:s/>mente.<text:s/></text:span><text:span text:style-name="T119_8">Propongo</text:span><text:span text:style-name="T119_9">,<text:s/>por<text:s/>tanto,<text:s/>que<text:s/>una<text:s/>condición<text:s/>de<text:s/>adecuación<text:s/>de<text:s/></text:span><text:span text:style-name="T119_10">cualquier<text:s/>explicación<text:s/>de<text:s/>nuestro<text:s/>conocimiento<text:s/>de<text:s/>la<text:s/>vida<text:s/>mental<text:s/>de<text:s/>otra<text:s/>persona<text:s/>es<text:s/>que<text:s/>sea<text:s/>tal<text:s/>que<text:s/>pueda<text:s/>acomodarse<text:s/>a<text:s/>la<text:s/>duda<text:s/>cavelliana</text:span><text:span text:style-name="T119_11">.</text:span></text:p>
      <text:p text:style-name="P120"/>
      <text:p text:style-name="P121"><text:span text:style-name="T121_1">AVRAMIDE</text:span><text:span text:style-name="T121_2">S</text:span><text:span text:style-name="T121_3">,<text:s/>Anita<text:s/>(2019</text:span><text:span text:style-name="T121_4">).<text:s/></text:span><text:span text:style-name="T121_5">Percepción,<text:s/>fiabilidad<text:s/>y<text:s/>otras<text:s/>men</text:span><text:span text:style-name="T121_6">tes<text:s/>En<text:s/></text:span><text:span text:style-name="T121_7">Knowing<text:s/>Otre<text:s/>Minds.</text:span><text:span text:style-name="T121_8"><text:s/></text:span><text:span text:style-name="T121_9">Avramidez<text:s/>y<text:s/>Mattew<text:s/>Parrot<text:s/>Editors.<text:s/>United<text:s/>Kingdom;<text:s/>Oxford<text:s/>University<text:s/>Press.</text:span></text:p>
      <text:p text:style-name="P122"><text:span text:style-name="T122_1">P.<text:s/>116</text:span><text:span text:style-name="T122_2"><text:tab/></text:span><text:span text:style-name="T122_3"><text:tab/>3.<text:s/></text:span><text:span text:style-name="T122_4">Evaluar<text:s/>el<text:s/>relato<text:s/>pe</text:span><text:span text:style-name="T122_5">rceptivo<text:s/>de<text:s/>Dratske<text:s/>a<text:s/>la<text:s/>luz<text:s/>de<text:s/>la<text:s/>duda<text:s/>cavelliana</text:span></text:p>
      <text:p text:style-name="P123"><text:span text:style-name="T123_1"><text:tab/>La<text:s/>observación<text:s/>de<text:s/>la<text:s/>duda<text:s/>cavelliana<text:s/>en<text:s/>relación<text:s/>con<text:s/>la<text:s/>cuestión<text:s/>de<text:s/>lo<text:s/>que<text:s/>otro<text:s/>está<text:s/>pensando<text:s/>y<text:s/>sintiendo<text:s/>es,<text:s/>como<text:s/>he<text:s/>sugerido,<text:s/>algo<text:s/>que<text:s/>debe<text:s/>reflejarse<text:s/>en<text:s/>cualquier<text:s/>explicación<text:s/>que<text:s/>pretenda<text:s/>ser<text:s/>una<text:s/>explicación<text:s/>adecuada<text:s/>de<text:s/>nuestro<text:s/>conocimiento<text:s/>de<text:s/>otras<text:s/>mentes.<text:s/>Ahora<text:s/>quiero<text:s/>evaluar<text:s/>la<text:s/>explicación<text:s/>perceptiva<text:s/>de<text:s/>Dretske<text:s/>de<text:s/>nuestro<text:s/>conocimiento<text:s/>y<text:s/>preguntar<text:s/>si<text:s/>es<text:s/>adecuada<text:s/>en<text:s/>este<text:s/>sentido.</text:span></text:p>
      <text:p text:style-name="P124"><text:span text:style-name="T124_1">Como<text:s/>ya<text:s/>he<text:s/>explicado,<text:s/>Dretske<text:s/>se<text:s/>propone<text:s/>mostrar<text:s/>que<text:s/>nada<text:s/>se<text:s/>opone<text:s/>a<text:s/>que<text:s/>digamos<text:s/>que<text:s/>el<text:s/>mundo<text:s/>en<text:s/>que<text:s/>llegamos<text:s/>a<text:s/>nuestro<text:s/>conocimiento<text:s/>de<text:s/>los<text:s/>demás<text:s/>es,<text:s/>al<text:s/>menos<text:s/>en<text:s/>parte,<text:s/>el<text:s/>mismo.<text:s/>Podemos<text:s/>llegar<text:s/>al<text:s/>conocimiento<text:s/>de<text:s/>ambos<text:s/>mediante<text:s/>la<text:s/>percepción.<text:s/>Sin<text:s/>embargo,<text:s/>si<text:s/>bien<text:s/>es<text:s/>cierto<text:s/>que<text:s/>Dretske<text:s/>quiere<text:s/>subrayar<text:s/>aquí</text:span><text:span text:style-name="T124_2"><text:s/>una<text:s/>similitud,<text:s/>reconoce<text:s/>cierta<text:s/>diferencia<text:s/>en<text:s/>la<text:s/>materia<text:s/>que<text:s/>pretende<text:s/>acomodar<text:s/>introduciendo<text:s/>algunas<text:s/>modificaciones<text:s/>en<text:s/>el<text:s/>relato<text:s/>de<text:s/>la<text:s/>visión<text:s/>epistémica<text:s/>primaria<text:s/>cuando<text:s/>se<text:s/>aplica<text:s/>a<text:s/>otras<text:s/>mentes.<text:s/>En<text:s/>lo<text:s/>que<text:s/>sigue<text:s/>examinaré<text:s/>lo<text:s/>que<text:s/>Dratske<text:s/>dice<text:s/>aquí<text:s/>y<text:s/>me<text:s/>preguntaré<text:s/>si<text:s/>las<text:s/>modificaciones<text:s text:c="2"/>que<text:s/>introduce<text:s/>en<text:s/>el<text:s/>relato<text:s/>del<text:s/>conocimiento<text:s/>en<text:s/>el<text:s/>caso<text:s/>de<text:s/>otras<text:s/>mentes<text:s/>son<text:s/>suficientes<text:s/>para<text:s/>dar<text:s/>cabida<text:s/>a<text:s/>la<text:s/>duda<text:s/>cavelliana.</text:span></text:p>
      <text:p text:style-name="P125"/>
      <text:p text:style-name="P126"><text:span text:style-name="T126_1">AVRAMIDE</text:span><text:span text:style-name="T126_2">S</text:span><text:span text:style-name="T126_3">,<text:s/>Anita<text:s/>(2019</text:span><text:span text:style-name="T126_4">).<text:s/></text:span><text:span text:style-name="T126_5">Percepción,<text:s/>fiabilidad<text:s/>y<text:s/>otras<text:s/>men</text:span><text:span text:style-name="T126_6">tes<text:s/>En<text:s/></text:span><text:span text:style-name="T126_7">Knowing<text:s/>Otre<text:s/>Minds.</text:span><text:span text:style-name="T126_8"><text:s/></text:span><text:span text:style-name="T126_9">Avramidez<text:s/>y<text:s/>Mattew<text:s/>Parrot<text:s/>Editors.<text:s/>United<text:s/>Kingdom;<text:s/>Oxford<text:s/>University<text:s/>Press</text:span><text:span text:style-name="T126_10">.</text:span></text:p>
      <text:p text:style-name="P127"/>
      <text:p text:style-name="P128"><text:span text:style-name="T128_1">P.<text:s/></text:span><text:span text:style-name="T128_2">116</text:span></text:p>
      <text:p text:style-name="P129"><text:span text:style-name="T129_1">Volvamos<text:s/>a<text:s/>la<text:s/>analogía<text:s/>con<text:s/>las<text:s/>barras<text:s/>de<text:s/>metal:<text:s/>la<text:s/>idea<text:s/>es<text:s/>que,<text:s/>del<text:s/>mismo<text:s/>modo<text:s/>que<text:s/>concluyo<text:s/>que<text:s/>la<text:s/>barra<text:s/>de<text:s/>metal<text:s/>está<text:s/>caliente<text:s/>viéndola<text:s/>brillar<text:s/>del<text:s/>modo<text:s/>característico<text:s/>del<text:s/>metal<text:s/>caliente,<text:s/>puedo<text:s/>ver<text:s/>que<text:s/>Tom<text:s text:c="2"/>está<text:s/>enfadado<text:s/>viendo<text:s/>su<text:s/>aspecto,<text:s/>que<text:s/>es<text:s/>característico<text:s/>de<text:s text:c="2"/>...<text:s/>Aquí<text:s/>podríamos<text:s/>hacer<text:s/>una<text:s/>pausa<text:s/>y<text:s/>considerar<text:s/>cómo<text:s/>deberíamos<text:s/>completar<text:s/>esta<text:s/>frase.<text:s/>En<text:s/>el<text:s/>caso<text:s/>de<text:s/>una<text:s/>persona,<text:s/>Tom,<text:s/>parece<text:s/>haber<text:s/>alternativas<text:s/>para<text:s/>completar<text:s/>la<text:s/>frase:</text:span></text:p>
      <text:p text:style-name="P130"><text:span text:style-name="T130_1">(</text:span><text:span text:style-name="T130_2">a)<text:s/></text:span><text:span text:style-name="T130_3">...<text:s/>Puedo<text:s/>ver<text:s/>que<text:s/>Tom,<text:s/>está<text:s/>enfadado<text:s/>por<text:s/>su<text:s/>aspecto,<text:s/>que<text:s/>es<text:s/>característico<text:s/>de<text:s/>las<text:s/>personas<text:s/>que<text:s/>están<text:s/>enfadadas.</text:span></text:p>
      <text:p text:style-name="P131"><text:span text:style-name="T131_1">(b)<text:s/>...<text:s/>Veo<text:s/>que<text:s/>Tom<text:s/>está<text:s/>enfadado<text:s/>por<text:s/>su<text:s/>aspecto,<text:s/>que<text:s/>es<text:s/>caracter´sitico<text:s/>de<text:s/>Tom<text:s/>cuando<text:s/>está<text:s/>enfadado.</text:span></text:p>
      <text:p text:style-name="P132"/>
      <text:p text:style-name="P133"><text:span text:style-name="T133_1">El<text:s/>hecho<text:s/>de<text:s/>que<text:s/>aquí<text:s/>tengamos<text:s/>estas<text:s/>alternativas<text:s/>para<text:s/>completar<text:s/>la<text:s/>frase<text:s/>refleja<text:s/>una<text:s/>diferencia<text:s/>con<text:s/>el<text:s/>caso<text:s/>de<text:s/>la<text:s/>barra<text:s/>de<text:s/>metal.<text:s text:c="2"/>En<text:s/>el<text:s/>caso<text:s/>de<text:s/>la<text:s/>barra<text:s/>de<text:s/>metal,<text:s/>no<text:s/>necesitamos<text:s/>considerar<text:s/>una<text:s/>distinción<text:s/>como<text:s/>la<text:s/>que<text:s/>se<text:s/>refleja<text:s/>en<text:s/>(a)<text:s/>y<text:s/>(b).<text:s/>Sin<text:s/>embargo,<text:s/>en<text:s/>el<text:s/>caso<text:s/>de<text:s/>las<text:s/>peronas<text:s/>y<text:s/>su<text:s/>ira,<text:s/>Dretske<text:s/>considera<text:s/>que<text:s/>esta<text:s/>distinción<text:s/>es<text:s/>importante-<text:s/></text:span><text:span text:style-name="T133_2">22</text:span><text:span text:style-name="T133_3"><text:s/>Según<text:s/>Dretske,<text:s/>no<text:s/>se<text:s/>da<text:s/>el<text:s/>caso<text:s/>de<text:s/>que<text:s/>el<text:s/>aspecto<text:s/>de<text:s/>Tom<text:s/>sea<text:s/>característico<text:s/>de<text:s/>las<text:s/>personas<text:s/>en<text:s/>general;<text:s/>s</text:span><text:span text:style-name="T133_4">ó</text:span><text:span text:style-name="T133_5">lo<text:s/>es<text:s/>característico<text:s/>de<text:s/>Tom.<text:s/>Cuando<text:s/>se<text:s/>trata<text:s/>de<text:s/>trozos<text:s/>de<text:s/>metal,<text:s/>no<text:s/>necesitamos<text:s/>individualizar<text:s/>de<text:s/>este<text:s/>modo.<text:s/>Por<text:s/>tanto,<text:s/>ver<text:s/>que<text:s/>alguien<text:s/>está<text:s/>enfadado<text:s/>y<text:s/>ver<text:s/>que<text:s/>la<text:s/>barra<text:s/>de<text:s/>metal<text:s/>está<text:s/>caliente<text:s/>no<text:s/>son<text:s/>estrictamente<text:s/>análogos.<text:s/>Dretske<text:s/>lo<text:s/>reconoce<text:s/>y<text:s/>recomienda<text:s/>una<text:s/>ligera<text:s/>modificación<text:s/>del<text:s/>relato<text:s/>perceptivo<text:s/>en<text:s/>su<text:s/>aplicación<text:s/>a<text:s/>las<text:s/>personas<text:s/>debemos<text:s/>aceptar<text:s/>que<text:s/>lo<text:s/>que<text:s/>vemos<text:s/>es<text:s/>característico<text:s/>sólo<text:s/>de<text:s/>los<text:s/>individuos.<text:s/>La<text:s/>observación<text:s/>de<text:s/>Dretske<text:s/>aquí<text:s/>llama<text:s/>la<text:s/>atención<text:s/>sobre<text:s/>la<text:s/>particularidad<text:s/>implicada<text:s/>cuando<text:s/>o<text:s/>que<text:s/>vemos<text:s/>son<text:s/>personas.<text:s/>Sin<text:s/>embargo,<text:s/>no<text:s/>hay<text:s/>nada<text:s/>en<text:s/>la<text:s/>ibservación<text:s/>de<text:s/>Dretske<text:s/>que<text:s/>hable<text:s/>de<text:s/>la<text:s/>duda<text:s/>cavelliana,<text:s/>y<text:s/>no<text:s/>hay<text:s/>nada<text:s/>en<text:s/>la<text:s/>modificación<text:s/>propuesta<text:s/>que<text:s/>pueda<text:s/>dar<text:s/>cabida<text:s/>a<text:s/>esa<text:s/>duda.</text:span></text:p>
      <text:p text:style-name="P134"/>
      <text:p text:style-name="P135"/>
      <text:p text:style-name="P136"><text:span text:style-name="T136_1">AVRAMIDE</text:span><text:span text:style-name="T136_2">S</text:span><text:span text:style-name="T136_3">,<text:s/>Anita<text:s/></text:span><text:span text:style-name="T136_4">(2019).<text:s/></text:span><text:span text:style-name="T136_5">Percepción,<text:s/>fiabilidad<text:s/>y<text:s/>otras<text:s/>mentes</text:span><text:span text:style-name="T136_6">.<text:s/></text:span><text:span text:style-name="T136_7">En<text:s/></text:span><text:span text:style-name="T136_8">Knowing<text:s/>Otre<text:s/>Minds.</text:span><text:span text:style-name="T136_9"><text:s/></text:span><text:span text:style-name="T136_10">Anita<text:s/></text:span><text:span text:style-name="T136_11">DE</text:span><text:span text:style-name="T136_12">idez</text:span><text:span text:style-name="T136_13"><text:s/>y<text:s/>Mattew<text:s/>Parrot<text:s/>Editors.<text:s/>UK:<text:s/>Oxford<text:s/>University<text:s/>Press.</text:span></text:p>
      <text:p text:style-name="P137"><text:span text:style-name="T137_1">P.<text:s/>1</text:span><text:span text:style-name="T137_2">17</text:span></text:p>
      <text:p text:style-name="P138"><text:span text:style-name="T138_1"><text:tab/>Dretske<text:s/>observa<text:s/>otra<text:s/>diferrencia<text:s/>entre<text:s/>la<text:s/>oercepción<text:s/>de<text:s/>cosas<text:s/>como<text:s/>barras<text:s/>de<text:s/>metal<text:s/>y<text:s/>la<text:s/>percepción<text:s/>de<text:s/>personas.<text:s/>Esta<text:s/>diferencia<text:s/>surge<text:s/>de<text:s/>su<text:s/>análisis<text:s/>de<text:s/>la<text:s/>pericia<text:s/>en<text:s/>relación<text:s/>con<text:s/>el<text:s/>conocimiento<text:s/>a<text:s/>través<text:s/>de<text:s/>la<text:s/>visión.<text:s/>Dretske<text:s/>considera<text:s/>a<text:s/>dos<text:s/>personas,<text:s/>A<text:s/>y<text:s/>B,<text:s/>y<text:s/>sugiere<text:s/>que<text:s/>A<text:s/>puede<text:s/>llegar<text:s/>a<text:s/>conocer<text:s/>cosas<text:s/>de<text:s/>modo<text:s/>que<text:s/>B<text:s/>no<text:s/>puede<text:s/>por<text:s/>varias<text:s/>razones.<text:s/>He<text:s/>aquí<text:s/>algunas:<text:s/>i)<text:s/>A<text:s/>está<text:s/>atento<text:s/>y<text:s/>B<text:s/>no;<text:s/>ii)<text:s/>B<text:s/>es<text:s/>daltónico<text:s/>y<text:s/>A<text:s/>no;<text:s/></text:span><text:span text:style-name="T138_2">23</text:span><text:span text:style-name="T138_3"><text:s/>o<text:s/>iii)<text:s/>A<text:s/>puede<text:s/>ser<text:s/>más<text:s/>experto<text:s/>que<text:s/>B<text:s/>en<text:s/>el<text:s/>tema<text:s/>en<text:s/>cuestión.<text:s/>Una<text:s/>vez<text:s/>más</text:span><text:span text:style-name="T138_4"><text:s/></text:span><text:span text:style-name="T138_5">consideremos<text:s/>una<text:s/>analogía:<text:s/>si<text:s/>yo<text:s/>soy<text:s/>experto<text:s/>en<text:s/>mariposas,<text:s/>puedo<text:s/>saber<text:s/>al<text:s/>ver<text:s/>que<text:s/>se<text:s/>trata<text:s/>de<text:s/>una<text:s/></text:span><text:span text:style-name="T138_6">a</text:span><text:span text:style-name="T138_7">lmirante<text:s/></text:span><text:span text:style-name="T138_8">r</text:span><text:span text:style-name="T138_9">ojo,<text:s/>mientras<text:s/>que<text:s/>usted<text:s/>no.<text:s/>Está<text:s/>claro<text:s/>que<text:s/>no<text:s/>todos<text:s/>tenemos<text:s/>esa<text:s/>experiencia.<text:s/>Dretske<text:s/>cree<text:s/>que<text:s/>lo<text:s/>mismo<text:s/>ocurre<text:s/>cuando<text:s/>se<text:s/>trata<text:s/>de<text:s/>ver<text:s/>los<text:s/>estados<text:s/>mentales<text:s/>de<text:s/>otras<text:s/>personas.<text:s/>Para<text:s/>ello<text:s/>se<text:s/>necesita<text:s/>experiencia,<text:s/>y<text:s/>no<text:s/>todos<text:s/>la<text:s/>tenemos.<text:s/>Si<text:s/>comparamos<text:s/>la<text:s/>pericia<text:s/>necesaria<text:s/>para<text:s/>ver<text:s/>que<text:s/>la<text:s/>barra<text:s/>de<text:s/>metal<text:s/>está<text:s/>caliente</text:span><text:span text:style-name="T138_10">,<text:s/>hay<text:s/>razones<text:s/>para<text:s/>pensar<text:s/>que<text:s/>la<text:s/>pericia<text:s/>en<text:s/>e</text:span><text:span text:style-name="T138_11">l</text:span><text:span text:style-name="T138_12"><text:s/>segundo<text:s/>caso<text:s/>está<text:s/>más<text:s/>extendida<text:s/>que<text:s/>el<text:s/>primero.<text:s/>Si<text:s/>esto<text:s/>es<text:s/>cierto,<text:s/>podríamos<text:s/>concluir<text:s/>que<text:s/>la<text:s/>pericia<text:s/>puede<text:s/>ser<text:s/>limitada<text:s/>o<text:s/>estar<text:s/>muy<text:s/>extendida.<text:s/></text:span><text:span text:style-name="T138_13">24</text:span><text:span text:style-name="T138_14"><text:s/>Así<text:s/>pues,<text:s/>admitiré<text:s/>que<text:s/>Dretske<text:s/>no<text:s/>reconoce<text:s/>explícitamente<text:s/>este<text:s/>punto,<text:s/>pero<text:s/>parece<text:s/>deducirse<text:s/>de<text:s/>lo<text:s/>que<text:s/>dice.<text:s/>Admitiré,<text:s/>por<text:s/>tanto,<text:s/>que<text:s/>la<text:s/>pericia<text:s/>se<text:s/>sitúa<text:s/>en<text:s/>un<text:s/>espectro<text:s/>que<text:s/>va<text:s/>de<text:s/>lo<text:s/>limit</text:span><text:span text:style-name="T138_15">a</text:span><text:span text:style-name="T138_16">do<text:s/>a<text:s/>lo<text:s/>generalizado,<text:s/>y<text:s/>que<text:s/>esto<text:s/>se<text:s/>ajusta<text:s/>a<text:s/>dos<text:s/>cosas:<text:s/>las<text:s/>personas<text:s/>pueden<text:s/>variar<text:s/>en<text:s/>su<text:s/>capacidad<text:s/>de<text:s/>pericia,<text:s/>y<text:s/>la<text:s/>pericia<text:s/>puede<text:s/>ser<text:s/>más<text:s/>fácil<text:s/>o<text:s/>más<text:s/>difícil<text:s/>de<text:s/>conseguir,<text:s/>dependiendo<text:s/>de<text:s/>aquello<text:s/>en<text:s/>lo<text:s/>que<text:s/>uno<text:s/>se<text:s/>proponga<text:s/>experto.</text:span></text:p>
      <text:p text:style-name="P139"/>
      <text:p text:style-name="P140"><text:span text:style-name="T140_1">AVRAMIDE</text:span><text:span text:style-name="T140_2">S</text:span><text:span text:style-name="T140_3">,<text:s/>Anita<text:s/></text:span><text:span text:style-name="T140_4">(2019).<text:s/></text:span><text:span text:style-name="T140_5">Percepción,<text:s/>fiabilidad<text:s/>y<text:s/>otras<text:s/>mentes</text:span><text:span text:style-name="T140_6">.<text:s/></text:span><text:span text:style-name="T140_7">En<text:s/></text:span><text:span text:style-name="T140_8">Knowing<text:s/>Otre<text:s/>Minds.</text:span><text:span text:style-name="T140_9"><text:s/></text:span><text:span text:style-name="T140_10">Anita<text:s/>Avramidez<text:s/>y<text:s/>Mattew<text:s/>Parrot<text:s/>Editors.<text:s/>UK:<text:s/>Oxford<text:s/>University<text:s/>Press.</text:span></text:p>
      <text:p text:style-name="P141"><text:span text:style-name="T141_1">P.<text:s/>1</text:span><text:span text:style-name="T141_2">17-118</text:span></text:p>
      <text:p text:style-name="P142"><text:span text:style-name="T142_1"><text:tab/>Ahora<text:s/>me<text:s/>gustaría<text:s/>analizar<text:s/>hata<text:s/>qué<text:s/>punto<text:s/>está<text:s/>extendida<text:s/>la<text:s/>pericia<text:s/>cuando<text:s/>nos<text:s/>planteamos<text:s/>conocer<text:s/>los<text:s/>pensamientos<text:s/>y<text:s/>sentimientos<text:s/>de<text:s/>los<text:s/>demás:<text:s/>¿es<text:s/>esta<text:s/>pericia<text:s/>limitada<text:s/>o<text:s/>está<text:s/>ampliamente<text:s/>compartida?<text:s/>Veamos<text:s/>si<text:s/>podemos<text:s/>construir<text:s/>las<text:s/>respuesta<text:s/>de<text:s/>Dretske<text:s/>a<text:s/>esta<text:s/>pregunta<text:s/>basándonos<text:s/>en<text:s/>algunas<text:s/>cosas<text:s/>que<text:s/>escribe.<text:s/>Dretske<text:s/>señala<text:s/>que<text:s/>las<text:s/>personas</text:span><text:span text:style-name="T142_2"><text:s/>son<text:s/>familiarmente<text:s/>diferentes<text:s/>con<text:s/>orras<text:s/>personas.<text:s/>Como<text:s/>dice<text:s/>en<text:s/>un<text:s/>lugar:<text:s/>la<text:s/>mayoría<text:s/>de<text:s/>las<text:s/>personas<text:s/>son<text:s/>“especiales”<text:s/>en<text:s/>cierto<text:s/>grado<text:s/>con<text:s/>respecto<text:s text:c="2"/>otrsa<text:s/>personas<text:s/>(Dretske:<text:s/>1969:182).<text:s/>Según<text:s/>él,<text:s/>este<text:s/></text:span><text:span text:style-name="T142_3">especialismo</text:span><text:span text:style-name="T142_4"><text:s/>se<text:s/>debe<text:s/>al<text:s/>hecho<text:s/>de<text:s/>que<text:s/>algunas<text:s/>personas<text:s/>tienen<text:s/>relación<text:s/>más<text:s/>duradera<text:s/>con<text:s/>una<text:s/>determinada<text:s/>persona<text:s/>que<text:s/>otras,<text:s/>lo<text:s/>uqe<text:s/>les<text:s/>da<text:s/>oportunidad<text:s/>de<text:s/>observar<text:s/>a<text:s/>esa<text:s/>persona<text:s/>en<text:s/>más<text:s/>variadas<text:s/>circunstancias.</text:span></text:p>
      <text:p text:style-name="P143"/>
      <text:p text:style-name="P144"/>
      <text:p text:style-name="P145"/>
      <text:p text:style-name="P146"><text:span text:style-name="T146_1">AVRAMIDE</text:span><text:span text:style-name="T146_2">S</text:span><text:span text:style-name="T146_3">,<text:s/>Anita<text:s/></text:span><text:span text:style-name="T146_4">(2019).<text:s/></text:span><text:span text:style-name="T146_5">Percepción,<text:s/>fiabilidad<text:s/>y<text:s/>otras<text:s/>mentes</text:span><text:span text:style-name="T146_6">.<text:s/></text:span><text:span text:style-name="T146_7">En<text:s/></text:span><text:span text:style-name="T146_8">Knowing<text:s/>Otre<text:s/>Minds.</text:span><text:span text:style-name="T146_9"><text:s/></text:span><text:span text:style-name="T146_10">Anita<text:s/>Avramidez<text:s/>y<text:s/>Mattew<text:s/>Parrot<text:s/>Editors.<text:s/>UK:<text:s/>Oxford<text:s/>University<text:s/>Press.</text:span></text:p>
      <text:p text:style-name="P147"><text:span text:style-name="T147_1">P.<text:s/>1</text:span><text:span text:style-name="T147_2">18</text:span></text:p>
      <text:p text:style-name="P148"><text:span text:style-name="T148_1"><text:tab/></text:span><text:span text:style-name="T148_2">Esta<text:s/>variación<text:s/>en<text:s/>la<text:s/>familiaridad<text:s/>con<text:s/>los<text:s/>demás<text:s/>se<text:s/>refleja<text:s/>en<text:s/>la<text:s/>variación<text:s/>que<text:s/>encontraos<text:s/>en<text:s/>la<text:s/>capacidad<text:s/>de<text:s/>las<text:s/>personas<text:s/>para<text:s/>ver<text:s/>los<text:s/>estados<text:s/>mentales<text:s/>de<text:s/>los<text:s/>demás:<text:s/>cuanto<text:s/>más<text:s/>familiarizada<text:s/>está<text:s/>una<text:s/>persona<text:s/>con<text:s/>la<text:s/>otra,<text:s/>cuanto<text:s/>mayor<text:s/>es<text:s/>la<text:s/>oportunidad<text:s/>de<text:s/>observar<text:s/>a<text:s/>esta<text:s/>persona<text:s/>en<text:s/>diferentes<text:s/>circunstancias,<text:s/>más<text:s/>capaz<text:s/>es<text:s/>una<text:s/>persona<text:s/>de<text:s/>llegar<text:s/>a<text:s/>saber<text:s/></text:span><text:span text:style-name="T148_3">v</text:span><text:span text:style-name="T148_4">iendo<text:s/>lo<text:s/>que<text:s/>esa<text:s/>persona<text:s/>está<text:s/>pensando<text:s/>y<text:s/>sintiendo.<text:s/>Dretske<text:s/>considera<text:s/>el<text:s/>caso<text:s/>de<text:s/>ver<text:s/>que<text:s/>su<text:s/>mujer<text:s/>se<text:s/>aburre.<text:s/>Sostiene<text:s/>que<text:s/>puede<text:s/>ver<text:s/>que<text:s/>su<text:s/>mujer<text:s/>(y<text:s/>no<text:s/>cualquiera)<text:s/>está<text:s/>aburrida<text:s/>y,<text:s/>además,<text:s/>que<text:s/>puede<text:s/>ver<text:s/>que<text:s/>está<text:s/>aburrida<text:s/>sólo<text:s/>en<text:s/>determinadas<text:s/>circunstancias<text:s/>(y<text:s/>no<text:s/>en<text:s/>cualquier<text:s/>circunstancia):<text:s/>Dretske</text:span><text:span text:style-name="T148_5"><text:s/>puede<text:s/>ver<text:s/>que<text:s/>su<text:s/>mujer<text:s/>se<text:s/>aburre<text:s/>en<text:s/>la<text:s/>fiesta<text:s/>de<text:s/>Gerry.<text:s/>Dretske<text:s/>concluye<text:s/>de<text:s/>ello<text:s/>que<text:s/>la<text:s/>percia<text:s/>funciona<text:s/>de<text:s/>forma<text:s/>diferente<text:s/>en<text:s/>el<text:s/>caso<text:s/>de<text:s/>las<text:s/>personas<text:s/>y<text:s/>en<text:s/>el<text:s/>caso<text:s/>de<text:s/>lass<text:s/>barras<text:s/>de<text:s/>metal.<text:s/>Escribe:</text:span></text:p>
      <text:p text:style-name="P149"><text:span text:style-name="T149_1">Al<text:s/>contrario<text:s/>que<text:s/>los<text:s/>objetos<text:s/>inanimados,<text:s/>[los<text:s/>seres<text:s/>humanos]<text:s/>son<text:s/>capaces,<text:s/>dentro<text:s/>de<text:s/>ciertos<text:s/>límites,<text:s/>de<text:s/>controlar<text:s/>su<text:s/>aspecto:<text:s/>pueden<text:s/>expresar<text:s/>su<text:s/>[aburrimiento]<text:s/>de<text:s/>forma<text:s/>diferente<text:s/>enun<text:s/>grupo<text:s/>de<text:s/>amigos<text:s/>que<text:s/>entre<text:s/>extraños.<text:s/>Un<text:s/>trozo<text:s/>de<text:s/>metal<text:s/>caliente<text:s/>no<text:s/>tiene<text:s/>aspecto<text:s/>diferente<text:s/>por<text:s/>el<text:s/>mero<text:s/>hecho<text:s/>de<text:s/>estar<text:s/>en<text:s/>presencia<text:s/>de<text:s/>una<text:s/>persona<text:s/>distinguida,<text:s/>pero<text:s/>una<text:s/>persona<text:s/>[aurrida]<text:s/>puede<text:s/>alterar<text:s/>su<text:s/>aspecto<text:s/>...<text:s/>cuando<text:s/>se<text:s/>encuentra<text:s/>en<text:s/>esa<text:s/>compañía.<text:s/></text:span><text:span text:style-name="T149_2">25</text:span></text:p>
      <text:p text:style-name="P150"/>
      <text:p text:style-name="P151"><text:span text:style-name="T151_1">AVRAMIDE</text:span><text:span text:style-name="T151_2">S</text:span><text:span text:style-name="T151_3">,<text:s/>Anita<text:s/></text:span><text:span text:style-name="T151_4">(2019).<text:s/></text:span><text:span text:style-name="T151_5">Percepción,<text:s/>fiabilidad<text:s/>y<text:s/>otras<text:s/>mentes</text:span><text:span text:style-name="T151_6">.<text:s/></text:span><text:span text:style-name="T151_7">En<text:s/></text:span><text:span text:style-name="T151_8">Knowing<text:s/>Otre<text:s/>Minds.<text:s/></text:span><text:span text:style-name="T151_9">Anita<text:s/>Avramidez<text:s/>y<text:s/>Mattew<text:s/>Parrot<text:s/>Editors.<text:s/>UK:<text:s/>Oxford<text:s/>University<text:s/>Press.</text:span></text:p>
      <text:p text:style-name="P152"><text:span text:style-name="T152_1">P.<text:s/>1</text:span><text:span text:style-name="T152_2">18</text:span></text:p>
      <text:p text:style-name="P153"><text:span text:style-name="T153_1"><text:tab/></text:span><text:span text:style-name="T153_2">Dretske<text:s/>identifica<text:s/>aquí<text:s/>lo<text:s/>que<text:s/>en<text:s/>las<text:s/>personas<text:s/>requiere<text:s/>la<text:s/>adquisición<text:s/>de<text:s/>un<text:s/>tipo<text:s/>muy<text:s/>particular<text:s/>de<text:s/>pericia:<text:s/>las<text:s/>personas<text:s/>son<text:s/>“capaces<text:s/>de<text:s/>controlar<text:s/>su<text:s/>aspecto”.<text:s/>Además,<text:s/>Dretske<text:s/>entiende<text:s/>esta<text:s/>capacidad<text:s/>que<text:s/>tienen<text:s/>las<text:s/>personas<text:s/>de<text:s/>controlar<text:s/>su<text:s/>aspecto</text:span><text:span text:style-name="T153_3"><text:s/>de<text:s/>una<text:s/>forma<text:s/>muy<text:s/>particular,<text:s/>como<text:s/>queda<text:s/>claro<text:s/>en<text:s/>lo<text:s/>que<text:s/>dice<text:s/>a<text:s/>continuación:<text:s/>una<text:s/>persona,<text:s/>digamos<text:s/>S</text:span><text:span text:style-name="T153_4">a</text:span><text:span text:style-name="T153_5">lly,<text:s/>puede<text:s/>cambiar<text:s/>su<text:s/>aspecto<text:s/>dependiendo<text:s/>de<text:s/>ciercunstancias<text:s/>en<text:s/>las<text:s/>que<text:s/>se<text:s/>encuentre<text:s/>de<text:s/>la<text:s/>compañía<text:s/>que<text:s/>tenga.<text:s/>Este<text:s/>es<text:s/>sel<text:s/>tipo<text:s/>de<text:s/>cosas<text:s/>que<text:s/>puede<text:s/>saber<text:s/>un<text:s/>experto<text:s/>en<text:s/>Sally,<text:s/>alguien<text:s/>que<text:s/>sea<text:s/>un<text:s/>especialista<text:s/>en<text:s/>ella,<text:s/>como<text:s/>su<text:s/>marido<text:s/>o<text:s/>pareja.<text:s/>En<text:s/>el<text:s/>caso<text:s/>de<text:s/>las<text:s/>personas,<text:s/>determinadas<text:s/>circunstancias<text:s/>y<text:s/>presencia<text:s/>de<text:s/>otras<text:s/>personas<text:s/>determinadas<text:s/>darán<text:s/>lugar<text:s/>a<text:s/>miradas<text:s/>diferentes,<text:s/>y<text:s/>los<text:s/>expertos<text:s/>así<text:s/>lo<text:s/>entienden.<text:s/>No<text:s/>ocurre<text:s/>lo<text:s/>mismo<text:s/>con<text:s/>los<text:s/>cuerpos<text:s/>innanimados.<text:s/>Un<text:s/>experto<text:s/>o<text:s/>especialista<text:s/>con<text:s/>respecto<text:s/>a<text:s/>otra<text:s/>persona<text:s/>es<text:s/>alguien<text:s/>que<text:s/>entiende<text:s/>cómo<text:s/>una<text:s/>persona<text:s/>concreta<text:s/>se<text:s/>ve<text:s/>afectada<text:s/>por<text:s/>sus<text:s/>circunstancias.<text:s/>Una<text:s/>pericia<text:s/>con<text:s/>respecto<text:s/>a<text:s/>otra<text:s/>persona<text:s/>es<text:s/>posible,<text:s/>pero<text:s/>debido<text:s/>a<text:s/>lo<text:s/>que<text:s/>cuesta<text:s/>adquirirla,<text:s/>parece<text:s/>que<text:s/>no<text:s/>es<text:s/>tan<text:s/>fácil<text:s/>de<text:s/>c</text:span><text:span text:style-name="T153_6">o</text:span><text:span text:style-name="T153_7">nseguir.<text:s/>En<text:s/>lugar,<text:s/>Dretske<text:s/>sugiere<text:s/>que<text:s/>sólo<text:s/>los<text:s/>amigos<text:s/>íntimos<text:s/>y<text:s/>las<text:s/>personas<text:s/>con<text:s/>las<text:s/>que<text:s/>tenemos<text:s/>un<text:s/></text:span><text:span text:style-name="T153_8">conocimiento<text:s/>especialmete<text:s/>íntimo</text:span><text:span text:style-name="T153_9"><text:s/>y<text:s/>prolongado<text:s/>pueden<text:s/>ver<text:s/>que,<text:s/>por<text:s/>ejemplo,<text:s/>estamos<text:s/>deprimidos.</text:span><text:span text:style-name="T153_10">26</text:span></text:p>
      <text:p text:style-name="P154"/>
      <text:p text:style-name="P155"><text:span text:style-name="T155_1">AVRAMIDE</text:span><text:span text:style-name="T155_2">S</text:span><text:span text:style-name="T155_3">,<text:s/>Anita<text:s/>(2019</text:span><text:span text:style-name="T155_4">).<text:s/></text:span><text:span text:style-name="T155_5">Percepción,<text:s/>fiabilidad<text:s/>y<text:s/>otras<text:s/>men</text:span><text:span text:style-name="T155_6">tes<text:s/>En<text:s/></text:span><text:span text:style-name="T155_7">Knowing<text:s/>Otre<text:s/>Minds.</text:span><text:span text:style-name="T155_8"><text:s/></text:span><text:span text:style-name="T155_9">Avramidez<text:s/>y<text:s/>Mattew<text:s/>Parrot<text:s/>Editors.<text:s/>United<text:s/>Kingdom;<text:s/>Oxford<text:s/>University<text:s/>Press.</text:span></text:p>
      <text:p text:style-name="P156"><text:span text:style-name="T156_1">P.<text:s/>11</text:span><text:span text:style-name="T156_2">9</text:span></text:p>
      <text:p text:style-name="P157"><text:span text:style-name="T157_1"><text:tab/></text:span><text:span text:style-name="T157_2">Dretske<text:s/>ha<text:s/>identificado<text:s/>aquí<text:s/>una<text:s/>importante<text:s/>disanalogía<text:s/>entre<text:s/>la<text:s/>percepción<text:s/>de<text:s/>la<text:s/>mente<text:s/>ajena<text:s/>y<text:s/>la<text:s/>percepción<text:s/>de<text:s/>los<text:s/>cuerpos.<text:s/>A<text:s/>diferencia<text:s/>de<text:s/>la<text:s/>anterior<text:s/>observación<text:s/>de<text:s/>Dretske<text:s/>sobre<text:s/>la<text:s/>diferencia,<text:s/>ésta<text:s/>parece<text:s/>ofrecer<text:s/>una<text:s/>buena<text:s/>explicación<text:s/>de<text:s/>lo<text:s/>que<text:s/>da<text:s/>lugar<text:s/>a<text:s/>la<text:s/>duda<text:s/>cavelliana.<text:s/>A<text:s/>primera<text:s/>vista,<text:s/>puede<text:s/>pensarse<text:s/>que<text:s/>el<text:s/>hecho<text:s/>de<text:s/>que<text:s/>las<text:s/>personas<text:s/>puedan<text:s/>controlar<text:s/>su<text:s/>apariencia<text:s/>da<text:s/>lugar<text:s/>a<text:s/>problemas<text:s/>de<text:s/>confianza<text:s/>y<text:s/>traición,<text:s/>así<text:s/>como<text:s/>a<text:s/>problemas<text:s/>de<text:s/>falso<text:s/>aislamiento<text:s/>y<text:s/>falsa<text:s/>compañía.<text:s/>Pero,<text:s/>como<text:s/>acabo<text:s/>de<text:s/>explicar,<text:s/>Dretske<text:s/>no<text:s/>sólo<text:s/>cita<text:s/>como<text:s/>un<text:s/>hecho<text:s/>que<text:s/>las<text:s/>personas<text:s/>puedan<text:s/>comtrolar<text:s/>su<text:s/>apariencia,<text:s/>sino<text:s/>también<text:s/>ofrece<text:s/>una<text:s/>interpretación<text:s/>muy<text:s/>particular<text:s/>de<text:s/>este<text:s/>hecho.<text:s/>Cabe<text:s/>preguntarse<text:s/>si<text:s/>el<text:s/>hecho<text:s/>de<text:s/>que<text:s/>las<text:s/>personas<text:s/>puedan<text:s/>controlar<text:s/>su<text:s/>aspecto,<text:s/>tal<text:s/>como<text:s/>lo<text:s/>entiende<text:s/>Dretske,<text:s/>puede<text:s/>utilizarse<text:s/>para<text:s/>explicar<text:s/>lo<text:s/>que<text:s/>da<text:s/>lugar<text:s/>a<text:s/>la<text:s/>duda<text:s/>cavelliana.<text:s/>Permítanme<text:s/>ahora<text:s/>examinar<text:s/>con<text:s/>un<text:s/>poco<text:s/>más<text:s/>de<text:s/>detalle<text:s/>lo<text:s/>que<text:s/>Dretske<text:s/>escribe<text:s/>en<text:s/>el<text:s/>pasaje<text:s/>antes<text:s/>citado.</text:span></text:p>
      <text:p text:style-name="P158"><text:span text:style-name="T158_1"><text:tab/>En<text:s/>ese<text:s/>pasaje,<text:s/>Dretske<text:s/>llama<text:s/>nuestra<text:s/>atención</text:span><text:span text:style-name="T158_2"><text:s/>sobre<text:s/>el<text:s/>hecho<text:s/>indudable<text:s/>de<text:s/>que<text:s/>las<text:s/>personas<text:s/>son<text:s/>más<text:s/>complejas<text:s/>que<text:s/>los<text:s/>objetos<text:s/>inanimados<text:s/>y<text:s/>que,<text:s/>en<text:s/>consecuencia,<text:s/>es<text:s/>má<text:s/>difícil<text:s/>llegar<text:s/>a<text:s/>conocer<text:s/>los<text:s/>estados<text:s/>mentales<text:s/>de<text:s/>una<text:s/>persona<text:s/>a<text:s/>través<text:s/>de<text:s/>la<text:s/>percepción<text:s/>que<text:s/>llegar<text:s/>a<text:s/>conocer<text:s/>los<text:s/>cuerpos<text:s/>a<text:s/>través<text:s/>de<text:s/>la<text:s/>percepción.<text:s/>Dretske<text:s/>propone<text:s/>que<text:s/>esta<text:s/>dificultad<text:s/>puede<text:s/>tener<text:s/>en<text:s/>cuenta<text:s/>en<text:s/>la<text:s/>explicación<text:s/>de<text:s/>ver<text:s/>los<text:s/>pensamientos<text:s/>y<text:s/>sentimientos<text:s/>de<text:s/>otra<text:s/>persona<text:s/>si<text:s/>tenemos<text:s/>en<text:s/>cuenta<text:s/>dos<text:s/>cosas.<text:s/>La<text:s/>primera<text:s/>es<text:s/>e</text:span><text:span text:style-name="T158_3">l</text:span><text:span text:style-name="T158_4"><text:s/>hecho<text:s/>de<text:s/>que<text:s/>la<text:s/>diferencia<text:s/>entre<text:s/>las<text:s/>personas<text:s/>que<text:s/>perciben<text:s/>pueden<text:s/>afectar<text:s/>a<text:s/>su<text:s/>capacidad<text:s/>de<text:s/>ver<text:s/>las<text:s/>cosas.<text:s/>Esto<text:s/>es<text:s/>así<text:s/>tanto<text:s/>si<text:s/>se<text:s/>trata<text:s/>de<text:s/>la<text:s/>percepción<text:s/>de<text:s/>los<text:s/>cuerpo</text:span><text:span text:style-name="T158_5">s</text:span><text:span text:style-name="T158_6"><text:s/></text:span><text:span text:style-name="T158_7">c</text:span><text:span text:style-name="T158_8">omo<text:s/>de<text:s/>la<text:s/>mente<text:s/>de<text:s/>otra<text:s/>persona:<text:s/>los<text:s/>expertos<text:s/>pueden<text:s/>ver<text:s/>más<text:s/>que<text:s/>los<text:s/>no<text:s/>expertos.<text:s/>Lo<text:s/>segundo<text:s/>que<text:s/>hay<text:s/>que<text:s/>tener<text:s/>en<text:s/>cuenta<text:s/>es<text:s/>que,<text:s/>cuando<text:s/>el<text:s/>objeto<text:s/>de<text:s/>estudio<text:s/>es<text:s/>otra<text:s/>person,<text:s/>hay<text:s/>qye<text:s/>tener<text:s/>en<text:s/>cuenta<text:s/>una<text:s/>mayor<text:s/>variedad<text:s/>de<text:s/>condiciones<text:s/>de<text:s/>fondo.</text:span></text:p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><text:span text:style-name="T168_1">AVRAMIDE</text:span><text:span text:style-name="T168_2">S</text:span><text:span text:style-name="T168_3">,<text:s/>Anita<text:s/>(2019</text:span><text:span text:style-name="T168_4">).<text:s/></text:span><text:span text:style-name="T168_5">Percepción,<text:s/>fiabilidad<text:s/>y<text:s/>otras<text:s/>men</text:span><text:span text:style-name="T168_6">tes<text:s/>En<text:s/></text:span><text:span text:style-name="T168_7">Knowing<text:s/>Otre<text:s/>Minds.</text:span><text:span text:style-name="T168_8"><text:s/></text:span><text:span text:style-name="T168_9">Avramidez<text:s/>y<text:s/>Mattew<text:s/>Parrot<text:s/>Editors.<text:s/>United<text:s/>Kingdom;<text:s/>Oxford<text:s/>University<text:s/>Press.</text:span></text:p>
      <text:p text:style-name="P169"><text:span text:style-name="T169_1">P.<text:s/>11</text:span><text:span text:style-name="T169_2">9</text:span></text:p>
      <text:p text:style-name="P170"><text:span text:style-name="T170_1"><text:tab/>En<text:s/>la<text:s/>cita<text:s/>anterior,<text:s/>Dretske<text:s/>señala<text:s/>que<text:s/>las<text:s/>persons<text:s/>pueden<text:s/>alterar<text:s/>su<text:s/>apariencia<text:s/>dependiendo<text:s/>de<text:s/>las<text:s/>circunstancias<text:s/>y<text:s/>de<text:s/>la<text:s/>compañía<text:s/>en<text:s/>la<text:s/>que<text:s/>se<text:s/>encuentran.<text:s/>Si<text:s/>recordamos<text:s/>la<text:s/>condición<text:s/>(iii)<text:s/>de<text:s/>la<text:s/>explicación<text:s/>de<text:s/>la<text:s/>visión<text:s/>epistémica<text:s/>primaria<text:s/>propuesta<text:s/>por<text:s/>Dretske,<text:s/>las<text:s/>condiciones<text:s/>en<text:s/>las<text:s/>que<text:s/>una<text:s/>persona</text:span><text:span text:style-name="T170_2"><text:s/>ve<text:s/>a<text:s/>otra<text:s/>desempeña<text:s/>un<text:s/>papel<text:s/>importante<text:s/>para<text:s/>que<text:s/>su<text:s/>aspecto<text:s/>sea<text:s/>un<text:s/>indicador<text:s/>fiable<text:s/>de<text:s/>su<text:s/>forma<text:s/>de<text:s/>pensar<text:s/>y<text:s/>sentir.<text:s/>Es<text:s/>porque<text:s/>el<text:s/>modo<text:s/>en<text:s/>que<text:s/>alguien<text:s/>mira<text:s/>se<text:s/>produce<text:s/>en<text:s/>un<text:s/>conjunto<text:s/>decisivo<text:s/>de<text:s/>circunstancias<text:s/>por<text:s/>lo<text:s/>que<text:s/>podemos<text:s/>pasar<text:s/>de<text:s/>la<text:s/>«cmprobación»<text:s/>de<text:s/>una<text:s/>afirmación<text:s/>de<text:s/>mirar<text:s/>al<text:s/>«jaque<text:s/>mate»<text:s/>de<text:s/>una<text:s/>afirmación<text:s/>de<text:s/>ver.<text:s/>Lo<text:s/>que<text:s/>Dretske<text:s/>señala<text:s/>ahora<text:s/>es<text:s/>que,<text:s/>mientras<text:s/>que<text:s/>en<text:s/>el<text:s/>caso<text:s/>de<text:s/>los<text:s/>cuerpos,<text:s/>como<text:s/>las<text:s/>barras<text:s/>de<text:s/>metal,<text:s/>las<text:s/>circunstancias<text:s/>incluyen<text:s/>aspectos<text:s/>como<text:s/>la<text:s/>orientación<text:s/>de<text:s/>la<text:s/>cabeza<text:s/>del<text:s/>observador,<text:s/>las<text:s/>condiciones<text:s/>de<text:s/>iluminación<text:s/>y<text:s/>la<text:s/>posición<text:s/>del<text:s/>objeto<text:s/>observado,<text:s/>en<text:s/>el<text:s/>caso<text:s/>de<text:s/>las<text:s/>personas,<text:s/>las<text:s/>importantísimas<text:s/>circunstancias<text:s/>también<text:s/>incluirán<text:s/>información<text:s/>sobre<text:s/>cómo<text:s/>responderá<text:s/>esta<text:s/>persona<text:s/>al<text:s/>encontrarse<text:s/>en<text:s/>esta<text:s/>situación<text:s/>y<text:s/>con<text:s/>estas<text:s/>personas.<text:s/>Dretske<text:s/>debe<text:s/>tener<text:s/>en<text:s/>cuenta<text:s/>cómo<text:s/>responderá<text:s/>su<text:s/>mujer<text:s/>no<text:s/>sólo<text:s/>al<text:s/>estar<text:s/>con<text:s/>un<text:s/>grupo<text:s/>grande<text:s/>de<text:s/>personas</text:span><text:span text:style-name="T170_3">.<text:s/>Dretske<text:s/>debe<text:s/>tener<text:s/>en<text:s/>cuenta<text:s/>cómo<text:s/>responderá<text:s/>su<text:s/>mujer<text:s/>no<text:s/>sólo<text:s/>al<text:s/>estar<text:s/>en<text:s/>una<text:s/>fiesta<text:s/>cualquiera,<text:s/>sino<text:s/>en<text:s/>la<text:s/>fiesta<text:s/>de<text:s/>Gerry;<text:s/>no<text:s/>sólo<text:s/>cómo<text:s/>responderá<text:s/>al<text:s/>estar<text:s/>con<text:s/>un<text:s/>grupo<text:s/>grande<text:s/>de<text:s/>personas,<text:s/>sino<text:s/>al<text:s/>estar<text:s text:c="2"/>con<text:s/>estas<text:s/>personas.<text:s/></text:span><text:span text:style-name="T170_4">27</text:span><text:span text:style-name="T170_5"><text:s/>Lo<text:s/>que<text:s/>convierte<text:s/>a<text:s/>una<text:s/>persona<text:s/>en<text:s/>experta<text:s/>en,<text:s/>por<text:s/>ejemplo,<text:s/>los<text:s/>pensamientos<text:s/>y<text:s/>sentimientos<text:s/>de<text:s/>Sally<text:s/>es<text:s/>el<text:s/>hecho<text:s/>de<text:s/>que<text:s/>es<text:s/>capaz<text:s/>de<text:s/>tener<text:s/>en<text:s/>cuenta<text:s/>una<text:s/>serie<text:s/>de<text:s/>condiciones<text:s/>más<text:s/>precisas<text:s/>que<text:s/>las<text:s/>que<text:s/>necesitarían<text:s/>pera<text:s/>convertir<text:s/>a<text:s/>alguien<text:s/>en<text:s/>experto<text:s/>en<text:s/>cuerpos.<text:s/>No<text:s/>todo<text:s/>el<text:s/>mundo<text:s/>está<text:s/>en<text:s/>condiciones<text:s/>de<text:s/>poder<text:s/>tener<text:s/>en<text:s/>cuenta<text:s/>estas<text:s/>condiciones,<text:s/>y<text:s/>esto<text:s/>explica<text:s/>en<text:s/>parte<text:s/>porque<text:s/>sólo<text:s/>los<text:s/>que<text:s/>son<text:s/>«</text:span><text:span text:style-name="T170_6"><text:s/></text:span><text:span text:style-name="T170_7">especialistas»<text:s/>con<text:s/>respecto<text:s/>a<text:s/>una<text:s/>persona<text:s/>en<text:s/>particular<text:s/>están<text:s/>en<text:s/>condiciones<text:s/>de<text:s/>saber<text:s/>al<text:s/>ver<text:s/>que<text:s/>esa<text:s/>persona<text:s/>está<text:s/>aburrida.</text:span></text:p>
      <text:p text:style-name="P171"/>
      <text:p text:style-name="P172"><text:span text:style-name="T172_1">AVRAMIDE</text:span><text:span text:style-name="T172_2">S</text:span><text:span text:style-name="T172_3">,<text:s/>Anita<text:s/>(2019</text:span><text:span text:style-name="T172_4">).<text:s/></text:span><text:span text:style-name="T172_5">Percepción,<text:s/>fiabilidad<text:s/>y<text:s/>otras<text:s/>men</text:span><text:span text:style-name="T172_6">tes<text:s/>En<text:s/></text:span><text:span text:style-name="T172_7">Knowing<text:s/>Otre<text:s/>Minds.</text:span><text:span text:style-name="T172_8"><text:s/></text:span><text:span text:style-name="T172_9">Avramidez<text:s/>y<text:s/>Mattew<text:s/>Parrot<text:s/>Editors.<text:s/>United<text:s/>Kingdom;<text:s/>Oxford<text:s/>University<text:s/>Press.</text:span></text:p>
      <text:p text:style-name="P173"><text:span text:style-name="T173_1">P.<text:s/>1</text:span><text:span text:style-name="T173_2">20</text:span></text:p>
      <text:p text:style-name="P174"><text:span text:style-name="T174_1"><text:tab/></text:span><text:span text:style-name="T174_2">Es<text:s/>el<text:s/>hecho<text:s/>de<text:s/>que<text:s/>estas<text:s/>condiciones<text:s/>adicionales<text:s/>deban<text:s/>cumplirse<text:s/>en<text:s/>el<text:s/>cas</text:span><text:span text:style-name="T174_3">o</text:span><text:span text:style-name="T174_4"><text:s/>de<text:s/>ver<text:s/>lo<text:s/>que<text:s/>o</text:span><text:span text:style-name="T174_5">t</text:span><text:span text:style-name="T174_6">ro<text:s/>piensa<text:s/>y<text:s/>siente<text:s/>lo<text:s/>que<text:s/>hace<text:s/>que</text:span><text:span text:style-name="T174_7"><text:s/>el<text:s/>conocimiento<text:s/>en<text:s/>este<text:s/>caso<text:s/>sea<text:s/>difícil<text:s/>de<text:s/>obtener.<text:s/>Dretske<text:s/>nos<text:s/>ha<text:s/>dado<text:s/>una<text:s/>explicación<text:s/>perceptiva<text:s/>de<text:s/>nuestro<text:s/>conocimiento<text:s/>de<text:s/>otras<text:s/>mentes<text:s/>que<text:s/>requieren<text:s/>una<text:s/>pericia<text:s/>que<text:s/>no<text:s/>todo<text:s/>el<text:s/>mundo<text:s/>está<text:s/>en<text:s/>condiciones<text:s/>de<text:s/>adquirir<text:s/>con<text:s/>respecto<text:s/>a<text:s/>otro.<text:s/>Parece<text:s/>responsable<text:s/>concluir<text:s/>que<text:s/>la<text:s/>experiencia<text:s/>respecto<text:s/>a<text:s/>otras<text:s/>personas<text:s/>aerá<text:s/>algo<text:s/>limitada.<text:s/>De<text:s/>ello<text:s/>se<text:s/>deduce<text:s/>que<text:s/>las<text:s/>circunstancias<text:s/>en<text:s/>las<text:s/>que<text:s/>alguien<text:s/>puede<text:s/>afirmar<text:s/>que<text:s/>ve<text:s/></text:span><text:span text:style-name="T174_8"><text:s/></text:span><text:span text:style-name="T174_9">—</text:span><text:span text:style-name="T174_10">y<text:s/>por<text:s/>tanto<text:s/>sabe</text:span><text:span text:style-name="T174_11">—</text:span><text:span text:style-name="T174_12"><text:s/>que<text:s/>otra<text:s/>persona<text:s/>está<text:s/>afectada,<text:s/>aburrida,<text:s/>etc.,<text:s/>serán<text:s/>igualmente<text:s/>limitadas.</text:span></text:p>
      <text:p text:style-name="P175"><text:span text:style-name="T175_1"><text:tab/>Sin<text:s/>embargo,<text:s/>si<text:s/>bien<text:s/>es<text:s/>cierto<text:s/>que<text:s/>la<text:s/>experiencia<text:s/>es<text:s/>difícil<text:s/>de<text:s/>conseguir,<text:s/>también<text:s/>lo<text:s/>es<text:s/>que<text:s/>no<text:s/>es<text:s/>imposible.<text:s/>Lo<text:s/>que<text:s/>tengo<text:s/>que<text:s/>hacer<text:s/>para<text:s/>adquirirla<text:s/>es<text:s/>hacerme<text:s/>amigo<text:s/>de<text:s/>los<text:s/>demás,<text:s/>o<text:s/>casarme<text:s/>con<text:s/>ellos,<text:s/>o<text:s/>encontrar<text:s/>la<text:s/>manera<text:s/>de<text:s/>conocerlos<text:s/>bien.<text:s/>Podríamos<text:s/>decir<text:s/>que<text:s/>conocer<text:s/>a<text:s/>otras<text:s/>personas<text:s/>no<text:s/>es<text:s/>totalmente<text:s/>distinto<text:s/>de<text:s/>adquirir<text:s/>conocimientos<text:s/>especializados<text:s/>en<text:s/>botánica<text:s/>o<text:s/>zoología.<text:s/>Cualquier<text:s/>limitación<text:s/>en<text:s/>la<text:s/>forma<text:s/>en<text:s/>que<text:s/>adquirimos<text:s/>nuestros<text:s/>conocimientos<text:s/>es<text:s/>sólo<text:s/>una<text:s/>limitación<text:s/>práctica.<text:s/>En<text:s/>principio,<text:s/>prodríamos<text:s/>convertirnos<text:s/>en<text:s/>expertos<text:s/>y<text:s/>llegar<text:s/>a<text:s/>conocer<text:s/>la<text:s/>vida<text:s/>mental<text:s/>de<text:s/>otra<text:s/>persona<text:s/>mediante<text:s/>la<text:s/>percepción.</text:span></text:p>
      <text:p text:style-name="P176"/>
      <text:p text:style-name="P177"><text:span text:style-name="T177_1">AVRAMIDE</text:span><text:span text:style-name="T177_2">S</text:span><text:span text:style-name="T177_3">,<text:s/>Anita<text:s/>(2019</text:span><text:span text:style-name="T177_4">).<text:s/></text:span><text:span text:style-name="T177_5">Percepción,<text:s/>fiabilidad<text:s/>y<text:s/>otras<text:s/>men</text:span><text:span text:style-name="T177_6">tes<text:s/>En<text:s/></text:span><text:span text:style-name="T177_7">Knowing<text:s/>Otre<text:s/>Minds.</text:span><text:span text:style-name="T177_8"><text:s/></text:span><text:span text:style-name="T177_9">Avramidez<text:s/>y<text:s/>Mattew<text:s/>Parrot<text:s/>Editors.<text:s/>United<text:s/>Kingdom;<text:s/>Oxford<text:s/>University<text:s/>Press.</text:span></text:p>
      <text:p text:style-name="P178"><text:span text:style-name="T178_1">P.<text:s/>1</text:span><text:span text:style-name="T178_2">21</text:span></text:p>
      <text:p text:style-name="P179"><text:span text:style-name="T179_1"><text:tab/>Ahora<text:s/>podemos<text:s/>preguntarnos<text:s/>s<text:s/>el<text:s/>hecho<text:s/>de<text:s/>que<text:s/>la<text:s/>pericia<text:s/>con<text:s/>respecto<text:s/>a<text:s/>otras<text:s/>personas</text:span><text:span text:style-name="T179_2"><text:s/>sea<text:s/>limitada<text:s/>puede<text:s/>utilizarse<text:s/>para<text:s/>explicar<text:s/>la<text:s/>duda<text:s/>cavelliana.<text:s/>¿Puede<text:s/>achacarse<text:s/>la<text:s/>observación<text:s/>de<text:s/>Cavell<text:s/>sobre<text:s/>la<text:s/>confianza<text:s/>y<text:s/>la<text:s/>traición<text:s/>a<text:s/>una<text:s/>falta<text:s/>de<text:s/>percia<text:s/>en<text:s/>el<text:s/>sentido<text:s/>de<text:s/>Dretske?<text:s/>¿Es<text:s/>que<text:s/>Otelo<text:s/>no<text:s/>era<text:s/>lo<text:s/>bastante<text:s/>especialista<text:s/>en<text:s/>el<text:s/>caso<text:s/>de<text:s/>Desdémona?<text:s/>¿Es<text:s/>cierto<text:s/>lo<text:s/>que<text:s/>explica<text:s/>su<text:s/>tragedia?<text:s/>Si<text:s/>la<text:s/>falta<text:s/>de<text:s/>pericia<text:s/>es<text:s/>la<text:s/>explicación<text:s/>de<text:s/>la<text:s/>duda<text:s/>cavelliana,<text:s/>la<text:s/>adquisición<text:s/>de<text:s/>pericia<text:s/>debería<text:s/>ayudar<text:s/>a<text:s/>superar<text:s/>la<text:s/>duda.<text:s/>Podríamos<text:s/>decir<text:s/>entonces<text:s/>que<text:s/>Otelo<text:s/>podría<text:s/>haber<text:s/>sido<text:s/>más<text:s/>experto<text:s/>en<text:s/>lo<text:s/>que<text:s/>respecta<text:s/>a<text:s/>Desdémona<text:s/></text:span><text:span text:style-name="T179_3">y</text:span><text:span text:style-name="T179_4">,<text:s/>de<text:s/>ese<text:s/>modo,<text:s/>podría<text:s/>haber<text:s/>evitado<text:s/>la<text:s/>tragedia.<text:s/>Pero<text:s/>no<text:s/>está<text:s/>nada<text:s/>claro<text:s/>que<text:s/>sea<text:s/>así.<text:s/>Al<text:s/>fin<text:s/>y<text:s/>al<text:s/>cabo,<text:s/>Otelo<text:s/>estaba<text:s/>casado<text:s/>con<text:s/>Desdémona<text:s/>y,<text:s/>aunque<text:s/>a<text:s/>menudo<text:s/>se<text:s/>dice<text:s/>que<text:s/>el<text:s/>amor<text:s/>es<text:s/>ciego<text:s/>(y<text:s/>los<text:s/>celos<text:s/>son<text:s/>cegadores),<text:s/>llevó<text:s/>a<text:s/>cabo<text:s/>la<text:s/>acción<text:s/>de<text:s/>matar<text:s/>a<text:s/>Desdémona<text:s/>porque<text:s/>estaba<text:s/>seguro<text:s/>de<text:s/>sus<text:s/>conclusiones<text:s/>sobre<text:s/>su<text:s/>comportamiento.<text:s/>La<text:s/>duda<text:s/>cavellina<text:s/>está<text:s/>más<text:s/>arraigada<text:s/>que<text:s/>algo<text:s/>que<text:s/>pueda<text:s/>superrse<text:s/>con<text:s/>un<text:s/>conocimiento<text:s/>especializado;<text:s/>no<text:s/>puede<text:s/>superarse<text:s/>adquiriendo<text:s/>conocimientos<text:s/>especializado<text:s/>más<text:s/>extenso<text:s/>o<text:s/>más<text:s/>íntimo</text:span><text:span text:style-name="T179_5"><text:s/>del<text:s/>otro.<text:s/>De<text:s/>hecho,<text:s/>lo<text:s/>que<text:s/>Cavell<text:s/>quiere<text:s/>decir<text:s/>es<text:s/>que<text:s/>esta<text:s/>duda<text:s/>es<text:s/>endémica<text:s/>a<text:s/>las<text:s/>relaciones<text:s/>humanas<text:s/>y<text:s/>no<text:s/>puede<text:s/>superarse<text:s/>adquiriendo<text:s/>conocimientos<text:s/>especializados<text:s/>ni<text:s/>de<text:s/>ninguna<text:s/>forma.<text:s/>Como<text:s/>escribe<text:s/>Cavell,<text:s/>«no<text:s/>hay<text:s/>alternativa<text:s/>humana<text:s/>a<text:s/>la<text:s/>posibilidad<text:s/>de<text:s/>la<text:s/>tragedia».</text:span></text:p>
      <text:p text:style-name="P180"><text:span text:style-name="T180_1"><text:tab/></text:span></text:p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><text:span text:style-name="T196_1">AVRAMIDE</text:span><text:span text:style-name="T196_2">S</text:span><text:span text:style-name="T196_3">,<text:s/>Anita<text:s/>(2019</text:span><text:span text:style-name="T196_4">).<text:s/></text:span><text:span text:style-name="T196_5">Percepción,<text:s/>fiabilidad<text:s/>y<text:s/>otras<text:s/>men</text:span><text:span text:style-name="T196_6">tes<text:s/>En<text:s/></text:span><text:span text:style-name="T196_7">Knowing<text:s/>Otre<text:s/>Minds.</text:span><text:span text:style-name="T196_8"><text:s/></text:span><text:span text:style-name="T196_9">Avramidez<text:s/>y<text:s/>Mattew<text:s/>Parrot<text:s/>Editors.<text:s/>United<text:s/>Kingdom;<text:s/>Oxford<text:s/>University<text:s/>Press.</text:span></text:p>
      <text:p text:style-name="P197"><text:span text:style-name="T197_1">P.<text:s/>1</text:span><text:span text:style-name="T197_2">21</text:span></text:p>
      <text:p text:style-name="P198"><text:span text:style-name="T198_1"><text:tab/>También<text:s/>cabe<text:s/>preguntarse<text:s/>si<text:s/>el<text:s/>grado<text:s/>de<text:s/>pericia<text:s/>que<text:s/>Dretske<text:s/>identifica<text:s/>como<text:s/>necesario<text:s/>para<text:s/>que<text:s/>veamos<text:s/>lo<text:s/>que<text:s/>otros<text:s/>piensan<text:s/>y<text:s/>sienten<text:s/>se<text:s/>corresponde<text:s/>con<text:s/>la<text:s/>facilidad<text:s/>con<text:s/>la<text:s/>que<text:s/>(intuitivamente,<text:s/>al<text:s/>menos)<text:s/>tomamos<text:s/>este<text:s/>conocimiento<text:s/>como<text:s/>disponible<text:s/>cuando<text:s/>lo<text:s/>está.<text:s/>Los<text:s/>filósofos<text:s/>defienden<text:s/>una<text:s/>explicación<text:s/>perceptiva<text:s/>de<text:s/>nuestro<text:s/>conocimiento<text:s/>suelen<text:s/>decirnos<text:s/>que<text:s/>podemos<text:s/>ver<text:s/>lo<text:s/>que<text:s/>otra<text:s/>persona<text:s/>está<text:s/>pensando<text:s/>y<text:s/>sintiento:<text:s/>«Me<text:s/>di<text:s/>cuenta<text:s/>de<text:s/>que<text:s/>estaba<text:s/>avergonzada»,<text:s/>«¿Cómo<text:s/>no<text:s/>te<text:s/>diste<text:s/>cuenta<text:s/>de<text:s/>que<text:s/>estaba<text:s/>enfadada?»,<text:s/>«Su<text:s/>enfado<text:s/>estaba<text:s/>a<text:s/>la<text:s/>vista<text:s/>de<text:s/>todos»,<text:s/>y<text:s/>cosas<text:s/>por<text:s/>el<text:s/>estilo.<text:s/>Cuando<text:s/>los<text:s/>filósofos<text:s/>nos<text:s/>señalan<text:s/>lo<text:s/>que<text:s/>decimos<text:s/>habitualmente,<text:s/>no<text:s/>destacan<text:s/>que<text:s/>sólo<text:s/>decimos<text:s/>que<text:s/>sólo<text:s/>decimos</text:span><text:span text:style-name="T198_2"><text:s/>esas<text:s/>cosas<text:s/>de<text:s/>las<text:s/>personas<text:s/>con<text:s/>las<text:s/>que<text:s/>tenemos<text:s/>una<text:s/>relación<text:s/>íntima<text:s/>o<text:s/>sólo<text:s/>cuando<text:s/>las<text:s/>conocemos<text:s/>especialmente<text:s/>bien.<text:s/>El<text:s/>hecho<text:s/>es<text:s/>que<text:s/>es<text:s/>tan<text:s/>probable<text:s/>que<text:s/>digamos<text:s/>de<text:s/>un<text:s/>completo<text:s/>desconocido<text:s/>con<text:s/>el<text:s/>que<text:s/>acabamos<text:s/>de<text:s/>entablar<text:s/>conversación<text:s/>como<text:s/>de<text:s/>nuestra<text:s/>pareja<text:s/>de<text:s/>muchos<text:s/>años<text:s/>que<text:s/>podemos<text:s/>ver<text:s/>que<text:s/>está<text:s/>avergonzado,<text:s/>molesto,<text:s/>enfadado<text:s/>y<text:s/>cosas<text:s/>por<text:s/>el<text:s/>estilo.<text:s/></text:span><text:span text:style-name="T198_3">29</text:span><text:span text:style-name="T198_4"><text:s/>Pero<text:s/>si<text:s/>esto<text:s/>es<text:s/>correcto,<text:s/>según<text:s/>la<text:s/>explicación<text:s/>perceptiva<text:s/>de<text:s/>Dretske<text:s/>estamos<text:s/>muy<text:s/>equivocados<text:s/>cuando<text:s/>hablamos<text:s/>así.</text:span></text:p>
      <text:p text:style-name="P199"><text:span text:style-name="T199_1"><text:tab/>Que<text:s/>la<text:s/>teoría<text:s/>de<text:s/>dretske<text:s/>arroje<text:s/>este<text:s/>resultado<text:s/>es<text:s/>especialmente<text:s/>extraño,<text:s/>dado<text:s/>que<text:s/>el<text:s/>propio<text:s/>Dretske<text:s/>afirma<text:s/>que<text:s/>el<text:s/>lenguaje<text:s/>ordinario<text:s/>es<text:s/>algo<text:s/>que<text:s/>los<text:s/>filósofos<text:s/>deberían<text:s/>resprtar.</text:span><text:span text:style-name="T199_2">30</text:span></text:p>
      <text:p text:style-name="P200"/>
      <text:p text:style-name="P201"/>
      <text:p text:style-name="P202"><text:span text:style-name="T202_1">AVRAMIDE</text:span><text:span text:style-name="T202_2">S</text:span><text:span text:style-name="T202_3">,<text:s/>Anita<text:s/>(2019</text:span><text:span text:style-name="T202_4">).<text:s/></text:span><text:span text:style-name="T202_5">Percepción,<text:s/>fiabilidad<text:s/>y<text:s/>otras<text:s/>men</text:span><text:span text:style-name="T202_6">tes<text:s/>En<text:s/></text:span><text:span text:style-name="T202_7">Knowing<text:s/>Otre<text:s/>Minds.</text:span><text:span text:style-name="T202_8"><text:s/></text:span><text:span text:style-name="T202_9">Avramidez<text:s/>y<text:s/>Mattew<text:s/>Parrot<text:s/>Editors.<text:s/>United<text:s/>Kingdom;<text:s/>Oxford<text:s/>University<text:s/>Press.</text:span></text:p>
      <text:p text:style-name="P203"><text:span text:style-name="T203_1">P.<text:s/>1</text:span><text:span text:style-name="T203_2">21</text:span></text:p>
      <text:p text:style-name="P204"><text:span text:style-name="T204_1"><text:tab/>Ahora<text:s/>quiero<text:s/>sugerir<text:s/>una<text:s/>razón<text:s/>por<text:s/>la<text:s/>que<text:s/>Dretske<text:s/>identifica<text:s/>como<text:s/>una<text:s/>diferencia<text:s/>entre<text:s/>conocimiento<text:s/>de<text:s/>los<text:s/>cuerpos<text:s/>y<text:s/>el<text:s/>conocimiento<text:s/>de<text:s/>otras<text:s/>mentes<text:s/>puede<text:s/>considerarse<text:s/>insuficiente<text:s/>para<text:s/>explicar<text:s/>la<text:s/>duda<text:s/>cavelliana<text:s/>en<text:s/>relación<text:s/>con<text:s/>otras<text:s/>mentes.<text:s/>El<text:s/>hecho<text:s/>de<text:s/>que<text:s/>las<text:s/>personas<text:s/>tengan<text:s/>aspecto<text:s/>d</text:span><text:span text:style-name="T204_2">i</text:span><text:span text:style-name="T204_3">ferente<text:s/>en<text:s/>determinadas<text:s/>circunstancias<text:s/>y<text:s/>en<text:s/>compa</text:span><text:span text:style-name="T204_4">ñí</text:span><text:span text:style-name="T204_5">as<text:s/>de<text:s/>determinadas<text:s/>personas<text:s/>pretende<text:s/>captar<text:s/>la<text:s/>diferencia<text:s/>entre<text:s/>las<text:s/>personas<text:s/>y<text:s/>los<text:s/>objetos<text:s/>inanimados;<text:s/>pretende<text:s/>explicar<text:s/>lo<text:s/>que<text:s/>Dretske<text:s/>quiere<text:s/>decir<text:s/>cuando<text:s/>escribe<text:s/>que<text:s/>as<text:s/>personas<text:s/>«son,<text:s/>dentro<text:s/>de<text:s/>ciertos<text:s/>límites,<text:s/>capaces<text:s/>de<text:s/>controlar<text:s/>su<text:s/>aspecto».<text:s/>Dre</text:span><text:span text:style-name="T204_6">t</text:span><text:span text:style-name="T204_7">ske<text:s/>nos<text:s/>da<text:s/>aquí<text:s/>una<text:s/>imagen<text:s/>de<text:s/>personas<text:s/>individuales</text:span><text:span text:style-name="T204_8"><text:s/>que<text:s/>responden<text:s text:c="2"/>de<text:s/>formas<text:s/>diferentes<text:s/>en<text:s/>entornos<text:s/>diferentes,<text:s/>una<text:s/>diferencia<text:s/>de<text:s/>respuesta<text:s/>que<text:s/>debe<text:s/>entender<text:s/>alguien<text:s/>que<text:s/>quiera<text:s/>saber<text:s/>por<text:s/>percepción<text:s/>que<text:s/>otra<text:s/>persona<text:s/>está<text:s/>avergonzada,<text:s/>enfadada<text:s/>o<text:s/>algo<text:s/>parecido.<text:s/>Del<text:s/>mismo<text:s/>modo<text:s/>que<text:s/>con<text:s/>el<text:s/>tiempo<text:s/>se<text:s/>aprende<text:s/>que,<text:s/>si<text:s/>la<text:s/>cabeza<text:s/>no<text:s/>está<text:s/>orientada<text:s/>en<text:s/>la<text:s/>dirección<text:s/>correcta<text:s/>o<text:s/>si<text:s/>hay<text:s/>un<text:s/>objeto<text:s/>entre<text:s/>el<text:s/>perceptor<text:s/>y<text:s/>lo<text:s/>percibido,<text:s/>la<text:s/>percepción<text:s/>no<text:s/>se<text:s/>produce,<text:s/>con<text:s/>el<text:s/>tiempo<text:s/>se<text:s/>aprende<text:s/>que<text:s/>Sally<text:s/>se<text:s/>aburre<text:s/>en<text:s/>las<text:s/>fiestas<text:s/>de<text:s/>Gerry.<text:s/>En<text:s/>efecto,<text:s/>lo<text:s/>que<text:s/>se<text:s/>aprende<text:s/>en<text:s/>ciertas<text:s/>situaciones<text:s/>y<text:s/>ciertas<text:s/>situaciones<text:s/>y<text:s/>ciertas<text:s/>persona<text:s/>provocarán<text:s/>—si<text:s/>se<text:s/>puede<text:s/>decir<text:s/>que<text:s/>«desencadenarán»—<text:s/>ciertas<text:s/>respuestas<text:s/>en<text:s/>una<text:s/>persona<text:s/>concreta.<text:s/>Dretske<text:s/>no<text:s/>utiliza<text:s/>el<text:s/>término<text:s/>«desencadenante»,<text:s/>pero<text:s/>se<text:s/>puede<text:s/>pensar<text:s/>que<text:s/>acepta<text:s/>el<text:s/>espíritu<text:s/>de<text:s/>lo<text:s/>que<text:s/>propone<text:s/>aquí.<text:s/>Lo<text:s/>que<text:s/>Dretske<text:s/>escribe<text:s/>es<text:s/>que<text:s/>las<text:s/>personas<text:s/>pueden<text:s/>«expresar<text:s/>su<text:s/>[abrrimiento]<text:s/>de<text:s/>forma<text:s/>diferente<text:s/>en<text:s/>un<text:s/>grupo<text:s/>de<text:s/>amigos<text:s/>q</text:span><text:span text:style-name="T204_9">u</text:span><text:span text:style-name="T204_10">e<text:s/>entre<text:s/>ellos».</text:span></text:p>
      <text:p text:style-name="P205"/>
      <text:p text:style-name="P206"><text:span text:style-name="T206_1">AVRAMIDE</text:span><text:span text:style-name="T206_2">S</text:span><text:span text:style-name="T206_3">,<text:s/>Anita<text:s/>(2019</text:span><text:span text:style-name="T206_4">).<text:s/></text:span><text:span text:style-name="T206_5">Percepción,<text:s/>fiabilidad<text:s/>y<text:s/>otras<text:s/>men</text:span><text:span text:style-name="T206_6">tes<text:s/>En<text:s/></text:span><text:span text:style-name="T206_7">Knowing<text:s/>Otre<text:s/>Minds.</text:span><text:span text:style-name="T206_8"><text:s/></text:span><text:span text:style-name="T206_9">Avramidez<text:s/>y<text:s/>Mattew<text:s/>Parrot<text:s/>Editors.<text:s/>United<text:s/>Kingdom;<text:s/>Oxford<text:s/>University<text:s/>Press.</text:span></text:p>
      <text:p text:style-name="P207"><text:span text:style-name="T207_1">P.<text:s/>1</text:span><text:span text:style-name="T207_2">22</text:span></text:p>
      <text:p text:style-name="P208"><text:span text:style-name="T208_1"><text:tab/>Sin<text:s/>embargo,<text:s/>es<text:s/>posible<text:s/>entender<text:s/>de<text:s/>otro<text:s/>modo<text:s/>lo<text:s/>que<text:s/>quiere<text:s/>decir<text:s/>cuando<text:s/>se<text:s/>afirma<text:s/>que<text:s/>las<text:s/>personas<text:s/>son<text:s/>capaces<text:s/>de<text:s/>controlar<text:s/>suaspecto.<text:s/>Esta<text:s/>forma<text:s/>diferente<text:s/>de<text:s/>entender<text:s/>está<text:s/>relacionada<text:s/>conotra<text:s/>forma<text:s/>de<text:s/>entender<text:s/>lo<text:s/>que<text:s/>queremos<text:s/>decir<text:s/>cuando<text:s/>afirmamos<text:s/>que<text:s/>las<text:s/>personas<text:s/>expresan<text:s/>sus<text:s/>pensamientos<text:s/>y<text:s/>sentimientos<text:s/>de<text:s/>forma<text:s/>diferente<text:s/>en<text:s/>distintos<text:s/>entornos<text:s/>sociales.<text:s/>Esta<text:s/>otra<text:s/>forma<text:s/>de<text:s/>entender<text:s/>conecta<text:s/>la<text:s/>expresión<text:s/>con<text:s/>la<text:s/>autoexpresión<text:s/>y<text:s/>el<text:s/>control<text:s/>que<text:s/>uno<text:s/>tiene<text:s/>sobre<text:s/>su<text:s/>acpecto<text:s/>con<text:s/>la<text:s/>acción<text:s/>voluntaria.<text:s/>Cuando<text:s/>se<text:s/>dice<text:s/>que<text:s/>una<text:s/>persona<text:s/>es<text:s/>capaz<text:s/>de<text:s/>controlar<text:s/>su<text:s/>aspecto,<text:s/>se<text:s/>piensa<text:s/>que<text:s/>puede<text:s/>expresar<text:s/>voluntariamente<text:s/>su<text:s/>estado<text:s/>mental<text:s/>a<text:s/>otra<text:s/>persona<text:s/>o<text:s/>no.<text:s/>El<text:s/>asunto<text:s/>«depende<text:s/>de<text:s/>ella»<text:s/>(de<text:s/>alguna<text:s/>manera<text:s/>que<text:s/>dejare<text:s/>intencionalmente<text:s/>vaga,<text:s/>aunque<text:s/>confío<text:s/>en<text:s/>que<text:s/>la<text:s/>idea<text:s/>se<text:s/>entienda<text:s/>suficientemente<text:s/>bien).<text:s/>La<text:s/>idea<text:s/>de<text:s/>control<text:s/>voluntari</text:span><text:span text:style-name="T208_2">o</text:span><text:span text:style-name="T208_3"><text:s/>y<text:s/>autoexpresión<text:s/>son<text:s/>las<text:s/>dos<text:s/>caras<text:s/>de<text:s/>una<text:s/>moneda:<text:s/>una<text:s/>persona<text:s/>se<text:s/>expresa<text:s/>en<text:s/>lo<text:s/>que<text:s/>hace<text:s/>voluntariamente.<text:s/>Cuando<text:s/>Tom<text:s/>percibe<text:s/>la<text:s/>expresión<text:s/>de<text:s/>Sally,<text:s/>puede<text:s/>llegar<text:s/>a<text:s/>saber<text:s/>lo<text:s/>que<text:s/>ésta<text:s/>siente.<text:s/>Sin<text:s/>embargo,<text:s/>la<text:s/>expresión<text:s/>del<text:s/>estado<text:s/>mental<text:s/>de<text:s/>Sally<text:s/>que<text:s/>Tom<text:s/>percibe<text:s/>no<text:s/>está<text:s/>provocada<text:s/>simplemente<text:s/>por<text:s/>su<text:s/>entorno,<text:s/>sino<text:s/>que,<text:s/>al<text:s/>menos<text:s/>en<text:s/>parte,<text:s/>se<text:s/>debe<text:s/>a<text:s/>Sally.<text:s/>Esto<text:s/>es<text:s/>lo<text:s/>que<text:s/></text:span><text:span text:style-name="T208_4">aprendemos<text:s/>al<text:s/>percibir<text:s/>el<text:s/>comportamiento<text:s/>de<text:s/>otras<text:s/>personas.<text:s/>Esto<text:s/>requiere<text:s/>cierta<text:s/>pericia,<text:s/>sin<text:s/>duda,<text:s/>pero<text:s/>no<text:s/>es<text:s/>una<text:s/>pericia<text:s/>especializada<text:s/>que<text:s/>deba<text:s/>entenderse<text:s/>en<text:s/>el<text:s/>sentido<text:s/>de<text:s/>pericia<text:s/>especializada<text:s/>asociada<text:s/>al<text:s/>reconocimiento<text:s/>de<text:s/>las<text:s/>mariposas<text:s/>Almirante<text:s/>Rojo.<text:s/></text:span></text:p>
      <text:p text:style-name="P209"/>
      <text:p text:style-name="P210"><text:span text:style-name="T210_1">AVRAMIDE</text:span><text:span text:style-name="T210_2">S</text:span><text:span text:style-name="T210_3">,<text:s/>Anita<text:s/>(2019</text:span><text:span text:style-name="T210_4">).<text:s/></text:span><text:span text:style-name="T210_5">Percepción,<text:s/>fiabilidad<text:s/>y<text:s/>otras<text:s/>men</text:span><text:span text:style-name="T210_6">tes<text:s/>En<text:s/></text:span><text:span text:style-name="T210_7">Knowing<text:s/>Otre<text:s/>Minds.</text:span><text:span text:style-name="T210_8"><text:s/></text:span><text:span text:style-name="T210_9">Avramidez<text:s/>y<text:s/>Mattew<text:s/>Parrot<text:s/>Editors.<text:s/>United<text:s/>Kingdom;<text:s/>Oxford<text:s/>University<text:s/>Press.</text:span></text:p>
      <text:p text:style-name="P211"><text:span text:style-name="T211_1">P.<text:s/>1</text:span><text:span text:style-name="T211_2">22</text:span></text:p>
      <text:p text:style-name="P212"><text:span text:style-name="T212_1"><text:tab/>Este<text:s/>tipo<text:s/>de<text:s/>pericia<text:s/>que<text:s/>la<text:s/>mayoría<text:s/>de<text:s/>nosotros<text:s/>llegamos<text:s/>a<text:s/>tener<text:s/>como<text:s/>parte<text:s/>del<text:s/>desarrollo<text:s/>normal;<text:s/>no<text:s/>es<text:s/>algo<text:s/>que<text:s/>aprendamos,<text:s/>si<text:s/>nos<text:s/>interesa,<text:s/>más<text:s/>tarde<text:s/>en<text:s/>la<text:s/>vida.<text:s/>Por<text:s/>supuesto,<text:s/>a<text:s/>algunos<text:s/>se<text:s/>nos<text:s/>da<text:s/>mejor<text:s/>comprender<text:s/>a<text:s/>las<text:s/>personas<text:s/>que<text:s/>a<text:s/>otros,<text:s/>pero<text:s/>la<text:s/>habilidad<text:s/>viene<text:s/>dada<text:s/>por<text:s/>el<text:s/>desarrollo<text:s/>ordinario<text:s/>de<text:s/>cada<text:s/>uno.<text:s/>Al<text:s/>igual<text:s/>que<text:s/>con<text:s/>nuestro<text:s/>desarrollo<text:s/>moral,<text:s/>todos<text:s/>somos<text:s/>igualmente<text:s/>c</text:span><text:span text:style-name="T212_2">a</text:span><text:span text:style-name="T212_3">paces<text:s/>de<text:s/>alcanzar<text:s/>esta<text:s/>pericia<text:s/>(si<text:s/>quieres<text:s/>llamarla<text:s/>así):<text:s/>no<text:s/>es<text:s/>una<text:s/>habilidad<text:s/>limitada.<text:s/>Del<text:s/>mismo<text:s/>modo<text:s/>que<text:s/>entiendo<text:s/>la<text:s/>forma<text:s/>en<text:s/>que<text:s/>controlamos<text:s/>y<text:s/>expresamos<text:s/>nuestra<text:s/>vida<text:s/>mental<text:s/>de<text:s/>forma<text:s/>diferente<text:s/>a<text:s/>Dretske,<text:s/>entiendo<text:s/>nuestra<text:s/>pericia<text:s/>en<text:s/>este<text:s/>sentido<text:s/>de<text:s text:c="2"/>forma<text:s/>diferente.<text:s/>Hay<text:s/>una<text:s/>historia<text:s/>que<text:s/>contar<text:s/>sobre<text:s/>cómo<text:s/>desarrollamos<text:s/>la<text:s/>pericia<text:s/>que<text:s/>tenemos<text:s/>respecto<text:s/>a<text:s/>conocer<text:s/>a<text:s/>los<text:s/>demás,<text:s/>pero<text:s/>esta<text:s/>historia<text:s/>no<text:s/>se<text:s/>basa<text:s/>únicamente<text:s/>en<text:s/>observar<text:s/>las<text:s/>condiciones<text:s/>de<text:s/>nuestro<text:s/>entorno</text:span><text:span text:style-name="T212_4"><text:s/>y<text:s/>convertirnos<text:s/>en<text:s/>expertos<text:s/>sobre<text:s/>la<text:s/>respuesta<text:s/>que<text:s/>estas<text:s/>condiciones<text:s/>desencadenarán<text:s/>en<text:s/>un<text:s/>individuo.<text:s/>Más<text:s/>bien,<text:s/>la<text:s/>historia<text:s/>que<text:s/>contemos<text:s/>incluirá<text:s/>un<text:s/>reconocimiento<text:s/>de<text:s/>la<text:s/>forma<text:s/>en<text:s/>que<text:s/>respondemos<text:s/>naturalmente<text:s/>a<text:s/>los<text:s/>demás,<text:s/>así<text:s/>como<text:s/>lo<text:s/>que<text:s/>esa<text:s/>respuesta<text:s/>suscita<text:s/>en<text:s/>cada<text:s/>uno<text:s/>de<text:s/>nosotros.<text:s text:c="2"/>Esa<text:s/>respuesta<text:s/>natural<text:s/>y<text:s/>lo<text:s/>que<text:s/>suscita<text:s/>en<text:s/>nosotros<text:s/>forma<text:s/>parte<text:s/>de<text:s/>nuestra<text:s/>educación<text:s/>como<text:s/>personas<text:s/>adultas<text:s/>y<text:s/>de<text:s/>nuestra<text:s/>comprensión<text:s/>de<text:s/>las<text:s/>demás<text:s/>personas.</text:span></text:p>
      <text:p text:style-name="P213"/>
      <text:p text:style-name="P214"/>
      <text:p text:style-name="P215"><text:span text:style-name="T215_1">AVRAMIDE</text:span><text:span text:style-name="T215_2">S</text:span><text:span text:style-name="T215_3">,<text:s/>Anita<text:s/>(2019</text:span><text:span text:style-name="T215_4">).<text:s/></text:span><text:span text:style-name="T215_5">Percepción,<text:s/>fiabilidad<text:s/>y<text:s/>otras<text:s/>men</text:span><text:span text:style-name="T215_6">tes<text:s/>En<text:s/></text:span><text:span text:style-name="T215_7">Knowing<text:s/>Otre<text:s/>Minds.</text:span><text:span text:style-name="T215_8"><text:s/></text:span><text:span text:style-name="T215_9">Avramidez<text:s/>y<text:s/>Mattew<text:s/>Parrot<text:s/>Editors.<text:s/>United<text:s/>Kingdom;<text:s/>Oxford<text:s/>University<text:s/>Press.</text:span></text:p>
      <text:p text:style-name="P216"><text:span text:style-name="T216_1">P.<text:s/>1</text:span><text:span text:style-name="T216_2">22</text:span></text:p>
      <text:p text:style-name="P217"><text:span text:style-name="T217_1"><text:tab/></text:span><text:span text:style-name="T217_2">Este<text:s/>desarrollo<text:s/>puede<text:s/>dar<text:s/>lugar<text:s/>a<text:s/>que<text:s/>seamos<text:s/>capaces<text:s/>de<text:s/>ver<text:s/>que<text:s/>los<text:s/>demás<text:s/>piensan<text:s/>y<text:s/>sienten<text:s/>de<text:s/>determinadas<text:s/>maneras,<text:s/>pero<text:s/>parte<text:s/>de<text:s/>lo<text:s/>que<text:s/>aprendemos<text:s/>es<text:s/>cuando<text:s/>podemos<text:s/>confiar<text:s/>en<text:s/>lo<text:s/>que<text:s/>vemos<text:s/>y<text:s/>cuando<text:s/>no.<text:s/>También<text:s/>nos<text:s/>lleva<text:s/>a<text:s/>comprender<text:s/>que<text:s/>la<text:s/>posibilidad<text:s/>de<text:s/>desconfianza<text:s/>y<text:s/>tr</text:span><text:span text:style-name="T217_3">a</text:span><text:span text:style-name="T217_4">ición<text:s/>en<text:s/>nuestras<text:s/>relaciones<text:s/>con<text:s/>los<text:s/>demás<text:s/>no<text:s/>puede<text:s/>erradicarse.<text:s/>Si<text:s/>podemos<text:s/>cinfiar<text:s/>en<text:s/>lo<text:s/>que<text:s/>vemos<text:s/>cuando<text:s/>se<text:s/>trata<text:s/>de<text:s/>otras<text:s/>personas<text:s/>es<text:s/>algo<text:s/>que<text:s/>siempre<text:s/>hay<text:s/>que<text:s/>evaluar<text:s/>teniendo<text:s/>en<text:s/>cuenta<text:s/>todo<text:s/>lo<text:s/>que<text:s/>sabemos<text:s/>sobre<text:s/>esa<text:s/>persona<text:s/>y<text:s/>eas<text:s/>circunstancias.<text:s/>Pero<text:s/>este<text:s/>proceso</text:span><text:span text:style-name="T217_5"><text:s/>de<text:s/>aprender<text:s/>a<text:s/>discriminar,<text:s/>evaluar<text:s/>y<text:s/>confiar<text:s/>no<text:s/>es<text:s/>lo<text:s/>mismo<text:s/>que<text:s/>aprender<text:s/>que<text:s/>ciertas<text:s/>miradas,<text:s/>en<text:s/>ciertas<text:s/>personas,<text:s/>sirven<text:s/>como<text:s/>indicadores<text:s/>fiables<text:s/>de<text:s/>sus<text:s/>estados<text:s/>mentales.</text:span></text:p>
      <text:p text:style-name="P218"/>
      <text:p text:style-name="P219"><text:span text:style-name="T219_1">AVRAMIDE</text:span><text:span text:style-name="T219_2">S</text:span><text:span text:style-name="T219_3">,<text:s/>Anita<text:s/>(2019</text:span><text:span text:style-name="T219_4">).<text:s/></text:span><text:span text:style-name="T219_5">Percepción,<text:s/>fiabilidad<text:s/>y<text:s/>otras<text:s/>men</text:span><text:span text:style-name="T219_6">tes<text:s/>En<text:s/></text:span><text:span text:style-name="T219_7">Knowing<text:s/>Otre<text:s/>Minds.</text:span><text:span text:style-name="T219_8"><text:s/></text:span><text:span text:style-name="T219_9">Avramidez<text:s/>y<text:s/>Mattew<text:s/>Parrot<text:s/>Editors.<text:s/>United<text:s/>Kingdom;<text:s/>Oxford<text:s/>University<text:s/>Press.</text:span></text:p>
      <text:p text:style-name="P220"><text:span text:style-name="T220_1">P.<text:s/>1</text:span><text:span text:style-name="T220_2">23</text:span></text:p>
      <text:p text:style-name="P221"><text:span text:style-name="T221_1"><text:tab/>La<text:s/>idea<text:s/>de<text:s/>un<text:s/>indicador<text:s/>fiable<text:s/>es<text:s/>el<text:s/>núcleo<text:s/>del<text:s/>relato<text:s/>perceptivo<text:s/>de<text:s/>Dretske<text:s/>sobre<text:s/>nuestro<text:s/>conocimiento<text:s/>tanto<text:s/>de<text:s/>los<text:s/>cuerpos<text:s/>como<text:s/>de<text:s/>otras<text:s/>mentes,<text:s/>La<text:s/>forma<text:s/>en<text:s/>que<text:s/>Dretske<text:s/>entiende<text:s/>las<text:s/>nociones<text:s/>de<text:s/>control<text:s/>y<text:s/>expresión<text:s/>encaja<text:s/>con<text:s/>su<text:s/>idea<text:s/>de<text:s/>lo<text:s/>que<text:s/>se<text:s/>necesita<text:s/>para<text:s/>ser<text:s/>un<text:s/>indicador<text:s/>fiable,<text:s/>mientras<text:s/>mi<text:s/>interpretación<text:s/>alternativa<text:s/>de<text:s/>estas<text:s/>nociones<text:s/>no<text:s/>se<text:s/>ajusta<text:s/>a<text:s/>esta<text:s/>idea.<text:s/>Debe<text:s/>quedar<text:s/>claro<text:s/>que<text:s/>lo<text:s/>que<text:s/>estoy<text:s/>rechazando<text:s/>es<text:s/>sólo<text:s/>la<text:s/>idea<text:s/>de<text:s/>un<text:s/>relato<text:s/>perceptivo<text:s/>de<text:s/>nuetro<text:s/>conocimiento<text:s/>de<text:s/>la<text:s/>mente<text:s/>de<text:s/>otro,<text:s/>tal<text:s/>como<text:s/>se<text:s/>desarrolla<text:s/>en<text:s/>la<text:s/>obra<text:s/>de<text:s/>Dretske.<text:s/>Puede<text:s/>haber<text:s/>—de<text:s/>hecho,<text:s/>las<text:s/>hay—<text:s/>otras<text:s/>maneras<text:s/>de<text:s/>formularun<text:s/>relato<text:s/>perceptivo.</text:span><text:span text:style-name="T221_2">32</text:span><text:span text:style-name="T221_3"><text:s/>Nada<text:s/>de<text:s/>lo<text:s/>que<text:s/>digo<text:s/>aquí<text:s/>debe<text:s/>interpretarse<text:s/>como<text:s/>una<text:s/>oposición<text:s/>a<text:s/>todos<text:s/>los<text:s/>relatos<text:s/>perceptivos<text:s/>de<text:s/>nuestro<text:s/>conocimiento<text:s/>de<text:s/>otra<text:s/>mente.<text:s/>Pero<text:s/>necesitamos<text:s/>una<text:s/>explicación<text:s/>que<text:s/>haga<text:s/>justicia<text:s/>al<text:s/>grado<text:s/>en<text:s/>que<text:s/>podemos<text:s/>conocer<text:s/>a<text:s/>otros<text:s/>y<text:s/>al<text:s/>grado<text:s/>en<text:s/>que<text:s/>no<text:s/>podemos,<text:s/>El<text:s/>modelo<text:s/>de<text:s/>Dretske,<text:s/>basado<text:s/>en<text:s/>la<text:s/>idea<text:s/>de<text:s/>indicación<text:s/>fiable,<text:s/>puede<text:s/>permitir<text:s/>que<text:s/>no<text:s/>siempre<text:s/>veamos<text:s/>lo<text:s/>que<text:s/>piensan<text:s/>y<text:s/>sienten<text:s/>los<text:s/>demás</text:span><text:span text:style-name="T221_4">,<text:s/>per<text:s/>la<text:s/>imagen<text:s/>que<text:s/>ofrece<text:s/>a<text:s/>los<text:s/>casos<text:s/>en<text:s/>los<text:s/>que<text:s/>sí<text:s/>podemos<text:s/>hace<text:s/>que<text:s/>los<text:s/>demás<text:s/>lo<text:s/>sean,<text:s/>al<text:s/>menos<text:s/>en<text:s/>principio<text:s/>y<text:s/>al<text:s/>menos<text:s/>parte<text:s/>del<text:s/>tiempo,<text:s/>totalmente<text:s/>dignos<text:s/>de<text:s/>confianza<text:s/>y<text:s/>fiables.</text:span></text:p>
      <text:p text:style-name="P222"/>
      <text:p text:style-name="P223"><text:span text:style-name="T223_1">AVRAMIDE</text:span><text:span text:style-name="T223_2">S</text:span><text:span text:style-name="T223_3">,<text:s/>Anita<text:s/>(2019</text:span><text:span text:style-name="T223_4">).<text:s/></text:span><text:span text:style-name="T223_5">Percepción,<text:s/>fiabilidad<text:s/>y<text:s/>otras<text:s/>men</text:span><text:span text:style-name="T223_6">tes<text:s/>En<text:s/></text:span><text:span text:style-name="T223_7">Knowing<text:s/>Otre<text:s/>Minds.</text:span><text:span text:style-name="T223_8"><text:s/></text:span><text:span text:style-name="T223_9">Avramidez<text:s/>y<text:s/>Mattew<text:s/>Parrot<text:s/>Editors.<text:s/>United<text:s/>Kingdom;<text:s/>Oxford<text:s/>University<text:s/>Press.</text:span></text:p>
      <text:p text:style-name="P224"><text:span text:style-name="T224_1">P.<text:s/>1</text:span><text:span text:style-name="T224_2">23</text:span></text:p>
      <text:p text:style-name="P225"><text:span text:style-name="T225_1"><text:tab/>En<text:s/>resumen</text:span><text:span text:style-name="T225_2">.</text:span><text:span text:style-name="T225_3"><text:s/>Estoy<text:s/>de<text:s/>acuerdo<text:s/>con<text:s/>Dretske<text:s/>e<text:s/>que<text:s/>nuestras<text:s/>relaciones<text:s/>con<text:s/>otros<text:s/>individuos<text:s/>de<text:s/>mente<text:s/>no<text:s/>son<text:s/>estrictamente<text:s/>análogas<text:s/>a<text:s/>nuestras<text:s/>relaciones<text:s/>con<text:s/>los<text:s/>cuerpos<text:s/>inanimados<text:s/>(o<text:s/>«meros»)<text:s/>del<text:s/>mundo;<text:s/>sin<text:s/>embargo,<text:s/>no<text:s/>estoy<text:s/>de<text:s/>acuerdo<text:s/>con<text:s/>el<text:s/>diagnóstico<text:s/>que<text:s/>hace<text:s/>Dretske<text:s/>de<text:s/>la<text:s/>diferencia<text:s/>en<text:s/>este<text:s/>caso.<text:s/>Mientras<text:s/>que<text:s/>Dretske<text:s/>considera<text:s/>que<text:s/>la<text:s/>diferencia<text:s/>es<text:s/>una<text:s/>cuestión<text:s/>del<text:s/>grado<text:s/>de<text:s/>complejidad<text:s/>de<text:s/>las<text:s/>condiciones<text:s/>en<text:s/>las<text:s/>que<text:s/>las<text:s/>personas<text:s/></text:span><text:span text:style-name="T225_4">pa</text:span><text:span text:style-name="T225_5">recen<text:s/>ser<text:s/>de<text:s/>una<text:s/>determinada<text:s/>manera,<text:s/>yo<text:s/>creo<text:s/>que<text:s/>la<text:s/>diferencia<text:s/>en<text:s/>más<text:s/>profunda<text:s/>que<text:s/>esto.<text:s/>Es<text:s/>más,<text:s/>creo<text:s/>que<text:s/>esta<text:s/>profunda<text:s/>diferencia<text:s/>debe<text:s/>reflejarse<text:s/>en<text:s/>el<text:s/>relato<text:s/>que<text:s/>hacemos<text:s/>de<text:s/>nuestro<text:s/>conocimiento<text:s/>de<text:s/>este<text:s/>caso<text:s/>puede<text:s/>ser<text:s/>perceptivo,<text:s/>pero<text:s/>la<text:s/>explicación<text:s/>tendra<text:s/>que<text:s/>desarrollarse<text:s/>de<text:s/>form</text:span><text:span text:style-name="T225_6">a</text:span><text:span text:style-name="T225_7"><text:s/>diferente<text:s/>a<text:s/>como<text:s/>lo<text:s/>hace<text:s/>Dretske<text:s/>en<text:s/>su<text:s/>explicación.<text:s/>Aunque<text:s/>no<text:s/>hay<text:s/>tiempo<text:s/>para<text:s/>discutir</text:span><text:span text:style-name="T225_8"><text:s/>aquí<text:s/>posibles<text:s/>explicaciones<text:s/>perceptivas<text:s/>alternativas,<text:s/>quiero<text:s/>terminar<text:s/>diciendo<text:s/>qlgo<text:s/>más<text:s/>sobre<text:s/>mis<text:s/>razones<text:s/>para<text:s/>pensar<text:s/>que<text:s/>la<text:s/>idea<text:s/>de<text:s/>Dretske<text:s/>de<text:s/></text:span><text:span text:style-name="T225_9">que</text:span><text:span text:style-name="T225_10"><text:s/>el<text:s/>comportamiento<text:s/>de<text:s/>uno<text:s/>es<text:s/>indicador<text:s/>fiable<text:s/>de<text:s/>su<text:s/>vida<text:s/>mental<text:s/>es<text:s/>errónea</text:span><text:span text:style-name="T225_11">.</text:span></text:p>
      <text:p text:style-name="P226"/>
      <text:p text:style-name="P227"><text:span text:style-name="T227_1">AVRAMIDE</text:span><text:span text:style-name="T227_2">S</text:span><text:span text:style-name="T227_3">,<text:s/>Anita<text:s/>(2019</text:span><text:span text:style-name="T227_4">).<text:s/></text:span><text:span text:style-name="T227_5">Percepción,<text:s/>fiabilidad<text:s/>y<text:s/>otras<text:s/>men</text:span><text:span text:style-name="T227_6">tes<text:s/>En<text:s/></text:span><text:span text:style-name="T227_7">Knowing<text:s/>Otre<text:s/>Minds.</text:span><text:span text:style-name="T227_8"><text:s/></text:span><text:span text:style-name="T227_9">Avramidez<text:s/>y<text:s/>Mattew<text:s/>Parrot<text:s/>Editors.<text:s/>United<text:s/>Kingdom;<text:s/>Oxford<text:s/>University<text:s/>Press.</text:span></text:p>
      <text:p text:style-name="P228"><text:span text:style-name="T228_1">P.<text:s/>1</text:span><text:span text:style-name="T228_2">24</text:span></text:p>
      <text:p text:style-name="P229"><text:span text:style-name="T229_1"><text:tab/>Para<text:s/>expresar<text:s/>mis<text:s/>argumentos,<text:s/>quiero<text:s/>considerar<text:s/>dos<text:s/>tipos<text:s/>de<text:s/>fingimiento.<text:s/>El<text:s/>primero<text:s/>es<text:s/>lo<text:s/>que<text:s/>llamaré<text:s/></text:span><text:span text:style-name="T229_2">fin</text:span><text:span text:style-name="T229_3">g</text:span><text:span text:style-name="T229_4">imiento-actuación</text:span><text:span text:style-name="T229_5">.<text:s/>A<text:s/>S<text:s/>le<text:s/>parece<text:s/>que<text:s/>Tom<text:s/>está<text:s/>sufriendo<text:s/>pero<text:s/>sólo<text:s/>est</text:span><text:span text:style-name="T229_6">á</text:span><text:span text:style-name="T229_7"><text:s/>actuando.<text:s/>La<text:s/>pretensión<text:s/>fingida<text:s/>es<text:s/>como<text:s/>las<text:s/>manzanas<text:s/>que<text:s/>se<text:s/>pintan<text:s/>para<text:s/>que<text:s/>parezcan<text:s/>naranjas<text:s/>o<text:s/>los<text:s/>falsos<text:s/>fajos<text:s/>de<text:s/>leña.<text:s/>La<text:s/>pretensión<text:s/>fingida<text:s/>no<text:s/>es<text:s/>un<text:s/>problema<text:s/>para<text:s/>la<text:s/>teoría<text:s/>de<text:s/>Dretske<text:s/>porque<text:s/>puede<text:s/>ser<text:s/>posible<text:s/>identificar<text:s/>correctamente<text:s/>el<text:s/>conjunto<text:s/>de<text:s/>circunstancias<text:s/>de<text:s/>modo<text:s/>que<text:s/>podamos<text:s/>decir<text:s/>que<text:s/>tenemos<text:s/>razones<text:s/>para<text:s/>pensar<text:s/>que<text:s/>la<text:s/>mirada<text:s/>de<text:s/>Tom<text:s/>no<text:s/>es<text:s/>indicador<text:s/>fiable<text:s/>de<text:s/>sus<text:s/>sentimientos<text:s/>(digamos<text:s/>que<text:s/>estamos<text:s/>en<text:s/>un<text:s/>teatro).<text:s/></text:span></text:p>
      <text:p text:style-name="P230"><text:span text:style-name="T230_1"><text:tab/>Pero<text:s/>la<text:s/>pretensión</text:span><text:span text:style-name="T230_2"><text:s/>de<text:s/>actuar<text:s/>puede<text:s/>distinguirse<text:s/>de<text:s/>otra<text:s/>forma<text:s/>de<text:s/>pretensión<text:s/>que<text:s/>podría<text:s/>decirse<text:s/>que<text:s/>es<text:s/>precursora<text:s/>de<text:s/>la<text:s/>pretensión<text:s/>de<text:s/>actuar.<text:s/>Es<text:s/>plausible<text:s/>afirmar<text:s/>que<text:s/>la<text:s/>pretensión<text:s/>de<text:s/>actuar<text:s/>sólo<text:s/>se<text:s/>produce<text:s/>una<text:s/>vez<text:s/>se<text:s/>ha<text:s/>comprendido<text:s/>y<text:s/>dominado<text:s/>lo<text:s/>que<text:s/>denominaré<text:s/>pretensión<text:s/>básica.</text:span></text:p>
      <text:p text:style-name="P231"><text:span text:style-name="T231_1"><text:tab/>La<text:s/>pretensión<text:s/>básica<text:s/>es<text:s/>una<text:s/>idea<text:s/>que<text:s/>desaempeña<text:s/>un<text:s/>papel<text:s/>importante<text:s/>en<text:s/>una<text:s/>historia<text:s/>de<text:s/>lo<text:s/>justo<text:s/>que<text:s/>H.P.<text:s/>Grice<text:s/>desarrolló<text:s/>es<text:s/>su<text:s/>día<text:s/>para<text:s/>explicar<text:s/>la<text:s/>conexión<text:s/>entre<text:s/>el<text:s/>significado<text:s/>natural<text:s/>y<text:s/>no<text:s/>natural.</text:span><text:span text:style-name="T231_2">33</text:span><text:span text:style-name="T231_3"><text:s/>Lo<text:s/>que<text:s/>esta<text:s/>historia<text:s/>de<text:s/>lo<text:s/>justo<text:s/>revela<text:s/>es<text:s/>una<text:s/>forma<text:s/>de<text:s/>pensar<text:s/>sobre<text:s/>la<text:s/>pretensión<text:s/>(lo<text:s/>que<text:s/>yo<text:s/>llamo<text:s/>«pretensión<text:s/>básica»)<text:s/>que<text:s/>creo<text:s/>que<text:s/>no<text:s/>es<text:s/>compatible<text:s/>con<text:s/>la<text:s/>explicación<text:s/>de<text:s/>Dretske<text:s/>sobre<text:s/>cómo<text:s/>llegamos<text:s/>a<text:s/>conocer<text:s/>estados<text:s/>mentales<text:s/>de<text:s/>los<text:s/>demás.</text:span></text:p>
      <text:p text:style-name="P232"/>
      <text:p text:style-name="P233"/>
      <text:p text:style-name="P234"><text:span text:style-name="T234_1">AVRAMIDE</text:span><text:span text:style-name="T234_2">S</text:span><text:span text:style-name="T234_3">,<text:s/>Anita<text:s/>(2019</text:span><text:span text:style-name="T234_4">).<text:s/></text:span><text:span text:style-name="T234_5">Percepción,<text:s/>fiabilidad<text:s/>y<text:s/>otras<text:s/>men</text:span><text:span text:style-name="T234_6">tes<text:s/>En<text:s/></text:span><text:span text:style-name="T234_7">Knowing<text:s/>Otre<text:s/>Minds.</text:span><text:span text:style-name="T234_8"><text:s/></text:span><text:span text:style-name="T234_9">Avramidez<text:s/>y<text:s/>Mattew<text:s/>Parrot<text:s/>Editors.<text:s/>United<text:s/>Kingdom;<text:s/>Oxford<text:s/>University<text:s/>Press.</text:span></text:p>
      <text:p text:style-name="P235"><text:span text:style-name="T235_1">P.<text:s/>1</text:span><text:span text:style-name="T235_2">24</text:span></text:p>
      <text:p text:style-name="P236"><text:span text:style-name="T236_1"><text:tab/>El<text:s/>ejemplo<text:s/>que<text:s/>Grice<text:s/>utiliza<text:s/>para<text:s/>contar<text:s/>su<text:s/>historia<text:s/>es<text:s/>el<text:s/>de<text:s/>pasar<text:s/>de<text:s/>una<text:s/>expresión<text:s/>que<text:s/>naturalmente<text:s/>significa<text:s/>(o<text:s/>indica)<text:s/>dolor<text:s/>a<text:s/>otra<text:s/>que<text:s/>no<text:s/>significa<text:s/>naturalmente<text:s/>(que<text:s/>alguien<text:s/>sufre)<text:s/>dolor.<text:s/>Los<text:s/>casos<text:s/>de<text:s/>significado<text:s/>natural<text:s/>para<text:s/>Grice<text:s/>incluyen:<text:s/>nubes<text:s/>negras,<text:s/>manchas<text:s/>en<text:s/>la<text:s/>cara,<text:s/>síntomas<text:s/>de<text:s/>enfermedad<text:s/>y<text:s/>ciertas<text:s/>formas<text:s/>de<text:s/>comportamiento</text:span><text:span text:style-name="T236_2"><text:s/>como<text:s/>gemidos<text:s/>y<text:s/>chillidos.<text:s/>Grice<text:s/>utiliza<text:s/>el<text:s/>enunciado<text:s/>de<text:s/>la<text:s/>frase<text:s/>«Me<text:s/>duele»<text:s/>como<text:s/>ejemplo<text:s/>de<text:s/>expresión<text:s/>no<text:s/>natural<text:s/>del<text:s/>dolor,<text:s/>pero<text:s/>también<text:s/>podemos<text:s/>considerar<text:s/>la<text:s/>mirada<text:s/>del<text:s/>dolor<text:s/>en<text:s/>lugar<text:s/>de<text:s/>un<text:s/>enunciado.</text:span></text:p>
      <text:p text:style-name="P237"><text:span text:style-name="T237_1"><text:tab/>Grice<text:s/>identifica<text:s/>cinco<text:s/>etapas<text:s/>en<text:s/>el<text:s/>camino<text:s/>del<text:s/>significado<text:s/>natural<text:s/>al<text:s/>no<text:s/>natural.<text:s/>Las<text:s/>etapas<text:s/>segunda<text:s/>a<text:s/>quinta<text:s/>se<text:s/>refieren<text:s/>al<text:s/>reconocimiento<text:s/>de<text:s/>la<text:s/>expresión<text:s/>por<text:s/>parte<text:s/>del<text:s/>otro,<text:s/>y<text:s/>las<text:s/>dejaré<text:s/>a<text:s/>un<text:s/>lado.<text:s text:c="2"/>La<text:s/>primera<text:s/>etapa<text:s/>es<text:s/>la<text:s/>que<text:s/>concierne<text:s/>a<text:s/>la<text:s/>criatura<text:s/>o<text:s/>al<text:s/>individuo<text:s/>que<text:s/>expresa.<text:s/>Grice<text:s/>describe<text:s/>así<text:s/>lo<text:s/>que<text:s/>ocurre<text:s/>en<text:s/>esta<text:s/>primera<text:s/>etapa:<text:s/>la<text:s/>criatura/individuo<text:s/>llega<text:s/>a<text:s/>producir<text:s/>un<text:s/>cierto<text:s/>tipo<text:s/>de<text:s/>comportamiento<text:s/>que<text:s/>es<text:s/>tal<text:s/>que<text:s/>su<text:s/>producción<text:s/>no<text:s/>voluntaria<text:s/>sería<text:s/>una<text:s/>prueba</text:span><text:span text:style-name="T237_2"><text:s/>de<text:s/>que<text:s/>esa<text:s/>criatura<text:s/>siente<text:s/>dolor.<text:s/>Ese<text:s/>comportamiento<text:s/>es<text:s/>lo<text:s/>que<text:s/>llamaríamos<text:s/>«fingir»<text:s/>o<text:s/>«engañar».<text:s/>Grice<text:s/>dice<text:s/>de<text:s/>este<text:s/>comportamiento<text:s/>que<text:s/>lo<text:s/>producimos<text:s/>voluntariamente<text:s/>precisamente<text:s/>porque<text:s/>su<text:s/>producción<text:s/>no<text:s/>voluntaria<text:s/>se<text:s/>tomaría<text:s/>como<text:s/>prueba<text:s/>de<text:s/>que<text:s/>la<text:s/>criatura/individuo<text:s/>se<text:s/>encuentra<text:s/>en<text:s/>un<text:s/>determinado<text:s/>estado,<text:s/>con<text:s/>el<text:s/>efecto<text:s/>de<text:s/>que<text:s/>otras<text:s/>criaturas<text:s/>reaccionarían<text:s/>ante<text:s/>la<text:s/>criatura/individuo<text:s/>en<text:s/>cuestión<text:s/>como<text:s/>lo<text:s/>harían<text:s/>si<text:s/>ese<text:s/>comportamiento<text:s/>se<text:s/>produjera<text:s/>involuntariamente.</text:span><text:span text:style-name="T237_3">34</text:span></text:p>
      <text:p text:style-name="P238"/>
      <text:p text:style-name="P239"><text:span text:style-name="T239_1">AVRAMIDE</text:span><text:span text:style-name="T239_2">S</text:span><text:span text:style-name="T239_3">,<text:s/>Anita<text:s/>(2019</text:span><text:span text:style-name="T239_4">).<text:s/></text:span><text:span text:style-name="T239_5">Percepción,<text:s/>fiabilidad<text:s/>y<text:s/>otras<text:s/>men</text:span><text:span text:style-name="T239_6">tes<text:s/>En<text:s/></text:span><text:span text:style-name="T239_7">Knowing<text:s/>Otre<text:s/>Minds.</text:span><text:span text:style-name="T239_8"><text:s/></text:span><text:span text:style-name="T239_9">Avramidez<text:s/>y<text:s/>Mattew<text:s/>Parrot<text:s/>Editors.<text:s/>United<text:s/>Kingdom;<text:s/>Oxford<text:s/>University<text:s/>Press.</text:span></text:p>
      <text:p text:style-name="P240"><text:span text:style-name="T240_1">P.<text:s/>1</text:span><text:span text:style-name="T240_2">24</text:span></text:p>
      <text:p text:style-name="P241"><text:span text:style-name="T241_1"><text:tab/>Al<text:s/>reflexionar<text:s/>sobre<text:s/>la<text:s/>progresión<text:s/>de<text:s/>un<text:s/>individuo<text:s/>hacia<text:s/>la<text:s/>producción<text:s/>de<text:s/>expresiones<text:s/>con<text:s/>significado<text:s/>no<text:s/>natural,<text:s/>Grice<text:s/>se<text:s/>plantea<text:s/>la<text:s/>siguiente<text:s/>e<text:s/>interesante<text:s/>cuestión:<text:s/>si<text:s/>lo<text:s/>que<text:s/>X<text:s/>quiere<text:s/>es<text:s/>que<text:s/>Y<text:s/>llegue<text:s/>a<text:s/>creer<text:s/>que<text:s/>X<text:s/>siente<text:s/>dolor,<text:s/>¿por<text:s/>qué<text:s/>no<text:s/>soltar<text:s/>simplemente<text:s/>un<text:s/>bramido<text:s/>natural?<text:s/>¿Por<text:s/>qué<text:s/>pasar<text:s/>por<text:s/>el<text:s/>complicado<text:s/>proceso<text:s/>de<text:s/>producir<text:s/>una<text:s/>expresión<text:s/>no<text:s/>natural<text:s/>del<text:s/>dolor?<text:s/></text:span><text:span text:style-name="T241_2">Grice<text:s/>ofrece<text:s/>dos<text:s/>posibles<text:s/>razones<text:s/>a<text:s/>modo<text:s/>de<text:s/>explicación.</text:span></text:p>
      <text:p text:style-name="P242"><text:span text:style-name="T242_1"><text:tab/>En<text:s/>primer<text:s/>lugar,<text:s/>puede<text:s/>considerarse<text:s/>poco<text:s/>masculino<text:s/>—o<text:s/>«creatural»—<text:s/>que<text:s/>X<text:s/>produzc</text:span><text:span text:style-name="T242_2">a</text:span><text:span text:style-name="T242_3"><text:s/>de<text:s/>forma<text:s/>natural<text:s/>una<text:s/>expresión<text:s/>natural<text:s/>de<text:s/>dolor.<text:s/>En<text:s/>segundo<text:s/>lugar,<text:s/>puede<text:s/>que<text:s/>alguien<text:s/>sólo<text:s/>desee<text:s/>comunicar<text:s/>ciertos<text:s/>aspectos<text:s/>de<text:s/>lo<text:s/>que<text:s/>siente.<text:s/>Como<text:s/>una<text:s/>expresión<text:s/>de<text:s/>dolor<text:s/>no<text:s/>natural<text:s/>está<text:s/>«más<text:s/>vagamente<text:s/>conectada»<text:s/>con<text:s/>el<text:s/>dolor<text:s/>que<text:s/>una<text:s/>natural,<text:s/>su<text:s/>producción<text:s/>no<text:s/>indica<text:s/>todas<text:s/>las<text:s/>características<text:s/>del<text:s/>dolor.<text:s/></text:span><text:span text:style-name="T242_4">35</text:span><text:span text:style-name="T242_5"><text:s/>Ahora<text:s/>bien,<text:s/>uno<text:s/>podría<text:s/>evitar<text:s/>tanto<text:s/>la<text:s/>falta<text:s/>de<text:s/>criatura<text:s/>de<text:s/>un<text:s/>gemido<text:s/>como<text:s/>el<text:s/>control<text:s/>de<text:s/>la<text:s/>comunicación<text:s/>del<text:s/>alcance<text:s/>del<text:s/>propio<text:s/>dolor<text:s/>si<text:s/>su<text:s/>expresión<text:s/>no<text:s/>fuera<text:s/>natural<text:s/>sino<text:s/>producida<text:s/>voluntariamente.<text:s/>En<text:s/>otras<text:s/>palabras,<text:s/>uno<text:s/>puede<text:s/>evitar<text:s/>estas<text:s/>cosas<text:s/>si<text:s/>puede<text:s/>controlar<text:s/>la<text:s/>expresión<text:s/>de<text:s/>sus<text:s/>sentimientos<text:s/>y<text:s/>emociones.</text:span></text:p>
      <text:p text:style-name="P243"/>
      <text:p text:style-name="P244"><text:span text:style-name="T244_1">AVRAMIDE</text:span><text:span text:style-name="T244_2">S</text:span><text:span text:style-name="T244_3">,<text:s/>Anita<text:s/>(2019</text:span><text:span text:style-name="T244_4">).<text:s/></text:span><text:span text:style-name="T244_5">Percepción,<text:s/>fiabilidad<text:s/>y<text:s/>otras<text:s/>men</text:span><text:span text:style-name="T244_6">tes<text:s/>En<text:s/></text:span><text:span text:style-name="T244_7">Knowing<text:s/>Otre<text:s/>Minds.</text:span><text:span text:style-name="T244_8"><text:s/></text:span><text:span text:style-name="T244_9">Avramidez<text:s/>y<text:s/>Mattew<text:s/>Parrot<text:s/>Editors.<text:s/>United<text:s/>Kingdom;<text:s/>Oxford<text:s/>University<text:s/>Press.</text:span></text:p>
      <text:p text:style-name="P245"><text:span text:style-name="T245_1">P.<text:s/>1</text:span><text:span text:style-name="T245_2">25</text:span></text:p>
      <text:p text:style-name="P246"><text:span text:style-name="T246_1"><text:tab/>Cabe<text:s/>añadir<text:s/>aquí<text:s/>que<text:s/>el<text:s/>control<text:s/>de<text:s/>la<text:s/>expresión<text:s/>de<text:s/>los<text:s/>propios<text:s/>sentimientos<text:s/>y<text:s/>emociones<text:s/>es<text:s/>una<text:s/>parte<text:s/>bastante<text:s/>importante<text:s/>del<text:s/>comportamiento<text:s/>de<text:s/>la<text:s/>persona<text:s/>madura.<text:s/>Puede<text:s/>que<text:s/>un<text:s/>niño<text:s/>pequeño<text:s/>deje<text:s/>escapar<text:s/>sus<text:s/>emociones,<text:s/>pero<text:s/>parte<text:s/>de<text:s/>crecimiento<text:s/>consiste<text:s/>en<text:s/>aprender<text:s/>que<text:s/>no<text:s/>es<text:s/>necesario<text:s/>—de<text:s/>hecho,<text:s/>no<text:s/>debería—<text:s/>hacerlo.<text:s/>Y<text:s/>es<text:s/>una<text:s/>vez<text:s/>que<text:s/>el<text:s/>niño<text:s/>madura</text:span><text:span text:style-name="T246_2"><text:s/>y<text:s/>adquiere<text:s/>el<text:s/>control<text:s/>de<text:s/>sus<text:s/>emociones<text:s/>cuando<text:s/>la<text:s/>duda<text:s/>cavelliana<text:s/>se<text:s/>convierte<text:s/>en<text:s/>un<text:s/>problema.<text:s/>La<text:s/>tragedia<text:s/>de<text:s/>Otelo<text:s/>no<text:s/>ocurriría<text:s/>entre<text:s/>niño</text:span><text:span text:style-name="T246_3">s</text:span><text:span text:style-name="T246_4"><text:s/>muy<text:s/>pequeños.<text:s/>Pero<text:s/>son<text:s/>las<text:s/>emociones<text:s/>y<text:s/>los<text:s/>sentimientos<text:s/>de<text:s/>los<text:s/>niños<text:s/>pequeños<text:s/>los<text:s/>que<text:s/>encajan<text:s/>en<text:s/>el<text:s/>modelo<text:s/>de<text:s/>Dretske,<text:s/>no<text:s/>los<text:s/>de<text:s/>los<text:s/>adultos<text:s/>maduros.<text:s/>El<text:s/>aspecto<text:s/>de<text:s/>un<text:s/>niño<text:s/>pequeño<text:s/>puede<text:s/>ser<text:s/>un<text:s/>indicador<text:s/>fiable<text:s/>de<text:s/>sus<text:s/>sentimientos,<text:s/>y<text:s/>más<text:s/>vale<text:s/>que<text:s/>así<text:s/>sea<text:s/>para<text:s/>que<text:s/>pueda<text:s/>aprender<text:s/>su<text:s/>lenguaje<text:s/>y<text:s/>desenvolverse<text:s/>en<text:s/>el<text:s/>mundo<text:s/>de<text:s/>los<text:s/>demás.<text:s/>Y<text:s/>es<text:s/>necesario<text:s/>que,<text:s/>cuando<text:s/>los<text:s/>adultos<text:s/>estén<text:s/>cerca<text:s/>de<text:s/>un<text:s/>bebé<text:s/>en<text:s/>proceso<text:s/>de<text:s/>aprendizaje,<text:s/>mantengan<text:s/>al<text:s/>mínimo<text:s/>todo<text:s/>tipo<text:s/>de<text:s text:c="2"/>fingimiento..<text:s/>Per<text:s/>llega<text:s/>un<text:s/>momento<text:s/>en<text:s/>el<text:s/>que<text:s/>el<text:s/>niño<text:s/>necesita<text:s/>saber<text:s/>la<text:s/>verdad<text:s/>sobre<text:s/>los<text:s/>demás,<text:s/>y<text:s/>esto<text:s/>implica<text:s/>aprender<text:s/>que<text:s/>el<text:s/>aspecto<text:s/>de<text:s/>otra<text:s/>persona<text:s/>puede<text:s/>no<text:s/>ser<text:s/>una<text:s/>indicación<text:s/>fiable<text:s/>de<text:s/>lo<text:s/>que<text:s/>piensa<text:s/>y<text:s/>siente.<text:s/>El<text:s/>control<text:s/>voluntario<text:s/>que<text:s/>los<text:s/>individuos<text:s/>tienen<text:s/>sobre<text:s/>la<text:s/>expresión<text:s/>de<text:s/>su<text:s/>vida<text:s/>mental<text:s/>es<text:s/>algo<text:s/>que<text:s/>a<text:s/>Dretske<text:s/>deja<text:s/>de<text:s/>lado<text:s/>cuando<text:s/>sugiere<text:s/>que<text:s/>el<text:s/>aspecto<text:s/>que<text:s/>b<text:s/>tiene<text:s/>sobre<text:s/>S<text:s/>en<text:s/>determinadas<text:s/>circunstancias<text:s/>puede<text:s/>servir</text:span><text:span text:style-name="T246_5"><text:s/>como<text:s/>indicador<text:s/>fiable<text:s/>de<text:s/>sus<text:s/>pensamientos<text:s/>y<text:s/>sentimientos.</text:span></text:p>
      <text:p text:style-name="P247"><text:span text:style-name="T247_1">AVRAMIDE</text:span><text:span text:style-name="T247_2">S</text:span><text:span text:style-name="T247_3">,<text:s/>Anita<text:s/>(2019</text:span><text:span text:style-name="T247_4">).<text:s/></text:span><text:span text:style-name="T247_5">Percepción,<text:s/>fiabilidad<text:s/>y<text:s/>otras<text:s/>men</text:span><text:span text:style-name="T247_6">tes<text:s/>En<text:s/></text:span><text:span text:style-name="T247_7">Knowing<text:s/>Otre<text:s/>Minds.</text:span><text:span text:style-name="T247_8"><text:s/></text:span><text:span text:style-name="T247_9">Avramidez<text:s/>y<text:s/>Mattew<text:s/>Parrot<text:s/>Editors.<text:s/>United<text:s/>Kingdom;<text:s/>Oxford<text:s/>University<text:s/>Press.</text:span></text:p>
      <text:p text:style-name="P248"><text:span text:style-name="T248_1">P.<text:s/>1</text:span><text:span text:style-name="T248_2">25</text:span></text:p>
      <text:p text:style-name="P249"><text:span text:style-name="T249_1"><text:tab/>Dretske<text:s/>señala<text:s/>correectamente<text:s/>que<text:s/>no<text:s/>vemos<text:s/>el<text:s/>sentimiento<text:s text:c="2"/>de<text:s/>otra<text:s/>persona,<text:s/>sino<text:s/>que<text:s/>la<text:s/>vemos<text:s/>a<text:s/>ella.</text:span><text:span text:style-name="T249_2">36</text:span><text:span text:style-name="T249_3"><text:s/>Lo<text:s/>que<text:s/>no<text:s/>se<text:s/>aprecia<text:s/>es<text:s/>el<text:s/>hecho<text:s/>es<text:s/>el<text:s/>hecho<text:s/>de<text:s/>que<text:s/>ella<text:s/>es<text:s/>un<text:s/>agente<text:s/>voluntario<text:s/>que<text:s/>puede<text:s/>controlar<text:s/>la<text:s/>expresión<text:s/>de<text:s/>sus<text:s/>emociones.<text:s/>Supongo<text:s/>que<text:s/>eso<text:s/>es<text:s/>lo<text:s/>que<text:s/>quiere<text:s/>decir<text:s/>Bruce<text:s/>Aune<text:s/>cuando<text:s/>escribe:<text:s/>«La<text:s/>cuestión<text:s/>de<text:s/>cómo<text:s/>justificar<text:s/>la<text:s/>existencia<text:s/>de<text:s/>la<text:s/>[presunta<text:s/>regularidad<text:s/>...entre<text:s/>la<text:s/>mirada<text:s/>y<text:s/>el<text:s/>sentimiento<text:s/>correspondiente]<text:s/>es<text:s/>precisamente<text:s/>de<text:s/>lo<text:s/>que<text:s/>trata<text:s/>el<text:s/>problema<text:s/>filosófico<text:s/>de<text:s/>las<text:s/>otras<text:s/>mentes»<text:s/>(Aune<text:s/>1971:388)<text:s/>Mientras<text:s/>que<text:s/>Dretske<text:s/>sostiene<text:s/>con<text:s/>optimismo<text:s/>que<text:s/>uno<text:s/>puede<text:s/>ser<text:s/>lo<text:s/>suficientemente<text:s/>especialista<text:s/>en<text:s/>los<text:s/>demás<text:s/>como<text:s/>para<text:s/>ser<text:s/>capaz,<text:s/>en<text:s/>determinadas<text:s/>circunstancias,<text:s/>de<text:s/>tomar<text:s/>su<text:s/>mirada<text:s/>como<text:s/>indicadores<text:s/>fiables<text:s/>de<text:s/>sus<text:s/>sentimientos<text:s/>y<text:s/>emociones,<text:s/>yo<text:s/>estoy<text:s/>con<text:s/>Cavell<text:s/>y<text:s/>otros<text:s/>en<text:s/>señalar<text:s/>con<text:s/>pesimismo<text:s/>que<text:s/>el<text:s/>especialismso<text:s/>con<text:s/>respecto<text:s/>a<text:s/>los<text:s/>demás<text:s/>es<text:s/>un<text:s/>testamente.<text:s/>La<text:s/>razón<text:s/>de<text:s/>mi<text:s/>pesimismo<text:s/>tiene<text:s/>que<text:s/>ver<text:s/>con<text:s/>la<text:s/>naturaleza<text:s/>de<text:s/>la<text:s/>persona</text:span><text:span text:style-name="T249_4"><text:s/>cuyos<text:s/>estados<text:s/>mentales<text:s/>uno<text:s/>intenta<text:s/>percibir.<text:s/>Las<text:s/>personas<text:s/>son<text:s/>individuos<text:s/>que<text:s/>controlan<text:s/>voluntariamente<text:s/>la<text:s/>expresión<text:s/>de<text:s/>sus<text:s/>emociones.<text:s/>Concluyo<text:s/>con<text:s/>pesimismo<text:s/>que<text:s/>esta<text:s/>característica<text:s/>de<text:s/>las<text:s/>personas<text:s/>obstaculiza<text:s/>al<text:s/>menos<text:s/>la<text:s/>percepción<text:s/>directa<text:s/>de<text:s/>sus<text:s/>sentimientos<text:s/>y<text:s/>emociones;<text:s/>el<text:s/>comportamiento<text:s/>de<text:s/>una<text:s/>persona<text:s/>no<text:s/>puede<text:s/>considerarse<text:s/>un<text:s/>indicador<text:s/>fiable<text:s/>de<text:s/>sus<text:s/>pensamientos<text:s/>y<text:s/>sentimientos.<text:s/>El<text:s/>modelo<text:s/>de<text:s/>Dretske<text:s/>para<text:s/>conocer<text:s/>los<text:s/>estados<text:s/>mentales<text:s/>de<text:s/>los<text:s/>demás<text:s/>es<text:s/>demasiado<text:s/>simplista<text:s/>y<text:s/>no<text:s/>reconoce<text:s/>una<text:s/>asimetría<text:s/>crucial<text:s/>entre<text:s/>el<text:s/>aspecto<text:s/>de<text:s/>los<text:s/>objetos<text:s/>y<text:s/>de<text:s/>las<text:s/>personas.</text:span></text:p>
      <text:p text:style-name="P250"/>
      <text:p text:style-name="P251"><text:span text:style-name="T251_1">AVRAMIDE</text:span><text:span text:style-name="T251_2">S</text:span><text:span text:style-name="T251_3">,<text:s/>Anita<text:s/>(2019</text:span><text:span text:style-name="T251_4">).<text:s/></text:span><text:span text:style-name="T251_5">Percepción,<text:s/>fiabilidad<text:s/>y<text:s/>otras<text:s/>men</text:span><text:span text:style-name="T251_6">tes<text:s/>En<text:s/></text:span><text:span text:style-name="T251_7">Knowing<text:s/>Otre<text:s/>Minds.</text:span><text:span text:style-name="T251_8"><text:s/></text:span><text:span text:style-name="T251_9">Avramidez<text:s/>y<text:s/>Mattew<text:s/>Parrot<text:s/>Editors.<text:s/>United<text:s/>Kingdom;<text:s/>Oxford<text:s/>University<text:s/>Press.</text:span></text:p>
      <text:p text:style-name="P252"><text:span text:style-name="T252_1">NOTAS</text:span></text:p>
      <text:p text:style-name="P253"><text:span text:style-name="T253_1">1</text:span><text:span text:style-name="T253_2">.</text:span><text:span text:style-name="T253_3"><text:s/>Desde<text:s/>finales<text:s/>del<text:s/>siglo<text:s/>XX<text:s/>también<text:s/>se<text:s/>apela<text:s/>a<text:s/>la<text:s/>teoría<text:s/>(teoría-teoría<text:s/>de<text:s/>la<text:s/>mente)<text:s/>y<text:s/>a<text:s/>ponerse<text:s/>en<text:s/>el<text:s/>lugar<text:s/>del<text:s/>otro<text:s/>(teoría<text:s/>de<text:s/>la<text:s/>simulación).</text:span></text:p>
      <text:p text:style-name="P254"><text:span text:style-name="T254_1">2</text:span><text:span text:style-name="T254_2">.<text:s text:c="2"/></text:span><text:span text:style-name="T254_3">Digo<text:s/>"más<text:s/>recientemente",<text:s/>pero<text:s/>hay<text:s/>que<text:s/>señalar<text:s/>que<text:s/>la<text:s/>sugerencia<text:s/>se<text:s/>encuentra<text:s/>ya<text:s/>en<text:s/>1919,<text:s/>en<text:s/>un<text:s/>artículo<text:s/>de<text:s/>Nathalie<text:s/>Duddington.<text:s/>Duddington<text:s/>defiende<text:s/>la<text:s/>idea<text:s/>de<text:s/>que<text:s/>nuestro<text:s/>conocimiento<text:s/>de<text:s/>otras<text:s/>mentes<text:s/>es<text:s/>"tan<text:s/>directo<text:s/>e<text:s/>inmediato<text:s/>como<text:s/>nuestro<text:s/>conocimiento<text:s/>de<text:s/>las<text:s/>cosas<text:s/>físicas"<text:s/>(1919:<text:s/>p.<text:s/>147).</text:span></text:p>
      <text:p text:style-name="P255"><text:span text:style-name="T255_1">3</text:span><text:span text:style-name="T255_2">.</text:span><text:span text:style-name="T255_3"><text:s/>Una<text:s/>figura<text:s/>influyente<text:s/>aquí<text:s/>es<text:s/>Max<text:s/>Scheler;<text:s/>véase<text:s/>Scheler<text:s/>(1954).</text:span></text:p>
      <text:p text:style-name="P256"><text:span text:style-name="T256_1">4</text:span><text:span text:style-name="T256_2">.</text:span><text:span text:style-name="T256_3"><text:s/>Otra<text:s/>forma<text:s/>de<text:s/>defender<text:s/>la<text:s/>idea<text:s/>puede<text:s/>encontrarse<text:s/>en<text:s/>la<text:s/>obra<text:s/>de<text:s/>John<text:s/>McDowell.<text:s/>Véase<text:s/>especialmente<text:s/>McDowell<text:s/>(1982).<text:s/>Tanto<text:s/>la<text:s/>obra<text:s/>de<text:s/>Dretske<text:s/>como<text:s/>la<text:s/>de<text:s/>McDowell<text:s/>informan<text:s/>la<text:s/>defensa<text:s/>de<text:s/>esta<text:s/>idea<text:s/>en<text:s/>la<text:s/>obra<text:s/>de<text:s/>Quassim<text:s/>Cassam<text:s/>(2007:<text:s/>Cap.<text:s/>5).</text:span></text:p>
      <text:p text:style-name="P257"><text:span text:style-name="T257_1">5<text:s/></text:span><text:span text:style-name="T257_2">.</text:span><text:span text:style-name="T257_3">Thomas<text:s/>Reid<text:s/>es<text:s/>citado<text:s/>con<text:s/>aprobación<text:s/>por<text:s/>Alvin<text:s/>Plantinga<text:s/>al<text:s/>insistir<text:s/>en<text:s/>que<text:s/>las<text:s/>mentes<text:s/>son<text:s/>"invisibles,<text:s/>intangibles,<text:s/>inodoras<text:s/>e<text:s/>inaudibles".<text:s/>Véase<text:s/>Plantinga<text:s/>(1966).<text:s/>Como<text:s/>quedará<text:s/>claro,<text:s/>la<text:s/>explicación<text:s/>perceptiva<text:s/>de<text:s/>Dretske<text:s/>no<text:s/>se<text:s/>compromete<text:s/>a<text:s/>ver<text:s/>mentes.</text:span></text:p>
      <text:p text:style-name="P258"><text:span text:style-name="T258_1">6</text:span><text:span text:style-name="T258_2">.</text:span><text:span text:style-name="T258_3"><text:s/>En<text:s/>un<text:s/>lugar<text:s/>Dretske<text:s/>sugiere<text:s/>que<text:s/>otra<text:s/>forma<text:s/>en<text:s/>que<text:s/>podríamos<text:s/>obtener<text:s/>conocimiento<text:s/>aquí<text:s/>es<text:s/>a<text:s/>través<text:s/>del<text:s/>testimonio.<text:s/>Véase<text:s/>Gomes<text:s/>(2015)<text:s/>para<text:s/>una<text:s/>defensa<text:s/>de<text:s/>la<text:s/>idea<text:s/>de<text:s/>que<text:s/>llegamos<text:s/>a<text:s/>conocer<text:s/>la<text:s/>mente<text:s/>de<text:s/>otro<text:s/>a<text:s/>través<text:s/>del<text:s/>testimonio.</text:span></text:p>
      <text:p text:style-name="P259"><text:span text:style-name="T259_1">7</text:span><text:span text:style-name="T259_2">.</text:span><text:span text:style-name="T259_3"><text:s/>Los<text:s/>ejemplos<text:s/>proceden<text:s/>de<text:s/>Dretske<text:s/>(1973:<text:s/>36).</text:span></text:p>
      <text:p text:style-name="P260"><text:span text:style-name="T260_1">8</text:span><text:span text:style-name="T260_2">.</text:span><text:span text:style-name="T260_3"><text:s/>Para<text:s/>una<text:s/>defensa<text:s/>detallada<text:s/>del<text:s/>argumento<text:s/>de<text:s/>la<text:s/>analogía,<text:s/>véase<text:s/>Hyslop<text:s/>(1995)<text:s/>y<text:s/>Hyslop<text:s/>y<text:s/>Jackson<text:s/>(1972);<text:s/>y<text:s/>para<text:s/>la<text:s/>defensa<text:s/>del<text:s/>argumento<text:s/>de<text:s/>la<text:s/>mejor<text:s/>explicación,<text:s/>véase<text:s/>Pargetter<text:s/>(1984).</text:span></text:p>
      <text:p text:style-name="P261"><text:span text:style-name="T261_1">9</text:span><text:span text:style-name="T261_2">.</text:span><text:span text:style-name="T261_3"><text:s/>Lo<text:s/>que<text:s/>deja<text:s/>abierta<text:s/>la<text:s/>posibilidad<text:s/>de<text:s/>que<text:s/>la<text:s/>inferencia<text:s/>esté<text:s/>implicada<text:s/>en<text:s/>la<text:s/>percepción<text:s/>misma.<text:s/>Hasta<text:s/>donde<text:s/>yo<text:s/>sé,<text:s/>Dretske<text:s/>no<text:s/>ofrece<text:s/>ningún<text:s/>argumento<text:s/>contra<text:s/>otras<text:s/>formas<text:s/>de<text:s/>llegar<text:s/>a<text:s/>lo<text:s/>que<text:s/>sabemos;<text:s/>simplemente<text:s/>defiende<text:s/>una<text:s/>alternativa<text:s/>que<text:s/>permite<text:s/>que<text:s/>sepamos<text:s/>que<text:s/>Tom<text:s/>tiene,<text:s/>digamos,<text:s/>dolor<text:s/>de<text:s/>la<text:s/>misma<text:s/>forma<text:s/>que<text:s/>sabemos<text:s/>que<text:s/>Tom<text:s/>es<text:s/>gordo<text:s/>o<text:s/>calvo:<text:s/>viendo<text:s/>que<text:s/>lo<text:s/>es.</text:span></text:p>
      <text:p text:style-name="P262"><text:span text:style-name="T262_1">10<text:s/></text:span><text:span text:style-name="T262_2">.</text:span><text:span text:style-name="T262_3">Cf.<text:s/>Dretske<text:s/>(1969:<text:s/>17).</text:span></text:p>
      <text:p text:style-name="P263"><text:span text:style-name="T263_1">11</text:span><text:span text:style-name="T263_2">.</text:span><text:span text:style-name="T263_3"><text:s/>Lo<text:s/>que<text:s/>Dretske<text:s/>quiere<text:s/>distinguir<text:s/>es<text:s/>entre<text:s/>ver<text:s/>a<text:s/>una<text:s/>persona<text:s/>que<text:s/>está,<text:s/>digamos,<text:s/>enfadada<text:s/>y<text:s/>ver<text:s/>una<text:s/>mente<text:s/>que<text:s/>está<text:s/>enfadada.<text:s/>Dretske<text:s/>escribe<text:s/>"Es<text:s/>evidente<text:s/>que<text:s/>nadie<text:s/>pretende<text:s/>ver<text:s/>que<text:s/>la<text:s/>mente<text:s/>de<text:s/>otra<text:s/>persona<text:s/>está<text:s/>avergonzada,<text:s/>enfadada<text:s/>o<text:s/>pensando;<text:s/>los<text:s/>ejemplos<text:s/>[dados]<text:s/>son<text:s/>ejemplos<text:s/>de<text:s/>ver<text:s/>que<text:s/>él<text:s/>o<text:s/>ella<text:s/>está<text:s/>avergonzado,<text:s/>distraído<text:s/>o<text:s/>enfadado"<text:s/>(1969:<text:s/>183).<text:s/>La<text:s/>condición<text:s/>(ii)<text:s/>habla<text:s/>de<text:s/>la<text:s/>simple<text:s/>visión<text:s/>de<text:s/>una<text:s/>persona.</text:span></text:p>
      <text:p text:style-name="P264"><text:span text:style-name="T264_1">12</text:span><text:span text:style-name="T264_2">.</text:span><text:span text:style-name="T264_3"><text:s/>No<text:s/>hay<text:s/>que<text:s/>subestimar<text:s/>la<text:s/>importancia<text:s/>de<text:s/>la<text:s/>condición<text:s/>(iv).<text:s/>Si<text:s/>S<text:s/>no<text:s/>cree<text:s/>que<text:s/>las<text:s/>condiciones<text:s/>son<text:s/>las<text:s/>descritas<text:s/>en<text:s/>la<text:s/>condición<text:s/>(iii),<text:s/>entonces<text:s/>aunque<text:s/>se<text:s/>cumpla<text:s/>la<text:s/>condición<text:s/>(iii)<text:s/>-junto<text:s/>con<text:s/>las<text:s/>condiciones<text:s/>(i)<text:s/>y<text:s/>(ii)-<text:s/>no<text:s/>podemos<text:s/>decir<text:s/>que<text:s/>S<text:s/>pueda<text:s/>ver<text:s/>que<text:s/>P.<text:s/>Además,<text:s/>también<text:s/>debe<text:s/>darse<text:s/>el<text:s/>caso<text:s/>de<text:s/>que<text:s/>la<text:s/>creencia<text:s/>de<text:s/>S<text:s/>de<text:s/>que<text:s/>b<text:s/>es<text:s/>P<text:s/>sea<text:s/>el<text:s/>resultado<text:s/>de<text:s/>la<text:s/>creencia<text:s/>de<text:s/>S<text:s/>de<text:s/>que<text:s/>las<text:s/>condiciones<text:s/>están<text:s/>descritas<text:s/>en<text:s/>la<text:s/>condición<text:s/>(iii).</text:span></text:p>
      <text:p text:style-name="P265"><text:span text:style-name="T265_1">13</text:span><text:span text:style-name="T265_2">.</text:span><text:span text:style-name="T265_3"><text:s/>La<text:s/>relación<text:s/>aquí<text:s/>expresa<text:s/>una<text:s/>regularidad<text:s/>empírica,<text:s/>no<text:s/>una<text:s/>vinculación<text:s/>lógica.</text:span></text:p>
      <text:p text:style-name="P266"><text:span text:style-name="T266_1">14</text:span><text:span text:style-name="T266_2">.</text:span><text:span text:style-name="T266_3"><text:s/>Esta<text:s/>definición<text:s/>plantea<text:s/>algunas<text:s/>dificultades<text:s/>al<text:s/>relato<text:s/>de<text:s/>Dretske<text:s/>en<text:s/>relación<text:s/>con<text:s/>otras<text:s/>personas.<text:s/>Véase<text:s/>la<text:s/>nota<text:s/>27,<text:s/>más<text:s/>abajo.</text:span></text:p>
      <text:p text:style-name="P267"><text:span text:style-name="T267_1">15</text:span><text:span text:style-name="T267_2">.</text:span><text:span text:style-name="T267_3"><text:s/>Dretske<text:s/>(1969:<text:s/>87).</text:span></text:p>
      <text:p text:style-name="P268"><text:span text:style-name="T268_1">16</text:span><text:span text:style-name="T268_2">.</text:span><text:span text:style-name="T268_3"><text:s/>Véase<text:s/>Dretske<text:s/>(1969:<text:s/>123-4).</text:span></text:p>
      <text:p text:style-name="P269"><text:span text:style-name="T269_1">17</text:span><text:span text:style-name="T269_2">.</text:span><text:span text:style-name="T269_3"><text:s/>Nótese<text:s/>que<text:s/>esta<text:s/>explicación<text:s/>está<text:s/>diseñada<text:s/>para<text:s/>permitir<text:s/>que<text:s/>los<text:s/>bebés<text:s/>y<text:s/>los<text:s/>animales<text:s/>no<text:s/>humanos<text:s/>puedan<text:s/>contar<text:s/>como<text:s/>poseedores<text:s/>de<text:s/>conocimiento.</text:span></text:p>
      <text:p text:style-name="P270"><text:span text:style-name="T270_1">18</text:span><text:span text:style-name="T270_2">.</text:span><text:span text:style-name="T270_3"><text:s/>Véase<text:s/>Dretske<text:s/>(1969:<text:s/>120-1).<text:s/>Lo<text:s/>que<text:s/>se<text:s/>requiere<text:s/>por<text:s/>parte<text:s/>de<text:s/>quien<text:s/>afirma<text:s/>conocer<text:s/>por<text:s/>estos<text:s/>medios<text:s/>es<text:s/>una<text:s/>confianza<text:s/>razonable<text:s/>en<text:s/>que<text:s/>se<text:s/>cumplen<text:s/>las<text:s/>condiciones,<text:s/>y<text:s/>ninguna<text:s/>razón<text:s/>para<text:s/>pensar<text:s/>que<text:s/>alguna<text:s/>de<text:s/>las<text:s/>condiciones<text:s/>no<text:s/>se<text:s/>cumple.<text:s/>En<text:s/>caso<text:s/>de<text:s/>duda<text:s/>acerca<text:s/>de<text:s/>una<text:s/>de<text:s/>las<text:s/>condiciones,<text:s/>sólo<text:s/>se<text:s/>puede<text:s/>hacer<text:s/>una<text:s/>afirmación<text:s/>sobre<text:s/>el<text:s/>aspecto<text:s/>de<text:s/>las<text:s/>cosas.<text:s/>Según<text:s/>Drestke,<text:s/>hay<text:s/>una<text:s/>diferencia<text:s/>entre<text:s/>describir<text:s/>el<text:s/>aspecto<text:s/>de<text:s/>las<text:s/>cosas<text:s/>y<text:s/>describir<text:s/>lo<text:s/>que<text:s/>uno<text:s/>ve,<text:s/>pero<text:s/>la<text:s/>diferencia<text:s/>radica<text:s/>en<text:s/>las<text:s/>creencias<text:s/>que<text:s/>uno<text:s/>aporta<text:s/>a<text:s/>la<text:s/>situación<text:s/>y<text:s/>no<text:s/>en<text:s/>el<text:s/>aspecto<text:s/>de<text:s/>las<text:s/>cosas.</text:span></text:p>
      <text:p text:style-name="P271"><text:span text:style-name="T271_1">19</text:span><text:span text:style-name="T271_2">.</text:span><text:span text:style-name="T271_3"><text:s/>Para<text:s/>un<text:s/>debate<text:s/>sobre<text:s/>la<text:s/>cuestión<text:s/>del<text:s/>cierre,<text:s/>véanse<text:s/>Dretske<text:s/>(2005)<text:s/>y<text:s/>Hawthorne<text:s/>(2005).</text:span></text:p>
      <text:p text:style-name="P272"/>
      <text:p text:style-name="P273"><text:span text:style-name="T273_1">AVRAMIDE</text:span><text:span text:style-name="T273_2">S</text:span><text:span text:style-name="T273_3">,<text:s/>Anita<text:s/>(2019</text:span><text:span text:style-name="T273_4">).<text:s/></text:span><text:span text:style-name="T273_5">Percepción,<text:s/>fiabilidad<text:s/>y<text:s/>otras<text:s/>men</text:span><text:span text:style-name="T273_6">tes<text:s/>En<text:s/></text:span><text:span text:style-name="T273_7">Knowing<text:s/>Otre<text:s/>Minds.</text:span><text:span text:style-name="T273_8"><text:s/></text:span><text:span text:style-name="T273_9">Avramidez<text:s/>y<text:s/>Mattew<text:s/>Parrot<text:s/>Editors.<text:s/>United<text:s/>Kingdom;<text:s/>Oxford<text:s/>University<text:s/>Press.</text:span></text:p>
      <text:p text:style-name="P274"><text:span text:style-name="T274_1">20</text:span><text:span text:style-name="T274_2">.</text:span><text:span text:style-name="T274_3"><text:s/>Con<text:s/>respecto<text:s/>al<text:s/>mundo<text:s/>externo,<text:s/>Dretske<text:s/>escribe:<text:s/>"Puedo<text:s/>ver<text:s/>que<text:s/>hay<text:s/>galletas<text:s/>en<text:s/>el<text:s/>tarro,<text:s/>pero<text:s/>no<text:s/>puedo<text:s/>ver<text:s/>que<text:s/>exista<text:s/>un<text:s/>mundo<text:s/>externo".<text:s/>Traducido<text:s/>al<text:s/>caso<text:s/>del<text:s/>escepticismo<text:s/>de<text:s/>otras<text:s/>mentes,<text:s/>tenemos:<text:s/>"Puedo<text:s/>ver<text:s/>que<text:s/>a<text:s/>Otto<text:s/>le<text:s/>duele<text:s/>la<text:s/>cabeza,<text:s/>pero<text:s/>no<text:s/>puedo<text:s/>ver<text:s/>que<text:s/>el<text:s/>solipsismo<text:s/>es<text:s/>falso".<text:s/>El<text:s/>punto<text:s/>de<text:s/>Dretske<text:s/>es<text:s/>que<text:s/>mientras<text:s/>hay<text:s/>una<text:s/>manera<text:s/>de<text:s/>saber<text:s/>que<text:s/>hay<text:s/>galletas<text:s/>en<text:s/>el<text:s/>tarro<text:s/>y<text:s/>que<text:s/>Otto<text:s/>tiene<text:s/>dolor<text:s/>(puedo<text:s/>ver<text:s/>que<text:s/>estas<text:s/>cosas<text:s/>son<text:s/>así),<text:s/>no<text:s/>hay<text:s/>manera<text:s/>de<text:s/>saber<text:s/>que<text:s/>hay<text:s/>un<text:s/>mundo<text:s/>externo<text:s/>o<text:s/>que<text:s/>el<text:s/>solipsismo<text:s/>es<text:s/>falso.</text:span></text:p>
      <text:p text:style-name="P275"><text:span text:style-name="T275_1">21</text:span><text:span text:style-name="T275_2">.</text:span><text:span text:style-name="T275_3"><text:s/>En<text:s/>cuanto<text:s/>a<text:s/>hasta<text:s/>dónde<text:s/>puede<text:s/>llegar<text:s/>nuestro<text:s/>conocimiento,<text:s/>el<text:s/>modelo<text:s/>de<text:s/>Dretske<text:s/>está<text:s/>en<text:s/>desacuerdo,<text:s/>por<text:s/>ejemplo,<text:s/>con<text:s/>el<text:s/>de<text:s/>McDowell<text:s/>(véase<text:s/>McDowell<text:s/>1982).<text:s/>Según<text:s/>Dretske,<text:s/>que<text:s/>los<text:s/>demás<text:s/>no<text:s/>sean<text:s/>zombis<text:s/>es<text:s/>una<text:s/>cuestión<text:s/>de<text:s/>"protoconocimiento".<text:s/>Para<text:s/>más<text:s/>información<text:s/>sobre<text:s/>la<text:s/>noción<text:s/>de<text:s/>protoconocimiento<text:s/>de<text:s/>Dretske,<text:s/>véase<text:s/>Dretske<text:s/>(1969:<text:s/>Cap.<text:s/>3,<text:s/>Sec.<text:s/>ii)<text:s/>y<text:s/>Avramides<text:s/>(2015).</text:span></text:p>
      <text:p text:style-name="P276"><text:span text:style-name="T276_1">22</text:span><text:span text:style-name="T276_2">.</text:span><text:span text:style-name="T276_3"><text:s/>La<text:s/>propuesta<text:s/>de<text:s/>Dretske<text:s/>parece<text:s/>contradecir<text:s/>la<text:s/>de<text:s/>Paul<text:s/>Ekman<text:s/>y<text:s/>otros,<text:s/>según<text:s/>la<text:s/>cual<text:s/>las<text:s/>emociones<text:s/>son<text:s/>rasgos<text:s/>evolutivos<text:s/>universales<text:s/>de<text:s/>la<text:s/>especie<text:s/>humana.</text:span></text:p>
      <text:p text:style-name="P277"><text:span text:style-name="T277_1">23</text:span><text:span text:style-name="T277_2">.</text:span><text:span text:style-name="T277_3"><text:s/>Es<text:s/>interesante<text:s/>señalar<text:s/>que<text:s/>una<text:s/>variante<text:s/>relevante<text:s/>del<text:s/>daltonismo<text:s/>en<text:s/>el<text:s/>caso<text:s/>de<text:s/>otras<text:s/>mentes<text:s/>podría<text:s/>ser<text:s/>el<text:s/>autismo.<text:s/>Alguien<text:s/>que<text:s/>sufre<text:s/>de<text:s/>autismo<text:s/>puede<text:s/>no<text:s/>estar<text:s/>en<text:s/>condiciones<text:s/>de<text:s/>saber<text:s/>al<text:s/>ver<text:s/>que<text:s/>otra<text:s/>persona<text:s/>se<text:s/>encuentra<text:s/>en<text:s/>un<text:s/>determinado<text:s/>estado<text:s/>mental.<text:s/>Para<text:s/>más<text:s/>información<text:s/>sobre<text:s/>el<text:s/>autismo<text:s/>con<text:s/>respecto<text:s/>a<text:s/>otras<text:s/>mentes,<text:s/>véase<text:s/>Avramides<text:s/>(2013).<text:s/>Para<text:s/>más<text:s/>información<text:s/>sobre<text:s/>la<text:s/>relatividad<text:s/>perceptiva,<text:s/>véase<text:s/>Dretske<text:s/>(1969:<text:s/>Cap.<text:s/>5).</text:span></text:p>
      <text:p text:style-name="P278"><text:span text:style-name="T278_1">24</text:span><text:span text:style-name="T278_2">.</text:span><text:span text:style-name="T278_3"><text:s/>Utilizo<text:s/>los<text:s/>ejemplos<text:s/>de<text:s/>pericia<text:s/>en<text:s/>relación<text:s/>con<text:s/>los<text:s/>almirantes<text:s/>rojos<text:s/>y<text:s/>las<text:s/>barras<text:s/>de<text:s/>metal<text:s/>caliente<text:s/>para<text:s/>identificar<text:s/>dos<text:s/>extremos<text:s/>de<text:s/>un<text:s/>espectro.<text:s/>Por<text:s/>supuesto,<text:s/>se<text:s/>puede<text:s/>discrepar<text:s/>sobre<text:s/>cuánta<text:s/>pericia<text:s/>se<text:s/>requiere<text:s/>en<text:s/>un<text:s/>caso<text:s/>concreto<text:s/>de<text:s/>conocimiento,<text:s/>pero<text:s/>lo<text:s/>que<text:s/>quiero</text:span><text:span text:style-name="T278_4"><text:s/></text:span><text:span text:style-name="T278_5">decir<text:s/>es<text:s/>que<text:s/>se<text:s/>puede<text:s/>identificar<text:s/>un<text:s/>espectro<text:s/>(si<text:s/>se<text:s/>desea,<text:s/>se<text:s/>pueden<text:s/>modificar<text:s/>los<text:s/>ejemplos).</text:span></text:p>
      <text:p text:style-name="P279"><text:span text:style-name="T279_1">25</text:span><text:span text:style-name="T279_2">.</text:span><text:span text:style-name="T279_3"><text:s/>Dretske<text:s/>(1969:<text:s/>186–7).</text:span></text:p>
      <text:p text:style-name="P280"><text:span text:style-name="T280_1">26</text:span><text:span text:style-name="T280_2">.</text:span><text:span text:style-name="T280_3"><text:s/>See<text:s/>Dretske<text:s/>(1964:<text:s/>41).<text:s/></text:span></text:p>
      <text:p text:style-name="P281"><text:span text:style-name="T281_1">27</text:span><text:span text:style-name="T281_2">.</text:span><text:span text:style-name="T281_3"><text:s/>En<text:s/>una<text:s/>nota<text:s/>a<text:s/>pie<text:s/>de<text:s/>página,<text:s/>Dretske<text:s/>señala<text:s/>que<text:s/>el<text:s/>entorno<text:s/>social<text:s/>no<text:s/>es<text:s/>una<text:s/>condición<text:s/>previa<text:s/>tal<text:s/>y<text:s/>como<text:s/>él<text:s/>la<text:s/>define.<text:s/>Esto<text:s/>se<text:s/>debe<text:s/>a<text:s/>que<text:s/>el<text:s/>entorno<text:s/>social<text:s/>influye<text:s/>en<text:s/>el<text:s/>aspecto<text:s/>de<text:s/>b<text:s/>alterando<text:s/>un<text:s/>estado,<text:s/>una<text:s/>condición<text:s/>o<text:s/>el<text:s/>carácter<text:s/>de<text:s/>b.<text:s/>Tal<text:s/>y<text:s/>como<text:s/>Dretske<text:s/>define<text:s/>una<text:s/>condición<text:s/>de<text:s/>fondo,<text:s/>debe<text:s/>ser<text:s/>causalmente<text:s/>independiente<text:s/>del<text:s/>carácter<text:s/>o<text:s/>la<text:s/>condición<text:s/>de<text:s/>b.<text:s/>Por<text:s/>lo<text:s/>que<text:s/>veo,<text:s/>Dretske<text:s/>reconoce<text:s/>aquí<text:s/>una<text:s/>dificultad<text:s/>para<text:s/>su<text:s/>definición<text:s/>de<text:s/>condición<text:s/>de<text:s/>fondo.<text:s/>Sigue<text:s/>queriendo<text:s/>que<text:s/>el<text:s/>entorno<text:s/>social<text:s/>actúe<text:s/>del<text:s/>mismo<text:s/>modo<text:s/>que<text:s/>las<text:s/>condiciones<text:s/>de<text:s/>fondo<text:s/>para<text:s/>garantizar<text:s/>que<text:s/>el<text:s/>aspecto<text:s/>de<text:s/>una<text:s/>persona<text:s/>sea<text:s/>un<text:s/>indicador<text:s/>fiable<text:s/>de<text:s/>lo<text:s/>que<text:s/>piensa<text:s/>y<text:s/>siente.</text:span></text:p>
      <text:p text:style-name="P282"><text:span text:style-name="T282_1">28</text:span><text:span text:style-name="T282_2">.<text:s/></text:span><text:span text:style-name="T282_3">Permitir,<text:s/>es<text:s/>decir,<text:s/>tener<text:s/>en<text:s/>cuenta<text:s/>las<text:s/>diferencias<text:s/>en<text:s/>la<text:s/>parte<text:s/>del<text:s/>perceptor.</text:span></text:p>
      <text:p text:style-name="P283"><text:span text:style-name="T283_1">29</text:span><text:span text:style-name="T283_2">.</text:span><text:span text:style-name="T283_3"><text:s/>Tales<text:s/>observaciones<text:s/>favorecen<text:s/>los<text:s/>universales<text:s/>propuestos<text:s/>por<text:s/>Ekman.<text:s/>Véase<text:s/>la<text:s/>nota<text:s/>22.</text:span></text:p>
      <text:p text:style-name="P284"><text:span text:style-name="T284_1">30</text:span><text:span text:style-name="T284_2">.</text:span><text:span text:style-name="T284_3"><text:s/>Véase,<text:s/>por<text:s/>ejemplo,<text:s/>Dretske<text:s/>(1973:<text:s/>34).<text:s/>En<text:s/>una<text:s/>entrevista<text:s/>en<text:s/>línea,<text:s/>Dretske<text:s/>llega<text:s/>a<text:s/>referirse<text:s/>a<text:s/>sí<text:s/>mismo<text:s/>como<text:s/>un<text:s/>seguidor<text:s/>de<text:s/>Austin<text:s/>y<text:s/>Wittgenstein<text:s/>en<text:s/>lo<text:s/>que<text:s/>respecta<text:s/>a<text:s/>ser<text:s/>un<text:s/>filósofo<text:s/>del<text:s/>lenguaje<text:s/>ordinario.<text:s/>Sin<text:s/>duda,<text:s/>Dretske<text:s/>respondería<text:s/>diciendo<text:s/>que<text:s/>su<text:s/>intención<text:s/>es<text:s/>defender<text:s/>el<text:s/>lenguaje<text:s/>ordinario<text:s/>sólo<text:s/>hasta<text:s/>cierto<text:s/>punto.</text:span></text:p>
      <text:p text:style-name="P285"><text:span text:style-name="T285_1">31</text:span><text:span text:style-name="T285_2">.</text:span><text:span text:style-name="T285_3"><text:s/>Dretske<text:s/>podría<text:s/>replicar<text:s/>que<text:s/>hay<text:s/>otras<text:s/>formas<text:s/>de<text:s/>llegar<text:s/>a<text:s/>conocer<text:s/>los<text:s/>pensamientos<text:s/>y<text:s/>sentimientos<text:s/>de<text:s/>los<text:s/>demás<text:s/>y<text:s/>que<text:s/>él<text:s/>sólo<text:s/>quería<text:s/>señalar<text:s/>que<text:s/>es<text:s/>posible,<text:s/>en<text:s/>(aunque<text:s/>raras)<text:s/>ocasiones,<text:s/>llegar<text:s/>a<text:s/>conocerlos<text:s/>a<text:s/>través<text:s/>de<text:s/>la<text:s/>percepción.<text:s/>Pero<text:s/>esto<text:s/>no<text:s/>concuerda<text:s/>con<text:s/>su<text:s/>pretendida<text:s/>intención<text:s/>de<text:s/>seguir<text:s/>el<text:s/>lenguaje<text:s/>ordinario;<text:s/>tampoco<text:s/>concuerda<text:s/>con<text:s/>su<text:s/>afirmación<text:s/>de<text:s/>que<text:s/>conocemos<text:s/>las<text:s/>mentes<text:s/>de<text:s/>los<text:s/>demás<text:s/>del<text:s/>mismo<text:s/>modo<text:s/>que<text:s/>conocemos<text:s/>el<text:s/>color<text:s/>del<text:s/>pelo<text:s/>de<text:s/>alguien.</text:span></text:p>
      <text:p text:style-name="P286"><text:span text:style-name="T286_1">32</text:span><text:span text:style-name="T286_2">.</text:span><text:span text:style-name="T286_3"><text:s/>Una<text:s/>alternativa<text:s/>obvia<text:s/>se<text:s/>encuentra<text:s/>en<text:s/>la<text:s/>obra<text:s/>de<text:s/>John<text:s/>McDowell.<text:s/>Véase<text:s/>McDowell<text:s/>(1982).<text:s/>Véase<text:s/>también<text:s/>el<text:s/>artículo<text:s/>de<text:s/>Will<text:s/>McNeill<text:s/>en<text:s/>este<text:s/>volumen<text:s/>(capítulo<text:s/>9).<text:s/>Tal<text:s/>vez<text:s/>tengamos<text:s/>que<text:s/>pensar<text:s/>en<text:s/>otra<text:s/>forma<text:s/>de<text:s/>preservar<text:s/>las<text:s/>virtudes<text:s/>de<text:s/>un<text:s/>relato<text:s/>perceptivo<text:s/>evitando<text:s/>al<text:s/>mismo<text:s/>tiempo<text:s/>la<text:s/>imagen<text:s/>de<text:s/>Dretske<text:s/>de<text:s/>cómo<text:s/>deberíamos<text:s/>entenderlo.</text:span></text:p>
      <text:p text:style-name="P287"><text:span text:style-name="T287_1">33</text:span><text:span text:style-name="T287_2">.</text:span><text:span text:style-name="T287_3"><text:s/>See<text:s/>Grice<text:s/>(1989:<text:s/>section<text:s/>II).<text:s/>34<text:s/>See<text:s/>Grice<text:s/>(1989:<text:s/>292–3).<text:s/></text:span></text:p>
      <text:p text:style-name="P288"><text:span text:style-name="T288_1">34</text:span><text:span text:style-name="T288_2">.</text:span><text:span text:style-name="T288_3"><text:s/>See<text:s/>Grice<text:s/>(1989:292-3)</text:span></text:p>
      <text:p text:style-name="P289"><text:span text:style-name="T289_1">35</text:span><text:span text:style-name="T289_2">.</text:span><text:span text:style-name="T289_3"><text:s/>Grice<text:s/>(1989:<text:s/>295).<text:s/>36<text:s/>Cf.<text:s/>footnote<text:s/>11,<text:s/>above.<text:s/></text:span></text:p>
      <text:p text:style-name="P290"/>
      <text:p text:style-name="P291"><text:span text:style-name="T291_1">AVRAMIDE</text:span><text:span text:style-name="T291_2">S</text:span><text:bookmark-start text:name="_GoBack"/><text:bookmark-end text:name="_GoBack"/><text:span text:style-name="T291_3">,<text:s/>Anita<text:s/>(2019</text:span><text:span text:style-name="T291_4">).<text:s/></text:span><text:span text:style-name="T291_5">Percepción,<text:s/>fiabilidad<text:s/>y<text:s/>otras<text:s/>men</text:span><text:span text:style-name="T291_6">tes<text:s/>En<text:s/></text:span><text:span text:style-name="T291_7">Knowing<text:s/>Otre<text:s/>Minds.</text:span><text:span text:style-name="T291_8"><text:s/></text:span><text:span text:style-name="T291_9">Avramidez<text:s/>y<text:s/>Mattew<text:s/>Parrot<text:s/>Editors.<text:s/>United<text:s/>Kingdom;<text:s/>Oxford<text:s/>University<text:s/>Press.</text:span></text:p>
      <text:p text:style-name="P292"><text:span text:style-name="T292_1">Este<text:s/>archive<text:s/>está<text:s/>hecho<text:s/>con<text:s/>fines<text:s/>di</text:span><text:span text:style-name="T292_2">dácticos.<text:s/>Es<text:s/>la<text:s/>traducción<text:s/>del<text:s/>artículo<text:s/>de<text:s/>Anita<text:s/>Avramidez<text:s/>y<text:s/>fue<text:s/>publicado<text:s/>según<text:s/>se<text:s/>indica<text:s/>en<text:s/>la<text:s/>fuente<text:s/>de<text:s/>cada<text:s/>ficha.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  <style:font-face style:name="Calibri" svg:font-family="Calibri" style:font-pitch="variable" style:font-family-generic="swiss"/>
    <style:font-face style:name="Calibri Light" svg:font-family="Calibri Light" style:font-pitch="variable" style:font-family-generic="swiss"/>
  </office:font-face-decls>
  <office:styles>
    <style:default-style style:family="paragraph">
      <style:paragraph-properties fo:orphans="2" fo:widows="2" style:tab-stop-distance="1.249cm"/>
      <style:text-properties style:use-window-font-color="true" style:font-name="Calibri" fo:font-size="12pt" style:font-name-asian="Calibri" style:font-size-asian="12pt" style:font-name-complex="Times New Roman" style:font-size-complex="12pt" fo:language="es" fo:language-asian="en" fo:language-complex="ar" fo:country="VE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2pt" style:font-size-asian="12pt" style:font-size-complex="12pt"/>
    </style:style>
    <style:style style:name="Header" style:family="paragraph" style:parent-style-name="Normal">
      <style:paragraph-properties>
        <style:tab-stops>
          <style:tab-stop style:type="center" style:leader-style="none" style:position="7.795cm"/>
          <style:tab-stop style:type="right" style:leader-style="none" style:position="15.589cm"/>
        </style:tab-stops>
      </style:paragraph-properties>
    </style:style>
    <style:style style:name="Encabezado_20_Car" style:display-name="Encabezado Car" style:family="text" style:parent-style-name="Default_20_Paragraph_20_Font"/>
    <style:style style:name="Footer" style:family="paragraph" style:parent-style-name="Normal">
      <style:paragraph-properties>
        <style:tab-stops>
          <style:tab-stop style:type="center" style:leader-style="none" style:position="7.795cm"/>
          <style:tab-stop style:type="right" style:leader-style="none" style:position="15.589cm"/>
        </style:tab-stops>
      </style:paragraph-properties>
    </style:style>
    <style:style style:name="Pie_20_de_20_página_20_Car" style:display-name="Pie de página Car" style:family="text" style:parent-style-name="Default_20_Paragraph_20_Font"/>
    <style:style style:name="List_20_Paragraph" style:display-name="List Paragraph" style:family="paragraph" style:parent-style-name="Normal">
      <style:paragraph-properties fo:margin-left="1.27cm"/>
    </style:style>
    <text:list-style style:name="LS1">
      <text:list-level-style-number style:num-format="i" text:style-name="List1Level0" style:num-suffix=")" style:num-prefix="(" text:level="1">
        <style:list-level-properties text:space-before="1.235cm" text:min-label-width="1.27cm" fo:text-align="start" text:list-level-position-and-space-mode="label-alignment">
          <style:list-level-label-alignment text:label-followed-by="listtab" fo:margin-left="2.505cm" fo:text-indent="-1.27cm"/>
        </style:list-level-properties>
      </text:list-level-style-number>
      <text:list-level-style-number style:num-format="a" text:style-name="List1Level1" style:num-suffix="." text:level="2">
        <style:list-level-properties text:space-before="2.505cm" text:min-label-width="0.635cm" fo:text-align="start" text:list-level-position-and-space-mode="label-alignment">
          <style:list-level-label-alignment text:label-followed-by="listtab" fo:margin-left="3.14cm" fo:text-indent="-0.635cm"/>
        </style:list-level-properties>
      </text:list-level-style-number>
      <text:list-level-style-number style:num-format="i" text:style-name="List1Level2" style:num-suffix="." text:level="3">
        <style:list-level-properties text:min-label-width="4.41cm" text:min-label-distance="0.318cm" fo:text-align="end" text:list-level-position-and-space-mode="label-alignment">
          <style:list-level-label-alignment text:label-followed-by="listtab" fo:margin-left="4.41cm" fo:text-indent="-0.318cm"/>
        </style:list-level-properties>
      </text:list-level-style-number>
      <text:list-level-style-number style:num-format="1" text:style-name="List1Level3" style:num-suffix="." text:level="4">
        <style:list-level-properties text:space-before="5.045cm" text:min-label-width="0.635cm" fo:text-align="start" text:list-level-position-and-space-mode="label-alignment">
          <style:list-level-label-alignment text:label-followed-by="listtab" fo:margin-left="5.68cm" fo:text-indent="-0.635cm"/>
        </style:list-level-properties>
      </text:list-level-style-number>
      <text:list-level-style-number style:num-format="a" text:style-name="List1Level4" style:num-suffix="." text:level="5">
        <style:list-level-properties text:space-before="6.315cm" text:min-label-width="0.635cm" fo:text-align="start" text:list-level-position-and-space-mode="label-alignment">
          <style:list-level-label-alignment text:label-followed-by="listtab" fo:margin-left="6.95cm" fo:text-indent="-0.635cm"/>
        </style:list-level-properties>
      </text:list-level-style-number>
      <text:list-level-style-number style:num-format="i" text:style-name="List1Level5" style:num-suffix="." text:level="6">
        <style:list-level-properties text:min-label-width="8.22cm" text:min-label-distance="0.318cm" fo:text-align="end" text:list-level-position-and-space-mode="label-alignment">
          <style:list-level-label-alignment text:label-followed-by="listtab" fo:margin-left="8.22cm" fo:text-indent="-0.318cm"/>
        </style:list-level-properties>
      </text:list-level-style-number>
      <text:list-level-style-number style:num-format="1" text:style-name="List1Level6" style:num-suffix="." text:level="7">
        <style:list-level-properties text:space-before="8.855cm" text:min-label-width="0.635cm" fo:text-align="start" text:list-level-position-and-space-mode="label-alignment">
          <style:list-level-label-alignment text:label-followed-by="listtab" fo:margin-left="9.49cm" fo:text-indent="-0.635cm"/>
        </style:list-level-properties>
      </text:list-level-style-number>
      <text:list-level-style-number style:num-format="a" text:style-name="List1Level7" style:num-suffix="." text:level="8">
        <style:list-level-properties text:space-before="10.125cm" text:min-label-width="0.635cm" fo:text-align="start" text:list-level-position-and-space-mode="label-alignment">
          <style:list-level-label-alignment text:label-followed-by="listtab" fo:margin-left="10.76cm" fo:text-indent="-0.635cm"/>
        </style:list-level-properties>
      </text:list-level-style-number>
      <text:list-level-style-number style:num-format="i" text:style-name="List1Level8" style:num-suffix="." text:level="9">
        <style:list-level-properties text:min-label-width="12.03cm" text:min-label-distance="0.318cm" fo:text-align="end" text:list-level-position-and-space-mode="label-alignment">
          <style:list-level-label-alignment text:label-followed-by="listtab" fo:margin-left="12.03cm" fo:text-indent="-0.318cm"/>
        </style:list-level-properties>
      </text:list-level-style-number>
    </text:list-style>
    <text:list-style style:name="LS2">
      <text:list-level-style-number style:num-format="i" text:start-value="3" text:style-name="List2Level0" style:num-suffix=")" style:num-prefix="(" text:level="1">
        <style:list-level-properties text:space-before="0.635cm" text:min-label-width="1.27cm" fo:text-align="start" text:list-level-position-and-space-mode="label-alignment">
          <style:list-level-label-alignment text:label-followed-by="listtab" fo:margin-left="1.905cm" fo:text-indent="-1.27cm"/>
        </style:list-level-properties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3">
      <text:list-level-style-number style:num-format="i" text:start-value="3" text:style-name="List3Level0" style:num-suffix=")" style:num-prefix="(" text:level="1">
        <style:list-level-properties text:space-before="0.635cm" text:min-label-width="1.27cm" fo:text-align="start" text:list-level-position-and-space-mode="label-alignment">
          <style:list-level-label-alignment text:label-followed-by="listtab" fo:margin-left="1.905cm" fo:text-indent="-1.27cm"/>
        </style:list-level-properties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4">
      <text:list-level-style-number style:num-format="i" text:style-name="List4Level0" style:num-suffix="." text:level="1">
        <style:list-level-properties text:space-before="1.235cm" text:min-label-width="1.27cm" fo:text-align="start" text:list-level-position-and-space-mode="label-alignment">
          <style:list-level-label-alignment text:label-followed-by="listtab" fo:margin-left="2.505cm" fo:text-indent="-1.27cm"/>
        </style:list-level-properties>
      </text:list-level-style-number>
      <text:list-level-style-number style:num-format="a" text:style-name="List4Level1" style:num-suffix="." text:level="2">
        <style:list-level-properties text:space-before="2.505cm" text:min-label-width="0.635cm" fo:text-align="start" text:list-level-position-and-space-mode="label-alignment">
          <style:list-level-label-alignment text:label-followed-by="listtab" fo:margin-left="3.14cm" fo:text-indent="-0.635cm"/>
        </style:list-level-properties>
      </text:list-level-style-number>
      <text:list-level-style-number style:num-format="i" text:style-name="List4Level2" style:num-suffix="." text:level="3">
        <style:list-level-properties text:min-label-width="4.41cm" text:min-label-distance="0.318cm" fo:text-align="end" text:list-level-position-and-space-mode="label-alignment">
          <style:list-level-label-alignment text:label-followed-by="listtab" fo:margin-left="4.41cm" fo:text-indent="-0.318cm"/>
        </style:list-level-properties>
      </text:list-level-style-number>
      <text:list-level-style-number style:num-format="1" text:style-name="List4Level3" style:num-suffix="." text:level="4">
        <style:list-level-properties text:space-before="5.045cm" text:min-label-width="0.635cm" fo:text-align="start" text:list-level-position-and-space-mode="label-alignment">
          <style:list-level-label-alignment text:label-followed-by="listtab" fo:margin-left="5.68cm" fo:text-indent="-0.635cm"/>
        </style:list-level-properties>
      </text:list-level-style-number>
      <text:list-level-style-number style:num-format="a" text:style-name="List4Level4" style:num-suffix="." text:level="5">
        <style:list-level-properties text:space-before="6.315cm" text:min-label-width="0.635cm" fo:text-align="start" text:list-level-position-and-space-mode="label-alignment">
          <style:list-level-label-alignment text:label-followed-by="listtab" fo:margin-left="6.95cm" fo:text-indent="-0.635cm"/>
        </style:list-level-properties>
      </text:list-level-style-number>
      <text:list-level-style-number style:num-format="i" text:style-name="List4Level5" style:num-suffix="." text:level="6">
        <style:list-level-properties text:min-label-width="8.22cm" text:min-label-distance="0.318cm" fo:text-align="end" text:list-level-position-and-space-mode="label-alignment">
          <style:list-level-label-alignment text:label-followed-by="listtab" fo:margin-left="8.22cm" fo:text-indent="-0.318cm"/>
        </style:list-level-properties>
      </text:list-level-style-number>
      <text:list-level-style-number style:num-format="1" text:style-name="List4Level6" style:num-suffix="." text:level="7">
        <style:list-level-properties text:space-before="8.855cm" text:min-label-width="0.635cm" fo:text-align="start" text:list-level-position-and-space-mode="label-alignment">
          <style:list-level-label-alignment text:label-followed-by="listtab" fo:margin-left="9.49cm" fo:text-indent="-0.635cm"/>
        </style:list-level-properties>
      </text:list-level-style-number>
      <text:list-level-style-number style:num-format="a" text:style-name="List4Level7" style:num-suffix="." text:level="8">
        <style:list-level-properties text:space-before="10.125cm" text:min-label-width="0.635cm" fo:text-align="start" text:list-level-position-and-space-mode="label-alignment">
          <style:list-level-label-alignment text:label-followed-by="listtab" fo:margin-left="10.76cm" fo:text-indent="-0.635cm"/>
        </style:list-level-properties>
      </text:list-level-style-number>
      <text:list-level-style-number style:num-format="i" text:style-name="List4Level8" style:num-suffix="." text:level="9">
        <style:list-level-properties text:min-label-width="12.03cm" text:min-label-distance="0.318cm" fo:text-align="end" text:list-level-position-and-space-mode="label-alignment">
          <style:list-level-label-alignment text:label-followed-by="listtab" fo:margin-left="12.03cm" fo:text-indent="-0.318cm"/>
        </style:list-level-properties>
      </text:list-level-style-number>
    </text:list-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6">
      <text:list-level-style-number style:num-format="a" text:style-name="List6Level0" style:num-suffix=")" style:num-prefix="(" text:level="1">
        <style:list-level-properties text:space-before="2.521cm" text:min-label-width="0.635cm" fo:text-align="start" text:list-level-position-and-space-mode="label-alignment">
          <style:list-level-label-alignment text:label-followed-by="listtab" fo:margin-left="3.156cm" fo:text-indent="-0.635cm"/>
        </style:list-level-properties>
      </text:list-level-style-number>
      <text:list-level-style-number style:num-format="a" text:style-name="List6Level1" style:num-suffix="." text:level="2">
        <style:list-level-properties text:space-before="3.791cm" text:min-label-width="0.635cm" fo:text-align="start" text:list-level-position-and-space-mode="label-alignment">
          <style:list-level-label-alignment text:label-followed-by="listtab" fo:margin-left="4.426cm" fo:text-indent="-0.635cm"/>
        </style:list-level-properties>
      </text:list-level-style-number>
      <text:list-level-style-number style:num-format="i" text:style-name="List6Level2" style:num-suffix="." text:level="3">
        <style:list-level-properties text:min-label-width="5.696cm" text:min-label-distance="0.318cm" fo:text-align="end" text:list-level-position-and-space-mode="label-alignment">
          <style:list-level-label-alignment text:label-followed-by="listtab" fo:margin-left="5.696cm" fo:text-indent="-0.318cm"/>
        </style:list-level-properties>
      </text:list-level-style-number>
      <text:list-level-style-number style:num-format="1" text:style-name="List6Level3" style:num-suffix="." text:level="4">
        <style:list-level-properties text:space-before="6.331cm" text:min-label-width="0.635cm" fo:text-align="start" text:list-level-position-and-space-mode="label-alignment">
          <style:list-level-label-alignment text:label-followed-by="listtab" fo:margin-left="6.966cm" fo:text-indent="-0.635cm"/>
        </style:list-level-properties>
      </text:list-level-style-number>
      <text:list-level-style-number style:num-format="a" text:style-name="List6Level4" style:num-suffix="." text:level="5">
        <style:list-level-properties text:space-before="7.601cm" text:min-label-width="0.635cm" fo:text-align="start" text:list-level-position-and-space-mode="label-alignment">
          <style:list-level-label-alignment text:label-followed-by="listtab" fo:margin-left="8.236cm" fo:text-indent="-0.635cm"/>
        </style:list-level-properties>
      </text:list-level-style-number>
      <text:list-level-style-number style:num-format="i" text:style-name="List6Level5" style:num-suffix="." text:level="6">
        <style:list-level-properties text:min-label-width="9.506cm" text:min-label-distance="0.318cm" fo:text-align="end" text:list-level-position-and-space-mode="label-alignment">
          <style:list-level-label-alignment text:label-followed-by="listtab" fo:margin-left="9.506cm" fo:text-indent="-0.318cm"/>
        </style:list-level-properties>
      </text:list-level-style-number>
      <text:list-level-style-number style:num-format="1" text:style-name="List6Level6" style:num-suffix="." text:level="7">
        <style:list-level-properties text:space-before="10.141cm" text:min-label-width="0.635cm" fo:text-align="start" text:list-level-position-and-space-mode="label-alignment">
          <style:list-level-label-alignment text:label-followed-by="listtab" fo:margin-left="10.776cm" fo:text-indent="-0.635cm"/>
        </style:list-level-properties>
      </text:list-level-style-number>
      <text:list-level-style-number style:num-format="a" text:style-name="List6Level7" style:num-suffix="." text:level="8">
        <style:list-level-properties text:space-before="11.411cm" text:min-label-width="0.635cm" fo:text-align="start" text:list-level-position-and-space-mode="label-alignment">
          <style:list-level-label-alignment text:label-followed-by="listtab" fo:margin-left="12.046cm" fo:text-indent="-0.635cm"/>
        </style:list-level-properties>
      </text:list-level-style-number>
      <text:list-level-style-number style:num-format="i" text:style-name="List6Level8" style:num-suffix="." text:level="9">
        <style:list-level-properties text:min-label-width="13.316cm" text:min-label-distance="0.318cm" fo:text-align="end" text:list-level-position-and-space-mode="label-alignment">
          <style:list-level-label-alignment text:label-followed-by="listtab" fo:margin-left="13.316cm" fo:text-indent="-0.318cm"/>
        </style:list-level-properties>
      </text:list-level-style-number>
    </text:list-style>
    <text:list-style style:name="LS7">
      <text:list-level-style-number style:num-format="a" text:style-name="List7Level0" style:num-suffix=")" style:num-prefix="(" text:level="1">
        <style:list-level-properties text:space-before="2.521cm" text:min-label-width="0.635cm" fo:text-align="start" text:list-level-position-and-space-mode="label-alignment">
          <style:list-level-label-alignment text:label-followed-by="listtab" fo:margin-left="3.156cm" fo:text-indent="-0.635cm"/>
        </style:list-level-properties>
      </text:list-level-style-number>
      <text:list-level-style-number style:num-format="a" text:style-name="List7Level1" style:num-suffix="." text:level="2">
        <style:list-level-properties text:space-before="3.791cm" text:min-label-width="0.635cm" fo:text-align="start" text:list-level-position-and-space-mode="label-alignment">
          <style:list-level-label-alignment text:label-followed-by="listtab" fo:margin-left="4.426cm" fo:text-indent="-0.635cm"/>
        </style:list-level-properties>
      </text:list-level-style-number>
      <text:list-level-style-number style:num-format="i" text:style-name="List7Level2" style:num-suffix="." text:level="3">
        <style:list-level-properties text:min-label-width="5.696cm" text:min-label-distance="0.318cm" fo:text-align="end" text:list-level-position-and-space-mode="label-alignment">
          <style:list-level-label-alignment text:label-followed-by="listtab" fo:margin-left="5.696cm" fo:text-indent="-0.318cm"/>
        </style:list-level-properties>
      </text:list-level-style-number>
      <text:list-level-style-number style:num-format="1" text:style-name="List7Level3" style:num-suffix="." text:level="4">
        <style:list-level-properties text:space-before="6.331cm" text:min-label-width="0.635cm" fo:text-align="start" text:list-level-position-and-space-mode="label-alignment">
          <style:list-level-label-alignment text:label-followed-by="listtab" fo:margin-left="6.966cm" fo:text-indent="-0.635cm"/>
        </style:list-level-properties>
      </text:list-level-style-number>
      <text:list-level-style-number style:num-format="a" text:style-name="List7Level4" style:num-suffix="." text:level="5">
        <style:list-level-properties text:space-before="7.601cm" text:min-label-width="0.635cm" fo:text-align="start" text:list-level-position-and-space-mode="label-alignment">
          <style:list-level-label-alignment text:label-followed-by="listtab" fo:margin-left="8.236cm" fo:text-indent="-0.635cm"/>
        </style:list-level-properties>
      </text:list-level-style-number>
      <text:list-level-style-number style:num-format="i" text:style-name="List7Level5" style:num-suffix="." text:level="6">
        <style:list-level-properties text:min-label-width="9.506cm" text:min-label-distance="0.318cm" fo:text-align="end" text:list-level-position-and-space-mode="label-alignment">
          <style:list-level-label-alignment text:label-followed-by="listtab" fo:margin-left="9.506cm" fo:text-indent="-0.318cm"/>
        </style:list-level-properties>
      </text:list-level-style-number>
      <text:list-level-style-number style:num-format="1" text:style-name="List7Level6" style:num-suffix="." text:level="7">
        <style:list-level-properties text:space-before="10.141cm" text:min-label-width="0.635cm" fo:text-align="start" text:list-level-position-and-space-mode="label-alignment">
          <style:list-level-label-alignment text:label-followed-by="listtab" fo:margin-left="10.776cm" fo:text-indent="-0.635cm"/>
        </style:list-level-properties>
      </text:list-level-style-number>
      <text:list-level-style-number style:num-format="a" text:style-name="List7Level7" style:num-suffix="." text:level="8">
        <style:list-level-properties text:space-before="11.411cm" text:min-label-width="0.635cm" fo:text-align="start" text:list-level-position-and-space-mode="label-alignment">
          <style:list-level-label-alignment text:label-followed-by="listtab" fo:margin-left="12.046cm" fo:text-indent="-0.635cm"/>
        </style:list-level-properties>
      </text:list-level-style-number>
      <text:list-level-style-number style:num-format="i" text:style-name="List7Level8" style:num-suffix="." text:level="9">
        <style:list-level-properties text:min-label-width="13.316cm" text:min-label-distance="0.318cm" fo:text-align="end" text:list-level-position-and-space-mode="label-alignment">
          <style:list-level-label-alignment text:label-followed-by="listtab" fo:margin-left="13.316cm" fo:text-indent="-0.318cm"/>
        </style:list-level-properties>
      </text:list-level-style-number>
    </text:list-style>
    <text:list-style style:name="LS8">
      <text:list-level-style-number style:num-format="1" text:style-name="List8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8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8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8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8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8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8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8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8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9">
      <text:list-level-style-number style:num-format="1" text:style-name="List9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9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9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9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9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9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9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9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9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10">
      <text:list-level-style-number style:num-format="1" text:style-name="List10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10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10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10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10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10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10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10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10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3cm" fo:padding-right="0cm" fo:margin-right="3cm"/>
      <style:header-style>
        <style:header-footer-properties fo:min-height="1.251cm" style:dynamic-spacing="true"/>
      </style:header-style>
      <style:footer-style>
        <style:header-footer-properties fo:min-height="1.251cm" style:dynamic-spacing="true"/>
      </style:footer-style>
    </style:page-layout>
    <style:style style:name="P1" style:family="paragraph" style:parent-style-name="Header" style:master-page-name="Standard">
      <style:text-properties fo:language="en" fo:country="US"/>
    </style:style>
    <style:style style:name="P2" style:family="paragraph" style:parent-style-name="Footer"/>
  </office:automatic-styles>
  <office:master-styles>
    <style:master-page style:name="Standard" style:page-layout-name="pm1">
      <style:header>
        <text:p text:style-name="P1"/>
      </style:header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Zamzar</meta:generator>
    <dc:title/>
    <meta:initial-creator>Microsoft Office User</meta:initial-creator>
    <meta:creation-date>2025-01-27T20:30:00</meta:creation-date>
    <dc:creator>Zamzar</dc:creator>
    <dc:date>2026-04-15T14:23:00</dc:date>
    <meta:editing-cycles>9</meta:editing-cycles>
    <meta:editing-duration>PT11H42M</meta:editing-duration>
    <meta:document-statistic meta:page-count="44" meta:paragraph-count="136" meta:row-count="482" meta:word-count="10531" meta:character-count="68320" meta:non-whitespace-character-count="57925"/>
  </office:meta>
</office:document-meta>
</file>